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1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f7f5f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T1" style:family="text">
      <style:text-properties fo:color="#000000" style:font-name="Liberation Mono" fo:font-size="9pt" style:font-name-asian="Liberation Mono" style:font-size-asian="9pt" style:font-name-complex="Liberation Mono" style:font-size-complex="5.09999990463257pt"/>
    </style:style>
    <style:style style:name="T2" style:family="text">
      <style:text-properties fo:color="#2a00ff" style:font-name="Liberation Mono" fo:font-size="9pt" style:font-name-asian="Liberation Mono" style:font-size-asian="9pt" style:font-name-complex="Liberation Mono" style:font-size-complex="5.09999990463257pt"/>
    </style:style>
  </office:automatic-styles>
  <office:body>
    <office:spreadsheet>
      <table:table table:name="skills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pan text:style-name="T1">skill.1=</text:span><text:span text:style-name="T2">Athletic</text:span><text:span text:style-name="T1"> </text:span><text:span text:style-name="T2">Games</text:span><text:span text:style-name="T1"> </text:span><text:span text:style-name="T2">(Endu.)</text:span></text:p>
          </table:table-cell>
          <table:table-cell table:formula="of:=MID([.A1];SEARCH(&quot;=&quot;;[.A1])+1;LEN([.A1]))" office:value-type="string" office:string-value="Athletic Games (Endu.)">
            <text:p>Athletic Games (Endu.)</text:p>
          </table:table-cell>
          <table:table-cell table:formula="of:=MID([.A1];7;SEARCH(&quot;=&quot;;[.A1])-7)" office:value-type="string" office:string-value="1">
            <text:p>1</text:p>
          </table:table-cell>
          <table:table-cell table:formula="of:=CONCATENATE(&quot;S&quot;;[.C1];&quot;=&quot;)" office:value-type="string" office:string-value="S1=">
            <text:p>S1=</text:p>
          </table:table-cell>
        </table:table-row>
        <table:table-row table:style-name="ro1">
          <table:table-cell office:value-type="string">
            <text:p><text:span text:style-name="T1">skill.2=</text:span><text:span text:style-name="T2">Scaling</text:span></text:p>
          </table:table-cell>
          <table:table-cell table:formula="of:=MID([.A2];SEARCH(&quot;=&quot;;[.A2])+1;LEN([.A2]))" office:value-type="string" office:string-value="Scaling">
            <text:p>Scaling</text:p>
          </table:table-cell>
          <table:table-cell table:formula="of:=MID([.A2];7;SEARCH(&quot;=&quot;;[.A2])-7)" office:value-type="string" office:string-value="2">
            <text:p>2</text:p>
          </table:table-cell>
          <table:table-cell table:formula="of:=CONCATENATE(&quot;S&quot;;[.C2];&quot;=&quot;)" office:value-type="string" office:string-value="S2=">
            <text:p>S2=</text:p>
          </table:table-cell>
        </table:table-row>
        <table:table-row table:style-name="ro1">
          <table:table-cell office:value-type="string">
            <text:p><text:span text:style-name="T1">skill.3=</text:span><text:span text:style-name="T2">Distance</text:span><text:span text:style-name="T1"> </text:span><text:span text:style-name="T2">Running</text:span></text:p>
          </table:table-cell>
          <table:table-cell table:formula="of:=MID([.A3];SEARCH(&quot;=&quot;;[.A3])+1;LEN([.A3]))" office:value-type="string" office:string-value="Distance Running">
            <text:p>Distance Running</text:p>
          </table:table-cell>
          <table:table-cell table:formula="of:=MID([.A3];7;SEARCH(&quot;=&quot;;[.A3])-7)" office:value-type="string" office:string-value="3">
            <text:p>3</text:p>
          </table:table-cell>
          <table:table-cell table:formula="of:=CONCATENATE(&quot;S&quot;;[.C3];&quot;=&quot;)" office:value-type="string" office:string-value="S3=">
            <text:p>S3=</text:p>
          </table:table-cell>
        </table:table-row>
        <table:table-row table:style-name="ro1">
          <table:table-cell office:value-type="string">
            <text:p><text:span text:style-name="T1">skill.4=</text:span><text:span text:style-name="T2">Rowing</text:span></text:p>
          </table:table-cell>
          <table:table-cell table:formula="of:=MID([.A4];SEARCH(&quot;=&quot;;[.A4])+1;LEN([.A4]))" office:value-type="string" office:string-value="Rowing">
            <text:p>Rowing</text:p>
          </table:table-cell>
          <table:table-cell table:formula="of:=MID([.A4];7;SEARCH(&quot;=&quot;;[.A4])-7)" office:value-type="string" office:string-value="4">
            <text:p>4</text:p>
          </table:table-cell>
          <table:table-cell table:formula="of:=CONCATENATE(&quot;S&quot;;[.C4];&quot;=&quot;)" office:value-type="string" office:string-value="S4=">
            <text:p>S4=</text:p>
          </table:table-cell>
        </table:table-row>
        <table:table-row table:style-name="ro1">
          <table:table-cell office:value-type="string">
            <text:p><text:span text:style-name="T1">skill.5=</text:span><text:span text:style-name="T2">Swimming</text:span></text:p>
          </table:table-cell>
          <table:table-cell table:formula="of:=MID([.A5];SEARCH(&quot;=&quot;;[.A5])+1;LEN([.A5]))" office:value-type="string" office:string-value="Swimming">
            <text:p>Swimming</text:p>
          </table:table-cell>
          <table:table-cell table:formula="of:=MID([.A5];7;SEARCH(&quot;=&quot;;[.A5])-7)" office:value-type="string" office:string-value="5">
            <text:p>5</text:p>
          </table:table-cell>
          <table:table-cell table:formula="of:=CONCATENATE(&quot;S&quot;;[.C5];&quot;=&quot;)" office:value-type="string" office:string-value="S5=">
            <text:p>S5=</text:p>
          </table:table-cell>
        </table:table-row>
        <table:table-row table:style-name="ro1">
          <table:table-cell office:value-type="string">
            <text:p><text:span text:style-name="T1">skill.6=</text:span><text:span text:style-name="T2">Sprinting</text:span></text:p>
          </table:table-cell>
          <table:table-cell table:formula="of:=MID([.A6];SEARCH(&quot;=&quot;;[.A6])+1;LEN([.A6]))" office:value-type="string" office:string-value="Sprinting">
            <text:p>Sprinting</text:p>
          </table:table-cell>
          <table:table-cell table:formula="of:=MID([.A6];7;SEARCH(&quot;=&quot;;[.A6])-7)" office:value-type="string" office:string-value="6">
            <text:p>6</text:p>
          </table:table-cell>
          <table:table-cell table:formula="of:=CONCATENATE(&quot;S&quot;;[.C6];&quot;=&quot;)" office:value-type="string" office:string-value="S6=">
            <text:p>S6=</text:p>
          </table:table-cell>
        </table:table-row>
        <table:table-row table:style-name="ro1">
          <table:table-cell office:value-type="string">
            <text:p><text:span text:style-name="T1">skill.7=</text:span><text:span text:style-name="T2">Rappelling</text:span></text:p>
          </table:table-cell>
          <table:table-cell table:formula="of:=MID([.A7];SEARCH(&quot;=&quot;;[.A7])+1;LEN([.A7]))" office:value-type="string" office:string-value="Rappelling">
            <text:p>Rappelling</text:p>
          </table:table-cell>
          <table:table-cell table:formula="of:=MID([.A7];7;SEARCH(&quot;=&quot;;[.A7])-7)" office:value-type="string" office:string-value="7">
            <text:p>7</text:p>
          </table:table-cell>
          <table:table-cell table:formula="of:=CONCATENATE(&quot;S&quot;;[.C7];&quot;=&quot;)" office:value-type="string" office:string-value="S7=">
            <text:p>S7=</text:p>
          </table:table-cell>
        </table:table-row>
        <table:table-row table:style-name="ro1">
          <table:table-cell office:value-type="string">
            <text:p><text:span text:style-name="T1">skill.8=</text:span><text:span text:style-name="T2">Athletic</text:span><text:span text:style-name="T1"> </text:span><text:span text:style-name="T2">Games</text:span><text:span text:style-name="T1"> </text:span><text:span text:style-name="T2">(Gymn.)</text:span></text:p>
          </table:table-cell>
          <table:table-cell table:formula="of:=MID([.A8];SEARCH(&quot;=&quot;;[.A8])+1;LEN([.A8]))" office:value-type="string" office:string-value="Athletic Games (Gymn.)">
            <text:p>Athletic Games (Gymn.)</text:p>
          </table:table-cell>
          <table:table-cell table:formula="of:=MID([.A8];7;SEARCH(&quot;=&quot;;[.A8])-7)" office:value-type="string" office:string-value="8">
            <text:p>8</text:p>
          </table:table-cell>
          <table:table-cell table:formula="of:=CONCATENATE(&quot;S&quot;;[.C8];&quot;=&quot;)" office:value-type="string" office:string-value="S8=">
            <text:p>S8=</text:p>
          </table:table-cell>
        </table:table-row>
        <table:table-row table:style-name="ro1">
          <table:table-cell office:value-type="string">
            <text:p><text:span text:style-name="T1">skill.9=</text:span><text:span text:style-name="T2">Acrobatics</text:span></text:p>
          </table:table-cell>
          <table:table-cell table:formula="of:=MID([.A9];SEARCH(&quot;=&quot;;[.A9])+1;LEN([.A9]))" office:value-type="string" office:string-value="Acrobatics">
            <text:p>Acrobatics</text:p>
          </table:table-cell>
          <table:table-cell table:formula="of:=MID([.A9];7;SEARCH(&quot;=&quot;;[.A9])-7)" office:value-type="string" office:string-value="9">
            <text:p>9</text:p>
          </table:table-cell>
          <table:table-cell table:formula="of:=CONCATENATE(&quot;S&quot;;[.C9];&quot;=&quot;)" office:value-type="string" office:string-value="S9=">
            <text:p>S9=</text:p>
          </table:table-cell>
        </table:table-row>
        <table:table-row table:style-name="ro1">
          <table:table-cell office:value-type="string">
            <text:p><text:span text:style-name="T1">skill.10=</text:span><text:span text:style-name="T2">Contortions</text:span></text:p>
          </table:table-cell>
          <table:table-cell table:formula="of:=MID([.A10];SEARCH(&quot;=&quot;;[.A10])+1;LEN([.A10]))" office:value-type="string" office:string-value="Contortions">
            <text:p>Contortions</text:p>
          </table:table-cell>
          <table:table-cell table:formula="of:=MID([.A10];7;SEARCH(&quot;=&quot;;[.A10])-7)" office:value-type="string" office:string-value="10">
            <text:p>10</text:p>
          </table:table-cell>
          <table:table-cell table:formula="of:=CONCATENATE(&quot;S&quot;;[.C10];&quot;=&quot;)" office:value-type="string" office:string-value="S10=">
            <text:p>S10=</text:p>
          </table:table-cell>
        </table:table-row>
        <table:table-row table:style-name="ro1">
          <table:table-cell office:value-type="string">
            <text:p><text:span text:style-name="T1">skill.11=</text:span><text:span text:style-name="T2">Tumbling</text:span></text:p>
          </table:table-cell>
          <table:table-cell table:formula="of:=MID([.A11];SEARCH(&quot;=&quot;;[.A11])+1;LEN([.A11]))" office:value-type="string" office:string-value="Tumbling">
            <text:p>Tumbling</text:p>
          </table:table-cell>
          <table:table-cell table:formula="of:=MID([.A11];7;SEARCH(&quot;=&quot;;[.A11])-7)" office:value-type="string" office:string-value="11">
            <text:p>11</text:p>
          </table:table-cell>
          <table:table-cell table:formula="of:=CONCATENATE(&quot;S&quot;;[.C11];&quot;=&quot;)" office:value-type="string" office:string-value="S11=">
            <text:p>S11=</text:p>
          </table:table-cell>
        </table:table-row>
        <table:table-row table:style-name="ro1">
          <table:table-cell office:value-type="string">
            <text:p><text:span text:style-name="T1">skill.12=</text:span><text:span text:style-name="T2">Flying/Gliding</text:span></text:p>
          </table:table-cell>
          <table:table-cell table:formula="of:=MID([.A12];SEARCH(&quot;=&quot;;[.A12])+1;LEN([.A12]))" office:value-type="string" office:string-value="Flying/Gliding">
            <text:p>Flying/Gliding</text:p>
          </table:table-cell>
          <table:table-cell table:formula="of:=MID([.A12];7;SEARCH(&quot;=&quot;;[.A12])-7)" office:value-type="string" office:string-value="12">
            <text:p>12</text:p>
          </table:table-cell>
          <table:table-cell table:formula="of:=CONCATENATE(&quot;S&quot;;[.C12];&quot;=&quot;)" office:value-type="string" office:string-value="S12=">
            <text:p>S12=</text:p>
          </table:table-cell>
        </table:table-row>
        <table:table-row table:style-name="ro1">
          <table:table-cell office:value-type="string">
            <text:p><text:span text:style-name="T1">skill.13=</text:span><text:span text:style-name="T2">Juggling</text:span></text:p>
          </table:table-cell>
          <table:table-cell table:formula="of:=MID([.A13];SEARCH(&quot;=&quot;;[.A13])+1;LEN([.A13]))" office:value-type="string" office:string-value="Juggling">
            <text:p>Juggling</text:p>
          </table:table-cell>
          <table:table-cell table:formula="of:=MID([.A13];7;SEARCH(&quot;=&quot;;[.A13])-7)" office:value-type="string" office:string-value="13">
            <text:p>13</text:p>
          </table:table-cell>
          <table:table-cell table:formula="of:=CONCATENATE(&quot;S&quot;;[.C13];&quot;=&quot;)" office:value-type="string" office:string-value="S13=">
            <text:p>S13=</text:p>
          </table:table-cell>
        </table:table-row>
        <table:table-row table:style-name="ro1">
          <table:table-cell office:value-type="string">
            <text:p><text:span text:style-name="T1">skill.14=</text:span><text:span text:style-name="T2">Climbing</text:span></text:p>
          </table:table-cell>
          <table:table-cell table:formula="of:=MID([.A14];SEARCH(&quot;=&quot;;[.A14])+1;LEN([.A14]))" office:value-type="string" office:string-value="Climbing">
            <text:p>Climbing</text:p>
          </table:table-cell>
          <table:table-cell table:formula="of:=MID([.A14];7;SEARCH(&quot;=&quot;;[.A14])-7)" office:value-type="string" office:string-value="14">
            <text:p>14</text:p>
          </table:table-cell>
          <table:table-cell table:formula="of:=CONCATENATE(&quot;S&quot;;[.C14];&quot;=&quot;)" office:value-type="string" office:string-value="S14=">
            <text:p>S14=</text:p>
          </table:table-cell>
        </table:table-row>
        <table:table-row table:style-name="ro1">
          <table:table-cell office:value-type="string">
            <text:p><text:span text:style-name="T1">skill.15=</text:span><text:span text:style-name="T2">Diving</text:span></text:p>
          </table:table-cell>
          <table:table-cell table:formula="of:=MID([.A15];SEARCH(&quot;=&quot;;[.A15])+1;LEN([.A15]))" office:value-type="string" office:string-value="Diving">
            <text:p>Diving</text:p>
          </table:table-cell>
          <table:table-cell table:formula="of:=MID([.A15];7;SEARCH(&quot;=&quot;;[.A15])-7)" office:value-type="string" office:string-value="15">
            <text:p>15</text:p>
          </table:table-cell>
          <table:table-cell table:formula="of:=CONCATENATE(&quot;S&quot;;[.C15];&quot;=&quot;)" office:value-type="string" office:string-value="S15=">
            <text:p>S15=</text:p>
          </table:table-cell>
        </table:table-row>
        <table:table-row table:style-name="ro1">
          <table:table-cell office:value-type="string">
            <text:p><text:span text:style-name="T1">skill.16=</text:span><text:span text:style-name="T2">Skating</text:span></text:p>
          </table:table-cell>
          <table:table-cell table:formula="of:=MID([.A16];SEARCH(&quot;=&quot;;[.A16])+1;LEN([.A16]))" office:value-type="string" office:string-value="Skating">
            <text:p>Skating</text:p>
          </table:table-cell>
          <table:table-cell table:formula="of:=MID([.A16];7;SEARCH(&quot;=&quot;;[.A16])-7)" office:value-type="string" office:string-value="16">
            <text:p>16</text:p>
          </table:table-cell>
          <table:table-cell table:formula="of:=CONCATENATE(&quot;S&quot;;[.C16];&quot;=&quot;)" office:value-type="string" office:string-value="S16=">
            <text:p>S16=</text:p>
          </table:table-cell>
        </table:table-row>
        <table:table-row table:style-name="ro1">
          <table:table-cell office:value-type="string">
            <text:p><text:span text:style-name="T1">skill.17=</text:span><text:span text:style-name="T2">Tightrope-walking</text:span></text:p>
          </table:table-cell>
          <table:table-cell table:formula="of:=MID([.A17];SEARCH(&quot;=&quot;;[.A17])+1;LEN([.A17]))" office:value-type="string" office:string-value="Tightrope-walking">
            <text:p>Tightrope-walking</text:p>
          </table:table-cell>
          <table:table-cell table:formula="of:=MID([.A17];7;SEARCH(&quot;=&quot;;[.A17])-7)" office:value-type="string" office:string-value="17">
            <text:p>17</text:p>
          </table:table-cell>
          <table:table-cell table:formula="of:=CONCATENATE(&quot;S&quot;;[.C17];&quot;=&quot;)" office:value-type="string" office:string-value="S17=">
            <text:p>S17=</text:p>
          </table:table-cell>
        </table:table-row>
        <table:table-row table:style-name="ro1">
          <table:table-cell office:value-type="string">
            <text:p><text:span text:style-name="T1">skill.18=</text:span><text:span text:style-name="T2">Skiing</text:span></text:p>
          </table:table-cell>
          <table:table-cell table:formula="of:=MID([.A18];SEARCH(&quot;=&quot;;[.A18])+1;LEN([.A18]))" office:value-type="string" office:string-value="Skiing">
            <text:p>Skiing</text:p>
          </table:table-cell>
          <table:table-cell table:formula="of:=MID([.A18];7;SEARCH(&quot;=&quot;;[.A18])-7)" office:value-type="string" office:string-value="18">
            <text:p>18</text:p>
          </table:table-cell>
          <table:table-cell table:formula="of:=CONCATENATE(&quot;S&quot;;[.C18];&quot;=&quot;)" office:value-type="string" office:string-value="S18=">
            <text:p>S18=</text:p>
          </table:table-cell>
        </table:table-row>
        <table:table-row table:style-name="ro1">
          <table:table-cell office:value-type="string">
            <text:p><text:span text:style-name="T1">skill.19=</text:span><text:span text:style-name="T2">Pole-vaulting</text:span></text:p>
          </table:table-cell>
          <table:table-cell table:formula="of:=MID([.A19];SEARCH(&quot;=&quot;;[.A19])+1;LEN([.A19]))" office:value-type="string" office:string-value="Pole-vaulting">
            <text:p>Pole-vaulting</text:p>
          </table:table-cell>
          <table:table-cell table:formula="of:=MID([.A19];7;SEARCH(&quot;=&quot;;[.A19])-7)" office:value-type="string" office:string-value="19">
            <text:p>19</text:p>
          </table:table-cell>
          <table:table-cell table:formula="of:=CONCATENATE(&quot;S&quot;;[.C19];&quot;=&quot;)" office:value-type="string" office:string-value="S19=">
            <text:p>S19=</text:p>
          </table:table-cell>
        </table:table-row>
        <table:table-row table:style-name="ro1">
          <table:table-cell office:value-type="string">
            <text:p><text:span text:style-name="T1">skill.20=</text:span><text:span text:style-name="T2">Stilt-walking</text:span></text:p>
          </table:table-cell>
          <table:table-cell table:formula="of:=MID([.A20];SEARCH(&quot;=&quot;;[.A20])+1;LEN([.A20]))" office:value-type="string" office:string-value="Stilt-walking">
            <text:p>Stilt-walking</text:p>
          </table:table-cell>
          <table:table-cell table:formula="of:=MID([.A20];7;SEARCH(&quot;=&quot;;[.A20])-7)" office:value-type="string" office:string-value="20">
            <text:p>20</text:p>
          </table:table-cell>
          <table:table-cell table:formula="of:=CONCATENATE(&quot;S&quot;;[.C20];&quot;=&quot;)" office:value-type="string" office:string-value="S20=">
            <text:p>S20=</text:p>
          </table:table-cell>
        </table:table-row>
        <table:table-row table:style-name="ro1">
          <table:table-cell office:value-type="string">
            <text:p><text:span text:style-name="T1">skill.21=</text:span><text:span text:style-name="T2">Surfing</text:span></text:p>
          </table:table-cell>
          <table:table-cell table:formula="of:=MID([.A21];SEARCH(&quot;=&quot;;[.A21])+1;LEN([.A21]))" office:value-type="string" office:string-value="Surfing">
            <text:p>Surfing</text:p>
          </table:table-cell>
          <table:table-cell table:formula="of:=MID([.A21];7;SEARCH(&quot;=&quot;;[.A21])-7)" office:value-type="string" office:string-value="21">
            <text:p>21</text:p>
          </table:table-cell>
          <table:table-cell table:formula="of:=CONCATENATE(&quot;S&quot;;[.C21];&quot;=&quot;)" office:value-type="string" office:string-value="S21=">
            <text:p>S21=</text:p>
          </table:table-cell>
        </table:table-row>
        <table:table-row table:style-name="ro1">
          <table:table-cell office:value-type="string">
            <text:p><text:span text:style-name="T1">skill.22=</text:span><text:span text:style-name="T2">Athletic</text:span><text:span text:style-name="T1"> </text:span><text:span text:style-name="T2">Games</text:span><text:span text:style-name="T1"> </text:span><text:span text:style-name="T2">(Brawn)</text:span></text:p>
          </table:table-cell>
          <table:table-cell table:formula="of:=MID([.A22];SEARCH(&quot;=&quot;;[.A22])+1;LEN([.A22]))" office:value-type="string" office:string-value="Athletic Games (Brawn)">
            <text:p>Athletic Games (Brawn)</text:p>
          </table:table-cell>
          <table:table-cell table:formula="of:=MID([.A22];7;SEARCH(&quot;=&quot;;[.A22])-7)" office:value-type="string" office:string-value="22">
            <text:p>22</text:p>
          </table:table-cell>
          <table:table-cell table:formula="of:=CONCATENATE(&quot;S&quot;;[.C22];&quot;=&quot;)" office:value-type="string" office:string-value="S22=">
            <text:p>S22=</text:p>
          </table:table-cell>
        </table:table-row>
        <table:table-row table:style-name="ro1">
          <table:table-cell office:value-type="string">
            <text:p><text:span text:style-name="T1">skill.23=</text:span><text:span text:style-name="T2">Weight</text:span><text:span text:style-name="T1"> </text:span><text:span text:style-name="T2">lifting</text:span></text:p>
          </table:table-cell>
          <table:table-cell table:formula="of:=MID([.A23];SEARCH(&quot;=&quot;;[.A23])+1;LEN([.A23]))" office:value-type="string" office:string-value="Weight lifting">
            <text:p>Weight lifting</text:p>
          </table:table-cell>
          <table:table-cell table:formula="of:=MID([.A23];7;SEARCH(&quot;=&quot;;[.A23])-7)" office:value-type="string" office:string-value="23">
            <text:p>23</text:p>
          </table:table-cell>
          <table:table-cell table:formula="of:=CONCATENATE(&quot;S&quot;;[.C23];&quot;=&quot;)" office:value-type="string" office:string-value="S23=">
            <text:p>S23=</text:p>
          </table:table-cell>
        </table:table-row>
        <table:table-row table:style-name="ro1">
          <table:table-cell office:value-type="string">
            <text:p><text:span text:style-name="T1">skill.24=</text:span><text:span text:style-name="T2">Power</text:span><text:span text:style-name="T1"> </text:span><text:span text:style-name="T2">striking</text:span></text:p>
          </table:table-cell>
          <table:table-cell table:formula="of:=MID([.A24];SEARCH(&quot;=&quot;;[.A24])+1;LEN([.A24]))" office:value-type="string" office:string-value="Power striking">
            <text:p>Power striking</text:p>
          </table:table-cell>
          <table:table-cell table:formula="of:=MID([.A24];7;SEARCH(&quot;=&quot;;[.A24])-7)" office:value-type="string" office:string-value="24">
            <text:p>24</text:p>
          </table:table-cell>
          <table:table-cell table:formula="of:=CONCATENATE(&quot;S&quot;;[.C24];&quot;=&quot;)" office:value-type="string" office:string-value="S24=">
            <text:p>S24=</text:p>
          </table:table-cell>
        </table:table-row>
        <table:table-row table:style-name="ro1">
          <table:table-cell office:value-type="string">
            <text:p><text:span text:style-name="T1">skill.25=</text:span><text:span text:style-name="T2">Power</text:span><text:span text:style-name="T1"> </text:span><text:span text:style-name="T2">throwing</text:span></text:p>
          </table:table-cell>
          <table:table-cell table:formula="of:=MID([.A25];SEARCH(&quot;=&quot;;[.A25])+1;LEN([.A25]))" office:value-type="string" office:string-value="Power throwing">
            <text:p>Power throwing</text:p>
          </table:table-cell>
          <table:table-cell table:formula="of:=MID([.A25];7;SEARCH(&quot;=&quot;;[.A25])-7)" office:value-type="string" office:string-value="25">
            <text:p>25</text:p>
          </table:table-cell>
          <table:table-cell table:formula="of:=CONCATENATE(&quot;S&quot;;[.C25];&quot;=&quot;)" office:value-type="string" office:string-value="S25=">
            <text:p>S25=</text:p>
          </table:table-cell>
        </table:table-row>
        <table:table-row table:style-name="ro1">
          <table:table-cell office:value-type="string">
            <text:p><text:span text:style-name="T1">skill.26=</text:span><text:span text:style-name="T2">Jumping</text:span></text:p>
          </table:table-cell>
          <table:table-cell table:formula="of:=MID([.A26];SEARCH(&quot;=&quot;;[.A26])+1;LEN([.A26]))" office:value-type="string" office:string-value="Jumping">
            <text:p>Jumping</text:p>
          </table:table-cell>
          <table:table-cell table:formula="of:=MID([.A26];7;SEARCH(&quot;=&quot;;[.A26])-7)" office:value-type="string" office:string-value="26">
            <text:p>26</text:p>
          </table:table-cell>
          <table:table-cell table:formula="of:=CONCATENATE(&quot;S&quot;;[.C26];&quot;=&quot;)" office:value-type="string" office:string-value="S26=">
            <text:p>S26=</text:p>
          </table:table-cell>
        </table:table-row>
        <table:table-row table:style-name="ro1">
          <table:table-cell office:value-type="string">
            <text:p><text:span text:style-name="T1">skill.27=</text:span><text:span text:style-name="T2">Bribery</text:span></text:p>
          </table:table-cell>
          <table:table-cell table:formula="of:=MID([.A27];SEARCH(&quot;=&quot;;[.A27])+1;LEN([.A27]))" office:value-type="string" office:string-value="Bribery">
            <text:p>Bribery</text:p>
          </table:table-cell>
          <table:table-cell table:formula="of:=MID([.A27];7;SEARCH(&quot;=&quot;;[.A27])-7)" office:value-type="string" office:string-value="27">
            <text:p>27</text:p>
          </table:table-cell>
          <table:table-cell table:formula="of:=CONCATENATE(&quot;S&quot;;[.C27];&quot;=&quot;)" office:value-type="string" office:string-value="S27=">
            <text:p>S27=</text:p>
          </table:table-cell>
        </table:table-row>
        <table:table-row table:style-name="ro1">
          <table:table-cell office:value-type="string">
            <text:p><text:span text:style-name="T1">skill.28=</text:span><text:span text:style-name="T2">Diplomacy</text:span></text:p>
          </table:table-cell>
          <table:table-cell table:formula="of:=MID([.A28];SEARCH(&quot;=&quot;;[.A28])+1;LEN([.A28]))" office:value-type="string" office:string-value="Diplomacy">
            <text:p>Diplomacy</text:p>
          </table:table-cell>
          <table:table-cell table:formula="of:=MID([.A28];7;SEARCH(&quot;=&quot;;[.A28])-7)" office:value-type="string" office:string-value="28">
            <text:p>28</text:p>
          </table:table-cell>
          <table:table-cell table:formula="of:=CONCATENATE(&quot;S&quot;;[.C28];&quot;=&quot;)" office:value-type="string" office:string-value="S28=">
            <text:p>S28=</text:p>
          </table:table-cell>
        </table:table-row>
        <table:table-row table:style-name="ro1">
          <table:table-cell office:value-type="string">
            <text:p><text:span text:style-name="T1">skill.29=</text:span><text:span text:style-name="T2">Trading</text:span></text:p>
          </table:table-cell>
          <table:table-cell table:formula="of:=MID([.A29];SEARCH(&quot;=&quot;;[.A29])+1;LEN([.A29]))" office:value-type="string" office:string-value="Trading">
            <text:p>Trading</text:p>
          </table:table-cell>
          <table:table-cell table:formula="of:=MID([.A29];7;SEARCH(&quot;=&quot;;[.A29])-7)" office:value-type="string" office:string-value="29">
            <text:p>29</text:p>
          </table:table-cell>
          <table:table-cell table:formula="of:=CONCATENATE(&quot;S&quot;;[.C29];&quot;=&quot;)" office:value-type="string" office:string-value="S29=">
            <text:p>S29=</text:p>
          </table:table-cell>
        </table:table-row>
        <table:table-row table:style-name="ro1">
          <table:table-cell office:value-type="string">
            <text:p><text:span text:style-name="T1">skill.30=</text:span><text:span text:style-name="T2">Leadership</text:span></text:p>
          </table:table-cell>
          <table:table-cell table:formula="of:=MID([.A30];SEARCH(&quot;=&quot;;[.A30])+1;LEN([.A30]))" office:value-type="string" office:string-value="Leadership">
            <text:p>Leadership</text:p>
          </table:table-cell>
          <table:table-cell table:formula="of:=MID([.A30];7;SEARCH(&quot;=&quot;;[.A30])-7)" office:value-type="string" office:string-value="30">
            <text:p>30</text:p>
          </table:table-cell>
          <table:table-cell table:formula="of:=CONCATENATE(&quot;S&quot;;[.C30];&quot;=&quot;)" office:value-type="string" office:string-value="S30=">
            <text:p>S30=</text:p>
          </table:table-cell>
        </table:table-row>
        <table:table-row table:style-name="ro1">
          <table:table-cell office:value-type="string">
            <text:p><text:span text:style-name="T1">skill.31=</text:span><text:span text:style-name="T2">Public</text:span><text:span text:style-name="T1"> </text:span><text:span text:style-name="T2">Speaking</text:span></text:p>
          </table:table-cell>
          <table:table-cell table:formula="of:=MID([.A31];SEARCH(&quot;=&quot;;[.A31])+1;LEN([.A31]))" office:value-type="string" office:string-value="Public Speaking">
            <text:p>Public Speaking</text:p>
          </table:table-cell>
          <table:table-cell table:formula="of:=MID([.A31];7;SEARCH(&quot;=&quot;;[.A31])-7)" office:value-type="string" office:string-value="31">
            <text:p>31</text:p>
          </table:table-cell>
          <table:table-cell table:formula="of:=CONCATENATE(&quot;S&quot;;[.C31];&quot;=&quot;)" office:value-type="string" office:string-value="S31=">
            <text:p>S31=</text:p>
          </table:table-cell>
        </table:table-row>
        <table:table-row table:style-name="ro1">
          <table:table-cell office:value-type="string">
            <text:p><text:span text:style-name="T1">skill.32=</text:span><text:span text:style-name="T2">Propaganda</text:span></text:p>
          </table:table-cell>
          <table:table-cell table:formula="of:=MID([.A32];SEARCH(&quot;=&quot;;[.A32])+1;LEN([.A32]))" office:value-type="string" office:string-value="Propaganda">
            <text:p>Propaganda</text:p>
          </table:table-cell>
          <table:table-cell table:formula="of:=MID([.A32];7;SEARCH(&quot;=&quot;;[.A32])-7)" office:value-type="string" office:string-value="32">
            <text:p>32</text:p>
          </table:table-cell>
          <table:table-cell table:formula="of:=CONCATENATE(&quot;S&quot;;[.C32];&quot;=&quot;)" office:value-type="string" office:string-value="S32=">
            <text:p>S32=</text:p>
          </table:table-cell>
        </table:table-row>
        <table:table-row table:style-name="ro1">
          <table:table-cell office:value-type="string">
            <text:p><text:span text:style-name="T1">skill.33=</text:span><text:span text:style-name="T2">Duping</text:span></text:p>
          </table:table-cell>
          <table:table-cell table:formula="of:=MID([.A33];SEARCH(&quot;=&quot;;[.A33])+1;LEN([.A33]))" office:value-type="string" office:string-value="Duping">
            <text:p>Duping</text:p>
          </table:table-cell>
          <table:table-cell table:formula="of:=MID([.A33];7;SEARCH(&quot;=&quot;;[.A33])-7)" office:value-type="string" office:string-value="33">
            <text:p>33</text:p>
          </table:table-cell>
          <table:table-cell table:formula="of:=CONCATENATE(&quot;S&quot;;[.C33];&quot;=&quot;)" office:value-type="string" office:string-value="S33=">
            <text:p>S33=</text:p>
          </table:table-cell>
        </table:table-row>
        <table:table-row table:style-name="ro1">
          <table:table-cell office:value-type="string">
            <text:p><text:span text:style-name="T1">skill.34=</text:span><text:span text:style-name="T2">Seduction</text:span></text:p>
          </table:table-cell>
          <table:table-cell table:formula="of:=MID([.A34];SEARCH(&quot;=&quot;;[.A34])+1;LEN([.A34]))" office:value-type="string" office:string-value="Seduction">
            <text:p>Seduction</text:p>
          </table:table-cell>
          <table:table-cell table:formula="of:=MID([.A34];7;SEARCH(&quot;=&quot;;[.A34])-7)" office:value-type="string" office:string-value="34">
            <text:p>34</text:p>
          </table:table-cell>
          <table:table-cell table:formula="of:=CONCATENATE(&quot;S&quot;;[.C34];&quot;=&quot;)" office:value-type="string" office:string-value="S34=">
            <text:p>S34=</text:p>
          </table:table-cell>
        </table:table-row>
        <table:table-row table:style-name="ro1">
          <table:table-cell office:value-type="string">
            <text:p><text:span text:style-name="T1">skill.35=</text:span><text:span text:style-name="T2">Interrogation</text:span></text:p>
          </table:table-cell>
          <table:table-cell table:formula="of:=MID([.A35];SEARCH(&quot;=&quot;;[.A35])+1;LEN([.A35]))" office:value-type="string" office:string-value="Interrogation">
            <text:p>Interrogation</text:p>
          </table:table-cell>
          <table:table-cell table:formula="of:=MID([.A35];7;SEARCH(&quot;=&quot;;[.A35])-7)" office:value-type="string" office:string-value="35">
            <text:p>35</text:p>
          </table:table-cell>
          <table:table-cell table:formula="of:=CONCATENATE(&quot;S&quot;;[.C35];&quot;=&quot;)" office:value-type="string" office:string-value="S35=">
            <text:p>S35=</text:p>
          </table:table-cell>
        </table:table-row>
        <table:table-row table:style-name="ro1">
          <table:table-cell office:value-type="string">
            <text:p><text:span text:style-name="T1">skill.36=</text:span><text:span text:style-name="T2">Directed</text:span><text:span text:style-name="T1"> </text:span><text:span text:style-name="T2">Spell</text:span></text:p>
          </table:table-cell>
          <table:table-cell table:formula="of:=MID([.A36];SEARCH(&quot;=&quot;;[.A36])+1;LEN([.A36]))" office:value-type="string" office:string-value="Directed Spell">
            <text:p>Directed Spell</text:p>
          </table:table-cell>
          <table:table-cell table:formula="of:=MID([.A36];7;SEARCH(&quot;=&quot;;[.A36])-7)" office:value-type="string" office:string-value="36">
            <text:p>36</text:p>
          </table:table-cell>
          <table:table-cell table:formula="of:=CONCATENATE(&quot;S&quot;;[.C36];&quot;=&quot;)" office:value-type="string" office:string-value="S36=">
            <text:p>S36=</text:p>
          </table:table-cell>
        </table:table-row>
        <table:table-row table:style-name="ro1">
          <table:table-cell office:value-type="string">
            <text:p><text:span text:style-name="T1">skill.37=</text:span><text:span text:style-name="T2">Service</text:span></text:p>
          </table:table-cell>
          <table:table-cell table:formula="of:=MID([.A37];SEARCH(&quot;=&quot;;[.A37])+1;LEN([.A37]))" office:value-type="string" office:string-value="Service">
            <text:p>Service</text:p>
          </table:table-cell>
          <table:table-cell table:formula="of:=MID([.A37];7;SEARCH(&quot;=&quot;;[.A37])-7)" office:value-type="string" office:string-value="37">
            <text:p>37</text:p>
          </table:table-cell>
          <table:table-cell table:formula="of:=CONCATENATE(&quot;S&quot;;[.C37];&quot;=&quot;)" office:value-type="string" office:string-value="S37=">
            <text:p>S37=</text:p>
          </table:table-cell>
        </table:table-row>
        <table:table-row table:style-name="ro1">
          <table:table-cell office:value-type="string">
            <text:p><text:span text:style-name="T1">skill.38=</text:span><text:span text:style-name="T2">Trapping</text:span></text:p>
          </table:table-cell>
          <table:table-cell table:formula="of:=MID([.A38];SEARCH(&quot;=&quot;;[.A38])+1;LEN([.A38]))" office:value-type="string" office:string-value="Trapping">
            <text:p>Trapping</text:p>
          </table:table-cell>
          <table:table-cell table:formula="of:=MID([.A38];7;SEARCH(&quot;=&quot;;[.A38])-7)" office:value-type="string" office:string-value="38">
            <text:p>38</text:p>
          </table:table-cell>
          <table:table-cell table:formula="of:=CONCATENATE(&quot;S&quot;;[.C38];&quot;=&quot;)" office:value-type="string" office:string-value="S38=">
            <text:p>S38=</text:p>
          </table:table-cell>
        </table:table-row>
        <table:table-row table:style-name="ro1">
          <table:table-cell office:value-type="string">
            <text:p><text:span text:style-name="T1">skill.39=</text:span><text:span text:style-name="T2">Horticulture</text:span></text:p>
          </table:table-cell>
          <table:table-cell table:formula="of:=MID([.A39];SEARCH(&quot;=&quot;;[.A39])+1;LEN([.A39]))" office:value-type="string" office:string-value="Horticulture">
            <text:p>Horticulture</text:p>
          </table:table-cell>
          <table:table-cell table:formula="of:=MID([.A39];7;SEARCH(&quot;=&quot;;[.A39])-7)" office:value-type="string" office:string-value="39">
            <text:p>39</text:p>
          </table:table-cell>
          <table:table-cell table:formula="of:=CONCATENATE(&quot;S&quot;;[.C39];&quot;=&quot;)" office:value-type="string" office:string-value="S39=">
            <text:p>S39=</text:p>
          </table:table-cell>
        </table:table-row>
        <table:table-row table:style-name="ro1">
          <table:table-cell office:value-type="string">
            <text:p><text:span text:style-name="T1">skill.40=</text:span><text:span text:style-name="T2">Skinning</text:span></text:p>
          </table:table-cell>
          <table:table-cell table:formula="of:=MID([.A40];SEARCH(&quot;=&quot;;[.A40])+1;LEN([.A40]))" office:value-type="string" office:string-value="Skinning">
            <text:p>Skinning</text:p>
          </table:table-cell>
          <table:table-cell table:formula="of:=MID([.A40];7;SEARCH(&quot;=&quot;;[.A40])-7)" office:value-type="string" office:string-value="40">
            <text:p>40</text:p>
          </table:table-cell>
          <table:table-cell table:formula="of:=CONCATENATE(&quot;S&quot;;[.C40];&quot;=&quot;)" office:value-type="string" office:string-value="S40=">
            <text:p>S40=</text:p>
          </table:table-cell>
        </table:table-row>
        <table:table-row table:style-name="ro1">
          <table:table-cell office:value-type="string">
            <text:p><text:span text:style-name="T1">skill.41=</text:span><text:span text:style-name="T2">Wood-crafts</text:span></text:p>
          </table:table-cell>
          <table:table-cell table:formula="of:=MID([.A41];SEARCH(&quot;=&quot;;[.A41])+1;LEN([.A41]))" office:value-type="string" office:string-value="Wood-crafts">
            <text:p>Wood-crafts</text:p>
          </table:table-cell>
          <table:table-cell table:formula="of:=MID([.A41];7;SEARCH(&quot;=&quot;;[.A41])-7)" office:value-type="string" office:string-value="41">
            <text:p>41</text:p>
          </table:table-cell>
          <table:table-cell table:formula="of:=CONCATENATE(&quot;S&quot;;[.C41];&quot;=&quot;)" office:value-type="string" office:string-value="S41=">
            <text:p>S41=</text:p>
          </table:table-cell>
        </table:table-row>
        <table:table-row table:style-name="ro1">
          <table:table-cell office:value-type="string">
            <text:p><text:span text:style-name="T1">skill.427=</text:span><text:span text:style-name="T2">Drafting</text:span></text:p>
          </table:table-cell>
          <table:table-cell table:formula="of:=MID([.A42];SEARCH(&quot;=&quot;;[.A42])+1;LEN([.A42]))" office:value-type="string" office:string-value="Drafting">
            <text:p>Drafting</text:p>
          </table:table-cell>
          <table:table-cell table:formula="of:=MID([.A42];7;SEARCH(&quot;=&quot;;[.A42])-7)" office:value-type="string" office:string-value="427">
            <text:p>427</text:p>
          </table:table-cell>
          <table:table-cell table:formula="of:=CONCATENATE(&quot;S&quot;;[.C42];&quot;=&quot;)" office:value-type="string" office:string-value="S427=">
            <text:p>S427=</text:p>
          </table:table-cell>
        </table:table-row>
        <table:table-row table:style-name="ro1">
          <table:table-cell office:value-type="string">
            <text:p><text:span text:style-name="T1">skill.42=</text:span><text:span text:style-name="T2">Cooking</text:span></text:p>
          </table:table-cell>
          <table:table-cell table:formula="of:=MID([.A43];SEARCH(&quot;=&quot;;[.A43])+1;LEN([.A43]))" office:value-type="string" office:string-value="Cooking">
            <text:p>Cooking</text:p>
          </table:table-cell>
          <table:table-cell table:formula="of:=MID([.A43];7;SEARCH(&quot;=&quot;;[.A43])-7)" office:value-type="string" office:string-value="42">
            <text:p>42</text:p>
          </table:table-cell>
          <table:table-cell table:formula="of:=CONCATENATE(&quot;S&quot;;[.C43];&quot;=&quot;)" office:value-type="string" office:string-value="S42=">
            <text:p>S42=</text:p>
          </table:table-cell>
        </table:table-row>
        <table:table-row table:style-name="ro1">
          <table:table-cell office:value-type="string">
            <text:p><text:span text:style-name="T1">skill.43=</text:span><text:span text:style-name="T2">Leather-crafts</text:span></text:p>
          </table:table-cell>
          <table:table-cell table:formula="of:=MID([.A44];SEARCH(&quot;=&quot;;[.A44])+1;LEN([.A44]))" office:value-type="string" office:string-value="Leather-crafts">
            <text:p>Leather-crafts</text:p>
          </table:table-cell>
          <table:table-cell table:formula="of:=MID([.A44];7;SEARCH(&quot;=&quot;;[.A44])-7)" office:value-type="string" office:string-value="43">
            <text:p>43</text:p>
          </table:table-cell>
          <table:table-cell table:formula="of:=CONCATENATE(&quot;S&quot;;[.C44];&quot;=&quot;)" office:value-type="string" office:string-value="S43=">
            <text:p>S43=</text:p>
          </table:table-cell>
        </table:table-row>
        <table:table-row table:style-name="ro1">
          <table:table-cell office:value-type="string">
            <text:p><text:span text:style-name="T1">skill.428=</text:span><text:span text:style-name="T2">Massage</text:span></text:p>
          </table:table-cell>
          <table:table-cell table:formula="of:=MID([.A45];SEARCH(&quot;=&quot;;[.A45])+1;LEN([.A45]))" office:value-type="string" office:string-value="Massage">
            <text:p>Massage</text:p>
          </table:table-cell>
          <table:table-cell table:formula="of:=MID([.A45];7;SEARCH(&quot;=&quot;;[.A45])-7)" office:value-type="string" office:string-value="428">
            <text:p>428</text:p>
          </table:table-cell>
          <table:table-cell table:formula="of:=CONCATENATE(&quot;S&quot;;[.C45];&quot;=&quot;)" office:value-type="string" office:string-value="S428=">
            <text:p>S428=</text:p>
          </table:table-cell>
        </table:table-row>
        <table:table-row table:style-name="ro1">
          <table:table-cell office:value-type="string">
            <text:p><text:span text:style-name="T1">skill.44=</text:span><text:span text:style-name="T2">Metal-crafts</text:span></text:p>
          </table:table-cell>
          <table:table-cell table:formula="of:=MID([.A46];SEARCH(&quot;=&quot;;[.A46])+1;LEN([.A46]))" office:value-type="string" office:string-value="Metal-crafts">
            <text:p>Metal-crafts</text:p>
          </table:table-cell>
          <table:table-cell table:formula="of:=MID([.A46];7;SEARCH(&quot;=&quot;;[.A46])-7)" office:value-type="string" office:string-value="44">
            <text:p>44</text:p>
          </table:table-cell>
          <table:table-cell table:formula="of:=CONCATENATE(&quot;S&quot;;[.C46];&quot;=&quot;)" office:value-type="string" office:string-value="S44=">
            <text:p>S44=</text:p>
          </table:table-cell>
        </table:table-row>
        <table:table-row table:style-name="ro1">
          <table:table-cell office:value-type="string">
            <text:p><text:span text:style-name="T1">skill.45=</text:span><text:span text:style-name="T2">Sewing/Weaving</text:span></text:p>
          </table:table-cell>
          <table:table-cell table:formula="of:=MID([.A47];SEARCH(&quot;=&quot;;[.A47])+1;LEN([.A47]))" office:value-type="string" office:string-value="Sewing/Weaving">
            <text:p>Sewing/Weaving</text:p>
          </table:table-cell>
          <table:table-cell table:formula="of:=MID([.A47];7;SEARCH(&quot;=&quot;;[.A47])-7)" office:value-type="string" office:string-value="45">
            <text:p>45</text:p>
          </table:table-cell>
          <table:table-cell table:formula="of:=CONCATENATE(&quot;S&quot;;[.C47];&quot;=&quot;)" office:value-type="string" office:string-value="S45=">
            <text:p>S45=</text:p>
          </table:table-cell>
        </table:table-row>
        <table:table-row table:style-name="ro1">
          <table:table-cell office:value-type="string">
            <text:p><text:span text:style-name="T1">skill.46=</text:span><text:span text:style-name="T2">Fletching</text:span></text:p>
          </table:table-cell>
          <table:table-cell table:formula="of:=MID([.A48];SEARCH(&quot;=&quot;;[.A48])+1;LEN([.A48]))" office:value-type="string" office:string-value="Fletching">
            <text:p>Fletching</text:p>
          </table:table-cell>
          <table:table-cell table:formula="of:=MID([.A48];7;SEARCH(&quot;=&quot;;[.A48])-7)" office:value-type="string" office:string-value="46">
            <text:p>46</text:p>
          </table:table-cell>
          <table:table-cell table:formula="of:=CONCATENATE(&quot;S&quot;;[.C48];&quot;=&quot;)" office:value-type="string" office:string-value="S46=">
            <text:p>S46=</text:p>
          </table:table-cell>
        </table:table-row>
        <table:table-row table:style-name="ro1">
          <table:table-cell office:value-type="string">
            <text:p><text:span text:style-name="T1">skill.47=</text:span><text:span text:style-name="T2">Scribing</text:span></text:p>
          </table:table-cell>
          <table:table-cell table:formula="of:=MID([.A49];SEARCH(&quot;=&quot;;[.A49])+1;LEN([.A49]))" office:value-type="string" office:string-value="Scribing">
            <text:p>Scribing</text:p>
          </table:table-cell>
          <table:table-cell table:formula="of:=MID([.A49];7;SEARCH(&quot;=&quot;;[.A49])-7)" office:value-type="string" office:string-value="47">
            <text:p>47</text:p>
          </table:table-cell>
          <table:table-cell table:formula="of:=CONCATENATE(&quot;S&quot;;[.C49];&quot;=&quot;)" office:value-type="string" office:string-value="S47=">
            <text:p>S47=</text:p>
          </table:table-cell>
        </table:table-row>
        <table:table-row table:style-name="ro1">
          <table:table-cell office:value-type="string">
            <text:p><text:span text:style-name="T1">skill.48=</text:span><text:span text:style-name="T2">Rope</text:span><text:span text:style-name="T1"> </text:span><text:span text:style-name="T2">Mastery</text:span></text:p>
          </table:table-cell>
          <table:table-cell table:formula="of:=MID([.A50];SEARCH(&quot;=&quot;;[.A50])+1;LEN([.A50]))" office:value-type="string" office:string-value="Rope Mastery">
            <text:p>Rope Mastery</text:p>
          </table:table-cell>
          <table:table-cell table:formula="of:=MID([.A50];7;SEARCH(&quot;=&quot;;[.A50])-7)" office:value-type="string" office:string-value="48">
            <text:p>48</text:p>
          </table:table-cell>
          <table:table-cell table:formula="of:=CONCATENATE(&quot;S&quot;;[.C50];&quot;=&quot;)" office:value-type="string" office:string-value="S48=">
            <text:p>S48=</text:p>
          </table:table-cell>
        </table:table-row>
        <table:table-row table:style-name="ro1">
          <table:table-cell office:value-type="string">
            <text:p><text:span text:style-name="T1">skill.49=</text:span><text:span text:style-name="T2">Stone-crafts</text:span></text:p>
          </table:table-cell>
          <table:table-cell table:formula="of:=MID([.A51];SEARCH(&quot;=&quot;;[.A51])+1;LEN([.A51]))" office:value-type="string" office:string-value="Stone-crafts">
            <text:p>Stone-crafts</text:p>
          </table:table-cell>
          <table:table-cell table:formula="of:=MID([.A51];7;SEARCH(&quot;=&quot;;[.A51])-7)" office:value-type="string" office:string-value="49">
            <text:p>49</text:p>
          </table:table-cell>
          <table:table-cell table:formula="of:=CONCATENATE(&quot;S&quot;;[.C51];&quot;=&quot;)" office:value-type="string" office:string-value="S49=">
            <text:p>S49=</text:p>
          </table:table-cell>
        </table:table-row>
        <table:table-row table:style-name="ro1">
          <table:table-cell office:value-type="string">
            <text:p><text:span text:style-name="T1">skill.50=</text:span><text:span text:style-name="T2">Drafting</text:span></text:p>
          </table:table-cell>
          <table:table-cell table:formula="of:=MID([.A52];SEARCH(&quot;=&quot;;[.A52])+1;LEN([.A52]))" office:value-type="string" office:string-value="Drafting">
            <text:p>Drafting</text:p>
          </table:table-cell>
          <table:table-cell table:formula="of:=MID([.A52];7;SEARCH(&quot;=&quot;;[.A52])-7)" office:value-type="string" office:string-value="50">
            <text:p>50</text:p>
          </table:table-cell>
          <table:table-cell table:formula="of:=CONCATENATE(&quot;S&quot;;[.C52];&quot;=&quot;)" office:value-type="string" office:string-value="S50=">
            <text:p>S50=</text:p>
          </table:table-cell>
        </table:table-row>
        <table:table-row table:style-name="ro1">
          <table:table-cell office:value-type="string">
            <text:p><text:span text:style-name="T1">skill.51=</text:span><text:span text:style-name="T2">Swashbuckling</text:span></text:p>
          </table:table-cell>
          <table:table-cell table:formula="of:=MID([.A53];SEARCH(&quot;=&quot;;[.A53])+1;LEN([.A53]))" office:value-type="string" office:string-value="Swashbuckling">
            <text:p>Swashbuckling</text:p>
          </table:table-cell>
          <table:table-cell table:formula="of:=MID([.A53];7;SEARCH(&quot;=&quot;;[.A53])-7)" office:value-type="string" office:string-value="51">
            <text:p>51</text:p>
          </table:table-cell>
          <table:table-cell table:formula="of:=CONCATENATE(&quot;S&quot;;[.C53];&quot;=&quot;)" office:value-type="string" office:string-value="S51=">
            <text:p>S51=</text:p>
          </table:table-cell>
        </table:table-row>
        <table:table-row table:style-name="ro1">
          <table:table-cell office:value-type="string">
            <text:p><text:span text:style-name="T1">skill.52=</text:span><text:span text:style-name="T2">Mounted</text:span><text:span text:style-name="T1"> </text:span><text:span text:style-name="T2">Combat</text:span></text:p>
          </table:table-cell>
          <table:table-cell table:formula="of:=MID([.A54];SEARCH(&quot;=&quot;;[.A54])+1;LEN([.A54]))" office:value-type="string" office:string-value="Mounted Combat">
            <text:p>Mounted Combat</text:p>
          </table:table-cell>
          <table:table-cell table:formula="of:=MID([.A54];7;SEARCH(&quot;=&quot;;[.A54])-7)" office:value-type="string" office:string-value="52">
            <text:p>52</text:p>
          </table:table-cell>
          <table:table-cell table:formula="of:=CONCATENATE(&quot;S&quot;;[.C54];&quot;=&quot;)" office:value-type="string" office:string-value="S52=">
            <text:p>S52=</text:p>
          </table:table-cell>
        </table:table-row>
        <table:table-row table:style-name="ro1">
          <table:table-cell office:value-type="string">
            <text:p><text:span text:style-name="T1">skill.53=</text:span><text:span text:style-name="T2">Missile</text:span><text:span text:style-name="T1"> </text:span><text:span text:style-name="T2">Deflecting</text:span></text:p>
          </table:table-cell>
          <table:table-cell table:formula="of:=MID([.A55];SEARCH(&quot;=&quot;;[.A55])+1;LEN([.A55]))" office:value-type="string" office:string-value="Missile Deflecting">
            <text:p>Missile Deflecting</text:p>
          </table:table-cell>
          <table:table-cell table:formula="of:=MID([.A55];7;SEARCH(&quot;=&quot;;[.A55])-7)" office:value-type="string" office:string-value="53">
            <text:p>53</text:p>
          </table:table-cell>
          <table:table-cell table:formula="of:=CONCATENATE(&quot;S&quot;;[.C55];&quot;=&quot;)" office:value-type="string" office:string-value="S53=">
            <text:p>S53=</text:p>
          </table:table-cell>
        </table:table-row>
        <table:table-row table:style-name="ro1">
          <table:table-cell office:value-type="string">
            <text:p><text:span text:style-name="T1">skill.54=</text:span><text:span text:style-name="T2">Tumbling</text:span><text:span text:style-name="T1"> </text:span><text:span text:style-name="T2">Evasion</text:span></text:p>
          </table:table-cell>
          <table:table-cell table:formula="of:=MID([.A56];SEARCH(&quot;=&quot;;[.A56])+1;LEN([.A56]))" office:value-type="string" office:string-value="Tumbling Evasion">
            <text:p>Tumbling Evasion</text:p>
          </table:table-cell>
          <table:table-cell table:formula="of:=MID([.A56];7;SEARCH(&quot;=&quot;;[.A56])-7)" office:value-type="string" office:string-value="54">
            <text:p>54</text:p>
          </table:table-cell>
          <table:table-cell table:formula="of:=CONCATENATE(&quot;S&quot;;[.C56];&quot;=&quot;)" office:value-type="string" office:string-value="S54=">
            <text:p>S54=</text:p>
          </table:table-cell>
        </table:table-row>
        <table:table-row table:style-name="ro1">
          <table:table-cell office:value-type="string">
            <text:p><text:span text:style-name="T1">skill.55=</text:span><text:span text:style-name="T2">Reverse</text:span><text:span text:style-name="T1"> </text:span><text:span text:style-name="T2">Stroke</text:span></text:p>
          </table:table-cell>
          <table:table-cell table:formula="of:=MID([.A57];SEARCH(&quot;=&quot;;[.A57])+1;LEN([.A57]))" office:value-type="string" office:string-value="Reverse Stroke">
            <text:p>Reverse Stroke</text:p>
          </table:table-cell>
          <table:table-cell table:formula="of:=MID([.A57];7;SEARCH(&quot;=&quot;;[.A57])-7)" office:value-type="string" office:string-value="55">
            <text:p>55</text:p>
          </table:table-cell>
          <table:table-cell table:formula="of:=CONCATENATE(&quot;S&quot;;[.C57];&quot;=&quot;)" office:value-type="string" office:string-value="S55=">
            <text:p>S55=</text:p>
          </table:table-cell>
        </table:table-row>
        <table:table-row table:style-name="ro1">
          <table:table-cell office:value-type="string">
            <text:p><text:span text:style-name="T1">skill.56=</text:span><text:span text:style-name="T2">Subdual</text:span></text:p>
          </table:table-cell>
          <table:table-cell table:formula="of:=MID([.A58];SEARCH(&quot;=&quot;;[.A58])+1;LEN([.A58]))" office:value-type="string" office:string-value="Subdual">
            <text:p>Subdual</text:p>
          </table:table-cell>
          <table:table-cell table:formula="of:=MID([.A58];7;SEARCH(&quot;=&quot;;[.A58])-7)" office:value-type="string" office:string-value="56">
            <text:p>56</text:p>
          </table:table-cell>
          <table:table-cell table:formula="of:=CONCATENATE(&quot;S&quot;;[.C58];&quot;=&quot;)" office:value-type="string" office:string-value="S56=">
            <text:p>S56=</text:p>
          </table:table-cell>
        </table:table-row>
        <table:table-row table:style-name="ro1">
          <table:table-cell office:value-type="string">
            <text:p><text:span text:style-name="T1">skill.57=</text:span><text:span text:style-name="T2">Quickdraw</text:span></text:p>
          </table:table-cell>
          <table:table-cell table:formula="of:=MID([.A59];SEARCH(&quot;=&quot;;[.A59])+1;LEN([.A59]))" office:value-type="string" office:string-value="Quickdraw">
            <text:p>Quickdraw</text:p>
          </table:table-cell>
          <table:table-cell table:formula="of:=MID([.A59];7;SEARCH(&quot;=&quot;;[.A59])-7)" office:value-type="string" office:string-value="57">
            <text:p>57</text:p>
          </table:table-cell>
          <table:table-cell table:formula="of:=CONCATENATE(&quot;S&quot;;[.C59];&quot;=&quot;)" office:value-type="string" office:string-value="S57=">
            <text:p>S57=</text:p>
          </table:table-cell>
        </table:table-row>
        <table:table-row table:style-name="ro1">
          <table:table-cell office:value-type="string">
            <text:p><text:span text:style-name="T1">skill.58=</text:span><text:span text:style-name="T2">Two-Weapon</text:span><text:span text:style-name="T1"> </text:span><text:span text:style-name="T2">Fighting</text:span></text:p>
          </table:table-cell>
          <table:table-cell table:formula="of:=MID([.A60];SEARCH(&quot;=&quot;;[.A60])+1;LEN([.A60]))" office:value-type="string" office:string-value="Two-Weapon Fighting">
            <text:p>Two-Weapon Fighting</text:p>
          </table:table-cell>
          <table:table-cell table:formula="of:=MID([.A60];7;SEARCH(&quot;=&quot;;[.A60])-7)" office:value-type="string" office:string-value="58">
            <text:p>58</text:p>
          </table:table-cell>
          <table:table-cell table:formula="of:=CONCATENATE(&quot;S&quot;;[.C60];&quot;=&quot;)" office:value-type="string" office:string-value="S58=">
            <text:p>S58=</text:p>
          </table:table-cell>
        </table:table-row>
        <table:table-row table:style-name="ro1">
          <table:table-cell office:value-type="string">
            <text:p><text:span text:style-name="T1">skill.60=</text:span><text:span text:style-name="T2">Lip</text:span><text:span text:style-name="T1"> </text:span><text:span text:style-name="T2">Reading</text:span></text:p>
          </table:table-cell>
          <table:table-cell table:formula="of:=MID([.A61];SEARCH(&quot;=&quot;;[.A61])+1;LEN([.A61]))" office:value-type="string" office:string-value="Lip Reading">
            <text:p>Lip Reading</text:p>
          </table:table-cell>
          <table:table-cell table:formula="of:=MID([.A61];7;SEARCH(&quot;=&quot;;[.A61])-7)" office:value-type="string" office:string-value="60">
            <text:p>60</text:p>
          </table:table-cell>
          <table:table-cell table:formula="of:=CONCATENATE(&quot;S&quot;;[.C61];&quot;=&quot;)" office:value-type="string" office:string-value="S60=">
            <text:p>S60=</text:p>
          </table:table-cell>
        </table:table-row>
        <table:table-row table:style-name="ro1">
          <table:table-cell office:value-type="string">
            <text:p><text:span text:style-name="T1">skill.61=</text:span><text:span text:style-name="T2">Magical</text:span><text:span text:style-name="T1"> </text:span><text:span text:style-name="T2">Languages</text:span></text:p>
          </table:table-cell>
          <table:table-cell table:formula="of:=MID([.A62];SEARCH(&quot;=&quot;;[.A62])+1;LEN([.A62]))" office:value-type="string" office:string-value="Magical Languages">
            <text:p>Magical Languages</text:p>
          </table:table-cell>
          <table:table-cell table:formula="of:=MID([.A62];7;SEARCH(&quot;=&quot;;[.A62])-7)" office:value-type="string" office:string-value="61">
            <text:p>61</text:p>
          </table:table-cell>
          <table:table-cell table:formula="of:=CONCATENATE(&quot;S&quot;;[.C62];&quot;=&quot;)" office:value-type="string" office:string-value="S61=">
            <text:p>S61=</text:p>
          </table:table-cell>
        </table:table-row>
        <table:table-row table:style-name="ro1">
          <table:table-cell office:value-type="string">
            <text:p><text:span text:style-name="T1">skill.62=</text:span><text:span text:style-name="T2">Signaling</text:span></text:p>
          </table:table-cell>
          <table:table-cell table:formula="of:=MID([.A63];SEARCH(&quot;=&quot;;[.A63])+1;LEN([.A63]))" office:value-type="string" office:string-value="Signaling">
            <text:p>Signaling</text:p>
          </table:table-cell>
          <table:table-cell table:formula="of:=MID([.A63];7;SEARCH(&quot;=&quot;;[.A63])-7)" office:value-type="string" office:string-value="62">
            <text:p>62</text:p>
          </table:table-cell>
          <table:table-cell table:formula="of:=CONCATENATE(&quot;S&quot;;[.C63];&quot;=&quot;)" office:value-type="string" office:string-value="S62=">
            <text:p>S62=</text:p>
          </table:table-cell>
        </table:table-row>
        <table:table-row table:style-name="ro1">
          <table:table-cell office:value-type="string">
            <text:p><text:span text:style-name="T1">skill.446=</text:span><text:span text:style-name="T2">Writing</text:span></text:p>
          </table:table-cell>
          <table:table-cell table:formula="of:=MID([.A64];SEARCH(&quot;=&quot;;[.A64])+1;LEN([.A64]))" office:value-type="string" office:string-value="Writing">
            <text:p>Writing</text:p>
          </table:table-cell>
          <table:table-cell table:formula="of:=MID([.A64];7;SEARCH(&quot;=&quot;;[.A64])-7)" office:value-type="string" office:string-value="446">
            <text:p>446</text:p>
          </table:table-cell>
          <table:table-cell table:formula="of:=CONCATENATE(&quot;S&quot;;[.C64];&quot;=&quot;)" office:value-type="string" office:string-value="S446=">
            <text:p>S446=</text:p>
          </table:table-cell>
        </table:table-row>
        <table:table-row table:style-name="ro1">
          <table:table-cell office:value-type="string">
            <text:p><text:span text:style-name="T1">skill.63=</text:span><text:span text:style-name="T2">Languages</text:span></text:p>
          </table:table-cell>
          <table:table-cell table:formula="of:=MID([.A65];SEARCH(&quot;=&quot;;[.A65])+1;LEN([.A65]))" office:value-type="string" office:string-value="Languages">
            <text:p>Languages</text:p>
          </table:table-cell>
          <table:table-cell table:formula="of:=MID([.A65];7;SEARCH(&quot;=&quot;;[.A65])-7)" office:value-type="string" office:string-value="63">
            <text:p>63</text:p>
          </table:table-cell>
          <table:table-cell table:formula="of:=CONCATENATE(&quot;S&quot;;[.C65];&quot;=&quot;)" office:value-type="string" office:string-value="S63=">
            <text:p>S63=</text:p>
          </table:table-cell>
        </table:table-row>
        <table:table-row table:style-name="ro1">
          <table:table-cell office:value-type="string">
            <text:p><text:span text:style-name="T1">skill.64=</text:span><text:span text:style-name="T2">Body</text:span><text:span text:style-name="T1"> </text:span><text:span text:style-name="T2">Development</text:span></text:p>
          </table:table-cell>
          <table:table-cell table:formula="of:=MID([.A66];SEARCH(&quot;=&quot;;[.A66])+1;LEN([.A66]))" office:value-type="string" office:string-value="Body Development">
            <text:p>Body Development</text:p>
          </table:table-cell>
          <table:table-cell table:formula="of:=MID([.A66];7;SEARCH(&quot;=&quot;;[.A66])-7)" office:value-type="string" office:string-value="64">
            <text:p>64</text:p>
          </table:table-cell>
          <table:table-cell table:formula="of:=CONCATENATE(&quot;S&quot;;[.C66];&quot;=&quot;)" office:value-type="string" office:string-value="S64=">
            <text:p>S64=</text:p>
          </table:table-cell>
        </table:table-row>
        <table:table-row table:style-name="ro1">
          <table:table-cell office:value-type="string">
            <text:p><text:span text:style-name="T1">skill.65=</text:span><text:span text:style-name="T2">Ventriloquism</text:span></text:p>
          </table:table-cell>
          <table:table-cell table:formula="of:=MID([.A67];SEARCH(&quot;=&quot;;[.A67])+1;LEN([.A67]))" office:value-type="string" office:string-value="Ventriloquism">
            <text:p>Ventriloquism</text:p>
          </table:table-cell>
          <table:table-cell table:formula="of:=MID([.A67];7;SEARCH(&quot;=&quot;;[.A67])-7)" office:value-type="string" office:string-value="65">
            <text:p>65</text:p>
          </table:table-cell>
          <table:table-cell table:formula="of:=CONCATENATE(&quot;S&quot;;[.C67];&quot;=&quot;)" office:value-type="string" office:string-value="S65=">
            <text:p>S65=</text:p>
          </table:table-cell>
        </table:table-row>
        <table:table-row table:style-name="ro1">
          <table:table-cell office:value-type="string">
            <text:p><text:span text:style-name="T1">skill.66=</text:span><text:span text:style-name="T2">Mimicry</text:span></text:p>
          </table:table-cell>
          <table:table-cell table:formula="of:=MID([.A68];SEARCH(&quot;=&quot;;[.A68])+1;LEN([.A68]))" office:value-type="string" office:string-value="Mimicry">
            <text:p>Mimicry</text:p>
          </table:table-cell>
          <table:table-cell table:formula="of:=MID([.A68];7;SEARCH(&quot;=&quot;;[.A68])-7)" office:value-type="string" office:string-value="66">
            <text:p>66</text:p>
          </table:table-cell>
          <table:table-cell table:formula="of:=CONCATENATE(&quot;S&quot;;[.C68];&quot;=&quot;)" office:value-type="string" office:string-value="S66=">
            <text:p>S66=</text:p>
          </table:table-cell>
        </table:table-row>
        <table:table-row table:style-name="ro1">
          <table:table-cell office:value-type="string">
            <text:p><text:span text:style-name="T1">skill.67=</text:span><text:span text:style-name="T2">Tale</text:span><text:span text:style-name="T1"> </text:span><text:span text:style-name="T2">Telling</text:span></text:p>
          </table:table-cell>
          <table:table-cell table:formula="of:=MID([.A69];SEARCH(&quot;=&quot;;[.A69])+1;LEN([.A69]))" office:value-type="string" office:string-value="Tale Telling">
            <text:p>Tale Telling</text:p>
          </table:table-cell>
          <table:table-cell table:formula="of:=MID([.A69];7;SEARCH(&quot;=&quot;;[.A69])-7)" office:value-type="string" office:string-value="67">
            <text:p>67</text:p>
          </table:table-cell>
          <table:table-cell table:formula="of:=CONCATENATE(&quot;S&quot;;[.C69];&quot;=&quot;)" office:value-type="string" office:string-value="S67=">
            <text:p>S67=</text:p>
          </table:table-cell>
        </table:table-row>
        <table:table-row table:style-name="ro1">
          <table:table-cell office:value-type="string">
            <text:p><text:span text:style-name="T1">skill.68=</text:span><text:span text:style-name="T2">Poetic</text:span><text:span text:style-name="T1"> </text:span><text:span text:style-name="T2">Improvisation</text:span></text:p>
          </table:table-cell>
          <table:table-cell table:formula="of:=MID([.A70];SEARCH(&quot;=&quot;;[.A70])+1;LEN([.A70]))" office:value-type="string" office:string-value="Poetic Improvisation">
            <text:p>Poetic Improvisation</text:p>
          </table:table-cell>
          <table:table-cell table:formula="of:=MID([.A70];7;SEARCH(&quot;=&quot;;[.A70])-7)" office:value-type="string" office:string-value="68">
            <text:p>68</text:p>
          </table:table-cell>
          <table:table-cell table:formula="of:=CONCATENATE(&quot;S&quot;;[.C70];&quot;=&quot;)" office:value-type="string" office:string-value="S68=">
            <text:p>S68=</text:p>
          </table:table-cell>
        </table:table-row>
        <table:table-row table:style-name="ro1">
          <table:table-cell office:value-type="string">
            <text:p><text:span text:style-name="T1">skill.69=</text:span><text:span text:style-name="T2">Play</text:span><text:span text:style-name="T1"> </text:span><text:span text:style-name="T2">Instrument</text:span><text:span text:style-name="T1"> </text:span><text:span text:style-name="T2">""</text:span></text:p>
          </table:table-cell>
          <table:table-cell table:formula="of:=MID([.A71];SEARCH(&quot;=&quot;;[.A71])+1;LEN([.A71]))" office:value-type="string" office:string-value="Play Instrument &quot;&quot;">
            <text:p>Play Instrument ""</text:p>
          </table:table-cell>
          <table:table-cell table:formula="of:=MID([.A71];7;SEARCH(&quot;=&quot;;[.A71])-7)" office:value-type="string" office:string-value="69">
            <text:p>69</text:p>
          </table:table-cell>
          <table:table-cell table:formula="of:=CONCATENATE(&quot;S&quot;;[.C71];&quot;=&quot;)" office:value-type="string" office:string-value="S69=">
            <text:p>S69=</text:p>
          </table:table-cell>
        </table:table-row>
        <table:table-row table:style-name="ro1">
          <table:table-cell office:value-type="string">
            <text:p><text:span text:style-name="T1">skill.70=</text:span><text:span text:style-name="T2">Mimery</text:span></text:p>
          </table:table-cell>
          <table:table-cell table:formula="of:=MID([.A72];SEARCH(&quot;=&quot;;[.A72])+1;LEN([.A72]))" office:value-type="string" office:string-value="Mimery">
            <text:p>Mimery</text:p>
          </table:table-cell>
          <table:table-cell table:formula="of:=MID([.A72];7;SEARCH(&quot;=&quot;;[.A72])-7)" office:value-type="string" office:string-value="70">
            <text:p>70</text:p>
          </table:table-cell>
          <table:table-cell table:formula="of:=CONCATENATE(&quot;S&quot;;[.C72];&quot;=&quot;)" office:value-type="string" office:string-value="S70=">
            <text:p>S70=</text:p>
          </table:table-cell>
        </table:table-row>
        <table:table-row table:style-name="ro1">
          <table:table-cell office:value-type="string">
            <text:p><text:span text:style-name="T1">skill.71=</text:span><text:span text:style-name="T2">Acting</text:span></text:p>
          </table:table-cell>
          <table:table-cell table:formula="of:=MID([.A73];SEARCH(&quot;=&quot;;[.A73])+1;LEN([.A73]))" office:value-type="string" office:string-value="Acting">
            <text:p>Acting</text:p>
          </table:table-cell>
          <table:table-cell table:formula="of:=MID([.A73];7;SEARCH(&quot;=&quot;;[.A73])-7)" office:value-type="string" office:string-value="71">
            <text:p>71</text:p>
          </table:table-cell>
          <table:table-cell table:formula="of:=CONCATENATE(&quot;S&quot;;[.C73];&quot;=&quot;)" office:value-type="string" office:string-value="S71=">
            <text:p>S71=</text:p>
          </table:table-cell>
        </table:table-row>
        <table:table-row table:style-name="ro1">
          <table:table-cell office:value-type="string">
            <text:p><text:span text:style-name="T1">skill.72=</text:span><text:span text:style-name="T2">Singing</text:span></text:p>
          </table:table-cell>
          <table:table-cell table:formula="of:=MID([.A74];SEARCH(&quot;=&quot;;[.A74])+1;LEN([.A74]))" office:value-type="string" office:string-value="Singing">
            <text:p>Singing</text:p>
          </table:table-cell>
          <table:table-cell table:formula="of:=MID([.A74];7;SEARCH(&quot;=&quot;;[.A74])-7)" office:value-type="string" office:string-value="72">
            <text:p>72</text:p>
          </table:table-cell>
          <table:table-cell table:formula="of:=CONCATENATE(&quot;S&quot;;[.C74];&quot;=&quot;)" office:value-type="string" office:string-value="S72=">
            <text:p>S72=</text:p>
          </table:table-cell>
        </table:table-row>
        <table:table-row table:style-name="ro1">
          <table:table-cell office:value-type="string">
            <text:p><text:span text:style-name="T1">skill.73=</text:span><text:span text:style-name="T2">Dancing</text:span></text:p>
          </table:table-cell>
          <table:table-cell table:formula="of:=MID([.A75];SEARCH(&quot;=&quot;;[.A75])+1;LEN([.A75]))" office:value-type="string" office:string-value="Dancing">
            <text:p>Dancing</text:p>
          </table:table-cell>
          <table:table-cell table:formula="of:=MID([.A75];7;SEARCH(&quot;=&quot;;[.A75])-7)" office:value-type="string" office:string-value="73">
            <text:p>73</text:p>
          </table:table-cell>
          <table:table-cell table:formula="of:=CONCATENATE(&quot;S&quot;;[.C75];&quot;=&quot;)" office:value-type="string" office:string-value="S73=">
            <text:p>S73=</text:p>
          </table:table-cell>
        </table:table-row>
        <table:table-row table:style-name="ro1">
          <table:table-cell office:value-type="string">
            <text:p><text:span text:style-name="T1">skill.74=</text:span><text:span text:style-name="T2">Sculpting</text:span></text:p>
          </table:table-cell>
          <table:table-cell table:formula="of:=MID([.A76];SEARCH(&quot;=&quot;;[.A76])+1;LEN([.A76]))" office:value-type="string" office:string-value="Sculpting">
            <text:p>Sculpting</text:p>
          </table:table-cell>
          <table:table-cell table:formula="of:=MID([.A76];7;SEARCH(&quot;=&quot;;[.A76])-7)" office:value-type="string" office:string-value="74">
            <text:p>74</text:p>
          </table:table-cell>
          <table:table-cell table:formula="of:=CONCATENATE(&quot;S&quot;;[.C76];&quot;=&quot;)" office:value-type="string" office:string-value="S74=">
            <text:p>S74=</text:p>
          </table:table-cell>
        </table:table-row>
        <table:table-row table:style-name="ro1">
          <table:table-cell office:value-type="string">
            <text:p><text:span text:style-name="T1">skill.75=</text:span><text:span text:style-name="T2">Painting</text:span></text:p>
          </table:table-cell>
          <table:table-cell table:formula="of:=MID([.A77];SEARCH(&quot;=&quot;;[.A77])+1;LEN([.A77]))" office:value-type="string" office:string-value="Painting">
            <text:p>Painting</text:p>
          </table:table-cell>
          <table:table-cell table:formula="of:=MID([.A77];7;SEARCH(&quot;=&quot;;[.A77])-7)" office:value-type="string" office:string-value="75">
            <text:p>75</text:p>
          </table:table-cell>
          <table:table-cell table:formula="of:=CONCATENATE(&quot;S&quot;;[.C77];&quot;=&quot;)" office:value-type="string" office:string-value="S75=">
            <text:p>S75=</text:p>
          </table:table-cell>
        </table:table-row>
        <table:table-row table:style-name="ro1">
          <table:table-cell office:value-type="string">
            <text:p><text:span text:style-name="T1">skill.76=</text:span><text:span text:style-name="T2">Music</text:span></text:p>
          </table:table-cell>
          <table:table-cell table:formula="of:=MID([.A78];SEARCH(&quot;=&quot;;[.A78])+1;LEN([.A78]))" office:value-type="string" office:string-value="Music">
            <text:p>Music</text:p>
          </table:table-cell>
          <table:table-cell table:formula="of:=MID([.A78];7;SEARCH(&quot;=&quot;;[.A78])-7)" office:value-type="string" office:string-value="76">
            <text:p>76</text:p>
          </table:table-cell>
          <table:table-cell table:formula="of:=CONCATENATE(&quot;S&quot;;[.C78];&quot;=&quot;)" office:value-type="string" office:string-value="S76=">
            <text:p>S76=</text:p>
          </table:table-cell>
        </table:table-row>
        <table:table-row table:style-name="ro1">
          <table:table-cell office:value-type="string">
            <text:p><text:span text:style-name="T1">skill.77=</text:span><text:span text:style-name="T2">Poetry</text:span></text:p>
          </table:table-cell>
          <table:table-cell table:formula="of:=MID([.A79];SEARCH(&quot;=&quot;;[.A79])+1;LEN([.A79]))" office:value-type="string" office:string-value="Poetry">
            <text:p>Poetry</text:p>
          </table:table-cell>
          <table:table-cell table:formula="of:=MID([.A79];7;SEARCH(&quot;=&quot;;[.A79])-7)" office:value-type="string" office:string-value="77">
            <text:p>77</text:p>
          </table:table-cell>
          <table:table-cell table:formula="of:=CONCATENATE(&quot;S&quot;;[.C79];&quot;=&quot;)" office:value-type="string" office:string-value="S77=">
            <text:p>S77=</text:p>
          </table:table-cell>
        </table:table-row>
        <table:table-row table:style-name="ro1">
          <table:table-cell office:value-type="string">
            <text:p><text:span text:style-name="T1">skill.78=</text:span><text:span text:style-name="T2">Ambush</text:span></text:p>
          </table:table-cell>
          <table:table-cell table:formula="of:=MID([.A80];SEARCH(&quot;=&quot;;[.A80])+1;LEN([.A80]))" office:value-type="string" office:string-value="Ambush">
            <text:p>Ambush</text:p>
          </table:table-cell>
          <table:table-cell table:formula="of:=MID([.A80];7;SEARCH(&quot;=&quot;;[.A80])-7)" office:value-type="string" office:string-value="78">
            <text:p>78</text:p>
          </table:table-cell>
          <table:table-cell table:formula="of:=CONCATENATE(&quot;S&quot;;[.C80];&quot;=&quot;)" office:value-type="string" office:string-value="S78=">
            <text:p>S78=</text:p>
          </table:table-cell>
        </table:table-row>
        <table:table-row table:style-name="ro1">
          <table:table-cell office:value-type="string">
            <text:p><text:span text:style-name="T1">skill.79=</text:span><text:span text:style-name="T2">Silent</text:span><text:span text:style-name="T1"> </text:span><text:span text:style-name="T2">Attack</text:span></text:p>
          </table:table-cell>
          <table:table-cell table:formula="of:=MID([.A81];SEARCH(&quot;=&quot;;[.A81])+1;LEN([.A81]))" office:value-type="string" office:string-value="Silent Attack">
            <text:p>Silent Attack</text:p>
          </table:table-cell>
          <table:table-cell table:formula="of:=MID([.A81];7;SEARCH(&quot;=&quot;;[.A81])-7)" office:value-type="string" office:string-value="79">
            <text:p>79</text:p>
          </table:table-cell>
          <table:table-cell table:formula="of:=CONCATENATE(&quot;S&quot;;[.C81];&quot;=&quot;)" office:value-type="string" office:string-value="S79=">
            <text:p>S79=</text:p>
          </table:table-cell>
        </table:table-row>
        <table:table-row table:style-name="ro1">
          <table:table-cell office:value-type="string">
            <text:p><text:span text:style-name="T1">skill.80=</text:span><text:span text:style-name="T2">Trap</text:span><text:span text:style-name="T1"> </text:span><text:span text:style-name="T2">Building</text:span></text:p>
          </table:table-cell>
          <table:table-cell table:formula="of:=MID([.A82];SEARCH(&quot;=&quot;;[.A82])+1;LEN([.A82]))" office:value-type="string" office:string-value="Trap Building">
            <text:p>Trap Building</text:p>
          </table:table-cell>
          <table:table-cell table:formula="of:=MID([.A82];7;SEARCH(&quot;=&quot;;[.A82])-7)" office:value-type="string" office:string-value="80">
            <text:p>80</text:p>
          </table:table-cell>
          <table:table-cell table:formula="of:=CONCATENATE(&quot;S&quot;;[.C82];&quot;=&quot;)" office:value-type="string" office:string-value="S80=">
            <text:p>S80=</text:p>
          </table:table-cell>
        </table:table-row>
        <table:table-row table:style-name="ro1">
          <table:table-cell office:value-type="string">
            <text:p><text:span text:style-name="T1">skill.81=</text:span><text:span text:style-name="T2">Disarming</text:span><text:span text:style-name="T1"> </text:span><text:span text:style-name="T2">Traps</text:span></text:p>
          </table:table-cell>
          <table:table-cell table:formula="of:=MID([.A83];SEARCH(&quot;=&quot;;[.A83])+1;LEN([.A83]))" office:value-type="string" office:string-value="Disarming Traps">
            <text:p>Disarming Traps</text:p>
          </table:table-cell>
          <table:table-cell table:formula="of:=MID([.A83];7;SEARCH(&quot;=&quot;;[.A83])-7)" office:value-type="string" office:string-value="81">
            <text:p>81</text:p>
          </table:table-cell>
          <table:table-cell table:formula="of:=CONCATENATE(&quot;S&quot;;[.C83];&quot;=&quot;)" office:value-type="string" office:string-value="S81=">
            <text:p>S81=</text:p>
          </table:table-cell>
        </table:table-row>
        <table:table-row table:style-name="ro1">
          <table:table-cell office:value-type="string">
            <text:p><text:span text:style-name="T1">skill.82=</text:span><text:span text:style-name="T2">Setting</text:span><text:span text:style-name="T1"> </text:span><text:span text:style-name="T2">Traps</text:span></text:p>
          </table:table-cell>
          <table:table-cell table:formula="of:=MID([.A84];SEARCH(&quot;=&quot;;[.A84])+1;LEN([.A84]))" office:value-type="string" office:string-value="Setting Traps">
            <text:p>Setting Traps</text:p>
          </table:table-cell>
          <table:table-cell table:formula="of:=MID([.A84];7;SEARCH(&quot;=&quot;;[.A84])-7)" office:value-type="string" office:string-value="82">
            <text:p>82</text:p>
          </table:table-cell>
          <table:table-cell table:formula="of:=CONCATENATE(&quot;S&quot;;[.C84];&quot;=&quot;)" office:value-type="string" office:string-value="S82=">
            <text:p>S82=</text:p>
          </table:table-cell>
        </table:table-row>
        <table:table-row table:style-name="ro1">
          <table:table-cell office:value-type="string">
            <text:p><text:span text:style-name="T1">skill.83=</text:span><text:span text:style-name="T2">Forgery</text:span></text:p>
          </table:table-cell>
          <table:table-cell table:formula="of:=MID([.A85];SEARCH(&quot;=&quot;;[.A85])+1;LEN([.A85]))" office:value-type="string" office:string-value="Forgery">
            <text:p>Forgery</text:p>
          </table:table-cell>
          <table:table-cell table:formula="of:=MID([.A85];7;SEARCH(&quot;=&quot;;[.A85])-7)" office:value-type="string" office:string-value="83">
            <text:p>83</text:p>
          </table:table-cell>
          <table:table-cell table:formula="of:=CONCATENATE(&quot;S&quot;;[.C85];&quot;=&quot;)" office:value-type="string" office:string-value="S83=">
            <text:p>S83=</text:p>
          </table:table-cell>
        </table:table-row>
        <table:table-row table:style-name="ro1">
          <table:table-cell office:value-type="string">
            <text:p><text:span text:style-name="T1">skill.84=</text:span><text:span text:style-name="T2">Hiding</text:span><text:span text:style-name="T1"> </text:span><text:span text:style-name="T2">Items</text:span></text:p>
          </table:table-cell>
          <table:table-cell table:formula="of:=MID([.A86];SEARCH(&quot;=&quot;;[.A86])+1;LEN([.A86]))" office:value-type="string" office:string-value="Hiding Items">
            <text:p>Hiding Items</text:p>
          </table:table-cell>
          <table:table-cell table:formula="of:=MID([.A86];7;SEARCH(&quot;=&quot;;[.A86])-7)" office:value-type="string" office:string-value="84">
            <text:p>84</text:p>
          </table:table-cell>
          <table:table-cell table:formula="of:=CONCATENATE(&quot;S&quot;;[.C86];&quot;=&quot;)" office:value-type="string" office:string-value="S84=">
            <text:p>S84=</text:p>
          </table:table-cell>
        </table:table-row>
        <table:table-row table:style-name="ro1">
          <table:table-cell office:value-type="string">
            <text:p><text:span text:style-name="T1">skill.85=</text:span><text:span text:style-name="T2">Using/Removing</text:span><text:span text:style-name="T1"> </text:span><text:span text:style-name="T2">Poison</text:span></text:p>
          </table:table-cell>
          <table:table-cell table:formula="of:=MID([.A87];SEARCH(&quot;=&quot;;[.A87])+1;LEN([.A87]))" office:value-type="string" office:string-value="Using/Removing Poison">
            <text:p>Using/Removing Poison</text:p>
          </table:table-cell>
          <table:table-cell table:formula="of:=MID([.A87];7;SEARCH(&quot;=&quot;;[.A87])-7)" office:value-type="string" office:string-value="85">
            <text:p>85</text:p>
          </table:table-cell>
          <table:table-cell table:formula="of:=CONCATENATE(&quot;S&quot;;[.C87];&quot;=&quot;)" office:value-type="string" office:string-value="S85=">
            <text:p>S85=</text:p>
          </table:table-cell>
        </table:table-row>
        <table:table-row table:style-name="ro1">
          <table:table-cell office:value-type="string">
            <text:p><text:span text:style-name="T1">skill.86=</text:span><text:span text:style-name="T2">Counterfeiting</text:span></text:p>
          </table:table-cell>
          <table:table-cell table:formula="of:=MID([.A88];SEARCH(&quot;=&quot;;[.A88])+1;LEN([.A88]))" office:value-type="string" office:string-value="Counterfeiting">
            <text:p>Counterfeiting</text:p>
          </table:table-cell>
          <table:table-cell table:formula="of:=MID([.A88];7;SEARCH(&quot;=&quot;;[.A88])-7)" office:value-type="string" office:string-value="86">
            <text:p>86</text:p>
          </table:table-cell>
          <table:table-cell table:formula="of:=CONCATENATE(&quot;S&quot;;[.C88];&quot;=&quot;)" office:value-type="string" office:string-value="S86=">
            <text:p>S86=</text:p>
          </table:table-cell>
        </table:table-row>
        <table:table-row table:style-name="ro1">
          <table:table-cell office:value-type="string">
            <text:p><text:span text:style-name="T1">skill.87=</text:span><text:span text:style-name="T2">Picking</text:span><text:span text:style-name="T1"> </text:span><text:span text:style-name="T2">Locks</text:span></text:p>
          </table:table-cell>
          <table:table-cell table:formula="of:=MID([.A89];SEARCH(&quot;=&quot;;[.A89])+1;LEN([.A89]))" office:value-type="string" office:string-value="Picking Locks">
            <text:p>Picking Locks</text:p>
          </table:table-cell>
          <table:table-cell table:formula="of:=MID([.A89];7;SEARCH(&quot;=&quot;;[.A89])-7)" office:value-type="string" office:string-value="87">
            <text:p>87</text:p>
          </table:table-cell>
          <table:table-cell table:formula="of:=CONCATENATE(&quot;S&quot;;[.C89];&quot;=&quot;)" office:value-type="string" office:string-value="S87=">
            <text:p>S87=</text:p>
          </table:table-cell>
        </table:table-row>
        <table:table-row table:style-name="ro1">
          <table:table-cell office:value-type="string">
            <text:p><text:span text:style-name="T1">skill.88=</text:span><text:span text:style-name="T2">Camouflage</text:span></text:p>
          </table:table-cell>
          <table:table-cell table:formula="of:=MID([.A90];SEARCH(&quot;=&quot;;[.A90])+1;LEN([.A90]))" office:value-type="string" office:string-value="Camouflage">
            <text:p>Camouflage</text:p>
          </table:table-cell>
          <table:table-cell table:formula="of:=MID([.A90];7;SEARCH(&quot;=&quot;;[.A90])-7)" office:value-type="string" office:string-value="88">
            <text:p>88</text:p>
          </table:table-cell>
          <table:table-cell table:formula="of:=CONCATENATE(&quot;S&quot;;[.C90];&quot;=&quot;)" office:value-type="string" office:string-value="S88=">
            <text:p>S88=</text:p>
          </table:table-cell>
        </table:table-row>
        <table:table-row table:style-name="ro1">
          <table:table-cell office:value-type="string">
            <text:p><text:span text:style-name="T1">skill.89=</text:span><text:span text:style-name="T2">Disguise</text:span></text:p>
          </table:table-cell>
          <table:table-cell table:formula="of:=MID([.A91];SEARCH(&quot;=&quot;;[.A91])+1;LEN([.A91]))" office:value-type="string" office:string-value="Disguise">
            <text:p>Disguise</text:p>
          </table:table-cell>
          <table:table-cell table:formula="of:=MID([.A91];7;SEARCH(&quot;=&quot;;[.A91])-7)" office:value-type="string" office:string-value="89">
            <text:p>89</text:p>
          </table:table-cell>
          <table:table-cell table:formula="of:=CONCATENATE(&quot;S&quot;;[.C91];&quot;=&quot;)" office:value-type="string" office:string-value="S89=">
            <text:p>S89=</text:p>
          </table:table-cell>
        </table:table-row>
        <table:table-row table:style-name="ro1">
          <table:table-cell office:value-type="string">
            <text:p><text:span text:style-name="T1">skill.90=</text:span><text:span text:style-name="T2">Trickery</text:span></text:p>
          </table:table-cell>
          <table:table-cell table:formula="of:=MID([.A92];SEARCH(&quot;=&quot;;[.A92])+1;LEN([.A92]))" office:value-type="string" office:string-value="Trickery">
            <text:p>Trickery</text:p>
          </table:table-cell>
          <table:table-cell table:formula="of:=MID([.A92];7;SEARCH(&quot;=&quot;;[.A92])-7)" office:value-type="string" office:string-value="90">
            <text:p>90</text:p>
          </table:table-cell>
          <table:table-cell table:formula="of:=CONCATENATE(&quot;S&quot;;[.C92];&quot;=&quot;)" office:value-type="string" office:string-value="S90=">
            <text:p>S90=</text:p>
          </table:table-cell>
        </table:table-row>
        <table:table-row table:style-name="ro1">
          <table:table-cell office:value-type="string">
            <text:p><text:span text:style-name="T1">skill.91=</text:span><text:span text:style-name="T2">Stalking</text:span></text:p>
          </table:table-cell>
          <table:table-cell table:formula="of:=MID([.A93];SEARCH(&quot;=&quot;;[.A93])+1;LEN([.A93]))" office:value-type="string" office:string-value="Stalking">
            <text:p>Stalking</text:p>
          </table:table-cell>
          <table:table-cell table:formula="of:=MID([.A93];7;SEARCH(&quot;=&quot;;[.A93])-7)" office:value-type="string" office:string-value="91">
            <text:p>91</text:p>
          </table:table-cell>
          <table:table-cell table:formula="of:=CONCATENATE(&quot;S&quot;;[.C93];&quot;=&quot;)" office:value-type="string" office:string-value="S91=">
            <text:p>S91=</text:p>
          </table:table-cell>
        </table:table-row>
        <table:table-row table:style-name="ro1">
          <table:table-cell office:value-type="string">
            <text:p><text:span text:style-name="T1">skill.92=</text:span><text:span text:style-name="T2">Picking</text:span><text:span text:style-name="T1"> </text:span><text:span text:style-name="T2">Pockets</text:span></text:p>
          </table:table-cell>
          <table:table-cell table:formula="of:=MID([.A94];SEARCH(&quot;=&quot;;[.A94])+1;LEN([.A94]))" office:value-type="string" office:string-value="Picking Pockets">
            <text:p>Picking Pockets</text:p>
          </table:table-cell>
          <table:table-cell table:formula="of:=MID([.A94];7;SEARCH(&quot;=&quot;;[.A94])-7)" office:value-type="string" office:string-value="92">
            <text:p>92</text:p>
          </table:table-cell>
          <table:table-cell table:formula="of:=CONCATENATE(&quot;S&quot;;[.C94];&quot;=&quot;)" office:value-type="string" office:string-value="S92=">
            <text:p>S92=</text:p>
          </table:table-cell>
        </table:table-row>
        <table:table-row table:style-name="ro1">
          <table:table-cell office:value-type="string">
            <text:p><text:span text:style-name="T1">skill.93=</text:span><text:span text:style-name="T2">Hiding</text:span></text:p>
          </table:table-cell>
          <table:table-cell table:formula="of:=MID([.A95];SEARCH(&quot;=&quot;;[.A95])+1;LEN([.A95]))" office:value-type="string" office:string-value="Hiding">
            <text:p>Hiding</text:p>
          </table:table-cell>
          <table:table-cell table:formula="of:=MID([.A95];7;SEARCH(&quot;=&quot;;[.A95])-7)" office:value-type="string" office:string-value="93">
            <text:p>93</text:p>
          </table:table-cell>
          <table:table-cell table:formula="of:=CONCATENATE(&quot;S&quot;;[.C95];&quot;=&quot;)" office:value-type="string" office:string-value="S93=">
            <text:p>S93=</text:p>
          </table:table-cell>
        </table:table-row>
        <table:table-row table:style-name="ro1">
          <table:table-cell office:value-type="string">
            <text:p><text:span text:style-name="T1">skill.94=</text:span><text:span text:style-name="T2">Channeling</text:span></text:p>
          </table:table-cell>
          <table:table-cell table:formula="of:=MID([.A96];SEARCH(&quot;=&quot;;[.A96])+1;LEN([.A96]))" office:value-type="string" office:string-value="Channeling">
            <text:p>Channeling</text:p>
          </table:table-cell>
          <table:table-cell table:formula="of:=MID([.A96];7;SEARCH(&quot;=&quot;;[.A96])-7)" office:value-type="string" office:string-value="94">
            <text:p>94</text:p>
          </table:table-cell>
          <table:table-cell table:formula="of:=CONCATENATE(&quot;S&quot;;[.C96];&quot;=&quot;)" office:value-type="string" office:string-value="S94=">
            <text:p>S94=</text:p>
          </table:table-cell>
        </table:table-row>
        <table:table-row table:style-name="ro1">
          <table:table-cell office:value-type="string">
            <text:p><text:span text:style-name="T1">skill.95=</text:span><text:span text:style-name="T2">Magic</text:span><text:span text:style-name="T1"> </text:span><text:span text:style-name="T2">Ritual</text:span></text:p>
          </table:table-cell>
          <table:table-cell table:formula="of:=MID([.A97];SEARCH(&quot;=&quot;;[.A97])+1;LEN([.A97]))" office:value-type="string" office:string-value="Magic Ritual">
            <text:p>Magic Ritual</text:p>
          </table:table-cell>
          <table:table-cell table:formula="of:=MID([.A97];7;SEARCH(&quot;=&quot;;[.A97])-7)" office:value-type="string" office:string-value="95">
            <text:p>95</text:p>
          </table:table-cell>
          <table:table-cell table:formula="of:=CONCATENATE(&quot;S&quot;;[.C97];&quot;=&quot;)" office:value-type="string" office:string-value="S95=">
            <text:p>S95=</text:p>
          </table:table-cell>
        </table:table-row>
        <table:table-row table:style-name="ro1">
          <table:table-cell office:value-type="string">
            <text:p><text:span text:style-name="T1">skill.96=</text:span><text:span text:style-name="T2">Transcend</text:span><text:span text:style-name="T1"> </text:span><text:span text:style-name="T2">Armor</text:span></text:p>
          </table:table-cell>
          <table:table-cell table:formula="of:=MID([.A98];SEARCH(&quot;=&quot;;[.A98])+1;LEN([.A98]))" office:value-type="string" office:string-value="Transcend Armor">
            <text:p>Transcend Armor</text:p>
          </table:table-cell>
          <table:table-cell table:formula="of:=MID([.A98];7;SEARCH(&quot;=&quot;;[.A98])-7)" office:value-type="string" office:string-value="96">
            <text:p>96</text:p>
          </table:table-cell>
          <table:table-cell table:formula="of:=CONCATENATE(&quot;S&quot;;[.C98];&quot;=&quot;)" office:value-type="string" office:string-value="S96=">
            <text:p>S96=</text:p>
          </table:table-cell>
        </table:table-row>
        <table:table-row table:style-name="ro1">
          <table:table-cell office:value-type="string">
            <text:p><text:span text:style-name="T1">skill.97=</text:span><text:span text:style-name="T2">Spell</text:span><text:span text:style-name="T1"> </text:span><text:span text:style-name="T2">Mastery</text:span></text:p>
          </table:table-cell>
          <table:table-cell table:formula="of:=MID([.A99];SEARCH(&quot;=&quot;;[.A99])+1;LEN([.A99]))" office:value-type="string" office:string-value="Spell Mastery">
            <text:p>Spell Mastery</text:p>
          </table:table-cell>
          <table:table-cell table:formula="of:=MID([.A99];7;SEARCH(&quot;=&quot;;[.A99])-7)" office:value-type="string" office:string-value="97">
            <text:p>97</text:p>
          </table:table-cell>
          <table:table-cell table:formula="of:=CONCATENATE(&quot;S&quot;;[.C99];&quot;=&quot;)" office:value-type="string" office:string-value="S97=">
            <text:p>S97=</text:p>
          </table:table-cell>
        </table:table-row>
        <table:table-row table:style-name="ro1">
          <table:table-cell office:value-type="string">
            <text:p><text:span text:style-name="T1">skill.98=</text:span><text:span text:style-name="T2">Attunement</text:span></text:p>
          </table:table-cell>
          <table:table-cell table:formula="of:=MID([.A100];SEARCH(&quot;=&quot;;[.A100])+1;LEN([.A100]))" office:value-type="string" office:string-value="Attunement">
            <text:p>Attunement</text:p>
          </table:table-cell>
          <table:table-cell table:formula="of:=MID([.A100];7;SEARCH(&quot;=&quot;;[.A100])-7)" office:value-type="string" office:string-value="98">
            <text:p>98</text:p>
          </table:table-cell>
          <table:table-cell table:formula="of:=CONCATENATE(&quot;S&quot;;[.C100];&quot;=&quot;)" office:value-type="string" office:string-value="S98=">
            <text:p>S98=</text:p>
          </table:table-cell>
        </table:table-row>
        <table:table-row table:style-name="ro1">
          <table:table-cell office:value-type="string">
            <text:p><text:span text:style-name="T1">skill.99=</text:span><text:span text:style-name="T2">Hide</text:span><text:span text:style-name="T1"> </text:span><text:span text:style-name="T2">Magic</text:span></text:p>
          </table:table-cell>
          <table:table-cell table:formula="of:=MID([.A101];SEARCH(&quot;=&quot;;[.A101])+1;LEN([.A101]))" office:value-type="string" office:string-value="Hide Magic">
            <text:p>Hide Magic</text:p>
          </table:table-cell>
          <table:table-cell table:formula="of:=MID([.A101];7;SEARCH(&quot;=&quot;;[.A101])-7)" office:value-type="string" office:string-value="99">
            <text:p>99</text:p>
          </table:table-cell>
          <table:table-cell table:formula="of:=CONCATENATE(&quot;S&quot;;[.C101];&quot;=&quot;)" office:value-type="string" office:string-value="S99=">
            <text:p>S99=</text:p>
          </table:table-cell>
        </table:table-row>
        <table:table-row table:style-name="ro1">
          <table:table-cell office:value-type="string">
            <text:p><text:span text:style-name="T1">skill.100=</text:span><text:span text:style-name="T2">Power</text:span><text:span text:style-name="T1"> </text:span><text:span text:style-name="T2">Perception</text:span></text:p>
          </table:table-cell>
          <table:table-cell table:formula="of:=MID([.A102];SEARCH(&quot;=&quot;;[.A102])+1;LEN([.A102]))" office:value-type="string" office:string-value="Power Perception">
            <text:p>Power Perception</text:p>
          </table:table-cell>
          <table:table-cell table:formula="of:=MID([.A102];7;SEARCH(&quot;=&quot;;[.A102])-7)" office:value-type="string" office:string-value="100">
            <text:p>100</text:p>
          </table:table-cell>
          <table:table-cell table:formula="of:=CONCATENATE(&quot;S&quot;;[.C102];&quot;=&quot;)" office:value-type="string" office:string-value="S100=">
            <text:p>S100=</text:p>
          </table:table-cell>
        </table:table-row>
        <table:table-row table:style-name="ro1">
          <table:table-cell office:value-type="string">
            <text:p><text:span text:style-name="T1">skill.101=</text:span><text:span text:style-name="T2">Read</text:span><text:span text:style-name="T1"> </text:span><text:span text:style-name="T2">Runes</text:span></text:p>
          </table:table-cell>
          <table:table-cell table:formula="of:=MID([.A103];SEARCH(&quot;=&quot;;[.A103])+1;LEN([.A103]))" office:value-type="string" office:string-value="Read Runes">
            <text:p>Read Runes</text:p>
          </table:table-cell>
          <table:table-cell table:formula="of:=MID([.A103];7;SEARCH(&quot;=&quot;;[.A103])-7)" office:value-type="string" office:string-value="101">
            <text:p>101</text:p>
          </table:table-cell>
          <table:table-cell table:formula="of:=CONCATENATE(&quot;S&quot;;[.C103];&quot;=&quot;)" office:value-type="string" office:string-value="S101=">
            <text:p>S101=</text:p>
          </table:table-cell>
        </table:table-row>
        <table:table-row table:style-name="ro1">
          <table:table-cell office:value-type="string">
            <text:p><text:span text:style-name="T1">skill.102=</text:span><text:span text:style-name="T2">Divination</text:span></text:p>
          </table:table-cell>
          <table:table-cell table:formula="of:=MID([.A104];SEARCH(&quot;=&quot;;[.A104])+1;LEN([.A104]))" office:value-type="string" office:string-value="Divination">
            <text:p>Divination</text:p>
          </table:table-cell>
          <table:table-cell table:formula="of:=MID([.A104];7;SEARCH(&quot;=&quot;;[.A104])-7)" office:value-type="string" office:string-value="102">
            <text:p>102</text:p>
          </table:table-cell>
          <table:table-cell table:formula="of:=CONCATENATE(&quot;S&quot;;[.C104];&quot;=&quot;)" office:value-type="string" office:string-value="S102=">
            <text:p>S102=</text:p>
          </table:table-cell>
        </table:table-row>
        <table:table-row table:style-name="ro1">
          <table:table-cell office:value-type="string">
            <text:p><text:span text:style-name="T1">skill.104=</text:span><text:span text:style-name="T2">Streetwise</text:span></text:p>
          </table:table-cell>
          <table:table-cell table:formula="of:=MID([.A105];SEARCH(&quot;=&quot;;[.A105])+1;LEN([.A105]))" office:value-type="string" office:string-value="Streetwise">
            <text:p>Streetwise</text:p>
          </table:table-cell>
          <table:table-cell table:formula="of:=MID([.A105];7;SEARCH(&quot;=&quot;;[.A105])-7)" office:value-type="string" office:string-value="104">
            <text:p>104</text:p>
          </table:table-cell>
          <table:table-cell table:formula="of:=CONCATENATE(&quot;S&quot;;[.C105];&quot;=&quot;)" office:value-type="string" office:string-value="S104=">
            <text:p>S104=</text:p>
          </table:table-cell>
        </table:table-row>
        <table:table-row table:style-name="ro1">
          <table:table-cell office:value-type="string">
            <text:p><text:span text:style-name="T1">skill.105=</text:span><text:span text:style-name="T2">Contacting</text:span></text:p>
          </table:table-cell>
          <table:table-cell table:formula="of:=MID([.A106];SEARCH(&quot;=&quot;;[.A106])+1;LEN([.A106]))" office:value-type="string" office:string-value="Contacting">
            <text:p>Contacting</text:p>
          </table:table-cell>
          <table:table-cell table:formula="of:=MID([.A106];7;SEARCH(&quot;=&quot;;[.A106])-7)" office:value-type="string" office:string-value="105">
            <text:p>105</text:p>
          </table:table-cell>
          <table:table-cell table:formula="of:=CONCATENATE(&quot;S&quot;;[.C106];&quot;=&quot;)" office:value-type="string" office:string-value="S105=">
            <text:p>S105=</text:p>
          </table:table-cell>
        </table:table-row>
        <table:table-row table:style-name="ro1">
          <table:table-cell office:value-type="string">
            <text:p><text:span text:style-name="T1">skill.106=</text:span><text:span text:style-name="T2">Scrounging</text:span></text:p>
          </table:table-cell>
          <table:table-cell table:formula="of:=MID([.A107];SEARCH(&quot;=&quot;;[.A107])+1;LEN([.A107]))" office:value-type="string" office:string-value="Scrounging">
            <text:p>Scrounging</text:p>
          </table:table-cell>
          <table:table-cell table:formula="of:=MID([.A107];7;SEARCH(&quot;=&quot;;[.A107])-7)" office:value-type="string" office:string-value="106">
            <text:p>106</text:p>
          </table:table-cell>
          <table:table-cell table:formula="of:=CONCATENATE(&quot;S&quot;;[.C107];&quot;=&quot;)" office:value-type="string" office:string-value="S106=">
            <text:p>S106=</text:p>
          </table:table-cell>
        </table:table-row>
        <table:table-row table:style-name="ro1">
          <table:table-cell office:value-type="string">
            <text:p><text:span text:style-name="T1">skill.107=</text:span><text:span text:style-name="T2">Mingling</text:span></text:p>
          </table:table-cell>
          <table:table-cell table:formula="of:=MID([.A108];SEARCH(&quot;=&quot;;[.A108])+1;LEN([.A108]))" office:value-type="string" office:string-value="Mingling">
            <text:p>Mingling</text:p>
          </table:table-cell>
          <table:table-cell table:formula="of:=MID([.A108];7;SEARCH(&quot;=&quot;;[.A108])-7)" office:value-type="string" office:string-value="107">
            <text:p>107</text:p>
          </table:table-cell>
          <table:table-cell table:formula="of:=CONCATENATE(&quot;S&quot;;[.C108];&quot;=&quot;)" office:value-type="string" office:string-value="S107=">
            <text:p>S107=</text:p>
          </table:table-cell>
        </table:table-row>
        <table:table-row table:style-name="ro1">
          <table:table-cell office:value-type="string">
            <text:p><text:span text:style-name="T1">skill.108=</text:span><text:span text:style-name="T2">Operating</text:span><text:span text:style-name="T1"> </text:span><text:span text:style-name="T2">Equipment</text:span></text:p>
          </table:table-cell>
          <table:table-cell table:formula="of:=MID([.A109];SEARCH(&quot;=&quot;;[.A109])+1;LEN([.A109]))" office:value-type="string" office:string-value="Operating Equipment">
            <text:p>Operating Equipment</text:p>
          </table:table-cell>
          <table:table-cell table:formula="of:=MID([.A109];7;SEARCH(&quot;=&quot;;[.A109])-7)" office:value-type="string" office:string-value="108">
            <text:p>108</text:p>
          </table:table-cell>
          <table:table-cell table:formula="of:=CONCATENATE(&quot;S&quot;;[.C109];&quot;=&quot;)" office:value-type="string" office:string-value="S108=">
            <text:p>S108=</text:p>
          </table:table-cell>
        </table:table-row>
        <table:table-row table:style-name="ro1">
          <table:table-cell office:value-type="string">
            <text:p><text:span text:style-name="T1">skill.109=</text:span><text:span text:style-name="T2">Begging</text:span></text:p>
          </table:table-cell>
          <table:table-cell table:formula="of:=MID([.A110];SEARCH(&quot;=&quot;;[.A110])+1;LEN([.A110]))" office:value-type="string" office:string-value="Begging">
            <text:p>Begging</text:p>
          </table:table-cell>
          <table:table-cell table:formula="of:=MID([.A110];7;SEARCH(&quot;=&quot;;[.A110])-7)" office:value-type="string" office:string-value="109">
            <text:p>109</text:p>
          </table:table-cell>
          <table:table-cell table:formula="of:=CONCATENATE(&quot;S&quot;;[.C110];&quot;=&quot;)" office:value-type="string" office:string-value="S109=">
            <text:p>S109=</text:p>
          </table:table-cell>
        </table:table-row>
        <table:table-row table:style-name="ro1">
          <table:table-cell office:value-type="string">
            <text:p><text:span text:style-name="T1">skill.110=</text:span><text:span text:style-name="T2">First</text:span><text:span text:style-name="T1"> </text:span><text:span text:style-name="T2">Aid</text:span></text:p>
          </table:table-cell>
          <table:table-cell table:formula="of:=MID([.A111];SEARCH(&quot;=&quot;;[.A111])+1;LEN([.A111]))" office:value-type="string" office:string-value="First Aid">
            <text:p>First Aid</text:p>
          </table:table-cell>
          <table:table-cell table:formula="of:=MID([.A111];7;SEARCH(&quot;=&quot;;[.A111])-7)" office:value-type="string" office:string-value="110">
            <text:p>110</text:p>
          </table:table-cell>
          <table:table-cell table:formula="of:=CONCATENATE(&quot;S&quot;;[.C111];&quot;=&quot;)" office:value-type="string" office:string-value="S110=">
            <text:p>S110=</text:p>
          </table:table-cell>
        </table:table-row>
        <table:table-row table:style-name="ro1">
          <table:table-cell office:value-type="string">
            <text:p><text:span text:style-name="T1">skill.111=</text:span><text:span text:style-name="T2">Gambling</text:span></text:p>
          </table:table-cell>
          <table:table-cell table:formula="of:=MID([.A112];SEARCH(&quot;=&quot;;[.A112])+1;LEN([.A112]))" office:value-type="string" office:string-value="Gambling">
            <text:p>Gambling</text:p>
          </table:table-cell>
          <table:table-cell table:formula="of:=MID([.A112];7;SEARCH(&quot;=&quot;;[.A112])-7)" office:value-type="string" office:string-value="111">
            <text:p>111</text:p>
          </table:table-cell>
          <table:table-cell table:formula="of:=CONCATENATE(&quot;S&quot;;[.C112];&quot;=&quot;)" office:value-type="string" office:string-value="S111=">
            <text:p>S111=</text:p>
          </table:table-cell>
        </table:table-row>
        <table:table-row table:style-name="ro1">
          <table:table-cell office:value-type="string">
            <text:p><text:span text:style-name="T1">skill.112=</text:span><text:span text:style-name="T2">Mapping</text:span></text:p>
          </table:table-cell>
          <table:table-cell table:formula="of:=MID([.A113];SEARCH(&quot;=&quot;;[.A113])+1;LEN([.A113]))" office:value-type="string" office:string-value="Mapping">
            <text:p>Mapping</text:p>
          </table:table-cell>
          <table:table-cell table:formula="of:=MID([.A113];7;SEARCH(&quot;=&quot;;[.A113])-7)" office:value-type="string" office:string-value="112">
            <text:p>112</text:p>
          </table:table-cell>
          <table:table-cell table:formula="of:=CONCATENATE(&quot;S&quot;;[.C113];&quot;=&quot;)" office:value-type="string" office:string-value="S112=">
            <text:p>S112=</text:p>
          </table:table-cell>
        </table:table-row>
        <table:table-row table:style-name="ro1">
          <table:table-cell office:value-type="string">
            <text:p><text:span text:style-name="T1">skill.113=</text:span><text:span text:style-name="T2">Orienteering</text:span></text:p>
          </table:table-cell>
          <table:table-cell table:formula="of:=MID([.A114];SEARCH(&quot;=&quot;;[.A114])+1;LEN([.A114]))" office:value-type="string" office:string-value="Orienteering">
            <text:p>Orienteering</text:p>
          </table:table-cell>
          <table:table-cell table:formula="of:=MID([.A114];7;SEARCH(&quot;=&quot;;[.A114])-7)" office:value-type="string" office:string-value="113">
            <text:p>113</text:p>
          </table:table-cell>
          <table:table-cell table:formula="of:=CONCATENATE(&quot;S&quot;;[.C114];&quot;=&quot;)" office:value-type="string" office:string-value="S113=">
            <text:p>S113=</text:p>
          </table:table-cell>
        </table:table-row>
        <table:table-row table:style-name="ro1">
          <table:table-cell office:value-type="string">
            <text:p><text:span text:style-name="T1">skill.114=</text:span><text:span text:style-name="T2">Sailing</text:span></text:p>
          </table:table-cell>
          <table:table-cell table:formula="of:=MID([.A115];SEARCH(&quot;=&quot;;[.A115])+1;LEN([.A115]))" office:value-type="string" office:string-value="Sailing">
            <text:p>Sailing</text:p>
          </table:table-cell>
          <table:table-cell table:formula="of:=MID([.A115];7;SEARCH(&quot;=&quot;;[.A115])-7)" office:value-type="string" office:string-value="114">
            <text:p>114</text:p>
          </table:table-cell>
          <table:table-cell table:formula="of:=CONCATENATE(&quot;S&quot;;[.C115];&quot;=&quot;)" office:value-type="string" office:string-value="S114=">
            <text:p>S114=</text:p>
          </table:table-cell>
        </table:table-row>
        <table:table-row table:style-name="ro1">
          <table:table-cell office:value-type="string">
            <text:p><text:span text:style-name="T1">skill.115=</text:span><text:span text:style-name="T2">Tactical</text:span><text:span text:style-name="T1"> </text:span><text:span text:style-name="T2">Games</text:span></text:p>
          </table:table-cell>
          <table:table-cell table:formula="of:=MID([.A116];SEARCH(&quot;=&quot;;[.A116])+1;LEN([.A116]))" office:value-type="string" office:string-value="Tactical Games">
            <text:p>Tactical Games</text:p>
          </table:table-cell>
          <table:table-cell table:formula="of:=MID([.A116];7;SEARCH(&quot;=&quot;;[.A116])-7)" office:value-type="string" office:string-value="115">
            <text:p>115</text:p>
          </table:table-cell>
          <table:table-cell table:formula="of:=CONCATENATE(&quot;S&quot;;[.C116];&quot;=&quot;)" office:value-type="string" office:string-value="S115=">
            <text:p>S115=</text:p>
          </table:table-cell>
        </table:table-row>
        <table:table-row table:style-name="ro1">
          <table:table-cell office:value-type="string">
            <text:p><text:span text:style-name="T1">skill.116=</text:span><text:span text:style-name="T2">Using</text:span><text:span text:style-name="T1"> </text:span><text:span text:style-name="T2">Prepared</text:span><text:span text:style-name="T1"> </text:span><text:span text:style-name="T2">Herbs</text:span></text:p>
          </table:table-cell>
          <table:table-cell table:formula="of:=MID([.A117];SEARCH(&quot;=&quot;;[.A117])+1;LEN([.A117]))" office:value-type="string" office:string-value="Using Prepared Herbs">
            <text:p>Using Prepared Herbs</text:p>
          </table:table-cell>
          <table:table-cell table:formula="of:=MID([.A117];7;SEARCH(&quot;=&quot;;[.A117])-7)" office:value-type="string" office:string-value="116">
            <text:p>116</text:p>
          </table:table-cell>
          <table:table-cell table:formula="of:=CONCATENATE(&quot;S&quot;;[.C117];&quot;=&quot;)" office:value-type="string" office:string-value="S116=">
            <text:p>S116=</text:p>
          </table:table-cell>
        </table:table-row>
        <table:table-row table:style-name="ro1">
          <table:table-cell office:value-type="string">
            <text:p><text:span text:style-name="T1">skill.117=</text:span><text:span text:style-name="T2">Siege</text:span><text:span text:style-name="T1"> </text:span><text:span text:style-name="T2">Engineering</text:span></text:p>
          </table:table-cell>
          <table:table-cell table:formula="of:=MID([.A118];SEARCH(&quot;=&quot;;[.A118])+1;LEN([.A118]))" office:value-type="string" office:string-value="Siege Engineering">
            <text:p>Siege Engineering</text:p>
          </table:table-cell>
          <table:table-cell table:formula="of:=MID([.A118];7;SEARCH(&quot;=&quot;;[.A118])-7)" office:value-type="string" office:string-value="117">
            <text:p>117</text:p>
          </table:table-cell>
          <table:table-cell table:formula="of:=CONCATENATE(&quot;S&quot;;[.C118];&quot;=&quot;)" office:value-type="string" office:string-value="S117=">
            <text:p>S117=</text:p>
          </table:table-cell>
        </table:table-row>
        <table:table-row table:style-name="ro1">
          <table:table-cell office:value-type="string">
            <text:p><text:span text:style-name="T1">skill.118=</text:span><text:span text:style-name="T2">Gimmickry</text:span></text:p>
          </table:table-cell>
          <table:table-cell table:formula="of:=MID([.A119];SEARCH(&quot;=&quot;;[.A119])+1;LEN([.A119]))" office:value-type="string" office:string-value="Gimmickry">
            <text:p>Gimmickry</text:p>
          </table:table-cell>
          <table:table-cell table:formula="of:=MID([.A119];7;SEARCH(&quot;=&quot;;[.A119])-7)" office:value-type="string" office:string-value="118">
            <text:p>118</text:p>
          </table:table-cell>
          <table:table-cell table:formula="of:=CONCATENATE(&quot;S&quot;;[.C119];&quot;=&quot;)" office:value-type="string" office:string-value="S118=">
            <text:p>S118=</text:p>
          </table:table-cell>
        </table:table-row>
        <table:table-row table:style-name="ro1">
          <table:table-cell office:value-type="string">
            <text:p><text:span text:style-name="T1">skill.119=</text:span><text:span text:style-name="T2">Midwifery</text:span></text:p>
          </table:table-cell>
          <table:table-cell table:formula="of:=MID([.A120];SEARCH(&quot;=&quot;;[.A120])+1;LEN([.A120]))" office:value-type="string" office:string-value="Midwifery">
            <text:p>Midwifery</text:p>
          </table:table-cell>
          <table:table-cell table:formula="of:=MID([.A120];7;SEARCH(&quot;=&quot;;[.A120])-7)" office:value-type="string" office:string-value="119">
            <text:p>119</text:p>
          </table:table-cell>
          <table:table-cell table:formula="of:=CONCATENATE(&quot;S&quot;;[.C120];&quot;=&quot;)" office:value-type="string" office:string-value="S119=">
            <text:p>S119=</text:p>
          </table:table-cell>
        </table:table-row>
        <table:table-row table:style-name="ro1">
          <table:table-cell office:value-type="string">
            <text:p><text:span text:style-name="T1">skill.120=</text:span><text:span text:style-name="T2">Prepare</text:span><text:span text:style-name="T1"> </text:span><text:span text:style-name="T2">Poisons</text:span></text:p>
          </table:table-cell>
          <table:table-cell table:formula="of:=MID([.A121];SEARCH(&quot;=&quot;;[.A121])+1;LEN([.A121]))" office:value-type="string" office:string-value="Prepare Poisons">
            <text:p>Prepare Poisons</text:p>
          </table:table-cell>
          <table:table-cell table:formula="of:=MID([.A121];7;SEARCH(&quot;=&quot;;[.A121])-7)" office:value-type="string" office:string-value="120">
            <text:p>120</text:p>
          </table:table-cell>
          <table:table-cell table:formula="of:=CONCATENATE(&quot;S&quot;;[.C121];&quot;=&quot;)" office:value-type="string" office:string-value="S120=">
            <text:p>S120=</text:p>
          </table:table-cell>
        </table:table-row>
        <table:table-row table:style-name="ro1">
          <table:table-cell office:value-type="string">
            <text:p><text:span text:style-name="T1">skill.121=</text:span><text:span text:style-name="T2">Hypnosis</text:span></text:p>
          </table:table-cell>
          <table:table-cell table:formula="of:=MID([.A122];SEARCH(&quot;=&quot;;[.A122])+1;LEN([.A122]))" office:value-type="string" office:string-value="Hypnosis">
            <text:p>Hypnosis</text:p>
          </table:table-cell>
          <table:table-cell table:formula="of:=MID([.A122];7;SEARCH(&quot;=&quot;;[.A122])-7)" office:value-type="string" office:string-value="121">
            <text:p>121</text:p>
          </table:table-cell>
          <table:table-cell table:formula="of:=CONCATENATE(&quot;S&quot;;[.C122];&quot;=&quot;)" office:value-type="string" office:string-value="S121=">
            <text:p>S121=</text:p>
          </table:table-cell>
        </table:table-row>
        <table:table-row table:style-name="ro1">
          <table:table-cell office:value-type="string">
            <text:p><text:span text:style-name="T1">skill.122=</text:span><text:span text:style-name="T2">Cartography</text:span></text:p>
          </table:table-cell>
          <table:table-cell table:formula="of:=MID([.A123];SEARCH(&quot;=&quot;;[.A123])+1;LEN([.A123]))" office:value-type="string" office:string-value="Cartography">
            <text:p>Cartography</text:p>
          </table:table-cell>
          <table:table-cell table:formula="of:=MID([.A123];7;SEARCH(&quot;=&quot;;[.A123])-7)" office:value-type="string" office:string-value="122">
            <text:p>122</text:p>
          </table:table-cell>
          <table:table-cell table:formula="of:=CONCATENATE(&quot;S&quot;;[.C123];&quot;=&quot;)" office:value-type="string" office:string-value="S122=">
            <text:p>S122=</text:p>
          </table:table-cell>
        </table:table-row>
        <table:table-row table:style-name="ro1">
          <table:table-cell office:value-type="string">
            <text:p><text:span text:style-name="T1">skill.123=</text:span><text:span text:style-name="T2">Prepare</text:span><text:span text:style-name="T1"> </text:span><text:span text:style-name="T2">Herbs</text:span></text:p>
          </table:table-cell>
          <table:table-cell table:formula="of:=MID([.A124];SEARCH(&quot;=&quot;;[.A124])+1;LEN([.A124]))" office:value-type="string" office:string-value="Prepare Herbs">
            <text:p>Prepare Herbs</text:p>
          </table:table-cell>
          <table:table-cell table:formula="of:=MID([.A124];7;SEARCH(&quot;=&quot;;[.A124])-7)" office:value-type="string" office:string-value="123">
            <text:p>123</text:p>
          </table:table-cell>
          <table:table-cell table:formula="of:=CONCATENATE(&quot;S&quot;;[.C124];&quot;=&quot;)" office:value-type="string" office:string-value="S123=">
            <text:p>S123=</text:p>
          </table:table-cell>
        </table:table-row>
        <table:table-row table:style-name="ro1">
          <table:table-cell office:value-type="string">
            <text:p><text:span text:style-name="T1">skill.124=</text:span><text:span text:style-name="T2">Evaluate</text:span><text:span text:style-name="T1"> </text:span><text:span text:style-name="T2">Metal</text:span></text:p>
          </table:table-cell>
          <table:table-cell table:formula="of:=MID([.A125];SEARCH(&quot;=&quot;;[.A125])+1;LEN([.A125]))" office:value-type="string" office:string-value="Evaluate Metal">
            <text:p>Evaluate Metal</text:p>
          </table:table-cell>
          <table:table-cell table:formula="of:=MID([.A125];7;SEARCH(&quot;=&quot;;[.A125])-7)" office:value-type="string" office:string-value="124">
            <text:p>124</text:p>
          </table:table-cell>
          <table:table-cell table:formula="of:=CONCATENATE(&quot;S&quot;;[.C125];&quot;=&quot;)" office:value-type="string" office:string-value="S124=">
            <text:p>S124=</text:p>
          </table:table-cell>
        </table:table-row>
        <table:table-row table:style-name="ro1">
          <table:table-cell office:value-type="string">
            <text:p><text:span text:style-name="T1">skill.125=</text:span><text:span text:style-name="T2">Navigation</text:span></text:p>
          </table:table-cell>
          <table:table-cell table:formula="of:=MID([.A126];SEARCH(&quot;=&quot;;[.A126])+1;LEN([.A126]))" office:value-type="string" office:string-value="Navigation">
            <text:p>Navigation</text:p>
          </table:table-cell>
          <table:table-cell table:formula="of:=MID([.A126];7;SEARCH(&quot;=&quot;;[.A126])-7)" office:value-type="string" office:string-value="125">
            <text:p>125</text:p>
          </table:table-cell>
          <table:table-cell table:formula="of:=CONCATENATE(&quot;S&quot;;[.C126];&quot;=&quot;)" office:value-type="string" office:string-value="S125=">
            <text:p>S125=</text:p>
          </table:table-cell>
        </table:table-row>
        <table:table-row table:style-name="ro1">
          <table:table-cell office:value-type="string">
            <text:p><text:span text:style-name="T1">skill.126=</text:span><text:span text:style-name="T2">Evaluate</text:span><text:span text:style-name="T1"> </text:span><text:span text:style-name="T2">Armor</text:span></text:p>
          </table:table-cell>
          <table:table-cell table:formula="of:=MID([.A127];SEARCH(&quot;=&quot;;[.A127])+1;LEN([.A127]))" office:value-type="string" office:string-value="Evaluate Armor">
            <text:p>Evaluate Armor</text:p>
          </table:table-cell>
          <table:table-cell table:formula="of:=MID([.A127];7;SEARCH(&quot;=&quot;;[.A127])-7)" office:value-type="string" office:string-value="126">
            <text:p>126</text:p>
          </table:table-cell>
          <table:table-cell table:formula="of:=CONCATENATE(&quot;S&quot;;[.C127];&quot;=&quot;)" office:value-type="string" office:string-value="S126=">
            <text:p>S126=</text:p>
          </table:table-cell>
        </table:table-row>
        <table:table-row table:style-name="ro1">
          <table:table-cell office:value-type="string">
            <text:p><text:span text:style-name="T1">skill.176=</text:span><text:span text:style-name="T2">Appraisal</text:span></text:p>
          </table:table-cell>
          <table:table-cell table:formula="of:=MID([.A128];SEARCH(&quot;=&quot;;[.A128])+1;LEN([.A128]))" office:value-type="string" office:string-value="Appraisal">
            <text:p>Appraisal</text:p>
          </table:table-cell>
          <table:table-cell table:formula="of:=MID([.A128];7;SEARCH(&quot;=&quot;;[.A128])-7)" office:value-type="string" office:string-value="176">
            <text:p>176</text:p>
          </table:table-cell>
          <table:table-cell table:formula="of:=CONCATENATE(&quot;S&quot;;[.C128];&quot;=&quot;)" office:value-type="string" office:string-value="S176=">
            <text:p>S176=</text:p>
          </table:table-cell>
        </table:table-row>
        <table:table-row table:style-name="ro1">
          <table:table-cell office:value-type="string">
            <text:p><text:span text:style-name="T1">skill.127=</text:span><text:span text:style-name="T2">Evaluate</text:span><text:span text:style-name="T1"> </text:span><text:span text:style-name="T2">Stone</text:span></text:p>
          </table:table-cell>
          <table:table-cell table:formula="of:=MID([.A129];SEARCH(&quot;=&quot;;[.A129])+1;LEN([.A129]))" office:value-type="string" office:string-value="Evaluate Stone">
            <text:p>Evaluate Stone</text:p>
          </table:table-cell>
          <table:table-cell table:formula="of:=MID([.A129];7;SEARCH(&quot;=&quot;;[.A129])-7)" office:value-type="string" office:string-value="127">
            <text:p>127</text:p>
          </table:table-cell>
          <table:table-cell table:formula="of:=CONCATENATE(&quot;S&quot;;[.C129];&quot;=&quot;)" office:value-type="string" office:string-value="S127=">
            <text:p>S127=</text:p>
          </table:table-cell>
        </table:table-row>
        <table:table-row table:style-name="ro1">
          <table:table-cell office:value-type="string">
            <text:p><text:span text:style-name="T1">skill.128=</text:span><text:span text:style-name="T2">Boat</text:span><text:span text:style-name="T1"> </text:span><text:span text:style-name="T2">Pilot</text:span></text:p>
          </table:table-cell>
          <table:table-cell table:formula="of:=MID([.A130];SEARCH(&quot;=&quot;;[.A130])+1;LEN([.A130]))" office:value-type="string" office:string-value="Boat Pilot">
            <text:p>Boat Pilot</text:p>
          </table:table-cell>
          <table:table-cell table:formula="of:=MID([.A130];7;SEARCH(&quot;=&quot;;[.A130])-7)" office:value-type="string" office:string-value="128">
            <text:p>128</text:p>
          </table:table-cell>
          <table:table-cell table:formula="of:=CONCATENATE(&quot;S&quot;;[.C130];&quot;=&quot;)" office:value-type="string" office:string-value="S128=">
            <text:p>S128=</text:p>
          </table:table-cell>
        </table:table-row>
        <table:table-row table:style-name="ro1">
          <table:table-cell office:value-type="string">
            <text:p><text:span text:style-name="T1">skill.129=</text:span><text:span text:style-name="T2">Tactics</text:span></text:p>
          </table:table-cell>
          <table:table-cell table:formula="of:=MID([.A131];SEARCH(&quot;=&quot;;[.A131])+1;LEN([.A131]))" office:value-type="string" office:string-value="Tactics">
            <text:p>Tactics</text:p>
          </table:table-cell>
          <table:table-cell table:formula="of:=MID([.A131];7;SEARCH(&quot;=&quot;;[.A131])-7)" office:value-type="string" office:string-value="129">
            <text:p>129</text:p>
          </table:table-cell>
          <table:table-cell table:formula="of:=CONCATENATE(&quot;S&quot;;[.C131];&quot;=&quot;)" office:value-type="string" office:string-value="S129=">
            <text:p>S129=</text:p>
          </table:table-cell>
        </table:table-row>
        <table:table-row table:style-name="ro1">
          <table:table-cell office:value-type="string">
            <text:p><text:span text:style-name="T1">skill.130=</text:span><text:span text:style-name="T2">Administration</text:span></text:p>
          </table:table-cell>
          <table:table-cell table:formula="of:=MID([.A132];SEARCH(&quot;=&quot;;[.A132])+1;LEN([.A132]))" office:value-type="string" office:string-value="Administration">
            <text:p>Administration</text:p>
          </table:table-cell>
          <table:table-cell table:formula="of:=MID([.A132];7;SEARCH(&quot;=&quot;;[.A132])-7)" office:value-type="string" office:string-value="130">
            <text:p>130</text:p>
          </table:table-cell>
          <table:table-cell table:formula="of:=CONCATENATE(&quot;S&quot;;[.C132];&quot;=&quot;)" office:value-type="string" office:string-value="S130=">
            <text:p>S130=</text:p>
          </table:table-cell>
        </table:table-row>
        <table:table-row table:style-name="ro1">
          <table:table-cell office:value-type="string">
            <text:p><text:span text:style-name="T1">skill.131=</text:span><text:span text:style-name="T2">Evaluate</text:span><text:span text:style-name="T1"> </text:span><text:span text:style-name="T2">Weapon</text:span></text:p>
          </table:table-cell>
          <table:table-cell table:formula="of:=MID([.A133];SEARCH(&quot;=&quot;;[.A133])+1;LEN([.A133]))" office:value-type="string" office:string-value="Evaluate Weapon">
            <text:p>Evaluate Weapon</text:p>
          </table:table-cell>
          <table:table-cell table:formula="of:=MID([.A133];7;SEARCH(&quot;=&quot;;[.A133])-7)" office:value-type="string" office:string-value="131">
            <text:p>131</text:p>
          </table:table-cell>
          <table:table-cell table:formula="of:=CONCATENATE(&quot;S&quot;;[.C133];&quot;=&quot;)" office:value-type="string" office:string-value="S131=">
            <text:p>S131=</text:p>
          </table:table-cell>
        </table:table-row>
        <table:table-row table:style-name="ro1">
          <table:table-cell office:value-type="string">
            <text:p><text:span text:style-name="T1">skill.132=</text:span><text:span text:style-name="T2">Architecure</text:span></text:p>
          </table:table-cell>
          <table:table-cell table:formula="of:=MID([.A134];SEARCH(&quot;=&quot;;[.A134])+1;LEN([.A134]))" office:value-type="string" office:string-value="Architecure">
            <text:p>Architecure</text:p>
          </table:table-cell>
          <table:table-cell table:formula="of:=MID([.A134];7;SEARCH(&quot;=&quot;;[.A134])-7)" office:value-type="string" office:string-value="132">
            <text:p>132</text:p>
          </table:table-cell>
          <table:table-cell table:formula="of:=CONCATENATE(&quot;S&quot;;[.C134];&quot;=&quot;)" office:value-type="string" office:string-value="S132=">
            <text:p>S132=</text:p>
          </table:table-cell>
        </table:table-row>
        <table:table-row table:style-name="ro1">
          <table:table-cell office:value-type="string">
            <text:p><text:span text:style-name="T1">skill.133=</text:span><text:span text:style-name="T2">Mining</text:span></text:p>
          </table:table-cell>
          <table:table-cell table:formula="of:=MID([.A135];SEARCH(&quot;=&quot;;[.A135])+1;LEN([.A135]))" office:value-type="string" office:string-value="Mining">
            <text:p>Mining</text:p>
          </table:table-cell>
          <table:table-cell table:formula="of:=MID([.A135];7;SEARCH(&quot;=&quot;;[.A135])-7)" office:value-type="string" office:string-value="133">
            <text:p>133</text:p>
          </table:table-cell>
          <table:table-cell table:formula="of:=CONCATENATE(&quot;S&quot;;[.C135];&quot;=&quot;)" office:value-type="string" office:string-value="S133=">
            <text:p>S133=</text:p>
          </table:table-cell>
        </table:table-row>
        <table:table-row table:style-name="ro1">
          <table:table-cell office:value-type="string">
            <text:p><text:span text:style-name="T1">skill.134=</text:span><text:span text:style-name="T2">Surgery</text:span></text:p>
          </table:table-cell>
          <table:table-cell table:formula="of:=MID([.A136];SEARCH(&quot;=&quot;;[.A136])+1;LEN([.A136]))" office:value-type="string" office:string-value="Surgery">
            <text:p>Surgery</text:p>
          </table:table-cell>
          <table:table-cell table:formula="of:=MID([.A136];7;SEARCH(&quot;=&quot;;[.A136])-7)" office:value-type="string" office:string-value="134">
            <text:p>134</text:p>
          </table:table-cell>
          <table:table-cell table:formula="of:=CONCATENATE(&quot;S&quot;;[.C136];&quot;=&quot;)" office:value-type="string" office:string-value="S134=">
            <text:p>S134=</text:p>
          </table:table-cell>
        </table:table-row>
        <table:table-row table:style-name="ro1">
          <table:table-cell office:value-type="string">
            <text:p><text:span text:style-name="T1">skill.135=</text:span><text:span text:style-name="T2">Diagnostics</text:span></text:p>
          </table:table-cell>
          <table:table-cell table:formula="of:=MID([.A137];SEARCH(&quot;=&quot;;[.A137])+1;LEN([.A137]))" office:value-type="string" office:string-value="Diagnostics">
            <text:p>Diagnostics</text:p>
          </table:table-cell>
          <table:table-cell table:formula="of:=MID([.A137];7;SEARCH(&quot;=&quot;;[.A137])-7)" office:value-type="string" office:string-value="135">
            <text:p>135</text:p>
          </table:table-cell>
          <table:table-cell table:formula="of:=CONCATENATE(&quot;S&quot;;[.C137];&quot;=&quot;)" office:value-type="string" office:string-value="S135=">
            <text:p>S135=</text:p>
          </table:table-cell>
        </table:table-row>
        <table:table-row table:style-name="ro1">
          <table:table-cell office:value-type="string">
            <text:p><text:span text:style-name="T1">skill.136=</text:span><text:span text:style-name="T2">Doze</text:span></text:p>
          </table:table-cell>
          <table:table-cell table:formula="of:=MID([.A138];SEARCH(&quot;=&quot;;[.A138])+1;LEN([.A138]))" office:value-type="string" office:string-value="Doze">
            <text:p>Doze</text:p>
          </table:table-cell>
          <table:table-cell table:formula="of:=MID([.A138];7;SEARCH(&quot;=&quot;;[.A138])-7)" office:value-type="string" office:string-value="136">
            <text:p>136</text:p>
          </table:table-cell>
          <table:table-cell table:formula="of:=CONCATENATE(&quot;S&quot;;[.C138];&quot;=&quot;)" office:value-type="string" office:string-value="S136=">
            <text:p>S136=</text:p>
          </table:table-cell>
        </table:table-row>
        <table:table-row table:style-name="ro1">
          <table:table-cell office:value-type="string">
            <text:p><text:span text:style-name="T1">skill.137=</text:span><text:span text:style-name="T2">Engineering</text:span></text:p>
          </table:table-cell>
          <table:table-cell table:formula="of:=MID([.A139];SEARCH(&quot;=&quot;;[.A139])+1;LEN([.A139]))" office:value-type="string" office:string-value="Engineering">
            <text:p>Engineering</text:p>
          </table:table-cell>
          <table:table-cell table:formula="of:=MID([.A139];7;SEARCH(&quot;=&quot;;[.A139])-7)" office:value-type="string" office:string-value="137">
            <text:p>137</text:p>
          </table:table-cell>
          <table:table-cell table:formula="of:=CONCATENATE(&quot;S&quot;;[.C139];&quot;=&quot;)" office:value-type="string" office:string-value="S137=">
            <text:p>S137=</text:p>
          </table:table-cell>
        </table:table-row>
        <table:table-row table:style-name="ro1">
          <table:table-cell office:value-type="string">
            <text:p><text:span text:style-name="T1">skill.138=</text:span><text:span text:style-name="T2">Mechanition</text:span></text:p>
          </table:table-cell>
          <table:table-cell table:formula="of:=MID([.A140];SEARCH(&quot;=&quot;;[.A140])+1;LEN([.A140]))" office:value-type="string" office:string-value="Mechanition">
            <text:p>Mechanition</text:p>
          </table:table-cell>
          <table:table-cell table:formula="of:=MID([.A140];7;SEARCH(&quot;=&quot;;[.A140])-7)" office:value-type="string" office:string-value="138">
            <text:p>138</text:p>
          </table:table-cell>
          <table:table-cell table:formula="of:=CONCATENATE(&quot;S&quot;;[.C140];&quot;=&quot;)" office:value-type="string" office:string-value="S138=">
            <text:p>S138=</text:p>
          </table:table-cell>
        </table:table-row>
        <table:table-row table:style-name="ro1">
          <table:table-cell office:value-type="string">
            <text:p><text:span text:style-name="T1">skill.139=</text:span><text:span text:style-name="T2">Military</text:span><text:span text:style-name="T1"> </text:span><text:span text:style-name="T2">Organization</text:span></text:p>
          </table:table-cell>
          <table:table-cell table:formula="of:=MID([.A141];SEARCH(&quot;=&quot;;[.A141])+1;LEN([.A141]))" office:value-type="string" office:string-value="Military Organization">
            <text:p>Military Organization</text:p>
          </table:table-cell>
          <table:table-cell table:formula="of:=MID([.A141];7;SEARCH(&quot;=&quot;;[.A141])-7)" office:value-type="string" office:string-value="139">
            <text:p>139</text:p>
          </table:table-cell>
          <table:table-cell table:formula="of:=CONCATENATE(&quot;S&quot;;[.C141];&quot;=&quot;)" office:value-type="string" office:string-value="S139=">
            <text:p>S139=</text:p>
          </table:table-cell>
        </table:table-row>
        <table:table-row table:style-name="ro1">
          <table:table-cell office:value-type="string">
            <text:p><text:span text:style-name="T1">skill.140=</text:span><text:span text:style-name="T2">Dowsing</text:span></text:p>
          </table:table-cell>
          <table:table-cell table:formula="of:=MID([.A142];SEARCH(&quot;=&quot;;[.A142])+1;LEN([.A142]))" office:value-type="string" office:string-value="Dowsing">
            <text:p>Dowsing</text:p>
          </table:table-cell>
          <table:table-cell table:formula="of:=MID([.A142];7;SEARCH(&quot;=&quot;;[.A142])-7)" office:value-type="string" office:string-value="140">
            <text:p>140</text:p>
          </table:table-cell>
          <table:table-cell table:formula="of:=CONCATENATE(&quot;S&quot;;[.C142];&quot;=&quot;)" office:value-type="string" office:string-value="S140=">
            <text:p>S140=</text:p>
          </table:table-cell>
        </table:table-row>
        <table:table-row table:style-name="ro1">
          <table:table-cell office:value-type="string">
            <text:p><text:span text:style-name="T1">skill.141=</text:span><text:span text:style-name="T2">Advertising</text:span></text:p>
          </table:table-cell>
          <table:table-cell table:formula="of:=MID([.A143];SEARCH(&quot;=&quot;;[.A143])+1;LEN([.A143]))" office:value-type="string" office:string-value="Advertising">
            <text:p>Advertising</text:p>
          </table:table-cell>
          <table:table-cell table:formula="of:=MID([.A143];7;SEARCH(&quot;=&quot;;[.A143])-7)" office:value-type="string" office:string-value="141">
            <text:p>141</text:p>
          </table:table-cell>
          <table:table-cell table:formula="of:=CONCATENATE(&quot;S&quot;;[.C143];&quot;=&quot;)" office:value-type="string" office:string-value="S141=">
            <text:p>S141=</text:p>
          </table:table-cell>
        </table:table-row>
        <table:table-row table:style-name="ro1">
          <table:table-cell office:value-type="string">
            <text:p><text:span text:style-name="T1">skill.142=</text:span><text:span text:style-name="T2">Second</text:span><text:span text:style-name="T1"> </text:span><text:span text:style-name="T2">Aid</text:span></text:p>
          </table:table-cell>
          <table:table-cell table:formula="of:=MID([.A144];SEARCH(&quot;=&quot;;[.A144])+1;LEN([.A144]))" office:value-type="string" office:string-value="Second Aid">
            <text:p>Second Aid</text:p>
          </table:table-cell>
          <table:table-cell table:formula="of:=MID([.A144];7;SEARCH(&quot;=&quot;;[.A144])-7)" office:value-type="string" office:string-value="142">
            <text:p>142</text:p>
          </table:table-cell>
          <table:table-cell table:formula="of:=CONCATENATE(&quot;S&quot;;[.C144];&quot;=&quot;)" office:value-type="string" office:string-value="S142=">
            <text:p>S142=</text:p>
          </table:table-cell>
        </table:table-row>
        <table:table-row table:style-name="ro1">
          <table:table-cell office:value-type="string">
            <text:p><text:span text:style-name="T1">skill.422=</text:span><text:span text:style-name="T2">Boxing</text:span></text:p>
          </table:table-cell>
          <table:table-cell table:formula="of:=MID([.A145];SEARCH(&quot;=&quot;;[.A145])+1;LEN([.A145]))" office:value-type="string" office:string-value="Boxing">
            <text:p>Boxing</text:p>
          </table:table-cell>
          <table:table-cell table:formula="of:=MID([.A145];7;SEARCH(&quot;=&quot;;[.A145])-7)" office:value-type="string" office:string-value="422">
            <text:p>422</text:p>
          </table:table-cell>
          <table:table-cell table:formula="of:=CONCATENATE(&quot;S&quot;;[.C145];&quot;=&quot;)" office:value-type="string" office:string-value="S422=">
            <text:p>S422=</text:p>
          </table:table-cell>
        </table:table-row>
        <table:table-row table:style-name="ro1">
          <table:table-cell office:value-type="string">
            <text:p><text:span text:style-name="T1">skill.143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1</text:span></text:p>
          </table:table-cell>
          <table:table-cell table:formula="of:=MID([.A146];SEARCH(&quot;=&quot;;[.A146])+1;LEN([.A146]))" office:value-type="string" office:string-value="Martial Arts Striking 1">
            <text:p>Martial Arts Striking 1</text:p>
          </table:table-cell>
          <table:table-cell table:formula="of:=MID([.A146];7;SEARCH(&quot;=&quot;;[.A146])-7)" office:value-type="string" office:string-value="143">
            <text:p>143</text:p>
          </table:table-cell>
          <table:table-cell table:formula="of:=CONCATENATE(&quot;S&quot;;[.C146];&quot;=&quot;)" office:value-type="string" office:string-value="S143=">
            <text:p>S143=</text:p>
          </table:table-cell>
        </table:table-row>
        <table:table-row table:style-name="ro1">
          <table:table-cell office:value-type="string">
            <text:p><text:span text:style-name="T1">skill.144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2</text:span></text:p>
          </table:table-cell>
          <table:table-cell table:formula="of:=MID([.A147];SEARCH(&quot;=&quot;;[.A147])+1;LEN([.A147]))" office:value-type="string" office:string-value="Martial Arts Striking 2">
            <text:p>Martial Arts Striking 2</text:p>
          </table:table-cell>
          <table:table-cell table:formula="of:=MID([.A147];7;SEARCH(&quot;=&quot;;[.A147])-7)" office:value-type="string" office:string-value="144">
            <text:p>144</text:p>
          </table:table-cell>
          <table:table-cell table:formula="of:=CONCATENATE(&quot;S&quot;;[.C147];&quot;=&quot;)" office:value-type="string" office:string-value="S144=">
            <text:p>S144=</text:p>
          </table:table-cell>
        </table:table-row>
        <table:table-row table:style-name="ro1">
          <table:table-cell office:value-type="string">
            <text:p><text:span text:style-name="T1">skill.145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3</text:span></text:p>
          </table:table-cell>
          <table:table-cell table:formula="of:=MID([.A148];SEARCH(&quot;=&quot;;[.A148])+1;LEN([.A148]))" office:value-type="string" office:string-value="Martial Arts Striking 3">
            <text:p>Martial Arts Striking 3</text:p>
          </table:table-cell>
          <table:table-cell table:formula="of:=MID([.A148];7;SEARCH(&quot;=&quot;;[.A148])-7)" office:value-type="string" office:string-value="145">
            <text:p>145</text:p>
          </table:table-cell>
          <table:table-cell table:formula="of:=CONCATENATE(&quot;S&quot;;[.C148];&quot;=&quot;)" office:value-type="string" office:string-value="S145=">
            <text:p>S145=</text:p>
          </table:table-cell>
        </table:table-row>
        <table:table-row table:style-name="ro1">
          <table:table-cell office:value-type="string">
            <text:p><text:span text:style-name="T1">skill.146=</text:span><text:span text:style-name="T2">Martial</text:span><text:span text:style-name="T1"> </text:span><text:span text:style-name="T2">Arts</text:span><text:span text:style-name="T1"> </text:span><text:span text:style-name="T2">Striking</text:span><text:span text:style-name="T1"> </text:span><text:span text:style-name="T2">4</text:span></text:p>
          </table:table-cell>
          <table:table-cell table:formula="of:=MID([.A149];SEARCH(&quot;=&quot;;[.A149])+1;LEN([.A149]))" office:value-type="string" office:string-value="Martial Arts Striking 4">
            <text:p>Martial Arts Striking 4</text:p>
          </table:table-cell>
          <table:table-cell table:formula="of:=MID([.A149];7;SEARCH(&quot;=&quot;;[.A149])-7)" office:value-type="string" office:string-value="146">
            <text:p>146</text:p>
          </table:table-cell>
          <table:table-cell table:formula="of:=CONCATENATE(&quot;S&quot;;[.C149];&quot;=&quot;)" office:value-type="string" office:string-value="S146=">
            <text:p>S146=</text:p>
          </table:table-cell>
        </table:table-row>
        <table:table-row table:style-name="ro1">
          <table:table-cell office:value-type="string">
            <text:p><text:span text:style-name="T1">skill.147=</text:span><text:span text:style-name="T2">Tackling</text:span></text:p>
          </table:table-cell>
          <table:table-cell table:formula="of:=MID([.A150];SEARCH(&quot;=&quot;;[.A150])+1;LEN([.A150]))" office:value-type="string" office:string-value="Tackling">
            <text:p>Tackling</text:p>
          </table:table-cell>
          <table:table-cell table:formula="of:=MID([.A150];7;SEARCH(&quot;=&quot;;[.A150])-7)" office:value-type="string" office:string-value="147">
            <text:p>147</text:p>
          </table:table-cell>
          <table:table-cell table:formula="of:=CONCATENATE(&quot;S&quot;;[.C150];&quot;=&quot;)" office:value-type="string" office:string-value="S147=">
            <text:p>S147=</text:p>
          </table:table-cell>
        </table:table-row>
        <table:table-row table:style-name="ro1">
          <table:table-cell office:value-type="string">
            <text:p><text:span text:style-name="T1">skill.447=</text:span><text:span text:style-name="T2">Nerve</text:span><text:span text:style-name="T1"> </text:span><text:span text:style-name="T2">Strikes</text:span></text:p>
          </table:table-cell>
          <table:table-cell table:formula="of:=MID([.A151];SEARCH(&quot;=&quot;;[.A151])+1;LEN([.A151]))" office:value-type="string" office:string-value="Nerve Strikes">
            <text:p>Nerve Strikes</text:p>
          </table:table-cell>
          <table:table-cell table:formula="of:=MID([.A151];7;SEARCH(&quot;=&quot;;[.A151])-7)" office:value-type="string" office:string-value="447">
            <text:p>447</text:p>
          </table:table-cell>
          <table:table-cell table:formula="of:=CONCATENATE(&quot;S&quot;;[.C151];&quot;=&quot;)" office:value-type="string" office:string-value="S447=">
            <text:p>S447=</text:p>
          </table:table-cell>
        </table:table-row>
        <table:table-row table:style-name="ro1">
          <table:table-cell office:value-type="string">
            <text:p><text:span text:style-name="T1">skill.148=</text:span><text:span text:style-name="T2">Blocking</text:span></text:p>
          </table:table-cell>
          <table:table-cell table:formula="of:=MID([.A152];SEARCH(&quot;=&quot;;[.A152])+1;LEN([.A152]))" office:value-type="string" office:string-value="Blocking">
            <text:p>Blocking</text:p>
          </table:table-cell>
          <table:table-cell table:formula="of:=MID([.A152];7;SEARCH(&quot;=&quot;;[.A152])-7)" office:value-type="string" office:string-value="148">
            <text:p>148</text:p>
          </table:table-cell>
          <table:table-cell table:formula="of:=CONCATENATE(&quot;S&quot;;[.C152];&quot;=&quot;)" office:value-type="string" office:string-value="S148=">
            <text:p>S148=</text:p>
          </table:table-cell>
        </table:table-row>
        <table:table-row table:style-name="ro1">
          <table:table-cell office:value-type="string">
            <text:p><text:span text:style-name="T1">skill.149=</text:span><text:span text:style-name="T2">Wrestling</text:span></text:p>
          </table:table-cell>
          <table:table-cell table:formula="of:=MID([.A153];SEARCH(&quot;=&quot;;[.A153])+1;LEN([.A153]))" office:value-type="string" office:string-value="Wrestling">
            <text:p>Wrestling</text:p>
          </table:table-cell>
          <table:table-cell table:formula="of:=MID([.A153];7;SEARCH(&quot;=&quot;;[.A153])-7)" office:value-type="string" office:string-value="149">
            <text:p>149</text:p>
          </table:table-cell>
          <table:table-cell table:formula="of:=CONCATENATE(&quot;S&quot;;[.C153];&quot;=&quot;)" office:value-type="string" office:string-value="S149=">
            <text:p>S149=</text:p>
          </table:table-cell>
        </table:table-row>
        <table:table-row table:style-name="ro1">
          <table:table-cell office:value-type="string">
            <text:p><text:span text:style-name="T1">skill.150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1</text:span></text:p>
          </table:table-cell>
          <table:table-cell table:formula="of:=MID([.A154];SEARCH(&quot;=&quot;;[.A154])+1;LEN([.A154]))" office:value-type="string" office:string-value="Martial Arts Sweeps 1">
            <text:p>Martial Arts Sweeps 1</text:p>
          </table:table-cell>
          <table:table-cell table:formula="of:=MID([.A154];7;SEARCH(&quot;=&quot;;[.A154])-7)" office:value-type="string" office:string-value="150">
            <text:p>150</text:p>
          </table:table-cell>
          <table:table-cell table:formula="of:=CONCATENATE(&quot;S&quot;;[.C154];&quot;=&quot;)" office:value-type="string" office:string-value="S150=">
            <text:p>S150=</text:p>
          </table:table-cell>
        </table:table-row>
        <table:table-row table:style-name="ro1">
          <table:table-cell office:value-type="string">
            <text:p><text:span text:style-name="T1">skill.151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2</text:span></text:p>
          </table:table-cell>
          <table:table-cell table:formula="of:=MID([.A155];SEARCH(&quot;=&quot;;[.A155])+1;LEN([.A155]))" office:value-type="string" office:string-value="Martial Arts Sweeps 2">
            <text:p>Martial Arts Sweeps 2</text:p>
          </table:table-cell>
          <table:table-cell table:formula="of:=MID([.A155];7;SEARCH(&quot;=&quot;;[.A155])-7)" office:value-type="string" office:string-value="151">
            <text:p>151</text:p>
          </table:table-cell>
          <table:table-cell table:formula="of:=CONCATENATE(&quot;S&quot;;[.C155];&quot;=&quot;)" office:value-type="string" office:string-value="S151=">
            <text:p>S151=</text:p>
          </table:table-cell>
        </table:table-row>
        <table:table-row table:style-name="ro1">
          <table:table-cell office:value-type="string">
            <text:p><text:span text:style-name="T1">skill.152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3</text:span></text:p>
          </table:table-cell>
          <table:table-cell table:formula="of:=MID([.A156];SEARCH(&quot;=&quot;;[.A156])+1;LEN([.A156]))" office:value-type="string" office:string-value="Martial Arts Sweeps 3">
            <text:p>Martial Arts Sweeps 3</text:p>
          </table:table-cell>
          <table:table-cell table:formula="of:=MID([.A156];7;SEARCH(&quot;=&quot;;[.A156])-7)" office:value-type="string" office:string-value="152">
            <text:p>152</text:p>
          </table:table-cell>
          <table:table-cell table:formula="of:=CONCATENATE(&quot;S&quot;;[.C156];&quot;=&quot;)" office:value-type="string" office:string-value="S152=">
            <text:p>S152=</text:p>
          </table:table-cell>
        </table:table-row>
        <table:table-row table:style-name="ro1">
          <table:table-cell office:value-type="string">
            <text:p><text:span text:style-name="T1">skill.153=</text:span><text:span text:style-name="T2">Martial</text:span><text:span text:style-name="T1"> </text:span><text:span text:style-name="T2">Arts</text:span><text:span text:style-name="T1"> </text:span><text:span text:style-name="T2">Sweeps</text:span><text:span text:style-name="T1"> </text:span><text:span text:style-name="T2">4</text:span></text:p>
          </table:table-cell>
          <table:table-cell table:formula="of:=MID([.A157];SEARCH(&quot;=&quot;;[.A157])+1;LEN([.A157]))" office:value-type="string" office:string-value="Martial Arts Sweeps 4">
            <text:p>Martial Arts Sweeps 4</text:p>
          </table:table-cell>
          <table:table-cell table:formula="of:=MID([.A157];7;SEARCH(&quot;=&quot;;[.A157])-7)" office:value-type="string" office:string-value="153">
            <text:p>153</text:p>
          </table:table-cell>
          <table:table-cell table:formula="of:=CONCATENATE(&quot;S&quot;;[.C157];&quot;=&quot;)" office:value-type="string" office:string-value="S153=">
            <text:p>S153=</text:p>
          </table:table-cell>
        </table:table-row>
        <table:table-row table:style-name="ro1">
          <table:table-cell office:value-type="string">
            <text:p><text:span text:style-name="T1">skill.448=</text:span><text:span text:style-name="T2">Locking</text:span><text:span text:style-name="T1"> </text:span><text:span text:style-name="T2">Holds</text:span></text:p>
          </table:table-cell>
          <table:table-cell table:formula="of:=MID([.A158];SEARCH(&quot;=&quot;;[.A158])+1;LEN([.A158]))" office:value-type="string" office:string-value="Locking Holds">
            <text:p>Locking Holds</text:p>
          </table:table-cell>
          <table:table-cell table:formula="of:=MID([.A158];7;SEARCH(&quot;=&quot;;[.A158])-7)" office:value-type="string" office:string-value="448">
            <text:p>448</text:p>
          </table:table-cell>
          <table:table-cell table:formula="of:=CONCATENATE(&quot;S&quot;;[.C158];&quot;=&quot;)" office:value-type="string" office:string-value="S448=">
            <text:p>S448=</text:p>
          </table:table-cell>
        </table:table-row>
        <table:table-row table:style-name="ro1">
          <table:table-cell office:value-type="string">
            <text:p><text:span text:style-name="T1">skill.154=</text:span><text:span text:style-name="T2">Spatial</text:span><text:span text:style-name="T1"> </text:span><text:span text:style-name="T2">Location</text:span><text:span text:style-name="T1"> </text:span><text:span text:style-name="T2">Awareness</text:span></text:p>
          </table:table-cell>
          <table:table-cell table:formula="of:=MID([.A159];SEARCH(&quot;=&quot;;[.A159])+1;LEN([.A159]))" office:value-type="string" office:string-value="Spatial Location Awareness">
            <text:p>Spatial Location Awareness</text:p>
          </table:table-cell>
          <table:table-cell table:formula="of:=MID([.A159];7;SEARCH(&quot;=&quot;;[.A159])-7)" office:value-type="string" office:string-value="154">
            <text:p>154</text:p>
          </table:table-cell>
          <table:table-cell table:formula="of:=CONCATENATE(&quot;S&quot;;[.C159];&quot;=&quot;)" office:value-type="string" office:string-value="S154=">
            <text:p>S154=</text:p>
          </table:table-cell>
        </table:table-row>
        <table:table-row table:style-name="ro1">
          <table:table-cell office:value-type="string">
            <text:p><text:span text:style-name="T1">skill.155=</text:span><text:span text:style-name="T2">Reality</text:span><text:span text:style-name="T1"> </text:span><text:span text:style-name="T2">Awareness</text:span></text:p>
          </table:table-cell>
          <table:table-cell table:formula="of:=MID([.A160];SEARCH(&quot;=&quot;;[.A160])+1;LEN([.A160]))" office:value-type="string" office:string-value="Reality Awareness">
            <text:p>Reality Awareness</text:p>
          </table:table-cell>
          <table:table-cell table:formula="of:=MID([.A160];7;SEARCH(&quot;=&quot;;[.A160])-7)" office:value-type="string" office:string-value="155">
            <text:p>155</text:p>
          </table:table-cell>
          <table:table-cell table:formula="of:=CONCATENATE(&quot;S&quot;;[.C160];&quot;=&quot;)" office:value-type="string" office:string-value="S155=">
            <text:p>S155=</text:p>
          </table:table-cell>
        </table:table-row>
        <table:table-row table:style-name="ro1">
          <table:table-cell office:value-type="string">
            <text:p><text:span text:style-name="T1">skill.156=</text:span><text:span text:style-name="T2">Direction</text:span><text:span text:style-name="T1"> </text:span><text:span text:style-name="T2">Sense</text:span></text:p>
          </table:table-cell>
          <table:table-cell table:formula="of:=MID([.A161];SEARCH(&quot;=&quot;;[.A161])+1;LEN([.A161]))" office:value-type="string" office:string-value="Direction Sense">
            <text:p>Direction Sense</text:p>
          </table:table-cell>
          <table:table-cell table:formula="of:=MID([.A161];7;SEARCH(&quot;=&quot;;[.A161])-7)" office:value-type="string" office:string-value="156">
            <text:p>156</text:p>
          </table:table-cell>
          <table:table-cell table:formula="of:=CONCATENATE(&quot;S&quot;;[.C161];&quot;=&quot;)" office:value-type="string" office:string-value="S156=">
            <text:p>S156=</text:p>
          </table:table-cell>
        </table:table-row>
        <table:table-row table:style-name="ro1">
          <table:table-cell office:value-type="string">
            <text:p><text:span text:style-name="T1">skill.157=</text:span><text:span text:style-name="T2">Sense</text:span><text:span text:style-name="T1"> </text:span><text:span text:style-name="T2">Awareness</text:span></text:p>
          </table:table-cell>
          <table:table-cell table:formula="of:=MID([.A162];SEARCH(&quot;=&quot;;[.A162])+1;LEN([.A162]))" office:value-type="string" office:string-value="Sense Awareness">
            <text:p>Sense Awareness</text:p>
          </table:table-cell>
          <table:table-cell table:formula="of:=MID([.A162];7;SEARCH(&quot;=&quot;;[.A162])-7)" office:value-type="string" office:string-value="157">
            <text:p>157</text:p>
          </table:table-cell>
          <table:table-cell table:formula="of:=CONCATENATE(&quot;S&quot;;[.C162];&quot;=&quot;)" office:value-type="string" office:string-value="S157=">
            <text:p>S157=</text:p>
          </table:table-cell>
        </table:table-row>
        <table:table-row table:style-name="ro1">
          <table:table-cell office:value-type="string">
            <text:p><text:span text:style-name="T1">skill.158=</text:span><text:span text:style-name="T2">Situational</text:span><text:span text:style-name="T1"> </text:span><text:span text:style-name="T2">Awareness</text:span></text:p>
          </table:table-cell>
          <table:table-cell table:formula="of:=MID([.A163];SEARCH(&quot;=&quot;;[.A163])+1;LEN([.A163]))" office:value-type="string" office:string-value="Situational Awareness">
            <text:p>Situational Awareness</text:p>
          </table:table-cell>
          <table:table-cell table:formula="of:=MID([.A163];7;SEARCH(&quot;=&quot;;[.A163])-7)" office:value-type="string" office:string-value="158">
            <text:p>158</text:p>
          </table:table-cell>
          <table:table-cell table:formula="of:=CONCATENATE(&quot;S&quot;;[.C163];&quot;=&quot;)" office:value-type="string" office:string-value="S158=">
            <text:p>S158=</text:p>
          </table:table-cell>
        </table:table-row>
        <table:table-row table:style-name="ro1">
          <table:table-cell office:value-type="string">
            <text:p><text:span text:style-name="T1">skill.159=</text:span><text:span text:style-name="T2">Time</text:span><text:span text:style-name="T1"> </text:span><text:span text:style-name="T2">Sense</text:span></text:p>
          </table:table-cell>
          <table:table-cell table:formula="of:=MID([.A164];SEARCH(&quot;=&quot;;[.A164])+1;LEN([.A164]))" office:value-type="string" office:string-value="Time Sense">
            <text:p>Time Sense</text:p>
          </table:table-cell>
          <table:table-cell table:formula="of:=MID([.A164];7;SEARCH(&quot;=&quot;;[.A164])-7)" office:value-type="string" office:string-value="159">
            <text:p>159</text:p>
          </table:table-cell>
          <table:table-cell table:formula="of:=CONCATENATE(&quot;S&quot;;[.C164];&quot;=&quot;)" office:value-type="string" office:string-value="S159=">
            <text:p>S159=</text:p>
          </table:table-cell>
        </table:table-row>
        <table:table-row table:style-name="ro1">
          <table:table-cell office:value-type="string">
            <text:p><text:span text:style-name="T1">skill.160=</text:span><text:span text:style-name="T2">Observation</text:span></text:p>
          </table:table-cell>
          <table:table-cell table:formula="of:=MID([.A165];SEARCH(&quot;=&quot;;[.A165])+1;LEN([.A165]))" office:value-type="string" office:string-value="Observation">
            <text:p>Observation</text:p>
          </table:table-cell>
          <table:table-cell table:formula="of:=MID([.A165];7;SEARCH(&quot;=&quot;;[.A165])-7)" office:value-type="string" office:string-value="160">
            <text:p>160</text:p>
          </table:table-cell>
          <table:table-cell table:formula="of:=CONCATENATE(&quot;S&quot;;[.C165];&quot;=&quot;)" office:value-type="string" office:string-value="S160=">
            <text:p>S160=</text:p>
          </table:table-cell>
        </table:table-row>
        <table:table-row table:style-name="ro1">
          <table:table-cell office:value-type="string">
            <text:p><text:span text:style-name="T1">skill.161=</text:span><text:span text:style-name="T2">Surveillance</text:span></text:p>
          </table:table-cell>
          <table:table-cell table:formula="of:=MID([.A166];SEARCH(&quot;=&quot;;[.A166])+1;LEN([.A166]))" office:value-type="string" office:string-value="Surveillance">
            <text:p>Surveillance</text:p>
          </table:table-cell>
          <table:table-cell table:formula="of:=MID([.A166];7;SEARCH(&quot;=&quot;;[.A166])-7)" office:value-type="string" office:string-value="161">
            <text:p>161</text:p>
          </table:table-cell>
          <table:table-cell table:formula="of:=CONCATENATE(&quot;S&quot;;[.C166];&quot;=&quot;)" office:value-type="string" office:string-value="S161=">
            <text:p>S161=</text:p>
          </table:table-cell>
        </table:table-row>
        <table:table-row table:style-name="ro1">
          <table:table-cell office:value-type="string">
            <text:p><text:span text:style-name="T1">skill.162=</text:span><text:span text:style-name="T2">Detect</text:span><text:span text:style-name="T1"> </text:span><text:span text:style-name="T2">Traps</text:span></text:p>
          </table:table-cell>
          <table:table-cell table:formula="of:=MID([.A167];SEARCH(&quot;=&quot;;[.A167])+1;LEN([.A167]))" office:value-type="string" office:string-value="Detect Traps">
            <text:p>Detect Traps</text:p>
          </table:table-cell>
          <table:table-cell table:formula="of:=MID([.A167];7;SEARCH(&quot;=&quot;;[.A167])-7)" office:value-type="string" office:string-value="162">
            <text:p>162</text:p>
          </table:table-cell>
          <table:table-cell table:formula="of:=CONCATENATE(&quot;S&quot;;[.C167];&quot;=&quot;)" office:value-type="string" office:string-value="S162=">
            <text:p>S162=</text:p>
          </table:table-cell>
        </table:table-row>
        <table:table-row table:style-name="ro1">
          <table:table-cell office:value-type="string">
            <text:p><text:span text:style-name="T1">skill.163=</text:span><text:span text:style-name="T2">Poison</text:span><text:span text:style-name="T1"> </text:span><text:span text:style-name="T2">Perception</text:span></text:p>
          </table:table-cell>
          <table:table-cell table:formula="of:=MID([.A168];SEARCH(&quot;=&quot;;[.A168])+1;LEN([.A168]))" office:value-type="string" office:string-value="Poison Perception">
            <text:p>Poison Perception</text:p>
          </table:table-cell>
          <table:table-cell table:formula="of:=MID([.A168];7;SEARCH(&quot;=&quot;;[.A168])-7)" office:value-type="string" office:string-value="163">
            <text:p>163</text:p>
          </table:table-cell>
          <table:table-cell table:formula="of:=CONCATENATE(&quot;S&quot;;[.C168];&quot;=&quot;)" office:value-type="string" office:string-value="S163=">
            <text:p>S163=</text:p>
          </table:table-cell>
        </table:table-row>
        <table:table-row table:style-name="ro1">
          <table:table-cell office:value-type="string">
            <text:p><text:span text:style-name="T1">skill.164=</text:span><text:span text:style-name="T2">Lie</text:span><text:span text:style-name="T1"> </text:span><text:span text:style-name="T2">Perception</text:span></text:p>
          </table:table-cell>
          <table:table-cell table:formula="of:=MID([.A169];SEARCH(&quot;=&quot;;[.A169])+1;LEN([.A169]))" office:value-type="string" office:string-value="Lie Perception">
            <text:p>Lie Perception</text:p>
          </table:table-cell>
          <table:table-cell table:formula="of:=MID([.A169];7;SEARCH(&quot;=&quot;;[.A169])-7)" office:value-type="string" office:string-value="164">
            <text:p>164</text:p>
          </table:table-cell>
          <table:table-cell table:formula="of:=CONCATENATE(&quot;S&quot;;[.C169];&quot;=&quot;)" office:value-type="string" office:string-value="S164=">
            <text:p>S164=</text:p>
          </table:table-cell>
        </table:table-row>
        <table:table-row table:style-name="ro1">
          <table:table-cell office:value-type="string">
            <text:p><text:span text:style-name="T1">skill.165=</text:span><text:span text:style-name="T2">Reading</text:span><text:span text:style-name="T1"> </text:span><text:span text:style-name="T2">Tracks</text:span></text:p>
          </table:table-cell>
          <table:table-cell table:formula="of:=MID([.A170];SEARCH(&quot;=&quot;;[.A170])+1;LEN([.A170]))" office:value-type="string" office:string-value="Reading Tracks">
            <text:p>Reading Tracks</text:p>
          </table:table-cell>
          <table:table-cell table:formula="of:=MID([.A170];7;SEARCH(&quot;=&quot;;[.A170])-7)" office:value-type="string" office:string-value="165">
            <text:p>165</text:p>
          </table:table-cell>
          <table:table-cell table:formula="of:=CONCATENATE(&quot;S&quot;;[.C170];&quot;=&quot;)" office:value-type="string" office:string-value="S165=">
            <text:p>S165=</text:p>
          </table:table-cell>
        </table:table-row>
        <table:table-row table:style-name="ro1">
          <table:table-cell office:value-type="string">
            <text:p><text:span text:style-name="T1">skill.166=</text:span><text:span text:style-name="T2">Tracking</text:span></text:p>
          </table:table-cell>
          <table:table-cell table:formula="of:=MID([.A171];SEARCH(&quot;=&quot;;[.A171])+1;LEN([.A171]))" office:value-type="string" office:string-value="Tracking">
            <text:p>Tracking</text:p>
          </table:table-cell>
          <table:table-cell table:formula="of:=MID([.A171];7;SEARCH(&quot;=&quot;;[.A171])-7)" office:value-type="string" office:string-value="166">
            <text:p>166</text:p>
          </table:table-cell>
          <table:table-cell table:formula="of:=CONCATENATE(&quot;S&quot;;[.C171];&quot;=&quot;)" office:value-type="string" office:string-value="S166=">
            <text:p>S166=</text:p>
          </table:table-cell>
        </table:table-row>
        <table:table-row table:style-name="ro1">
          <table:table-cell office:value-type="string">
            <text:p><text:span text:style-name="T1">skill.167=</text:span><text:span text:style-name="T2">Locate</text:span><text:span text:style-name="T1"> </text:span><text:span text:style-name="T2">Hidden</text:span></text:p>
          </table:table-cell>
          <table:table-cell table:formula="of:=MID([.A172];SEARCH(&quot;=&quot;;[.A172])+1;LEN([.A172]))" office:value-type="string" office:string-value="Locate Hidden">
            <text:p>Locate Hidden</text:p>
          </table:table-cell>
          <table:table-cell table:formula="of:=MID([.A172];7;SEARCH(&quot;=&quot;;[.A172])-7)" office:value-type="string" office:string-value="167">
            <text:p>167</text:p>
          </table:table-cell>
          <table:table-cell table:formula="of:=CONCATENATE(&quot;S&quot;;[.C172];&quot;=&quot;)" office:value-type="string" office:string-value="S167=">
            <text:p>S167=</text:p>
          </table:table-cell>
        </table:table-row>
        <table:table-row table:style-name="ro1">
          <table:table-cell office:value-type="string">
            <text:p><text:span text:style-name="T1">skill.168=</text:span><text:span text:style-name="T2">Alertness</text:span></text:p>
          </table:table-cell>
          <table:table-cell table:formula="of:=MID([.A173];SEARCH(&quot;=&quot;;[.A173])+1;LEN([.A173]))" office:value-type="string" office:string-value="Alertness">
            <text:p>Alertness</text:p>
          </table:table-cell>
          <table:table-cell table:formula="of:=MID([.A173];7;SEARCH(&quot;=&quot;;[.A173])-7)" office:value-type="string" office:string-value="168">
            <text:p>168</text:p>
          </table:table-cell>
          <table:table-cell table:formula="of:=CONCATENATE(&quot;S&quot;;[.C173];&quot;=&quot;)" office:value-type="string" office:string-value="S168=">
            <text:p>S168=</text:p>
          </table:table-cell>
        </table:table-row>
        <table:table-row table:style-name="ro1">
          <table:table-cell office:value-type="string">
            <text:p><text:span text:style-name="T1">skill.343=</text:span><text:span text:style-name="T2">Sense</text:span><text:span text:style-name="T1"> </text:span><text:span text:style-name="T2">Ambush</text:span></text:p>
          </table:table-cell>
          <table:table-cell table:formula="of:=MID([.A174];SEARCH(&quot;=&quot;;[.A174])+1;LEN([.A174]))" office:value-type="string" office:string-value="Sense Ambush">
            <text:p>Sense Ambush</text:p>
          </table:table-cell>
          <table:table-cell table:formula="of:=MID([.A174];7;SEARCH(&quot;=&quot;;[.A174])-7)" office:value-type="string" office:string-value="343">
            <text:p>343</text:p>
          </table:table-cell>
          <table:table-cell table:formula="of:=CONCATENATE(&quot;S&quot;;[.C174];&quot;=&quot;)" office:value-type="string" office:string-value="S343=">
            <text:p>S343=</text:p>
          </table:table-cell>
        </table:table-row>
        <table:table-row table:style-name="ro1">
          <table:table-cell office:value-type="string">
            <text:p><text:span text:style-name="T1">skill.173=</text:span><text:span text:style-name="T2">Research</text:span></text:p>
          </table:table-cell>
          <table:table-cell table:formula="of:=MID([.A175];SEARCH(&quot;=&quot;;[.A175])+1;LEN([.A175]))" office:value-type="string" office:string-value="Research">
            <text:p>Research</text:p>
          </table:table-cell>
          <table:table-cell table:formula="of:=MID([.A175];7;SEARCH(&quot;=&quot;;[.A175])-7)" office:value-type="string" office:string-value="173">
            <text:p>173</text:p>
          </table:table-cell>
          <table:table-cell table:formula="of:=CONCATENATE(&quot;S&quot;;[.C175];&quot;=&quot;)" office:value-type="string" office:string-value="S173=">
            <text:p>S173=</text:p>
          </table:table-cell>
        </table:table-row>
        <table:table-row table:style-name="ro1">
          <table:table-cell office:value-type="string">
            <text:p><text:span text:style-name="T1">skill.342=</text:span><text:span text:style-name="T2">Math</text:span></text:p>
          </table:table-cell>
          <table:table-cell table:formula="of:=MID([.A176];SEARCH(&quot;=&quot;;[.A176])+1;LEN([.A176]))" office:value-type="string" office:string-value="Math">
            <text:p>Math</text:p>
          </table:table-cell>
          <table:table-cell table:formula="of:=MID([.A176];7;SEARCH(&quot;=&quot;;[.A176])-7)" office:value-type="string" office:string-value="342">
            <text:p>342</text:p>
          </table:table-cell>
          <table:table-cell table:formula="of:=CONCATENATE(&quot;S&quot;;[.C176];&quot;=&quot;)" office:value-type="string" office:string-value="S342=">
            <text:p>S342=</text:p>
          </table:table-cell>
        </table:table-row>
        <table:table-row table:style-name="ro1">
          <table:table-cell office:value-type="string">
            <text:p><text:span text:style-name="T1">skill.169=</text:span><text:span text:style-name="T2">Alchemy</text:span></text:p>
          </table:table-cell>
          <table:table-cell table:formula="of:=MID([.A177];SEARCH(&quot;=&quot;;[.A177])+1;LEN([.A177]))" office:value-type="string" office:string-value="Alchemy">
            <text:p>Alchemy</text:p>
          </table:table-cell>
          <table:table-cell table:formula="of:=MID([.A177];7;SEARCH(&quot;=&quot;;[.A177])-7)" office:value-type="string" office:string-value="169">
            <text:p>169</text:p>
          </table:table-cell>
          <table:table-cell table:formula="of:=CONCATENATE(&quot;S&quot;;[.C177];&quot;=&quot;)" office:value-type="string" office:string-value="S169=">
            <text:p>S169=</text:p>
          </table:table-cell>
        </table:table-row>
        <table:table-row table:style-name="ro1">
          <table:table-cell office:value-type="string">
            <text:p><text:span text:style-name="T1">skill.170=</text:span><text:span text:style-name="T2">Anthropology</text:span></text:p>
          </table:table-cell>
          <table:table-cell table:formula="of:=MID([.A178];SEARCH(&quot;=&quot;;[.A178])+1;LEN([.A178]))" office:value-type="string" office:string-value="Anthropology">
            <text:p>Anthropology</text:p>
          </table:table-cell>
          <table:table-cell table:formula="of:=MID([.A178];7;SEARCH(&quot;=&quot;;[.A178])-7)" office:value-type="string" office:string-value="170">
            <text:p>170</text:p>
          </table:table-cell>
          <table:table-cell table:formula="of:=CONCATENATE(&quot;S&quot;;[.C178];&quot;=&quot;)" office:value-type="string" office:string-value="S170=">
            <text:p>S170=</text:p>
          </table:table-cell>
        </table:table-row>
        <table:table-row table:style-name="ro1">
          <table:table-cell office:value-type="string">
            <text:p><text:span text:style-name="T1">skill.171=</text:span><text:span text:style-name="T2">Astronomy</text:span></text:p>
          </table:table-cell>
          <table:table-cell table:formula="of:=MID([.A179];SEARCH(&quot;=&quot;;[.A179])+1;LEN([.A179]))" office:value-type="string" office:string-value="Astronomy">
            <text:p>Astronomy</text:p>
          </table:table-cell>
          <table:table-cell table:formula="of:=MID([.A179];7;SEARCH(&quot;=&quot;;[.A179])-7)" office:value-type="string" office:string-value="171">
            <text:p>171</text:p>
          </table:table-cell>
          <table:table-cell table:formula="of:=CONCATENATE(&quot;S&quot;;[.C179];&quot;=&quot;)" office:value-type="string" office:string-value="S171=">
            <text:p>S171=</text:p>
          </table:table-cell>
        </table:table-row>
        <table:table-row table:style-name="ro1">
          <table:table-cell office:value-type="string">
            <text:p><text:span text:style-name="T1">skill.172=</text:span><text:span text:style-name="T2">Biochemistry</text:span></text:p>
          </table:table-cell>
          <table:table-cell table:formula="of:=MID([.A180];SEARCH(&quot;=&quot;;[.A180])+1;LEN([.A180]))" office:value-type="string" office:string-value="Biochemistry">
            <text:p>Biochemistry</text:p>
          </table:table-cell>
          <table:table-cell table:formula="of:=MID([.A180];7;SEARCH(&quot;=&quot;;[.A180])-7)" office:value-type="string" office:string-value="172">
            <text:p>172</text:p>
          </table:table-cell>
          <table:table-cell table:formula="of:=CONCATENATE(&quot;S&quot;;[.C180];&quot;=&quot;)" office:value-type="string" office:string-value="S172=">
            <text:p>S172=</text:p>
          </table:table-cell>
        </table:table-row>
        <table:table-row table:style-name="ro1">
          <table:table-cell office:value-type="string">
            <text:p><text:span text:style-name="T1">skill.174=</text:span><text:span text:style-name="T2">Advanced</text:span><text:span text:style-name="T1"> </text:span><text:span text:style-name="T2">Math</text:span></text:p>
          </table:table-cell>
          <table:table-cell table:formula="of:=MID([.A181];SEARCH(&quot;=&quot;;[.A181])+1;LEN([.A181]))" office:value-type="string" office:string-value="Advanced Math">
            <text:p>Advanced Math</text:p>
          </table:table-cell>
          <table:table-cell table:formula="of:=MID([.A181];7;SEARCH(&quot;=&quot;;[.A181])-7)" office:value-type="string" office:string-value="174">
            <text:p>174</text:p>
          </table:table-cell>
          <table:table-cell table:formula="of:=CONCATENATE(&quot;S&quot;;[.C181];&quot;=&quot;)" office:value-type="string" office:string-value="S174=">
            <text:p>S174=</text:p>
          </table:table-cell>
        </table:table-row>
        <table:table-row table:style-name="ro1">
          <table:table-cell office:value-type="string">
            <text:p><text:span text:style-name="T1">skill.175=</text:span><text:span text:style-name="T2">Psychology</text:span></text:p>
          </table:table-cell>
          <table:table-cell table:formula="of:=MID([.A182];SEARCH(&quot;=&quot;;[.A182])+1;LEN([.A182]))" office:value-type="string" office:string-value="Psychology">
            <text:p>Psychology</text:p>
          </table:table-cell>
          <table:table-cell table:formula="of:=MID([.A182];7;SEARCH(&quot;=&quot;;[.A182])-7)" office:value-type="string" office:string-value="175">
            <text:p>175</text:p>
          </table:table-cell>
          <table:table-cell table:formula="of:=CONCATENATE(&quot;S&quot;;[.C182];&quot;=&quot;)" office:value-type="string" office:string-value="S175=">
            <text:p>S175=</text:p>
          </table:table-cell>
        </table:table-row>
        <table:table-row table:style-name="ro1">
          <table:table-cell office:value-type="string">
            <text:p><text:span text:style-name="T1">skill.449=</text:span><text:span text:style-name="T2">Chemistry</text:span></text:p>
          </table:table-cell>
          <table:table-cell table:formula="of:=MID([.A183];SEARCH(&quot;=&quot;;[.A183])+1;LEN([.A183]))" office:value-type="string" office:string-value="Chemistry">
            <text:p>Chemistry</text:p>
          </table:table-cell>
          <table:table-cell table:formula="of:=MID([.A183];7;SEARCH(&quot;=&quot;;[.A183])-7)" office:value-type="string" office:string-value="449">
            <text:p>449</text:p>
          </table:table-cell>
          <table:table-cell table:formula="of:=CONCATENATE(&quot;S&quot;;[.C183];&quot;=&quot;)" office:value-type="string" office:string-value="S449=">
            <text:p>S449=</text:p>
          </table:table-cell>
        </table:table-row>
        <table:table-row table:style-name="ro1">
          <table:table-cell office:value-type="string">
            <text:p><text:span text:style-name="T1">skill.450=</text:span><text:span text:style-name="T2">Physics</text:span></text:p>
          </table:table-cell>
          <table:table-cell table:formula="of:=MID([.A184];SEARCH(&quot;=&quot;;[.A184])+1;LEN([.A184]))" office:value-type="string" office:string-value="Physics">
            <text:p>Physics</text:p>
          </table:table-cell>
          <table:table-cell table:formula="of:=MID([.A184];7;SEARCH(&quot;=&quot;;[.A184])-7)" office:value-type="string" office:string-value="450">
            <text:p>450</text:p>
          </table:table-cell>
          <table:table-cell table:formula="of:=CONCATENATE(&quot;S&quot;;[.C184];&quot;=&quot;)" office:value-type="string" office:string-value="S450=">
            <text:p>S450=</text:p>
          </table:table-cell>
        </table:table-row>
        <table:table-row table:style-name="ro1">
          <table:table-cell office:value-type="string">
            <text:p><text:span text:style-name="T1">skill.177=</text:span><text:span text:style-name="T2">History</text:span></text:p>
          </table:table-cell>
          <table:table-cell table:formula="of:=MID([.A185];SEARCH(&quot;=&quot;;[.A185])+1;LEN([.A185]))" office:value-type="string" office:string-value="History">
            <text:p>History</text:p>
          </table:table-cell>
          <table:table-cell table:formula="of:=MID([.A185];7;SEARCH(&quot;=&quot;;[.A185])-7)" office:value-type="string" office:string-value="177">
            <text:p>177</text:p>
          </table:table-cell>
          <table:table-cell table:formula="of:=CONCATENATE(&quot;S&quot;;[.C185];&quot;=&quot;)" office:value-type="string" office:string-value="S177=">
            <text:p>S177=</text:p>
          </table:table-cell>
        </table:table-row>
        <table:table-row table:style-name="ro1">
          <table:table-cell office:value-type="string">
            <text:p><text:span text:style-name="T1">skill.178=</text:span><text:span text:style-name="T2">Heraldry</text:span></text:p>
          </table:table-cell>
          <table:table-cell table:formula="of:=MID([.A186];SEARCH(&quot;=&quot;;[.A186])+1;LEN([.A186]))" office:value-type="string" office:string-value="Heraldry">
            <text:p>Heraldry</text:p>
          </table:table-cell>
          <table:table-cell table:formula="of:=MID([.A186];7;SEARCH(&quot;=&quot;;[.A186])-7)" office:value-type="string" office:string-value="178">
            <text:p>178</text:p>
          </table:table-cell>
          <table:table-cell table:formula="of:=CONCATENATE(&quot;S&quot;;[.C186];&quot;=&quot;)" office:value-type="string" office:string-value="S178=">
            <text:p>S178=</text:p>
          </table:table-cell>
        </table:table-row>
        <table:table-row table:style-name="ro1">
          <table:table-cell office:value-type="string">
            <text:p><text:span text:style-name="T1">skill.179=</text:span><text:span text:style-name="T2">Culture</text:span><text:span text:style-name="T1"> </text:span><text:span text:style-name="T2">Lore</text:span></text:p>
          </table:table-cell>
          <table:table-cell table:formula="of:=MID([.A187];SEARCH(&quot;=&quot;;[.A187])+1;LEN([.A187]))" office:value-type="string" office:string-value="Culture Lore">
            <text:p>Culture Lore</text:p>
          </table:table-cell>
          <table:table-cell table:formula="of:=MID([.A187];7;SEARCH(&quot;=&quot;;[.A187])-7)" office:value-type="string" office:string-value="179">
            <text:p>179</text:p>
          </table:table-cell>
          <table:table-cell table:formula="of:=CONCATENATE(&quot;S&quot;;[.C187];&quot;=&quot;)" office:value-type="string" office:string-value="S179=">
            <text:p>S179=</text:p>
          </table:table-cell>
        </table:table-row>
        <table:table-row table:style-name="ro1">
          <table:table-cell office:value-type="string">
            <text:p><text:span text:style-name="T1">skill.426=</text:span><text:span text:style-name="T2">Culture</text:span><text:span text:style-name="T1"> </text:span><text:span text:style-name="T2">Lore</text:span><text:span text:style-name="T1"> </text:span><text:span text:style-name="T2">"Own"</text:span></text:p>
          </table:table-cell>
          <table:table-cell table:formula="of:=MID([.A188];SEARCH(&quot;=&quot;;[.A188])+1;LEN([.A188]))" office:value-type="string" office:string-value="Culture Lore &quot;Own&quot;">
            <text:p>Culture Lore "Own"</text:p>
          </table:table-cell>
          <table:table-cell table:formula="of:=MID([.A188];7;SEARCH(&quot;=&quot;;[.A188])-7)" office:value-type="string" office:string-value="426">
            <text:p>426</text:p>
          </table:table-cell>
          <table:table-cell table:formula="of:=CONCATENATE(&quot;S&quot;;[.C188];&quot;=&quot;)" office:value-type="string" office:string-value="S426=">
            <text:p>S426=</text:p>
          </table:table-cell>
        </table:table-row>
        <table:table-row table:style-name="ro1">
          <table:table-cell office:value-type="string">
            <text:p><text:span text:style-name="T1">skill.180=</text:span><text:span text:style-name="T2">Flora</text:span><text:span text:style-name="T1"> </text:span><text:span text:style-name="T2">Lore</text:span></text:p>
          </table:table-cell>
          <table:table-cell table:formula="of:=MID([.A189];SEARCH(&quot;=&quot;;[.A189])+1;LEN([.A189]))" office:value-type="string" office:string-value="Flora Lore">
            <text:p>Flora Lore</text:p>
          </table:table-cell>
          <table:table-cell table:formula="of:=MID([.A189];7;SEARCH(&quot;=&quot;;[.A189])-7)" office:value-type="string" office:string-value="180">
            <text:p>180</text:p>
          </table:table-cell>
          <table:table-cell table:formula="of:=CONCATENATE(&quot;S&quot;;[.C189];&quot;=&quot;)" office:value-type="string" office:string-value="S180=">
            <text:p>S180=</text:p>
          </table:table-cell>
        </table:table-row>
        <table:table-row table:style-name="ro1">
          <table:table-cell office:value-type="string">
            <text:p><text:span text:style-name="T1">skill.181=</text:span><text:span text:style-name="T2">Philosophy</text:span></text:p>
          </table:table-cell>
          <table:table-cell table:formula="of:=MID([.A190];SEARCH(&quot;=&quot;;[.A190])+1;LEN([.A190]))" office:value-type="string" office:string-value="Philosophy">
            <text:p>Philosophy</text:p>
          </table:table-cell>
          <table:table-cell table:formula="of:=MID([.A190];7;SEARCH(&quot;=&quot;;[.A190])-7)" office:value-type="string" office:string-value="181">
            <text:p>181</text:p>
          </table:table-cell>
          <table:table-cell table:formula="of:=CONCATENATE(&quot;S&quot;;[.C190];&quot;=&quot;)" office:value-type="string" office:string-value="S181=">
            <text:p>S181=</text:p>
          </table:table-cell>
        </table:table-row>
        <table:table-row table:style-name="ro1">
          <table:table-cell office:value-type="string">
            <text:p><text:span text:style-name="T1">skill.182=</text:span><text:span text:style-name="T2">Region</text:span><text:span text:style-name="T1"> </text:span><text:span text:style-name="T2">Lore</text:span></text:p>
          </table:table-cell>
          <table:table-cell table:formula="of:=MID([.A191];SEARCH(&quot;=&quot;;[.A191])+1;LEN([.A191]))" office:value-type="string" office:string-value="Region Lore">
            <text:p>Region Lore</text:p>
          </table:table-cell>
          <table:table-cell table:formula="of:=MID([.A191];7;SEARCH(&quot;=&quot;;[.A191])-7)" office:value-type="string" office:string-value="182">
            <text:p>182</text:p>
          </table:table-cell>
          <table:table-cell table:formula="of:=CONCATENATE(&quot;S&quot;;[.C191];&quot;=&quot;)" office:value-type="string" office:string-value="S182=">
            <text:p>S182=</text:p>
          </table:table-cell>
        </table:table-row>
        <table:table-row table:style-name="ro1">
          <table:table-cell office:value-type="string">
            <text:p><text:span text:style-name="T1">skill.339=</text:span><text:span text:style-name="T2">Region</text:span><text:span text:style-name="T1"> </text:span><text:span text:style-name="T2">Lore</text:span><text:span text:style-name="T1"> </text:span><text:span text:style-name="T2">"home"</text:span></text:p>
          </table:table-cell>
          <table:table-cell table:formula="of:=MID([.A192];SEARCH(&quot;=&quot;;[.A192])+1;LEN([.A192]))" office:value-type="string" office:string-value="Region Lore &quot;home&quot;">
            <text:p>Region Lore "home"</text:p>
          </table:table-cell>
          <table:table-cell table:formula="of:=MID([.A192];7;SEARCH(&quot;=&quot;;[.A192])-7)" office:value-type="string" office:string-value="339">
            <text:p>339</text:p>
          </table:table-cell>
          <table:table-cell table:formula="of:=CONCATENATE(&quot;S&quot;;[.C192];&quot;=&quot;)" office:value-type="string" office:string-value="S339=">
            <text:p>S339=</text:p>
          </table:table-cell>
        </table:table-row>
        <table:table-row table:style-name="ro1">
          <table:table-cell office:value-type="string">
            <text:p><text:span text:style-name="T1">skill.183=</text:span><text:span text:style-name="T2">Religion</text:span></text:p>
          </table:table-cell>
          <table:table-cell table:formula="of:=MID([.A193];SEARCH(&quot;=&quot;;[.A193])+1;LEN([.A193]))" office:value-type="string" office:string-value="Religion">
            <text:p>Religion</text:p>
          </table:table-cell>
          <table:table-cell table:formula="of:=MID([.A193];7;SEARCH(&quot;=&quot;;[.A193])-7)" office:value-type="string" office:string-value="183">
            <text:p>183</text:p>
          </table:table-cell>
          <table:table-cell table:formula="of:=CONCATENATE(&quot;S&quot;;[.C193];&quot;=&quot;)" office:value-type="string" office:string-value="S183=">
            <text:p>S183=</text:p>
          </table:table-cell>
        </table:table-row>
        <table:table-row table:style-name="ro1">
          <table:table-cell office:value-type="string">
            <text:p><text:span text:style-name="T1">skill.184=</text:span><text:span text:style-name="T2">Fauna</text:span><text:span text:style-name="T1"> </text:span><text:span text:style-name="T2">Lore</text:span></text:p>
          </table:table-cell>
          <table:table-cell table:formula="of:=MID([.A194];SEARCH(&quot;=&quot;;[.A194])+1;LEN([.A194]))" office:value-type="string" office:string-value="Fauna Lore">
            <text:p>Fauna Lore</text:p>
          </table:table-cell>
          <table:table-cell table:formula="of:=MID([.A194];7;SEARCH(&quot;=&quot;;[.A194])-7)" office:value-type="string" office:string-value="184">
            <text:p>184</text:p>
          </table:table-cell>
          <table:table-cell table:formula="of:=CONCATENATE(&quot;S&quot;;[.C194];&quot;=&quot;)" office:value-type="string" office:string-value="S184=">
            <text:p>S184=</text:p>
          </table:table-cell>
        </table:table-row>
        <table:table-row table:style-name="ro1">
          <table:table-cell office:value-type="string">
            <text:p><text:span text:style-name="T1">skill.340=</text:span><text:span text:style-name="T2">Folklore</text:span></text:p>
          </table:table-cell>
          <table:table-cell table:formula="of:=MID([.A195];SEARCH(&quot;=&quot;;[.A195])+1;LEN([.A195]))" office:value-type="string" office:string-value="Folklore">
            <text:p>Folklore</text:p>
          </table:table-cell>
          <table:table-cell table:formula="of:=MID([.A195];7;SEARCH(&quot;=&quot;;[.A195])-7)" office:value-type="string" office:string-value="340">
            <text:p>340</text:p>
          </table:table-cell>
          <table:table-cell table:formula="of:=CONCATENATE(&quot;S&quot;;[.C195];&quot;=&quot;)" office:value-type="string" office:string-value="S340=">
            <text:p>S340=</text:p>
          </table:table-cell>
        </table:table-row>
        <table:table-row table:style-name="ro1">
          <table:table-cell office:value-type="string">
            <text:p><text:span text:style-name="T1">skill.341=</text:span><text:span text:style-name="T2">Folklore</text:span><text:span text:style-name="T1"> </text:span><text:span text:style-name="T2">"Own"</text:span></text:p>
          </table:table-cell>
          <table:table-cell table:formula="of:=MID([.A196];SEARCH(&quot;=&quot;;[.A196])+1;LEN([.A196]))" office:value-type="string" office:string-value="Folklore &quot;Own&quot;">
            <text:p>Folklore "Own"</text:p>
          </table:table-cell>
          <table:table-cell table:formula="of:=MID([.A196];7;SEARCH(&quot;=&quot;;[.A196])-7)" office:value-type="string" office:string-value="341">
            <text:p>341</text:p>
          </table:table-cell>
          <table:table-cell table:formula="of:=CONCATENATE(&quot;S&quot;;[.C196];&quot;=&quot;)" office:value-type="string" office:string-value="S341=">
            <text:p>S341=</text:p>
          </table:table-cell>
        </table:table-row>
        <table:table-row table:style-name="ro1">
          <table:table-cell office:value-type="string">
            <text:p><text:span text:style-name="T1">skill.451=</text:span><text:span text:style-name="T2">Martial</text:span><text:span text:style-name="T1"> </text:span><text:span text:style-name="T2">Arts</text:span><text:span text:style-name="T1"> </text:span><text:span text:style-name="T2">Style</text:span><text:span text:style-name="T1"> </text:span><text:span text:style-name="T2">Lore</text:span></text:p>
          </table:table-cell>
          <table:table-cell table:formula="of:=MID([.A197];SEARCH(&quot;=&quot;;[.A197])+1;LEN([.A197]))" office:value-type="string" office:string-value="Martial Arts Style Lore">
            <text:p>Martial Arts Style Lore</text:p>
          </table:table-cell>
          <table:table-cell table:formula="of:=MID([.A197];7;SEARCH(&quot;=&quot;;[.A197])-7)" office:value-type="string" office:string-value="451">
            <text:p>451</text:p>
          </table:table-cell>
          <table:table-cell table:formula="of:=CONCATENATE(&quot;S&quot;;[.C197];&quot;=&quot;)" office:value-type="string" office:string-value="S451=">
            <text:p>S451=</text:p>
          </table:table-cell>
        </table:table-row>
        <table:table-row table:style-name="ro1">
          <table:table-cell office:value-type="string">
            <text:p><text:span text:style-name="T1">skill.452=</text:span><text:span text:style-name="T2">Weapon</text:span><text:span text:style-name="T1"> </text:span><text:span text:style-name="T2">Style</text:span><text:span text:style-name="T1"> </text:span><text:span text:style-name="T2">Lore</text:span></text:p>
          </table:table-cell>
          <table:table-cell table:formula="of:=MID([.A198];SEARCH(&quot;=&quot;;[.A198])+1;LEN([.A198]))" office:value-type="string" office:string-value="Weapon Style Lore">
            <text:p>Weapon Style Lore</text:p>
          </table:table-cell>
          <table:table-cell table:formula="of:=MID([.A198];7;SEARCH(&quot;=&quot;;[.A198])-7)" office:value-type="string" office:string-value="452">
            <text:p>452</text:p>
          </table:table-cell>
          <table:table-cell table:formula="of:=CONCATENATE(&quot;S&quot;;[.C198];&quot;=&quot;)" office:value-type="string" office:string-value="S452=">
            <text:p>S452=</text:p>
          </table:table-cell>
        </table:table-row>
        <table:table-row table:style-name="ro1">
          <table:table-cell office:value-type="string">
            <text:p><text:span text:style-name="T1">skill.185=</text:span><text:span text:style-name="T2">Artifact</text:span><text:span text:style-name="T1"> </text:span><text:span text:style-name="T2">Lore</text:span></text:p>
          </table:table-cell>
          <table:table-cell table:formula="of:=MID([.A199];SEARCH(&quot;=&quot;;[.A199])+1;LEN([.A199]))" office:value-type="string" office:string-value="Artifact Lore">
            <text:p>Artifact Lore</text:p>
          </table:table-cell>
          <table:table-cell table:formula="of:=MID([.A199];7;SEARCH(&quot;=&quot;;[.A199])-7)" office:value-type="string" office:string-value="185">
            <text:p>185</text:p>
          </table:table-cell>
          <table:table-cell table:formula="of:=CONCATENATE(&quot;S&quot;;[.C199];&quot;=&quot;)" office:value-type="string" office:string-value="S185=">
            <text:p>S185=</text:p>
          </table:table-cell>
        </table:table-row>
        <table:table-row table:style-name="ro1">
          <table:table-cell office:value-type="string">
            <text:p><text:span text:style-name="T1">skill.186=</text:span><text:span text:style-name="T2">Circle</text:span><text:span text:style-name="T1"> </text:span><text:span text:style-name="T2">Lore</text:span></text:p>
          </table:table-cell>
          <table:table-cell table:formula="of:=MID([.A200];SEARCH(&quot;=&quot;;[.A200])+1;LEN([.A200]))" office:value-type="string" office:string-value="Circle Lore">
            <text:p>Circle Lore</text:p>
          </table:table-cell>
          <table:table-cell table:formula="of:=MID([.A200];7;SEARCH(&quot;=&quot;;[.A200])-7)" office:value-type="string" office:string-value="186">
            <text:p>186</text:p>
          </table:table-cell>
          <table:table-cell table:formula="of:=CONCATENATE(&quot;S&quot;;[.C200];&quot;=&quot;)" office:value-type="string" office:string-value="S186=">
            <text:p>S186=</text:p>
          </table:table-cell>
        </table:table-row>
        <table:table-row table:style-name="ro1">
          <table:table-cell office:value-type="string">
            <text:p><text:span text:style-name="T1">skill.187=</text:span><text:span text:style-name="T2">Planar</text:span><text:span text:style-name="T1"> </text:span><text:span text:style-name="T2">Lore</text:span></text:p>
          </table:table-cell>
          <table:table-cell table:formula="of:=MID([.A201];SEARCH(&quot;=&quot;;[.A201])+1;LEN([.A201]))" office:value-type="string" office:string-value="Planar Lore">
            <text:p>Planar Lore</text:p>
          </table:table-cell>
          <table:table-cell table:formula="of:=MID([.A201];7;SEARCH(&quot;=&quot;;[.A201])-7)" office:value-type="string" office:string-value="187">
            <text:p>187</text:p>
          </table:table-cell>
          <table:table-cell table:formula="of:=CONCATENATE(&quot;S&quot;;[.C201];&quot;=&quot;)" office:value-type="string" office:string-value="S187=">
            <text:p>S187=</text:p>
          </table:table-cell>
        </table:table-row>
        <table:table-row table:style-name="ro1">
          <table:table-cell office:value-type="string">
            <text:p><text:span text:style-name="T1">skill.188=</text:span><text:span text:style-name="T2">Spell</text:span><text:span text:style-name="T1"> </text:span><text:span text:style-name="T2">Lore</text:span></text:p>
          </table:table-cell>
          <table:table-cell table:formula="of:=MID([.A202];SEARCH(&quot;=&quot;;[.A202])+1;LEN([.A202]))" office:value-type="string" office:string-value="Spell Lore">
            <text:p>Spell Lore</text:p>
          </table:table-cell>
          <table:table-cell table:formula="of:=MID([.A202];7;SEARCH(&quot;=&quot;;[.A202])-7)" office:value-type="string" office:string-value="188">
            <text:p>188</text:p>
          </table:table-cell>
          <table:table-cell table:formula="of:=CONCATENATE(&quot;S&quot;;[.C202];&quot;=&quot;)" office:value-type="string" office:string-value="S188=">
            <text:p>S188=</text:p>
          </table:table-cell>
        </table:table-row>
        <table:table-row table:style-name="ro1">
          <table:table-cell office:value-type="string">
            <text:p><text:span text:style-name="T1">skill.189=</text:span><text:span text:style-name="T2">Symbol</text:span><text:span text:style-name="T1"> </text:span><text:span text:style-name="T2">Lore</text:span></text:p>
          </table:table-cell>
          <table:table-cell table:formula="of:=MID([.A203];SEARCH(&quot;=&quot;;[.A203])+1;LEN([.A203]))" office:value-type="string" office:string-value="Symbol Lore">
            <text:p>Symbol Lore</text:p>
          </table:table-cell>
          <table:table-cell table:formula="of:=MID([.A203];7;SEARCH(&quot;=&quot;;[.A203])-7)" office:value-type="string" office:string-value="189">
            <text:p>189</text:p>
          </table:table-cell>
          <table:table-cell table:formula="of:=CONCATENATE(&quot;S&quot;;[.C203];&quot;=&quot;)" office:value-type="string" office:string-value="S189=">
            <text:p>S189=</text:p>
          </table:table-cell>
        </table:table-row>
        <table:table-row table:style-name="ro1">
          <table:table-cell office:value-type="string">
            <text:p><text:span text:style-name="T1">skill.190=</text:span><text:span text:style-name="T2">Undead</text:span><text:span text:style-name="T1"> </text:span><text:span text:style-name="T2">Lore</text:span></text:p>
          </table:table-cell>
          <table:table-cell table:formula="of:=MID([.A204];SEARCH(&quot;=&quot;;[.A204])+1;LEN([.A204]))" office:value-type="string" office:string-value="Undead Lore">
            <text:p>Undead Lore</text:p>
          </table:table-cell>
          <table:table-cell table:formula="of:=MID([.A204];7;SEARCH(&quot;=&quot;;[.A204])-7)" office:value-type="string" office:string-value="190">
            <text:p>190</text:p>
          </table:table-cell>
          <table:table-cell table:formula="of:=CONCATENATE(&quot;S&quot;;[.C204];&quot;=&quot;)" office:value-type="string" office:string-value="S190=">
            <text:p>S190=</text:p>
          </table:table-cell>
        </table:table-row>
        <table:table-row table:style-name="ro1">
          <table:table-cell office:value-type="string">
            <text:p><text:span text:style-name="T1">skill.191=</text:span><text:span text:style-name="T2">Glyph</text:span><text:span text:style-name="T1"> </text:span><text:span text:style-name="T2">Lore</text:span></text:p>
          </table:table-cell>
          <table:table-cell table:formula="of:=MID([.A205];SEARCH(&quot;=&quot;;[.A205])+1;LEN([.A205]))" office:value-type="string" office:string-value="Glyph Lore">
            <text:p>Glyph Lore</text:p>
          </table:table-cell>
          <table:table-cell table:formula="of:=MID([.A205];7;SEARCH(&quot;=&quot;;[.A205])-7)" office:value-type="string" office:string-value="191">
            <text:p>191</text:p>
          </table:table-cell>
          <table:table-cell table:formula="of:=CONCATENATE(&quot;S&quot;;[.C205];&quot;=&quot;)" office:value-type="string" office:string-value="S191=">
            <text:p>S191=</text:p>
          </table:table-cell>
        </table:table-row>
        <table:table-row table:style-name="ro1">
          <table:table-cell office:value-type="string">
            <text:p><text:span text:style-name="T1">skill.192=</text:span><text:span text:style-name="T2">Demon/Devil</text:span><text:span text:style-name="T1"> </text:span><text:span text:style-name="T2">Lore</text:span></text:p>
          </table:table-cell>
          <table:table-cell table:formula="of:=MID([.A206];SEARCH(&quot;=&quot;;[.A206])+1;LEN([.A206]))" office:value-type="string" office:string-value="Demon/Devil Lore">
            <text:p>Demon/Devil Lore</text:p>
          </table:table-cell>
          <table:table-cell table:formula="of:=MID([.A206];7;SEARCH(&quot;=&quot;;[.A206])-7)" office:value-type="string" office:string-value="192">
            <text:p>192</text:p>
          </table:table-cell>
          <table:table-cell table:formula="of:=CONCATENATE(&quot;S&quot;;[.C206];&quot;=&quot;)" office:value-type="string" office:string-value="S192=">
            <text:p>S192=</text:p>
          </table:table-cell>
        </table:table-row>
        <table:table-row table:style-name="ro1">
          <table:table-cell office:value-type="string">
            <text:p><text:span text:style-name="T1">skill.193=</text:span><text:span text:style-name="T2">Dragon</text:span><text:span text:style-name="T1"> </text:span><text:span text:style-name="T2">Lore</text:span></text:p>
          </table:table-cell>
          <table:table-cell table:formula="of:=MID([.A207];SEARCH(&quot;=&quot;;[.A207])+1;LEN([.A207]))" office:value-type="string" office:string-value="Dragon Lore">
            <text:p>Dragon Lore</text:p>
          </table:table-cell>
          <table:table-cell table:formula="of:=MID([.A207];7;SEARCH(&quot;=&quot;;[.A207])-7)" office:value-type="string" office:string-value="193">
            <text:p>193</text:p>
          </table:table-cell>
          <table:table-cell table:formula="of:=CONCATENATE(&quot;S&quot;;[.C207];&quot;=&quot;)" office:value-type="string" office:string-value="S193=">
            <text:p>S193=</text:p>
          </table:table-cell>
        </table:table-row>
        <table:table-row table:style-name="ro1">
          <table:table-cell office:value-type="string">
            <text:p><text:span text:style-name="T1">skill.194=</text:span><text:span text:style-name="T2">Faerie</text:span><text:span text:style-name="T1"> </text:span><text:span text:style-name="T2">Lore</text:span></text:p>
          </table:table-cell>
          <table:table-cell table:formula="of:=MID([.A208];SEARCH(&quot;=&quot;;[.A208])+1;LEN([.A208]))" office:value-type="string" office:string-value="Faerie Lore">
            <text:p>Faerie Lore</text:p>
          </table:table-cell>
          <table:table-cell table:formula="of:=MID([.A208];7;SEARCH(&quot;=&quot;;[.A208])-7)" office:value-type="string" office:string-value="194">
            <text:p>194</text:p>
          </table:table-cell>
          <table:table-cell table:formula="of:=CONCATENATE(&quot;S&quot;;[.C208];&quot;=&quot;)" office:value-type="string" office:string-value="S194=">
            <text:p>S194=</text:p>
          </table:table-cell>
        </table:table-row>
        <table:table-row table:style-name="ro1">
          <table:table-cell office:value-type="string">
            <text:p><text:span text:style-name="T1">skill.195=</text:span><text:span text:style-name="T2">Xeno-Lore</text:span></text:p>
          </table:table-cell>
          <table:table-cell table:formula="of:=MID([.A209];SEARCH(&quot;=&quot;;[.A209])+1;LEN([.A209]))" office:value-type="string" office:string-value="Xeno-Lore">
            <text:p>Xeno-Lore</text:p>
          </table:table-cell>
          <table:table-cell table:formula="of:=MID([.A209];7;SEARCH(&quot;=&quot;;[.A209])-7)" office:value-type="string" office:string-value="195">
            <text:p>195</text:p>
          </table:table-cell>
          <table:table-cell table:formula="of:=CONCATENATE(&quot;S&quot;;[.C209];&quot;=&quot;)" office:value-type="string" office:string-value="S195=">
            <text:p>S195=</text:p>
          </table:table-cell>
        </table:table-row>
        <table:table-row table:style-name="ro1">
          <table:table-cell office:value-type="string">
            <text:p><text:span text:style-name="T1">skill.196=</text:span><text:span text:style-name="T2">Poison</text:span><text:span text:style-name="T1"> </text:span><text:span text:style-name="T2">Lore</text:span></text:p>
          </table:table-cell>
          <table:table-cell table:formula="of:=MID([.A210];SEARCH(&quot;=&quot;;[.A210])+1;LEN([.A210]))" office:value-type="string" office:string-value="Poison Lore">
            <text:p>Poison Lore</text:p>
          </table:table-cell>
          <table:table-cell table:formula="of:=MID([.A210];7;SEARCH(&quot;=&quot;;[.A210])-7)" office:value-type="string" office:string-value="196">
            <text:p>196</text:p>
          </table:table-cell>
          <table:table-cell table:formula="of:=CONCATENATE(&quot;S&quot;;[.C210];&quot;=&quot;)" office:value-type="string" office:string-value="S196=">
            <text:p>S196=</text:p>
          </table:table-cell>
        </table:table-row>
        <table:table-row table:style-name="ro1">
          <table:table-cell office:value-type="string">
            <text:p><text:span text:style-name="T1">skill.197=</text:span><text:span text:style-name="T2">Trading</text:span><text:span text:style-name="T1"> </text:span><text:span text:style-name="T2">Lore</text:span></text:p>
          </table:table-cell>
          <table:table-cell table:formula="of:=MID([.A211];SEARCH(&quot;=&quot;;[.A211])+1;LEN([.A211]))" office:value-type="string" office:string-value="Trading Lore">
            <text:p>Trading Lore</text:p>
          </table:table-cell>
          <table:table-cell table:formula="of:=MID([.A211];7;SEARCH(&quot;=&quot;;[.A211])-7)" office:value-type="string" office:string-value="197">
            <text:p>197</text:p>
          </table:table-cell>
          <table:table-cell table:formula="of:=CONCATENATE(&quot;S&quot;;[.C211];&quot;=&quot;)" office:value-type="string" office:string-value="S197=">
            <text:p>S197=</text:p>
          </table:table-cell>
        </table:table-row>
        <table:table-row table:style-name="ro1">
          <table:table-cell office:value-type="string">
            <text:p><text:span text:style-name="T1">skill.198=</text:span><text:span text:style-name="T2">Herb</text:span><text:span text:style-name="T1"> </text:span><text:span text:style-name="T2">Lore</text:span></text:p>
          </table:table-cell>
          <table:table-cell table:formula="of:=MID([.A212];SEARCH(&quot;=&quot;;[.A212])+1;LEN([.A212]))" office:value-type="string" office:string-value="Herb Lore">
            <text:p>Herb Lore</text:p>
          </table:table-cell>
          <table:table-cell table:formula="of:=MID([.A212];7;SEARCH(&quot;=&quot;;[.A212])-7)" office:value-type="string" office:string-value="198">
            <text:p>198</text:p>
          </table:table-cell>
          <table:table-cell table:formula="of:=CONCATENATE(&quot;S&quot;;[.C212];&quot;=&quot;)" office:value-type="string" office:string-value="S198=">
            <text:p>S198=</text:p>
          </table:table-cell>
        </table:table-row>
        <table:table-row table:style-name="ro1">
          <table:table-cell office:value-type="string">
            <text:p><text:span text:style-name="T1">skill.199=</text:span><text:span text:style-name="T2">Metal</text:span><text:span text:style-name="T1"> </text:span><text:span text:style-name="T2">Lore</text:span></text:p>
          </table:table-cell>
          <table:table-cell table:formula="of:=MID([.A213];SEARCH(&quot;=&quot;;[.A213])+1;LEN([.A213]))" office:value-type="string" office:string-value="Metal Lore">
            <text:p>Metal Lore</text:p>
          </table:table-cell>
          <table:table-cell table:formula="of:=MID([.A213];7;SEARCH(&quot;=&quot;;[.A213])-7)" office:value-type="string" office:string-value="199">
            <text:p>199</text:p>
          </table:table-cell>
          <table:table-cell table:formula="of:=CONCATENATE(&quot;S&quot;;[.C213];&quot;=&quot;)" office:value-type="string" office:string-value="S199=">
            <text:p>S199=</text:p>
          </table:table-cell>
        </table:table-row>
        <table:table-row table:style-name="ro1">
          <table:table-cell office:value-type="string">
            <text:p><text:span text:style-name="T1">skill.200=</text:span><text:span text:style-name="T2">Lock</text:span><text:span text:style-name="T1"> </text:span><text:span text:style-name="T2">Lore</text:span></text:p>
          </table:table-cell>
          <table:table-cell table:formula="of:=MID([.A214];SEARCH(&quot;=&quot;;[.A214])+1;LEN([.A214]))" office:value-type="string" office:string-value="Lock Lore">
            <text:p>Lock Lore</text:p>
          </table:table-cell>
          <table:table-cell table:formula="of:=MID([.A214];7;SEARCH(&quot;=&quot;;[.A214])-7)" office:value-type="string" office:string-value="200">
            <text:p>200</text:p>
          </table:table-cell>
          <table:table-cell table:formula="of:=CONCATENATE(&quot;S&quot;;[.C214];&quot;=&quot;)" office:value-type="string" office:string-value="S200=">
            <text:p>S200=</text:p>
          </table:table-cell>
        </table:table-row>
        <table:table-row table:style-name="ro1">
          <table:table-cell office:value-type="string">
            <text:p><text:span text:style-name="T1">skill.201=</text:span><text:span text:style-name="T2">Stone</text:span><text:span text:style-name="T1"> </text:span><text:span text:style-name="T2">Lore</text:span></text:p>
          </table:table-cell>
          <table:table-cell table:formula="of:=MID([.A215];SEARCH(&quot;=&quot;;[.A215])+1;LEN([.A215]))" office:value-type="string" office:string-value="Stone Lore">
            <text:p>Stone Lore</text:p>
          </table:table-cell>
          <table:table-cell table:formula="of:=MID([.A215];7;SEARCH(&quot;=&quot;;[.A215])-7)" office:value-type="string" office:string-value="201">
            <text:p>201</text:p>
          </table:table-cell>
          <table:table-cell table:formula="of:=CONCATENATE(&quot;S&quot;;[.C215];&quot;=&quot;)" office:value-type="string" office:string-value="S201=">
            <text:p>S201=</text:p>
          </table:table-cell>
        </table:table-row>
        <table:table-row table:style-name="ro1">
          <table:table-cell office:value-type="string">
            <text:p><text:span text:style-name="T1">skill.202=</text:span><text:span text:style-name="T2">Power</text:span><text:span text:style-name="T1"> </text:span><text:span text:style-name="T2">Points</text:span></text:p>
          </table:table-cell>
          <table:table-cell table:formula="of:=MID([.A216];SEARCH(&quot;=&quot;;[.A216])+1;LEN([.A216]))" office:value-type="string" office:string-value="Power Points">
            <text:p>Power Points</text:p>
          </table:table-cell>
          <table:table-cell table:formula="of:=MID([.A216];7;SEARCH(&quot;=&quot;;[.A216])-7)" office:value-type="string" office:string-value="202">
            <text:p>202</text:p>
          </table:table-cell>
          <table:table-cell table:formula="of:=CONCATENATE(&quot;S&quot;;[.C216];&quot;=&quot;)" office:value-type="string" office:string-value="S202=">
            <text:p>S202=</text:p>
          </table:table-cell>
        </table:table-row>
        <table:table-row table:style-name="ro1">
          <table:table-cell office:value-type="string">
            <text:p><text:span text:style-name="T1">skill.203=</text:span><text:span text:style-name="T2">Herding</text:span></text:p>
          </table:table-cell>
          <table:table-cell table:formula="of:=MID([.A217];SEARCH(&quot;=&quot;;[.A217])+1;LEN([.A217]))" office:value-type="string" office:string-value="Herding">
            <text:p>Herding</text:p>
          </table:table-cell>
          <table:table-cell table:formula="of:=MID([.A217];7;SEARCH(&quot;=&quot;;[.A217])-7)" office:value-type="string" office:string-value="203">
            <text:p>203</text:p>
          </table:table-cell>
          <table:table-cell table:formula="of:=CONCATENATE(&quot;S&quot;;[.C217];&quot;=&quot;)" office:value-type="string" office:string-value="S203=">
            <text:p>S203=</text:p>
          </table:table-cell>
        </table:table-row>
        <table:table-row table:style-name="ro1">
          <table:table-cell office:value-type="string">
            <text:p><text:span text:style-name="T1">skill.204=</text:span><text:span text:style-name="T2">Riding</text:span></text:p>
          </table:table-cell>
          <table:table-cell table:formula="of:=MID([.A218];SEARCH(&quot;=&quot;;[.A218])+1;LEN([.A218]))" office:value-type="string" office:string-value="Riding">
            <text:p>Riding</text:p>
          </table:table-cell>
          <table:table-cell table:formula="of:=MID([.A218];7;SEARCH(&quot;=&quot;;[.A218])-7)" office:value-type="string" office:string-value="204">
            <text:p>204</text:p>
          </table:table-cell>
          <table:table-cell table:formula="of:=CONCATENATE(&quot;S&quot;;[.C218];&quot;=&quot;)" office:value-type="string" office:string-value="S204=">
            <text:p>S204=</text:p>
          </table:table-cell>
        </table:table-row>
        <table:table-row table:style-name="ro1">
          <table:table-cell office:value-type="string">
            <text:p><text:span text:style-name="T1">skill.205=</text:span><text:span text:style-name="T2">Animal</text:span><text:span text:style-name="T1"> </text:span><text:span text:style-name="T2">Healing</text:span></text:p>
          </table:table-cell>
          <table:table-cell table:formula="of:=MID([.A219];SEARCH(&quot;=&quot;;[.A219])+1;LEN([.A219]))" office:value-type="string" office:string-value="Animal Healing">
            <text:p>Animal Healing</text:p>
          </table:table-cell>
          <table:table-cell table:formula="of:=MID([.A219];7;SEARCH(&quot;=&quot;;[.A219])-7)" office:value-type="string" office:string-value="205">
            <text:p>205</text:p>
          </table:table-cell>
          <table:table-cell table:formula="of:=CONCATENATE(&quot;S&quot;;[.C219];&quot;=&quot;)" office:value-type="string" office:string-value="S205=">
            <text:p>S205=</text:p>
          </table:table-cell>
        </table:table-row>
        <table:table-row table:style-name="ro1">
          <table:table-cell office:value-type="string">
            <text:p><text:span text:style-name="T1">skill.206=</text:span><text:span text:style-name="T2">Animal</text:span><text:span text:style-name="T1"> </text:span><text:span text:style-name="T2">Mastery</text:span><text:span text:style-name="T1"> </text:span><text:span text:style-name="T2">"horse"</text:span></text:p>
          </table:table-cell>
          <table:table-cell table:formula="of:=MID([.A220];SEARCH(&quot;=&quot;;[.A220])+1;LEN([.A220]))" office:value-type="string" office:string-value="Animal Mastery &quot;horse&quot;">
            <text:p>Animal Mastery "horse"</text:p>
          </table:table-cell>
          <table:table-cell table:formula="of:=MID([.A220];7;SEARCH(&quot;=&quot;;[.A220])-7)" office:value-type="string" office:string-value="206">
            <text:p>206</text:p>
          </table:table-cell>
          <table:table-cell table:formula="of:=CONCATENATE(&quot;S&quot;;[.C220];&quot;=&quot;)" office:value-type="string" office:string-value="S206=">
            <text:p>S206=</text:p>
          </table:table-cell>
        </table:table-row>
        <table:table-row table:style-name="ro1">
          <table:table-cell office:value-type="string">
            <text:p><text:span text:style-name="T1">skill.207=</text:span><text:span text:style-name="T2">Animal</text:span><text:span text:style-name="T1"> </text:span><text:span text:style-name="T2">Training</text:span><text:span text:style-name="T1"> </text:span><text:span text:style-name="T2">"horse"</text:span></text:p>
          </table:table-cell>
          <table:table-cell table:formula="of:=MID([.A221];SEARCH(&quot;=&quot;;[.A221])+1;LEN([.A221]))" office:value-type="string" office:string-value="Animal Training &quot;horse&quot;">
            <text:p>Animal Training "horse"</text:p>
          </table:table-cell>
          <table:table-cell table:formula="of:=MID([.A221];7;SEARCH(&quot;=&quot;;[.A221])-7)" office:value-type="string" office:string-value="207">
            <text:p>207</text:p>
          </table:table-cell>
          <table:table-cell table:formula="of:=CONCATENATE(&quot;S&quot;;[.C221];&quot;=&quot;)" office:value-type="string" office:string-value="S207=">
            <text:p>S207=</text:p>
          </table:table-cell>
        </table:table-row>
        <table:table-row table:style-name="ro1">
          <table:table-cell office:value-type="string">
            <text:p><text:span text:style-name="T1">skill.208=</text:span><text:span text:style-name="T2">Animal</text:span><text:span text:style-name="T1"> </text:span><text:span text:style-name="T2">Handling</text:span></text:p>
          </table:table-cell>
          <table:table-cell table:formula="of:=MID([.A222];SEARCH(&quot;=&quot;;[.A222])+1;LEN([.A222]))" office:value-type="string" office:string-value="Animal Handling">
            <text:p>Animal Handling</text:p>
          </table:table-cell>
          <table:table-cell table:formula="of:=MID([.A222];7;SEARCH(&quot;=&quot;;[.A222])-7)" office:value-type="string" office:string-value="208">
            <text:p>208</text:p>
          </table:table-cell>
          <table:table-cell table:formula="of:=CONCATENATE(&quot;S&quot;;[.C222];&quot;=&quot;)" office:value-type="string" office:string-value="S208=">
            <text:p>S208=</text:p>
          </table:table-cell>
        </table:table-row>
        <table:table-row table:style-name="ro1">
          <table:table-cell office:value-type="string">
            <text:p><text:span text:style-name="T1">skill.209=</text:span><text:span text:style-name="T2">Driving</text:span></text:p>
          </table:table-cell>
          <table:table-cell table:formula="of:=MID([.A223];SEARCH(&quot;=&quot;;[.A223])+1;LEN([.A223]))" office:value-type="string" office:string-value="Driving">
            <text:p>Driving</text:p>
          </table:table-cell>
          <table:table-cell table:formula="of:=MID([.A223];7;SEARCH(&quot;=&quot;;[.A223])-7)" office:value-type="string" office:string-value="209">
            <text:p>209</text:p>
          </table:table-cell>
          <table:table-cell table:formula="of:=CONCATENATE(&quot;S&quot;;[.C223];&quot;=&quot;)" office:value-type="string" office:string-value="S209=">
            <text:p>S209=</text:p>
          </table:table-cell>
        </table:table-row>
        <table:table-row table:style-name="ro1">
          <table:table-cell office:value-type="string">
            <text:p><text:span text:style-name="T1">skill.210=</text:span><text:span text:style-name="T2">Caving</text:span></text:p>
          </table:table-cell>
          <table:table-cell table:formula="of:=MID([.A224];SEARCH(&quot;=&quot;;[.A224])+1;LEN([.A224]))" office:value-type="string" office:string-value="Caving">
            <text:p>Caving</text:p>
          </table:table-cell>
          <table:table-cell table:formula="of:=MID([.A224];7;SEARCH(&quot;=&quot;;[.A224])-7)" office:value-type="string" office:string-value="210">
            <text:p>210</text:p>
          </table:table-cell>
          <table:table-cell table:formula="of:=CONCATENATE(&quot;S&quot;;[.C224];&quot;=&quot;)" office:value-type="string" office:string-value="S210=">
            <text:p>S210=</text:p>
          </table:table-cell>
        </table:table-row>
        <table:table-row table:style-name="ro1">
          <table:table-cell office:value-type="string">
            <text:p><text:span text:style-name="T1">skill.211=</text:span><text:span text:style-name="T2">Hunting</text:span></text:p>
          </table:table-cell>
          <table:table-cell table:formula="of:=MID([.A225];SEARCH(&quot;=&quot;;[.A225])+1;LEN([.A225]))" office:value-type="string" office:string-value="Hunting">
            <text:p>Hunting</text:p>
          </table:table-cell>
          <table:table-cell table:formula="of:=MID([.A225];7;SEARCH(&quot;=&quot;;[.A225])-7)" office:value-type="string" office:string-value="211">
            <text:p>211</text:p>
          </table:table-cell>
          <table:table-cell table:formula="of:=CONCATENATE(&quot;S&quot;;[.C225];&quot;=&quot;)" office:value-type="string" office:string-value="S211=">
            <text:p>S211=</text:p>
          </table:table-cell>
        </table:table-row>
        <table:table-row table:style-name="ro1">
          <table:table-cell office:value-type="string">
            <text:p><text:span text:style-name="T1">skill.212=</text:span><text:span text:style-name="T2">Foraging</text:span></text:p>
          </table:table-cell>
          <table:table-cell table:formula="of:=MID([.A226];SEARCH(&quot;=&quot;;[.A226])+1;LEN([.A226]))" office:value-type="string" office:string-value="Foraging">
            <text:p>Foraging</text:p>
          </table:table-cell>
          <table:table-cell table:formula="of:=MID([.A226];7;SEARCH(&quot;=&quot;;[.A226])-7)" office:value-type="string" office:string-value="212">
            <text:p>212</text:p>
          </table:table-cell>
          <table:table-cell table:formula="of:=CONCATENATE(&quot;S&quot;;[.C226];&quot;=&quot;)" office:value-type="string" office:string-value="S212=">
            <text:p>S212=</text:p>
          </table:table-cell>
        </table:table-row>
        <table:table-row table:style-name="ro1">
          <table:table-cell office:value-type="string">
            <text:p><text:span text:style-name="T1">skill.213=</text:span><text:span text:style-name="T2">Star-gazing</text:span></text:p>
          </table:table-cell>
          <table:table-cell table:formula="of:=MID([.A227];SEARCH(&quot;=&quot;;[.A227])+1;LEN([.A227]))" office:value-type="string" office:string-value="Star-gazing">
            <text:p>Star-gazing</text:p>
          </table:table-cell>
          <table:table-cell table:formula="of:=MID([.A227];7;SEARCH(&quot;=&quot;;[.A227])-7)" office:value-type="string" office:string-value="213">
            <text:p>213</text:p>
          </table:table-cell>
          <table:table-cell table:formula="of:=CONCATENATE(&quot;S&quot;;[.C227];&quot;=&quot;)" office:value-type="string" office:string-value="S213=">
            <text:p>S213=</text:p>
          </table:table-cell>
        </table:table-row>
        <table:table-row table:style-name="ro1">
          <table:table-cell office:value-type="string">
            <text:p><text:span text:style-name="T1">skill.214=</text:span><text:span text:style-name="T2">Survival</text:span></text:p>
          </table:table-cell>
          <table:table-cell table:formula="of:=MID([.A228];SEARCH(&quot;=&quot;;[.A228])+1;LEN([.A228]))" office:value-type="string" office:string-value="Survival">
            <text:p>Survival</text:p>
          </table:table-cell>
          <table:table-cell table:formula="of:=MID([.A228];7;SEARCH(&quot;=&quot;;[.A228])-7)" office:value-type="string" office:string-value="214">
            <text:p>214</text:p>
          </table:table-cell>
          <table:table-cell table:formula="of:=CONCATENATE(&quot;S&quot;;[.C228];&quot;=&quot;)" office:value-type="string" office:string-value="S214=">
            <text:p>S214=</text:p>
          </table:table-cell>
        </table:table-row>
        <table:table-row table:style-name="ro1">
          <table:table-cell office:value-type="string">
            <text:p><text:span text:style-name="T1">skill.215=</text:span><text:span text:style-name="T2">Weather</text:span><text:span text:style-name="T1"> </text:span><text:span text:style-name="T2">Watching</text:span></text:p>
          </table:table-cell>
          <table:table-cell table:formula="of:=MID([.A229];SEARCH(&quot;=&quot;;[.A229])+1;LEN([.A229]))" office:value-type="string" office:string-value="Weather Watching">
            <text:p>Weather Watching</text:p>
          </table:table-cell>
          <table:table-cell table:formula="of:=MID([.A229];7;SEARCH(&quot;=&quot;;[.A229])-7)" office:value-type="string" office:string-value="215">
            <text:p>215</text:p>
          </table:table-cell>
          <table:table-cell table:formula="of:=CONCATENATE(&quot;S&quot;;[.C229];&quot;=&quot;)" office:value-type="string" office:string-value="S215=">
            <text:p>S215=</text:p>
          </table:table-cell>
        </table:table-row>
        <table:table-row table:style-name="ro1">
          <table:table-cell office:value-type="string">
            <text:p><text:span text:style-name="T1">skill.216=</text:span><text:span text:style-name="T2">Soft</text:span><text:span text:style-name="T1"> </text:span><text:span text:style-name="T2">Leather</text:span></text:p>
          </table:table-cell>
          <table:table-cell table:formula="of:=MID([.A230];SEARCH(&quot;=&quot;;[.A230])+1;LEN([.A230]))" office:value-type="string" office:string-value="Soft Leather">
            <text:p>Soft Leather</text:p>
          </table:table-cell>
          <table:table-cell table:formula="of:=MID([.A230];7;SEARCH(&quot;=&quot;;[.A230])-7)" office:value-type="string" office:string-value="216">
            <text:p>216</text:p>
          </table:table-cell>
          <table:table-cell table:formula="of:=CONCATENATE(&quot;S&quot;;[.C230];&quot;=&quot;)" office:value-type="string" office:string-value="S216=">
            <text:p>S216=</text:p>
          </table:table-cell>
        </table:table-row>
        <table:table-row table:style-name="ro1">
          <table:table-cell office:value-type="string">
            <text:p><text:span text:style-name="T1">skill.217=</text:span><text:span text:style-name="T2">Rigid</text:span><text:span text:style-name="T1"> </text:span><text:span text:style-name="T2">Leather</text:span></text:p>
          </table:table-cell>
          <table:table-cell table:formula="of:=MID([.A231];SEARCH(&quot;=&quot;;[.A231])+1;LEN([.A231]))" office:value-type="string" office:string-value="Rigid Leather">
            <text:p>Rigid Leather</text:p>
          </table:table-cell>
          <table:table-cell table:formula="of:=MID([.A231];7;SEARCH(&quot;=&quot;;[.A231])-7)" office:value-type="string" office:string-value="217">
            <text:p>217</text:p>
          </table:table-cell>
          <table:table-cell table:formula="of:=CONCATENATE(&quot;S&quot;;[.C231];&quot;=&quot;)" office:value-type="string" office:string-value="S217=">
            <text:p>S217=</text:p>
          </table:table-cell>
        </table:table-row>
        <table:table-row table:style-name="ro1">
          <table:table-cell office:value-type="string">
            <text:p><text:span text:style-name="T1">skill.218=</text:span><text:span text:style-name="T2">Chain</text:span></text:p>
          </table:table-cell>
          <table:table-cell table:formula="of:=MID([.A232];SEARCH(&quot;=&quot;;[.A232])+1;LEN([.A232]))" office:value-type="string" office:string-value="Chain">
            <text:p>Chain</text:p>
          </table:table-cell>
          <table:table-cell table:formula="of:=MID([.A232];7;SEARCH(&quot;=&quot;;[.A232])-7)" office:value-type="string" office:string-value="218">
            <text:p>218</text:p>
          </table:table-cell>
          <table:table-cell table:formula="of:=CONCATENATE(&quot;S&quot;;[.C232];&quot;=&quot;)" office:value-type="string" office:string-value="S218=">
            <text:p>S218=</text:p>
          </table:table-cell>
        </table:table-row>
        <table:table-row table:style-name="ro1">
          <table:table-cell office:value-type="string">
            <text:p><text:span text:style-name="T1">skill.219=</text:span><text:span text:style-name="T2">Plate</text:span></text:p>
          </table:table-cell>
          <table:table-cell table:formula="of:=MID([.A233];SEARCH(&quot;=&quot;;[.A233])+1;LEN([.A233]))" office:value-type="string" office:string-value="Plate">
            <text:p>Plate</text:p>
          </table:table-cell>
          <table:table-cell table:formula="of:=MID([.A233];7;SEARCH(&quot;=&quot;;[.A233])-7)" office:value-type="string" office:string-value="219">
            <text:p>219</text:p>
          </table:table-cell>
          <table:table-cell table:formula="of:=CONCATENATE(&quot;S&quot;;[.C233];&quot;=&quot;)" office:value-type="string" office:string-value="S219=">
            <text:p>S219=</text:p>
          </table:table-cell>
        </table:table-row>
        <table:table-row table:style-name="ro1">
          <table:table-cell office:value-type="string">
            <text:p><text:span text:style-name="T1">skill.220=</text:span><text:span text:style-name="T2">Stun</text:span><text:span text:style-name="T1"> </text:span><text:span text:style-name="T2">removal</text:span></text:p>
          </table:table-cell>
          <table:table-cell table:formula="of:=MID([.A234];SEARCH(&quot;=&quot;;[.A234])+1;LEN([.A234]))" office:value-type="string" office:string-value="Stun removal">
            <text:p>Stun removal</text:p>
          </table:table-cell>
          <table:table-cell table:formula="of:=MID([.A234];7;SEARCH(&quot;=&quot;;[.A234])-7)" office:value-type="string" office:string-value="220">
            <text:p>220</text:p>
          </table:table-cell>
          <table:table-cell table:formula="of:=CONCATENATE(&quot;S&quot;;[.C234];&quot;=&quot;)" office:value-type="string" office:string-value="S220=">
            <text:p>S220=</text:p>
          </table:table-cell>
        </table:table-row>
        <table:table-row table:style-name="ro1">
          <table:table-cell office:value-type="string">
            <text:p><text:span text:style-name="T1">skill.221=</text:span><text:span text:style-name="T2">Frenzy</text:span></text:p>
          </table:table-cell>
          <table:table-cell table:formula="of:=MID([.A235];SEARCH(&quot;=&quot;;[.A235])+1;LEN([.A235]))" office:value-type="string" office:string-value="Frenzy">
            <text:p>Frenzy</text:p>
          </table:table-cell>
          <table:table-cell table:formula="of:=MID([.A235];7;SEARCH(&quot;=&quot;;[.A235])-7)" office:value-type="string" office:string-value="221">
            <text:p>221</text:p>
          </table:table-cell>
          <table:table-cell table:formula="of:=CONCATENATE(&quot;S&quot;;[.C235];&quot;=&quot;)" office:value-type="string" office:string-value="S221=">
            <text:p>S221=</text:p>
          </table:table-cell>
        </table:table-row>
        <table:table-row table:style-name="ro1">
          <table:table-cell office:value-type="string">
            <text:p><text:span text:style-name="T1">skill.222=</text:span><text:span text:style-name="T2">Adrenal</text:span><text:span text:style-name="T1"> </text:span><text:span text:style-name="T2">Balance</text:span></text:p>
          </table:table-cell>
          <table:table-cell table:formula="of:=MID([.A236];SEARCH(&quot;=&quot;;[.A236])+1;LEN([.A236]))" office:value-type="string" office:string-value="Adrenal Balance">
            <text:p>Adrenal Balance</text:p>
          </table:table-cell>
          <table:table-cell table:formula="of:=MID([.A236];7;SEARCH(&quot;=&quot;;[.A236])-7)" office:value-type="string" office:string-value="222">
            <text:p>222</text:p>
          </table:table-cell>
          <table:table-cell table:formula="of:=CONCATENATE(&quot;S&quot;;[.C236];&quot;=&quot;)" office:value-type="string" office:string-value="S222=">
            <text:p>S222=</text:p>
          </table:table-cell>
        </table:table-row>
        <table:table-row table:style-name="ro1">
          <table:table-cell office:value-type="string">
            <text:p><text:span text:style-name="T1">skill.223=</text:span><text:span text:style-name="T2">Adrenal</text:span><text:span text:style-name="T1"> </text:span><text:span text:style-name="T2">Speed</text:span></text:p>
          </table:table-cell>
          <table:table-cell table:formula="of:=MID([.A237];SEARCH(&quot;=&quot;;[.A237])+1;LEN([.A237]))" office:value-type="string" office:string-value="Adrenal Speed">
            <text:p>Adrenal Speed</text:p>
          </table:table-cell>
          <table:table-cell table:formula="of:=MID([.A237];7;SEARCH(&quot;=&quot;;[.A237])-7)" office:value-type="string" office:string-value="223">
            <text:p>223</text:p>
          </table:table-cell>
          <table:table-cell table:formula="of:=CONCATENATE(&quot;S&quot;;[.C237];&quot;=&quot;)" office:value-type="string" office:string-value="S223=">
            <text:p>S223=</text:p>
          </table:table-cell>
        </table:table-row>
        <table:table-row table:style-name="ro1">
          <table:table-cell office:value-type="string">
            <text:p><text:span text:style-name="T1">skill.224=</text:span><text:span text:style-name="T2">Adrenal</text:span><text:span text:style-name="T1"> </text:span><text:span text:style-name="T2">Concentration</text:span></text:p>
          </table:table-cell>
          <table:table-cell table:formula="of:=MID([.A238];SEARCH(&quot;=&quot;;[.A238])+1;LEN([.A238]))" office:value-type="string" office:string-value="Adrenal Concentration">
            <text:p>Adrenal Concentration</text:p>
          </table:table-cell>
          <table:table-cell table:formula="of:=MID([.A238];7;SEARCH(&quot;=&quot;;[.A238])-7)" office:value-type="string" office:string-value="224">
            <text:p>224</text:p>
          </table:table-cell>
          <table:table-cell table:formula="of:=CONCATENATE(&quot;S&quot;;[.C238];&quot;=&quot;)" office:value-type="string" office:string-value="S224=">
            <text:p>S224=</text:p>
          </table:table-cell>
        </table:table-row>
        <table:table-row table:style-name="ro1">
          <table:table-cell office:value-type="string">
            <text:p><text:span text:style-name="T1">skill.225=</text:span><text:span text:style-name="T2">Adrenal</text:span><text:span text:style-name="T1"> </text:span><text:span text:style-name="T2">Landing</text:span></text:p>
          </table:table-cell>
          <table:table-cell table:formula="of:=MID([.A239];SEARCH(&quot;=&quot;;[.A239])+1;LEN([.A239]))" office:value-type="string" office:string-value="Adrenal Landing">
            <text:p>Adrenal Landing</text:p>
          </table:table-cell>
          <table:table-cell table:formula="of:=MID([.A239];7;SEARCH(&quot;=&quot;;[.A239])-7)" office:value-type="string" office:string-value="225">
            <text:p>225</text:p>
          </table:table-cell>
          <table:table-cell table:formula="of:=CONCATENATE(&quot;S&quot;;[.C239];&quot;=&quot;)" office:value-type="string" office:string-value="S225=">
            <text:p>S225=</text:p>
          </table:table-cell>
        </table:table-row>
        <table:table-row table:style-name="ro1">
          <table:table-cell office:value-type="string">
            <text:p><text:span text:style-name="T1">skill.226=</text:span><text:span text:style-name="T2">Adrenal</text:span><text:span text:style-name="T1"> </text:span><text:span text:style-name="T2">Leaping</text:span></text:p>
          </table:table-cell>
          <table:table-cell table:formula="of:=MID([.A240];SEARCH(&quot;=&quot;;[.A240])+1;LEN([.A240]))" office:value-type="string" office:string-value="Adrenal Leaping">
            <text:p>Adrenal Leaping</text:p>
          </table:table-cell>
          <table:table-cell table:formula="of:=MID([.A240];7;SEARCH(&quot;=&quot;;[.A240])-7)" office:value-type="string" office:string-value="226">
            <text:p>226</text:p>
          </table:table-cell>
          <table:table-cell table:formula="of:=CONCATENATE(&quot;S&quot;;[.C240];&quot;=&quot;)" office:value-type="string" office:string-value="S226=">
            <text:p>S226=</text:p>
          </table:table-cell>
        </table:table-row>
        <table:table-row table:style-name="ro1">
          <table:table-cell office:value-type="string">
            <text:p><text:span text:style-name="T1">skill.227=</text:span><text:span text:style-name="T2">Adrenal</text:span><text:span text:style-name="T1"> </text:span><text:span text:style-name="T2">Stabilization</text:span></text:p>
          </table:table-cell>
          <table:table-cell table:formula="of:=MID([.A241];SEARCH(&quot;=&quot;;[.A241])+1;LEN([.A241]))" office:value-type="string" office:string-value="Adrenal Stabilization">
            <text:p>Adrenal Stabilization</text:p>
          </table:table-cell>
          <table:table-cell table:formula="of:=MID([.A241];7;SEARCH(&quot;=&quot;;[.A241])-7)" office:value-type="string" office:string-value="227">
            <text:p>227</text:p>
          </table:table-cell>
          <table:table-cell table:formula="of:=CONCATENATE(&quot;S&quot;;[.C241];&quot;=&quot;)" office:value-type="string" office:string-value="S227=">
            <text:p>S227=</text:p>
          </table:table-cell>
        </table:table-row>
        <table:table-row table:style-name="ro1">
          <table:table-cell office:value-type="string">
            <text:p><text:span text:style-name="T1">skill.228=</text:span><text:span text:style-name="T2">Adrenal</text:span><text:span text:style-name="T1"> </text:span><text:span text:style-name="T2">Strength</text:span></text:p>
          </table:table-cell>
          <table:table-cell table:formula="of:=MID([.A242];SEARCH(&quot;=&quot;;[.A242])+1;LEN([.A242]))" office:value-type="string" office:string-value="Adrenal Strength">
            <text:p>Adrenal Strength</text:p>
          </table:table-cell>
          <table:table-cell table:formula="of:=MID([.A242];7;SEARCH(&quot;=&quot;;[.A242])-7)" office:value-type="string" office:string-value="228">
            <text:p>228</text:p>
          </table:table-cell>
          <table:table-cell table:formula="of:=CONCATENATE(&quot;S&quot;;[.C242];&quot;=&quot;)" office:value-type="string" office:string-value="S228=">
            <text:p>S228=</text:p>
          </table:table-cell>
        </table:table-row>
        <table:table-row table:style-name="ro1">
          <table:table-cell office:value-type="string">
            <text:p><text:span text:style-name="T1">skill.229=</text:span><text:span text:style-name="T2">Adrenal</text:span><text:span text:style-name="T1"> </text:span><text:span text:style-name="T2">Quickdraw</text:span></text:p>
          </table:table-cell>
          <table:table-cell table:formula="of:=MID([.A243];SEARCH(&quot;=&quot;;[.A243])+1;LEN([.A243]))" office:value-type="string" office:string-value="Adrenal Quickdraw">
            <text:p>Adrenal Quickdraw</text:p>
          </table:table-cell>
          <table:table-cell table:formula="of:=MID([.A243];7;SEARCH(&quot;=&quot;;[.A243])-7)" office:value-type="string" office:string-value="229">
            <text:p>229</text:p>
          </table:table-cell>
          <table:table-cell table:formula="of:=CONCATENATE(&quot;S&quot;;[.C243];&quot;=&quot;)" office:value-type="string" office:string-value="S229=">
            <text:p>S229=</text:p>
          </table:table-cell>
        </table:table-row>
        <table:table-row table:style-name="ro1">
          <table:table-cell office:value-type="string">
            <text:p><text:span text:style-name="T1">skill.230=</text:span><text:span text:style-name="T2">Mnemonics</text:span></text:p>
          </table:table-cell>
          <table:table-cell table:formula="of:=MID([.A244];SEARCH(&quot;=&quot;;[.A244])+1;LEN([.A244]))" office:value-type="string" office:string-value="Mnemonics">
            <text:p>Mnemonics</text:p>
          </table:table-cell>
          <table:table-cell table:formula="of:=MID([.A244];7;SEARCH(&quot;=&quot;;[.A244])-7)" office:value-type="string" office:string-value="230">
            <text:p>230</text:p>
          </table:table-cell>
          <table:table-cell table:formula="of:=CONCATENATE(&quot;S&quot;;[.C244];&quot;=&quot;)" office:value-type="string" office:string-value="S230=">
            <text:p>S230=</text:p>
          </table:table-cell>
        </table:table-row>
        <table:table-row table:style-name="ro1">
          <table:table-cell office:value-type="string">
            <text:p><text:span text:style-name="T1">skill.231=</text:span><text:span text:style-name="T2">Control</text:span><text:span text:style-name="T1"> </text:span><text:span text:style-name="T2">Lycanthropy</text:span></text:p>
          </table:table-cell>
          <table:table-cell table:formula="of:=MID([.A245];SEARCH(&quot;=&quot;;[.A245])+1;LEN([.A245]))" office:value-type="string" office:string-value="Control Lycanthropy">
            <text:p>Control Lycanthropy</text:p>
          </table:table-cell>
          <table:table-cell table:formula="of:=MID([.A245];7;SEARCH(&quot;=&quot;;[.A245])-7)" office:value-type="string" office:string-value="231">
            <text:p>231</text:p>
          </table:table-cell>
          <table:table-cell table:formula="of:=CONCATENATE(&quot;S&quot;;[.C245];&quot;=&quot;)" office:value-type="string" office:string-value="S231=">
            <text:p>S231=</text:p>
          </table:table-cell>
        </table:table-row>
        <table:table-row table:style-name="ro1">
          <table:table-cell office:value-type="string">
            <text:p><text:span text:style-name="T1">skill.232=</text:span><text:span text:style-name="T2">Stunned</text:span><text:span text:style-name="T1"> </text:span><text:span text:style-name="T2">Maneuvering</text:span></text:p>
          </table:table-cell>
          <table:table-cell table:formula="of:=MID([.A246];SEARCH(&quot;=&quot;;[.A246])+1;LEN([.A246]))" office:value-type="string" office:string-value="Stunned Maneuvering">
            <text:p>Stunned Maneuvering</text:p>
          </table:table-cell>
          <table:table-cell table:formula="of:=MID([.A246];7;SEARCH(&quot;=&quot;;[.A246])-7)" office:value-type="string" office:string-value="232">
            <text:p>232</text:p>
          </table:table-cell>
          <table:table-cell table:formula="of:=CONCATENATE(&quot;S&quot;;[.C246];&quot;=&quot;)" office:value-type="string" office:string-value="S232=">
            <text:p>S232=</text:p>
          </table:table-cell>
        </table:table-row>
        <table:table-row table:style-name="ro1">
          <table:table-cell office:value-type="string">
            <text:p><text:span text:style-name="T1">skill.233=</text:span><text:span text:style-name="T2">Meditation</text:span></text:p>
          </table:table-cell>
          <table:table-cell table:formula="of:=MID([.A247];SEARCH(&quot;=&quot;;[.A247])+1;LEN([.A247]))" office:value-type="string" office:string-value="Meditation">
            <text:p>Meditation</text:p>
          </table:table-cell>
          <table:table-cell table:formula="of:=MID([.A247];7;SEARCH(&quot;=&quot;;[.A247])-7)" office:value-type="string" office:string-value="233">
            <text:p>233</text:p>
          </table:table-cell>
          <table:table-cell table:formula="of:=CONCATENATE(&quot;S&quot;;[.C247];&quot;=&quot;)" office:value-type="string" office:string-value="S233=">
            <text:p>S233=</text:p>
          </table:table-cell>
        </table:table-row>
        <table:table-row table:style-name="ro1">
          <table:table-cell office:value-type="string">
            <text:p><text:span text:style-name="T1">skill.234=</text:span><text:span text:style-name="T2">Healing</text:span><text:span text:style-name="T1"> </text:span><text:span text:style-name="T2">Trance</text:span></text:p>
          </table:table-cell>
          <table:table-cell table:formula="of:=MID([.A248];SEARCH(&quot;=&quot;;[.A248])+1;LEN([.A248]))" office:value-type="string" office:string-value="Healing Trance">
            <text:p>Healing Trance</text:p>
          </table:table-cell>
          <table:table-cell table:formula="of:=MID([.A248];7;SEARCH(&quot;=&quot;;[.A248])-7)" office:value-type="string" office:string-value="234">
            <text:p>234</text:p>
          </table:table-cell>
          <table:table-cell table:formula="of:=CONCATENATE(&quot;S&quot;;[.C248];&quot;=&quot;)" office:value-type="string" office:string-value="S234=">
            <text:p>S234=</text:p>
          </table:table-cell>
        </table:table-row>
        <table:table-row table:style-name="ro1">
          <table:table-cell office:value-type="string">
            <text:p><text:span text:style-name="T1">skill.235=</text:span><text:span text:style-name="T2">Cleansing</text:span><text:span text:style-name="T1"> </text:span><text:span text:style-name="T2">Trance</text:span></text:p>
          </table:table-cell>
          <table:table-cell table:formula="of:=MID([.A249];SEARCH(&quot;=&quot;;[.A249])+1;LEN([.A249]))" office:value-type="string" office:string-value="Cleansing Trance">
            <text:p>Cleansing Trance</text:p>
          </table:table-cell>
          <table:table-cell table:formula="of:=MID([.A249];7;SEARCH(&quot;=&quot;;[.A249])-7)" office:value-type="string" office:string-value="235">
            <text:p>235</text:p>
          </table:table-cell>
          <table:table-cell table:formula="of:=CONCATENATE(&quot;S&quot;;[.C249];&quot;=&quot;)" office:value-type="string" office:string-value="S235=">
            <text:p>S235=</text:p>
          </table:table-cell>
        </table:table-row>
        <table:table-row table:style-name="ro1">
          <table:table-cell office:value-type="string">
            <text:p><text:span text:style-name="T1">skill.236=</text:span><text:span text:style-name="T2">Sleep</text:span><text:span text:style-name="T1"> </text:span><text:span text:style-name="T2">Trance</text:span></text:p>
          </table:table-cell>
          <table:table-cell table:formula="of:=MID([.A250];SEARCH(&quot;=&quot;;[.A250])+1;LEN([.A250]))" office:value-type="string" office:string-value="Sleep Trance">
            <text:p>Sleep Trance</text:p>
          </table:table-cell>
          <table:table-cell table:formula="of:=MID([.A250];7;SEARCH(&quot;=&quot;;[.A250])-7)" office:value-type="string" office:string-value="236">
            <text:p>236</text:p>
          </table:table-cell>
          <table:table-cell table:formula="of:=CONCATENATE(&quot;S&quot;;[.C250];&quot;=&quot;)" office:value-type="string" office:string-value="S236=">
            <text:p>S236=</text:p>
          </table:table-cell>
        </table:table-row>
        <table:table-row table:style-name="ro1">
          <table:table-cell office:value-type="string">
            <text:p><text:span text:style-name="T1">skill.237=</text:span><text:span text:style-name="T2">Death</text:span><text:span text:style-name="T1"> </text:span><text:span text:style-name="T2">Trance</text:span></text:p>
          </table:table-cell>
          <table:table-cell table:formula="of:=MID([.A251];SEARCH(&quot;=&quot;;[.A251])+1;LEN([.A251]))" office:value-type="string" office:string-value="Death Trance">
            <text:p>Death Trance</text:p>
          </table:table-cell>
          <table:table-cell table:formula="of:=MID([.A251];7;SEARCH(&quot;=&quot;;[.A251])-7)" office:value-type="string" office:string-value="237">
            <text:p>237</text:p>
          </table:table-cell>
          <table:table-cell table:formula="of:=CONCATENATE(&quot;S&quot;;[.C251];&quot;=&quot;)" office:value-type="string" office:string-value="S237=">
            <text:p>S237=</text:p>
          </table:table-cell>
        </table:table-row>
        <table:table-row table:style-name="ro1">
          <table:table-cell office:value-type="string">
            <text:p><text:span text:style-name="T1">skill.440=</text:span><text:span text:style-name="T2">Disarm</text:span><text:span text:style-name="T1"> </text:span><text:span text:style-name="T2">Foe</text:span><text:span text:style-name="T1"> </text:span><text:span text:style-name="T2">(armed)</text:span></text:p>
          </table:table-cell>
          <table:table-cell table:formula="of:=MID([.A252];SEARCH(&quot;=&quot;;[.A252])+1;LEN([.A252]))" office:value-type="string" office:string-value="Disarm Foe (armed)">
            <text:p>Disarm Foe (armed)</text:p>
          </table:table-cell>
          <table:table-cell table:formula="of:=MID([.A252];7;SEARCH(&quot;=&quot;;[.A252])-7)" office:value-type="string" office:string-value="440">
            <text:p>440</text:p>
          </table:table-cell>
          <table:table-cell table:formula="of:=CONCATENATE(&quot;S&quot;;[.C252];&quot;=&quot;)" office:value-type="string" office:string-value="S440=">
            <text:p>S440=</text:p>
          </table:table-cell>
        </table:table-row>
        <table:table-row table:style-name="ro1">
          <table:table-cell office:value-type="string">
            <text:p><text:span text:style-name="T1">skill.238=</text:span><text:span text:style-name="T2">Disarm</text:span><text:span text:style-name="T1"> </text:span><text:span text:style-name="T2">Foe</text:span><text:span text:style-name="T1"> </text:span><text:span text:style-name="T2">(unarmed)</text:span></text:p>
          </table:table-cell>
          <table:table-cell table:formula="of:=MID([.A253];SEARCH(&quot;=&quot;;[.A253])+1;LEN([.A253]))" office:value-type="string" office:string-value="Disarm Foe (unarmed)">
            <text:p>Disarm Foe (unarmed)</text:p>
          </table:table-cell>
          <table:table-cell table:formula="of:=MID([.A253];7;SEARCH(&quot;=&quot;;[.A253])-7)" office:value-type="string" office:string-value="238">
            <text:p>238</text:p>
          </table:table-cell>
          <table:table-cell table:formula="of:=CONCATENATE(&quot;S&quot;;[.C253];&quot;=&quot;)" office:value-type="string" office:string-value="S238=">
            <text:p>S238=</text:p>
          </table:table-cell>
        </table:table-row>
        <table:table-row table:style-name="ro1">
          <table:table-cell office:value-type="string">
            <text:p><text:span text:style-name="T1">skill.239=</text:span><text:span text:style-name="T2">Brawling</text:span></text:p>
          </table:table-cell>
          <table:table-cell table:formula="of:=MID([.A254];SEARCH(&quot;=&quot;;[.A254])+1;LEN([.A254]))" office:value-type="string" office:string-value="Brawling">
            <text:p>Brawling</text:p>
          </table:table-cell>
          <table:table-cell table:formula="of:=MID([.A254];7;SEARCH(&quot;=&quot;;[.A254])-7)" office:value-type="string" office:string-value="239">
            <text:p>239</text:p>
          </table:table-cell>
          <table:table-cell table:formula="of:=CONCATENATE(&quot;S&quot;;[.C254];&quot;=&quot;)" office:value-type="string" office:string-value="S239=">
            <text:p>S239=</text:p>
          </table:table-cell>
        </table:table-row>
        <table:table-row table:style-name="ro1">
          <table:table-cell office:value-type="string">
            <text:p><text:span text:style-name="T1">skill.240=</text:span><text:span text:style-name="T2">Jousting</text:span><text:span text:style-name="T1"> </text:span><text:span text:style-name="T2">(Lancing)</text:span></text:p>
          </table:table-cell>
          <table:table-cell table:formula="of:=MID([.A255];SEARCH(&quot;=&quot;;[.A255])+1;LEN([.A255]))" office:value-type="string" office:string-value="Jousting (Lancing)">
            <text:p>Jousting (Lancing)</text:p>
          </table:table-cell>
          <table:table-cell table:formula="of:=MID([.A255];7;SEARCH(&quot;=&quot;;[.A255])-7)" office:value-type="string" office:string-value="240">
            <text:p>240</text:p>
          </table:table-cell>
          <table:table-cell table:formula="of:=CONCATENATE(&quot;S&quot;;[.C255];&quot;=&quot;)" office:value-type="string" office:string-value="S240=">
            <text:p>S240=</text:p>
          </table:table-cell>
        </table:table-row>
        <table:table-row table:style-name="ro1">
          <table:table-cell office:value-type="string">
            <text:p><text:span text:style-name="T1">skill.455=</text:span><text:span text:style-name="T2">Fent</text:span><text:span text:style-name="T1"> </text:span><text:span text:style-name="T2">(armed)</text:span></text:p>
          </table:table-cell>
          <table:table-cell table:formula="of:=MID([.A256];SEARCH(&quot;=&quot;;[.A256])+1;LEN([.A256]))" office:value-type="string" office:string-value="Fent (armed)">
            <text:p>Fent (armed)</text:p>
          </table:table-cell>
          <table:table-cell table:formula="of:=MID([.A256];7;SEARCH(&quot;=&quot;;[.A256])-7)" office:value-type="string" office:string-value="455">
            <text:p>455</text:p>
          </table:table-cell>
          <table:table-cell table:formula="of:=CONCATENATE(&quot;S&quot;;[.C256];&quot;=&quot;)" office:value-type="string" office:string-value="S455=">
            <text:p>S455=</text:p>
          </table:table-cell>
        </table:table-row>
        <table:table-row table:style-name="ro1">
          <table:table-cell office:value-type="string">
            <text:p><text:span text:style-name="T1">skill.453=</text:span><text:span text:style-name="T2">Fent</text:span><text:span text:style-name="T1"> </text:span><text:span text:style-name="T2">(unarmed)</text:span></text:p>
          </table:table-cell>
          <table:table-cell table:formula="of:=MID([.A257];SEARCH(&quot;=&quot;;[.A257])+1;LEN([.A257]))" office:value-type="string" office:string-value="Fent (unarmed)">
            <text:p>Fent (unarmed)</text:p>
          </table:table-cell>
          <table:table-cell table:formula="of:=MID([.A257];7;SEARCH(&quot;=&quot;;[.A257])-7)" office:value-type="string" office:string-value="453">
            <text:p>453</text:p>
          </table:table-cell>
          <table:table-cell table:formula="of:=CONCATENATE(&quot;S&quot;;[.C257];&quot;=&quot;)" office:value-type="string" office:string-value="S453=">
            <text:p>S453=</text:p>
          </table:table-cell>
        </table:table-row>
        <table:table-row table:style-name="ro1">
          <table:table-cell office:value-type="string">
            <text:p><text:span text:style-name="T1">skill.241=</text:span><text:span text:style-name="T2">Adrenal</text:span><text:span text:style-name="T1"> </text:span><text:span text:style-name="T2">Defense</text:span></text:p>
          </table:table-cell>
          <table:table-cell table:formula="of:=MID([.A258];SEARCH(&quot;=&quot;;[.A258])+1;LEN([.A258]))" office:value-type="string" office:string-value="Adrenal Defense">
            <text:p>Adrenal Defense</text:p>
          </table:table-cell>
          <table:table-cell table:formula="of:=MID([.A258];7;SEARCH(&quot;=&quot;;[.A258])-7)" office:value-type="string" office:string-value="241">
            <text:p>241</text:p>
          </table:table-cell>
          <table:table-cell table:formula="of:=CONCATENATE(&quot;S&quot;;[.C258];&quot;=&quot;)" office:value-type="string" office:string-value="S241=">
            <text:p>S241=</text:p>
          </table:table-cell>
        </table:table-row>
        <table:table-row table:style-name="ro1">
          <table:table-cell office:value-type="string">
            <text:p><text:span text:style-name="T1">skill.242=</text:span><text:span text:style-name="T2">Adrenal</text:span><text:span text:style-name="T1"> </text:span><text:span text:style-name="T2">Thoughness</text:span></text:p>
          </table:table-cell>
          <table:table-cell table:formula="of:=MID([.A259];SEARCH(&quot;=&quot;;[.A259])+1;LEN([.A259]))" office:value-type="string" office:string-value="Adrenal Thoughness">
            <text:p>Adrenal Thoughness</text:p>
          </table:table-cell>
          <table:table-cell table:formula="of:=MID([.A259];7;SEARCH(&quot;=&quot;;[.A259])-7)" office:value-type="string" office:string-value="242">
            <text:p>242</text:p>
          </table:table-cell>
          <table:table-cell table:formula="of:=CONCATENATE(&quot;S&quot;;[.C259];&quot;=&quot;)" office:value-type="string" office:string-value="S242=">
            <text:p>S242=</text:p>
          </table:table-cell>
        </table:table-row>
        <table:table-row table:style-name="ro1">
          <table:table-cell office:value-type="string">
            <text:p><text:span text:style-name="T1">skill.454=</text:span><text:span text:style-name="T2">Adrenal</text:span><text:span text:style-name="T1"> </text:span><text:span text:style-name="T2">Resistance</text:span></text:p>
          </table:table-cell>
          <table:table-cell table:formula="of:=MID([.A260];SEARCH(&quot;=&quot;;[.A260])+1;LEN([.A260]))" office:value-type="string" office:string-value="Adrenal Resistance">
            <text:p>Adrenal Resistance</text:p>
          </table:table-cell>
          <table:table-cell table:formula="of:=MID([.A260];7;SEARCH(&quot;=&quot;;[.A260])-7)" office:value-type="string" office:string-value="454">
            <text:p>454</text:p>
          </table:table-cell>
          <table:table-cell table:formula="of:=CONCATENATE(&quot;S&quot;;[.C260];&quot;=&quot;)" office:value-type="string" office:string-value="S454=">
            <text:p>S454=</text:p>
          </table:table-cell>
        </table:table-row>
        <table:table-row table:style-name="ro1">
          <table:table-cell office:value-type="string">
            <text:p><text:span text:style-name="T1">skill.430=</text:span><text:span text:style-name="T2">Resistance</text:span><text:span text:style-name="T1"> </text:span><text:span text:style-name="T2">Essence</text:span></text:p>
          </table:table-cell>
          <table:table-cell table:formula="of:=MID([.A261];SEARCH(&quot;=&quot;;[.A261])+1;LEN([.A261]))" office:value-type="string" office:string-value="Resistance Essence">
            <text:p>Resistance Essence</text:p>
          </table:table-cell>
          <table:table-cell table:formula="of:=MID([.A261];7;SEARCH(&quot;=&quot;;[.A261])-7)" office:value-type="string" office:string-value="430">
            <text:p>430</text:p>
          </table:table-cell>
          <table:table-cell table:formula="of:=CONCATENATE(&quot;S&quot;;[.C261];&quot;=&quot;)" office:value-type="string" office:string-value="S430=">
            <text:p>S430=</text:p>
          </table:table-cell>
        </table:table-row>
        <table:table-row table:style-name="ro1">
          <table:table-cell office:value-type="string">
            <text:p><text:span text:style-name="T1">skill.431=</text:span><text:span text:style-name="T2">Resistance</text:span><text:span text:style-name="T1"> </text:span><text:span text:style-name="T2">Channeling</text:span></text:p>
          </table:table-cell>
          <table:table-cell table:formula="of:=MID([.A262];SEARCH(&quot;=&quot;;[.A262])+1;LEN([.A262]))" office:value-type="string" office:string-value="Resistance Channeling">
            <text:p>Resistance Channeling</text:p>
          </table:table-cell>
          <table:table-cell table:formula="of:=MID([.A262];7;SEARCH(&quot;=&quot;;[.A262])-7)" office:value-type="string" office:string-value="431">
            <text:p>431</text:p>
          </table:table-cell>
          <table:table-cell table:formula="of:=CONCATENATE(&quot;S&quot;;[.C262];&quot;=&quot;)" office:value-type="string" office:string-value="S431=">
            <text:p>S431=</text:p>
          </table:table-cell>
        </table:table-row>
        <table:table-row table:style-name="ro1">
          <table:table-cell office:value-type="string">
            <text:p><text:span text:style-name="T1">skill.432=</text:span><text:span text:style-name="T2">Resistance</text:span><text:span text:style-name="T1"> </text:span><text:span text:style-name="T2">Mentalismn</text:span></text:p>
          </table:table-cell>
          <table:table-cell table:formula="of:=MID([.A263];SEARCH(&quot;=&quot;;[.A263])+1;LEN([.A263]))" office:value-type="string" office:string-value="Resistance Mentalismn">
            <text:p>Resistance Mentalismn</text:p>
          </table:table-cell>
          <table:table-cell table:formula="of:=MID([.A263];7;SEARCH(&quot;=&quot;;[.A263])-7)" office:value-type="string" office:string-value="432">
            <text:p>432</text:p>
          </table:table-cell>
          <table:table-cell table:formula="of:=CONCATENATE(&quot;S&quot;;[.C263];&quot;=&quot;)" office:value-type="string" office:string-value="S432=">
            <text:p>S432=</text:p>
          </table:table-cell>
        </table:table-row>
        <table:table-row table:style-name="ro1">
          <table:table-cell office:value-type="string">
            <text:p><text:span text:style-name="T1">skill.433=</text:span><text:span text:style-name="T2">Resistance</text:span><text:span text:style-name="T1"> </text:span><text:span text:style-name="T2">Poison</text:span></text:p>
          </table:table-cell>
          <table:table-cell table:formula="of:=MID([.A264];SEARCH(&quot;=&quot;;[.A264])+1;LEN([.A264]))" office:value-type="string" office:string-value="Resistance Poison">
            <text:p>Resistance Poison</text:p>
          </table:table-cell>
          <table:table-cell table:formula="of:=MID([.A264];7;SEARCH(&quot;=&quot;;[.A264])-7)" office:value-type="string" office:string-value="433">
            <text:p>433</text:p>
          </table:table-cell>
          <table:table-cell table:formula="of:=CONCATENATE(&quot;S&quot;;[.C264];&quot;=&quot;)" office:value-type="string" office:string-value="S433=">
            <text:p>S433=</text:p>
          </table:table-cell>
        </table:table-row>
        <table:table-row table:style-name="ro1">
          <table:table-cell office:value-type="string">
            <text:p><text:span text:style-name="T1">skill.434=</text:span><text:span text:style-name="T2">Resistance</text:span><text:span text:style-name="T1"> </text:span><text:span text:style-name="T2">Desease</text:span></text:p>
          </table:table-cell>
          <table:table-cell table:formula="of:=MID([.A265];SEARCH(&quot;=&quot;;[.A265])+1;LEN([.A265]))" office:value-type="string" office:string-value="Resistance Desease">
            <text:p>Resistance Desease</text:p>
          </table:table-cell>
          <table:table-cell table:formula="of:=MID([.A265];7;SEARCH(&quot;=&quot;;[.A265])-7)" office:value-type="string" office:string-value="434">
            <text:p>434</text:p>
          </table:table-cell>
          <table:table-cell table:formula="of:=CONCATENATE(&quot;S&quot;;[.C265];&quot;=&quot;)" office:value-type="string" office:string-value="S434=">
            <text:p>S434=</text:p>
          </table:table-cell>
        </table:table-row>
        <table:table-row table:style-name="ro1">
          <table:table-cell office:value-type="string">
            <text:p><text:span text:style-name="T1">skill.435=</text:span><text:span text:style-name="T2">Resistance</text:span><text:span text:style-name="T1"> </text:span><text:span text:style-name="T2">Fear</text:span></text:p>
          </table:table-cell>
          <table:table-cell table:formula="of:=MID([.A266];SEARCH(&quot;=&quot;;[.A266])+1;LEN([.A266]))" office:value-type="string" office:string-value="Resistance Fear">
            <text:p>Resistance Fear</text:p>
          </table:table-cell>
          <table:table-cell table:formula="of:=MID([.A266];7;SEARCH(&quot;=&quot;;[.A266])-7)" office:value-type="string" office:string-value="435">
            <text:p>435</text:p>
          </table:table-cell>
          <table:table-cell table:formula="of:=CONCATENATE(&quot;S&quot;;[.C266];&quot;=&quot;)" office:value-type="string" office:string-value="S435=">
            <text:p>S435=</text:p>
          </table:table-cell>
        </table:table-row>
        <table:table-row table:style-name="ro1">
          <table:table-cell office:value-type="string">
            <text:p><text:span text:style-name="T1">skill.439=</text:span><text:span text:style-name="T2">Dummy</text:span></text:p>
          </table:table-cell>
          <table:table-cell table:formula="of:=MID([.A267];SEARCH(&quot;=&quot;;[.A267])+1;LEN([.A267]))" office:value-type="string" office:string-value="Dummy">
            <text:p>Dummy</text:p>
          </table:table-cell>
          <table:table-cell table:formula="of:=MID([.A267];7;SEARCH(&quot;=&quot;;[.A267])-7)" office:value-type="string" office:string-value="439">
            <text:p>439</text:p>
          </table:table-cell>
          <table:table-cell table:formula="of:=CONCATENATE(&quot;S&quot;;[.C267];&quot;=&quot;)" office:value-type="string" office:string-value="S439=">
            <text:p>S439=</text:p>
          </table:table-cell>
        </table:table-row>
        <table:table-row table:style-name="ro1">
          <table:table-cell office:value-type="string">
            <text:p><text:span text:style-name="T1">skill.441=</text:span><text:span text:style-name="T2">Adrenal</text:span><text:span text:style-name="T1"> </text:span><text:span text:style-name="T2">Deflecting</text:span></text:p>
          </table:table-cell>
          <table:table-cell table:formula="of:=MID([.A268];SEARCH(&quot;=&quot;;[.A268])+1;LEN([.A268]))" office:value-type="string" office:string-value="Adrenal Deflecting">
            <text:p>Adrenal Deflecting</text:p>
          </table:table-cell>
          <table:table-cell table:formula="of:=MID([.A268];7;SEARCH(&quot;=&quot;;[.A268])-7)" office:value-type="string" office:string-value="441">
            <text:p>441</text:p>
          </table:table-cell>
          <table:table-cell table:formula="of:=CONCATENATE(&quot;S&quot;;[.C268];&quot;=&quot;)" office:value-type="string" office:string-value="S441=">
            <text:p>S441=</text:p>
          </table:table-cell>
        </table:table-row>
        <table:table-row table:style-name="ro1">
          <table:table-cell office:value-type="string">
            <text:p><text:span text:style-name="T1">skill.442=</text:span><text:span text:style-name="T2">Adrenal</text:span><text:span text:style-name="T1"> </text:span><text:span text:style-name="T2">Evasion</text:span></text:p>
          </table:table-cell>
          <table:table-cell table:formula="of:=MID([.A269];SEARCH(&quot;=&quot;;[.A269])+1;LEN([.A269]))" office:value-type="string" office:string-value="Adrenal Evasion">
            <text:p>Adrenal Evasion</text:p>
          </table:table-cell>
          <table:table-cell table:formula="of:=MID([.A269];7;SEARCH(&quot;=&quot;;[.A269])-7)" office:value-type="string" office:string-value="442">
            <text:p>442</text:p>
          </table:table-cell>
          <table:table-cell table:formula="of:=CONCATENATE(&quot;S&quot;;[.C269];&quot;=&quot;)" office:value-type="string" office:string-value="S442=">
            <text:p>S442=</text:p>
          </table:table-cell>
        </table:table-row>
        <table:table-row table:style-name="ro1">
          <table:table-cell office:value-type="string">
            <text:p><text:span text:style-name="T1">skill.443=</text:span><text:span text:style-name="T2">Blind</text:span><text:span text:style-name="T1"> </text:span><text:span text:style-name="T2">Fighting</text:span><text:span text:style-name="T1"> </text:span><text:span text:style-name="T2">(MA)</text:span></text:p>
          </table:table-cell>
          <table:table-cell table:formula="of:=MID([.A270];SEARCH(&quot;=&quot;;[.A270])+1;LEN([.A270]))" office:value-type="string" office:string-value="Blind Fighting (MA)">
            <text:p>Blind Fighting (MA)</text:p>
          </table:table-cell>
          <table:table-cell table:formula="of:=MID([.A270];7;SEARCH(&quot;=&quot;;[.A270])-7)" office:value-type="string" office:string-value="443">
            <text:p>443</text:p>
          </table:table-cell>
          <table:table-cell table:formula="of:=CONCATENATE(&quot;S&quot;;[.C270];&quot;=&quot;)" office:value-type="string" office:string-value="S443=">
            <text:p>S443=</text:p>
          </table:table-cell>
        </table:table-row>
        <table:table-row table:style-name="ro1">
          <table:table-cell office:value-type="string">
            <text:p><text:span text:style-name="T1">skill.444=</text:span><text:span text:style-name="T2">Martial</text:span><text:span text:style-name="T1"> </text:span><text:span text:style-name="T2">Arts</text:span><text:span text:style-name="T1"> </text:span><text:span text:style-name="T2">Style</text:span><text:span text:style-name="T1"> </text:span><text:span text:style-name="T2">(basic)</text:span></text:p>
          </table:table-cell>
          <table:table-cell table:formula="of:=MID([.A271];SEARCH(&quot;=&quot;;[.A271])+1;LEN([.A271]))" office:value-type="string" office:string-value="Martial Arts Style (basic)">
            <text:p>Martial Arts Style (basic)</text:p>
          </table:table-cell>
          <table:table-cell table:formula="of:=MID([.A271];7;SEARCH(&quot;=&quot;;[.A271])-7)" office:value-type="string" office:string-value="444">
            <text:p>444</text:p>
          </table:table-cell>
          <table:table-cell table:formula="of:=CONCATENATE(&quot;S&quot;;[.C271];&quot;=&quot;)" office:value-type="string" office:string-value="S444=">
            <text:p>S444=</text:p>
          </table:table-cell>
        </table:table-row>
        <table:table-row table:style-name="ro1">
          <table:table-cell office:value-type="string">
            <text:p><text:span text:style-name="T1">skill.445=</text:span><text:span text:style-name="T2">Martial</text:span><text:span text:style-name="T1"> </text:span><text:span text:style-name="T2">Arts</text:span><text:span text:style-name="T1"> </text:span><text:span text:style-name="T2">Style</text:span><text:span text:style-name="T1"> </text:span><text:span text:style-name="T2">(adva.)</text:span></text:p>
          </table:table-cell>
          <table:table-cell table:formula="of:=MID([.A272];SEARCH(&quot;=&quot;;[.A272])+1;LEN([.A272]))" office:value-type="string" office:string-value="Martial Arts Style (adva.)">
            <text:p>Martial Arts Style (adva.)</text:p>
          </table:table-cell>
          <table:table-cell table:formula="of:=MID([.A272];7;SEARCH(&quot;=&quot;;[.A272])-7)" office:value-type="string" office:string-value="445">
            <text:p>445</text:p>
          </table:table-cell>
          <table:table-cell table:formula="of:=CONCATENATE(&quot;S&quot;;[.C272];&quot;=&quot;)" office:value-type="string" office:string-value="S445=">
            <text:p>S445=</text:p>
          </table:table-cell>
        </table:table-row>
        <table:table-row table:style-name="ro1">
          <table:table-cell office:value-type="string">
            <text:p><text:span text:style-name="T1">skill.456=</text:span><text:span text:style-name="T2">Teaching</text:span></text:p>
          </table:table-cell>
          <table:table-cell table:formula="of:=MID([.A273];SEARCH(&quot;=&quot;;[.A273])+1;LEN([.A273]))" office:value-type="string" office:string-value="Teaching">
            <text:p>Teaching</text:p>
          </table:table-cell>
          <table:table-cell table:formula="of:=MID([.A273];7;SEARCH(&quot;=&quot;;[.A273])-7)" office:value-type="string" office:string-value="456">
            <text:p>456</text:p>
          </table:table-cell>
          <table:table-cell table:formula="of:=CONCATENATE(&quot;S&quot;;[.C273];&quot;=&quot;)" office:value-type="string" office:string-value="S456=">
            <text:p>S456=</text:p>
          </table:table-cell>
        </table:table-row>
        <table:table-row table:style-name="ro1">
          <table:table-cell office:value-type="string">
            <text:p><text:span text:style-name="T1">skill.457=</text:span><text:span text:style-name="T2">Warding</text:span><text:span text:style-name="T1"> </text:span><text:span text:style-name="T2">Lore</text:span></text:p>
          </table:table-cell>
          <table:table-cell table:formula="of:=MID([.A274];SEARCH(&quot;=&quot;;[.A274])+1;LEN([.A274]))" office:value-type="string" office:string-value="Warding Lore">
            <text:p>Warding Lore</text:p>
          </table:table-cell>
          <table:table-cell table:formula="of:=MID([.A274];7;SEARCH(&quot;=&quot;;[.A274])-7)" office:value-type="string" office:string-value="457">
            <text:p>457</text:p>
          </table:table-cell>
          <table:table-cell table:formula="of:=CONCATENATE(&quot;S&quot;;[.C274];&quot;=&quot;)" office:value-type="string" office:string-value="S457=">
            <text:p>S457=</text:p>
          </table:table-cell>
        </table:table-row>
        <table:table-row table:style-name="ro1">
          <table:table-cell office:value-type="string">
            <text:p><text:span text:style-name="T1">skill.458=</text:span><text:span text:style-name="T2">Divination</text:span><text:span text:style-name="T1"> </text:span><text:span text:style-name="T2">Lore</text:span></text:p>
          </table:table-cell>
          <table:table-cell table:formula="of:=MID([.A275];SEARCH(&quot;=&quot;;[.A275])+1;LEN([.A275]))" office:value-type="string" office:string-value="Divination Lore">
            <text:p>Divination Lore</text:p>
          </table:table-cell>
          <table:table-cell table:formula="of:=MID([.A275];7;SEARCH(&quot;=&quot;;[.A275])-7)" office:value-type="string" office:string-value="458">
            <text:p>458</text:p>
          </table:table-cell>
          <table:table-cell table:formula="of:=CONCATENATE(&quot;S&quot;;[.C275];&quot;=&quot;)" office:value-type="string" office:string-value="S458=">
            <text:p>S458=</text:p>
          </table:table-cell>
        </table:table-row>
        <table:table-row table:style-name="ro1">
          <table:table-cell office:value-type="string">
            <text:p><text:span text:style-name="T1">skill.459=</text:span><text:span text:style-name="T2">Corpus</text:span><text:span text:style-name="T1"> </text:span><text:span text:style-name="T2">Lore</text:span></text:p>
          </table:table-cell>
          <table:table-cell table:formula="of:=MID([.A276];SEARCH(&quot;=&quot;;[.A276])+1;LEN([.A276]))" office:value-type="string" office:string-value="Corpus Lore">
            <text:p>Corpus Lore</text:p>
          </table:table-cell>
          <table:table-cell table:formula="of:=MID([.A276];7;SEARCH(&quot;=&quot;;[.A276])-7)" office:value-type="string" office:string-value="459">
            <text:p>459</text:p>
          </table:table-cell>
          <table:table-cell table:formula="of:=CONCATENATE(&quot;S&quot;;[.C276];&quot;=&quot;)" office:value-type="string" office:string-value="S459=">
            <text:p>S459=</text:p>
          </table:table-cell>
        </table:table-row>
        <table:table-row table:style-name="ro1">
          <table:table-cell office:value-type="string">
            <text:p><text:span text:style-name="T1">skill.460=</text:span><text:span text:style-name="T2">Mental</text:span><text:span text:style-name="T1"> </text:span><text:span text:style-name="T2">Control</text:span><text:span text:style-name="T1"> </text:span><text:span text:style-name="T2">(Assault)</text:span></text:p>
          </table:table-cell>
          <table:table-cell table:formula="of:=MID([.A277];SEARCH(&quot;=&quot;;[.A277])+1;LEN([.A277]))" office:value-type="string" office:string-value="Mental Control (Assault)">
            <text:p>Mental Control (Assault)</text:p>
          </table:table-cell>
          <table:table-cell table:formula="of:=MID([.A277];7;SEARCH(&quot;=&quot;;[.A277])-7)" office:value-type="string" office:string-value="460">
            <text:p>460</text:p>
          </table:table-cell>
          <table:table-cell table:formula="of:=CONCATENATE(&quot;S&quot;;[.C277];&quot;=&quot;)" office:value-type="string" office:string-value="S460=">
            <text:p>S460=</text:p>
          </table:table-cell>
        </table:table-row>
        <table:table-row table:style-name="ro1">
          <table:table-cell office:value-type="string">
            <text:p><text:span text:style-name="T1">skill.461=</text:span><text:span text:style-name="T2">Mental</text:span><text:span text:style-name="T1"> </text:span><text:span text:style-name="T2">Control</text:span><text:span text:style-name="T1"> </text:span><text:span text:style-name="T2">(Defense)</text:span></text:p>
          </table:table-cell>
          <table:table-cell table:formula="of:=MID([.A278];SEARCH(&quot;=&quot;;[.A278])+1;LEN([.A278]))" office:value-type="string" office:string-value="Mental Control (Defense)">
            <text:p>Mental Control (Defense)</text:p>
          </table:table-cell>
          <table:table-cell table:formula="of:=MID([.A278];7;SEARCH(&quot;=&quot;;[.A278])-7)" office:value-type="string" office:string-value="461">
            <text:p>461</text:p>
          </table:table-cell>
          <table:table-cell table:formula="of:=CONCATENATE(&quot;S&quot;;[.C278];&quot;=&quot;)" office:value-type="string" office:string-value="S461=">
            <text:p>S461=</text:p>
          </table:table-cell>
        </table:table-row>
        <table:table-row table:style-name="ro1">
          <table:table-cell office:value-type="string">
            <text:p><text:span text:style-name="T1">skill.462=</text:span><text:span text:style-name="T2">Spell</text:span><text:span text:style-name="T1"> </text:span><text:span text:style-name="T2">Concentration</text:span></text:p>
          </table:table-cell>
          <table:table-cell table:formula="of:=MID([.A279];SEARCH(&quot;=&quot;;[.A279])+1;LEN([.A279]))" office:value-type="string" office:string-value="Spell Concentration">
            <text:p>Spell Concentration</text:p>
          </table:table-cell>
          <table:table-cell table:formula="of:=MID([.A279];7;SEARCH(&quot;=&quot;;[.A279])-7)" office:value-type="string" office:string-value="462">
            <text:p>462</text:p>
          </table:table-cell>
          <table:table-cell table:formula="of:=CONCATENATE(&quot;S&quot;;[.C279];&quot;=&quot;)" office:value-type="string" office:string-value="S462=">
            <text:p>S462=</text:p>
          </table:table-cell>
        </table:table-row>
        <table:table-row table:style-name="ro1">
          <table:table-cell office:value-type="string">
            <text:p><text:span text:style-name="T1">skill.377=</text:span><text:span text:style-name="T2">Spoken</text:span><text:span text:style-name="T1">: </text:span><text:span text:style-name="T2">Adûnaisch</text:span></text:p>
          </table:table-cell>
          <table:table-cell table:formula="of:=MID([.A280];SEARCH(&quot;=&quot;;[.A280])+1;LEN([.A280]))" office:value-type="string" office:string-value="Spoken: Adûnaisch">
            <text:p>Spoken: Adûnaisch</text:p>
          </table:table-cell>
          <table:table-cell table:formula="of:=MID([.A280];7;SEARCH(&quot;=&quot;;[.A280])-7)" office:value-type="string" office:string-value="377">
            <text:p>377</text:p>
          </table:table-cell>
          <table:table-cell table:formula="of:=CONCATENATE(&quot;S&quot;;[.C280];&quot;=&quot;)" office:value-type="string" office:string-value="S377=">
            <text:p>S377=</text:p>
          </table:table-cell>
        </table:table-row>
        <table:table-row table:style-name="ro1">
          <table:table-cell office:value-type="string">
            <text:p><text:span text:style-name="T1">skill.387=</text:span><text:span text:style-name="T2">Written</text:span><text:span text:style-name="T1">: </text:span><text:span text:style-name="T2">Adûnaisch</text:span></text:p>
          </table:table-cell>
          <table:table-cell table:formula="of:=MID([.A281];SEARCH(&quot;=&quot;;[.A281])+1;LEN([.A281]))" office:value-type="string" office:string-value="Written: Adûnaisch">
            <text:p>Written: Adûnaisch</text:p>
          </table:table-cell>
          <table:table-cell table:formula="of:=MID([.A281];7;SEARCH(&quot;=&quot;;[.A281])-7)" office:value-type="string" office:string-value="387">
            <text:p>387</text:p>
          </table:table-cell>
          <table:table-cell table:formula="of:=CONCATENATE(&quot;S&quot;;[.C281];&quot;=&quot;)" office:value-type="string" office:string-value="S387=">
            <text:p>S387=</text:p>
          </table:table-cell>
        </table:table-row>
        <table:table-row table:style-name="ro1">
          <table:table-cell office:value-type="string">
            <text:p><text:span text:style-name="T1">skill.410=</text:span><text:span text:style-name="T2">Spoken</text:span><text:span text:style-name="T1">: </text:span><text:span text:style-name="T2">Apysaic</text:span></text:p>
          </table:table-cell>
          <table:table-cell table:formula="of:=MID([.A282];SEARCH(&quot;=&quot;;[.A282])+1;LEN([.A282]))" office:value-type="string" office:string-value="Spoken: Apysaic">
            <text:p>Spoken: Apysaic</text:p>
          </table:table-cell>
          <table:table-cell table:formula="of:=MID([.A282];7;SEARCH(&quot;=&quot;;[.A282])-7)" office:value-type="string" office:string-value="410">
            <text:p>410</text:p>
          </table:table-cell>
          <table:table-cell table:formula="of:=CONCATENATE(&quot;S&quot;;[.C282];&quot;=&quot;)" office:value-type="string" office:string-value="S410=">
            <text:p>S410=</text:p>
          </table:table-cell>
        </table:table-row>
        <table:table-row table:style-name="ro1">
          <table:table-cell office:value-type="string">
            <text:p><text:span text:style-name="T1">skill.411=</text:span><text:span text:style-name="T2">Written</text:span><text:span text:style-name="T1">: </text:span><text:span text:style-name="T2">Apysaic</text:span></text:p>
          </table:table-cell>
          <table:table-cell table:formula="of:=MID([.A283];SEARCH(&quot;=&quot;;[.A283])+1;LEN([.A283]))" office:value-type="string" office:string-value="Written: Apysaic">
            <text:p>Written: Apysaic</text:p>
          </table:table-cell>
          <table:table-cell table:formula="of:=MID([.A283];7;SEARCH(&quot;=&quot;;[.A283])-7)" office:value-type="string" office:string-value="411">
            <text:p>411</text:p>
          </table:table-cell>
          <table:table-cell table:formula="of:=CONCATENATE(&quot;S&quot;;[.C283];&quot;=&quot;)" office:value-type="string" office:string-value="S411=">
            <text:p>S411=</text:p>
          </table:table-cell>
        </table:table-row>
        <table:table-row table:style-name="ro1">
          <table:table-cell office:value-type="string">
            <text:p><text:span text:style-name="T1">skill.415=</text:span><text:span text:style-name="T2">Spoken</text:span><text:span text:style-name="T1">: </text:span><text:span text:style-name="T2">Atliduk</text:span></text:p>
          </table:table-cell>
          <table:table-cell table:formula="of:=MID([.A284];SEARCH(&quot;=&quot;;[.A284])+1;LEN([.A284]))" office:value-type="string" office:string-value="Spoken: Atliduk">
            <text:p>Spoken: Atliduk</text:p>
          </table:table-cell>
          <table:table-cell table:formula="of:=MID([.A284];7;SEARCH(&quot;=&quot;;[.A284])-7)" office:value-type="string" office:string-value="415">
            <text:p>415</text:p>
          </table:table-cell>
          <table:table-cell table:formula="of:=CONCATENATE(&quot;S&quot;;[.C284];&quot;=&quot;)" office:value-type="string" office:string-value="S415=">
            <text:p>S415=</text:p>
          </table:table-cell>
        </table:table-row>
        <table:table-row table:style-name="ro1">
          <table:table-cell office:value-type="string">
            <text:p><text:span text:style-name="T1">skill.416=</text:span><text:span text:style-name="T2">Written</text:span><text:span text:style-name="T1">: </text:span><text:span text:style-name="T2">Atliduk</text:span></text:p>
          </table:table-cell>
          <table:table-cell table:formula="of:=MID([.A285];SEARCH(&quot;=&quot;;[.A285])+1;LEN([.A285]))" office:value-type="string" office:string-value="Written: Atliduk">
            <text:p>Written: Atliduk</text:p>
          </table:table-cell>
          <table:table-cell table:formula="of:=MID([.A285];7;SEARCH(&quot;=&quot;;[.A285])-7)" office:value-type="string" office:string-value="416">
            <text:p>416</text:p>
          </table:table-cell>
          <table:table-cell table:formula="of:=CONCATENATE(&quot;S&quot;;[.C285];&quot;=&quot;)" office:value-type="string" office:string-value="S416=">
            <text:p>S416=</text:p>
          </table:table-cell>
        </table:table-row>
        <table:table-row table:style-name="ro1">
          <table:table-cell office:value-type="string">
            <text:p><text:span text:style-name="T1">skill.419=</text:span><text:span text:style-name="T2">Spoken</text:span><text:span text:style-name="T1">: </text:span><text:span text:style-name="T2">Betheur</text:span></text:p>
          </table:table-cell>
          <table:table-cell table:formula="of:=MID([.A286];SEARCH(&quot;=&quot;;[.A286])+1;LEN([.A286]))" office:value-type="string" office:string-value="Spoken: Betheur">
            <text:p>Spoken: Betheur</text:p>
          </table:table-cell>
          <table:table-cell table:formula="of:=MID([.A286];7;SEARCH(&quot;=&quot;;[.A286])-7)" office:value-type="string" office:string-value="419">
            <text:p>419</text:p>
          </table:table-cell>
          <table:table-cell table:formula="of:=CONCATENATE(&quot;S&quot;;[.C286];&quot;=&quot;)" office:value-type="string" office:string-value="S419=">
            <text:p>S419=</text:p>
          </table:table-cell>
        </table:table-row>
        <table:table-row table:style-name="ro1">
          <table:table-cell office:value-type="string">
            <text:p><text:span text:style-name="T1">skill.420=</text:span><text:span text:style-name="T2">Written</text:span><text:span text:style-name="T1">: </text:span><text:span text:style-name="T2">Betheur</text:span></text:p>
          </table:table-cell>
          <table:table-cell table:formula="of:=MID([.A287];SEARCH(&quot;=&quot;;[.A287])+1;LEN([.A287]))" office:value-type="string" office:string-value="Written: Betheur">
            <text:p>Written: Betheur</text:p>
          </table:table-cell>
          <table:table-cell table:formula="of:=MID([.A287];7;SEARCH(&quot;=&quot;;[.A287])-7)" office:value-type="string" office:string-value="420">
            <text:p>420</text:p>
          </table:table-cell>
          <table:table-cell table:formula="of:=CONCATENATE(&quot;S&quot;;[.C287];&quot;=&quot;)" office:value-type="string" office:string-value="S420=">
            <text:p>S420=</text:p>
          </table:table-cell>
        </table:table-row>
        <table:table-row table:style-name="ro1">
          <table:table-cell office:value-type="string">
            <text:p><text:span text:style-name="T1">skill.400=</text:span><text:span text:style-name="T2">Spoken</text:span><text:span text:style-name="T1">: </text:span><text:span text:style-name="T2">Dunael</text:span></text:p>
          </table:table-cell>
          <table:table-cell table:formula="of:=MID([.A288];SEARCH(&quot;=&quot;;[.A288])+1;LEN([.A288]))" office:value-type="string" office:string-value="Spoken: Dunael">
            <text:p>Spoken: Dunael</text:p>
          </table:table-cell>
          <table:table-cell table:formula="of:=MID([.A288];7;SEARCH(&quot;=&quot;;[.A288])-7)" office:value-type="string" office:string-value="400">
            <text:p>400</text:p>
          </table:table-cell>
          <table:table-cell table:formula="of:=CONCATENATE(&quot;S&quot;;[.C288];&quot;=&quot;)" office:value-type="string" office:string-value="S400=">
            <text:p>S400=</text:p>
          </table:table-cell>
        </table:table-row>
        <table:table-row table:style-name="ro1">
          <table:table-cell office:value-type="string">
            <text:p><text:span text:style-name="T1">skill.401=</text:span><text:span text:style-name="T2">Written</text:span><text:span text:style-name="T1">: </text:span><text:span text:style-name="T2">Dunael</text:span></text:p>
          </table:table-cell>
          <table:table-cell table:formula="of:=MID([.A289];SEARCH(&quot;=&quot;;[.A289])+1;LEN([.A289]))" office:value-type="string" office:string-value="Written: Dunael">
            <text:p>Written: Dunael</text:p>
          </table:table-cell>
          <table:table-cell table:formula="of:=MID([.A289];7;SEARCH(&quot;=&quot;;[.A289])-7)" office:value-type="string" office:string-value="401">
            <text:p>401</text:p>
          </table:table-cell>
          <table:table-cell table:formula="of:=CONCATENATE(&quot;S&quot;;[.C289];&quot;=&quot;)" office:value-type="string" office:string-value="S401=">
            <text:p>S401=</text:p>
          </table:table-cell>
        </table:table-row>
        <table:table-row table:style-name="ro1">
          <table:table-cell office:value-type="string">
            <text:p><text:span text:style-name="T1">skill.381=</text:span><text:span text:style-name="T2">Spoken</text:span><text:span text:style-name="T1">: </text:span><text:span text:style-name="T2">Entisch</text:span></text:p>
          </table:table-cell>
          <table:table-cell table:formula="of:=MID([.A290];SEARCH(&quot;=&quot;;[.A290])+1;LEN([.A290]))" office:value-type="string" office:string-value="Spoken: Entisch">
            <text:p>Spoken: Entisch</text:p>
          </table:table-cell>
          <table:table-cell table:formula="of:=MID([.A290];7;SEARCH(&quot;=&quot;;[.A290])-7)" office:value-type="string" office:string-value="381">
            <text:p>381</text:p>
          </table:table-cell>
          <table:table-cell table:formula="of:=CONCATENATE(&quot;S&quot;;[.C290];&quot;=&quot;)" office:value-type="string" office:string-value="S381=">
            <text:p>S381=</text:p>
          </table:table-cell>
        </table:table-row>
        <table:table-row table:style-name="ro1">
          <table:table-cell office:value-type="string">
            <text:p><text:span text:style-name="T1">skill.395=</text:span><text:span text:style-name="T2">Spoken</text:span><text:span text:style-name="T1">: </text:span><text:span text:style-name="T2">Haradaic</text:span></text:p>
          </table:table-cell>
          <table:table-cell table:formula="of:=MID([.A291];SEARCH(&quot;=&quot;;[.A291])+1;LEN([.A291]))" office:value-type="string" office:string-value="Spoken: Haradaic">
            <text:p>Spoken: Haradaic</text:p>
          </table:table-cell>
          <table:table-cell table:formula="of:=MID([.A291];7;SEARCH(&quot;=&quot;;[.A291])-7)" office:value-type="string" office:string-value="395">
            <text:p>395</text:p>
          </table:table-cell>
          <table:table-cell table:formula="of:=CONCATENATE(&quot;S&quot;;[.C291];&quot;=&quot;)" office:value-type="string" office:string-value="S395=">
            <text:p>S395=</text:p>
          </table:table-cell>
        </table:table-row>
        <table:table-row table:style-name="ro1">
          <table:table-cell office:value-type="string">
            <text:p><text:span text:style-name="T1">skill.396=</text:span><text:span text:style-name="T2">Written</text:span><text:span text:style-name="T1">: </text:span><text:span text:style-name="T2">Haradaic</text:span></text:p>
          </table:table-cell>
          <table:table-cell table:formula="of:=MID([.A292];SEARCH(&quot;=&quot;;[.A292])+1;LEN([.A292]))" office:value-type="string" office:string-value="Written: Haradaic">
            <text:p>Written: Haradaic</text:p>
          </table:table-cell>
          <table:table-cell table:formula="of:=MID([.A292];7;SEARCH(&quot;=&quot;;[.A292])-7)" office:value-type="string" office:string-value="396">
            <text:p>396</text:p>
          </table:table-cell>
          <table:table-cell table:formula="of:=CONCATENATE(&quot;S&quot;;[.C292];&quot;=&quot;)" office:value-type="string" office:string-value="S396=">
            <text:p>S396=</text:p>
          </table:table-cell>
        </table:table-row>
        <table:table-row table:style-name="ro1">
          <table:table-cell office:value-type="string">
            <text:p><text:span text:style-name="T1">skill.380=</text:span><text:span text:style-name="T2">Spoken</text:span><text:span text:style-name="T1">: </text:span><text:span text:style-name="T2">Khuzdul</text:span></text:p>
          </table:table-cell>
          <table:table-cell table:formula="of:=MID([.A293];SEARCH(&quot;=&quot;;[.A293])+1;LEN([.A293]))" office:value-type="string" office:string-value="Spoken: Khuzdul">
            <text:p>Spoken: Khuzdul</text:p>
          </table:table-cell>
          <table:table-cell table:formula="of:=MID([.A293];7;SEARCH(&quot;=&quot;;[.A293])-7)" office:value-type="string" office:string-value="380">
            <text:p>380</text:p>
          </table:table-cell>
          <table:table-cell table:formula="of:=CONCATENATE(&quot;S&quot;;[.C293];&quot;=&quot;)" office:value-type="string" office:string-value="S380=">
            <text:p>S380=</text:p>
          </table:table-cell>
        </table:table-row>
        <table:table-row table:style-name="ro1">
          <table:table-cell office:value-type="string">
            <text:p><text:span text:style-name="T1">skill.390=</text:span><text:span text:style-name="T2">Written</text:span><text:span text:style-name="T1">: </text:span><text:span text:style-name="T2">Khuzdul</text:span></text:p>
          </table:table-cell>
          <table:table-cell table:formula="of:=MID([.A294];SEARCH(&quot;=&quot;;[.A294])+1;LEN([.A294]))" office:value-type="string" office:string-value="Written: Khuzdul">
            <text:p>Written: Khuzdul</text:p>
          </table:table-cell>
          <table:table-cell table:formula="of:=MID([.A294];7;SEARCH(&quot;=&quot;;[.A294])-7)" office:value-type="string" office:string-value="390">
            <text:p>390</text:p>
          </table:table-cell>
          <table:table-cell table:formula="of:=CONCATENATE(&quot;S&quot;;[.C294];&quot;=&quot;)" office:value-type="string" office:string-value="S390=">
            <text:p>S390=</text:p>
          </table:table-cell>
        </table:table-row>
        <table:table-row table:style-name="ro1">
          <table:table-cell office:value-type="string">
            <text:p><text:span text:style-name="T1">skill.384=</text:span><text:span text:style-name="T2">Spoken</text:span><text:span text:style-name="T1">: </text:span><text:span text:style-name="T2">Kuduk</text:span></text:p>
          </table:table-cell>
          <table:table-cell table:formula="of:=MID([.A295];SEARCH(&quot;=&quot;;[.A295])+1;LEN([.A295]))" office:value-type="string" office:string-value="Spoken: Kuduk">
            <text:p>Spoken: Kuduk</text:p>
          </table:table-cell>
          <table:table-cell table:formula="of:=MID([.A295];7;SEARCH(&quot;=&quot;;[.A295])-7)" office:value-type="string" office:string-value="384">
            <text:p>384</text:p>
          </table:table-cell>
          <table:table-cell table:formula="of:=CONCATENATE(&quot;S&quot;;[.C295];&quot;=&quot;)" office:value-type="string" office:string-value="S384=">
            <text:p>S384=</text:p>
          </table:table-cell>
        </table:table-row>
        <table:table-row table:style-name="ro1">
          <table:table-cell office:value-type="string">
            <text:p><text:span text:style-name="T1">skill.394=</text:span><text:span text:style-name="T2">Written</text:span><text:span text:style-name="T1">: </text:span><text:span text:style-name="T2">Kuduk</text:span></text:p>
          </table:table-cell>
          <table:table-cell table:formula="of:=MID([.A296];SEARCH(&quot;=&quot;;[.A296])+1;LEN([.A296]))" office:value-type="string" office:string-value="Written: Kuduk">
            <text:p>Written: Kuduk</text:p>
          </table:table-cell>
          <table:table-cell table:formula="of:=MID([.A296];7;SEARCH(&quot;=&quot;;[.A296])-7)" office:value-type="string" office:string-value="394">
            <text:p>394</text:p>
          </table:table-cell>
          <table:table-cell table:formula="of:=CONCATENATE(&quot;S&quot;;[.C296];&quot;=&quot;)" office:value-type="string" office:string-value="S394=">
            <text:p>S394=</text:p>
          </table:table-cell>
        </table:table-row>
        <table:table-row table:style-name="ro1">
          <table:table-cell office:value-type="string">
            <text:p><text:span text:style-name="T1">skill.406=</text:span><text:span text:style-name="T2">Spoken</text:span><text:span text:style-name="T1">: </text:span><text:span text:style-name="T2">Labba</text:span></text:p>
          </table:table-cell>
          <table:table-cell table:formula="of:=MID([.A297];SEARCH(&quot;=&quot;;[.A297])+1;LEN([.A297]))" office:value-type="string" office:string-value="Spoken: Labba">
            <text:p>Spoken: Labba</text:p>
          </table:table-cell>
          <table:table-cell table:formula="of:=MID([.A297];7;SEARCH(&quot;=&quot;;[.A297])-7)" office:value-type="string" office:string-value="406">
            <text:p>406</text:p>
          </table:table-cell>
          <table:table-cell table:formula="of:=CONCATENATE(&quot;S&quot;;[.C297];&quot;=&quot;)" office:value-type="string" office:string-value="S406=">
            <text:p>S406=</text:p>
          </table:table-cell>
        </table:table-row>
        <table:table-row table:style-name="ro1">
          <table:table-cell office:value-type="string">
            <text:p><text:span text:style-name="T1">skill.407=</text:span><text:span text:style-name="T2">Written</text:span><text:span text:style-name="T1">: </text:span><text:span text:style-name="T2">Labba</text:span></text:p>
          </table:table-cell>
          <table:table-cell table:formula="of:=MID([.A298];SEARCH(&quot;=&quot;;[.A298])+1;LEN([.A298]))" office:value-type="string" office:string-value="Written: Labba">
            <text:p>Written: Labba</text:p>
          </table:table-cell>
          <table:table-cell table:formula="of:=MID([.A298];7;SEARCH(&quot;=&quot;;[.A298])-7)" office:value-type="string" office:string-value="407">
            <text:p>407</text:p>
          </table:table-cell>
          <table:table-cell table:formula="of:=CONCATENATE(&quot;S&quot;;[.C298];&quot;=&quot;)" office:value-type="string" office:string-value="S407=">
            <text:p>S407=</text:p>
          </table:table-cell>
        </table:table-row>
        <table:table-row table:style-name="ro1">
          <table:table-cell office:value-type="string">
            <text:p><text:span text:style-name="T1">skill.408=</text:span><text:span text:style-name="T2">Spoken</text:span><text:span text:style-name="T1">: </text:span><text:span text:style-name="T2">Logathig</text:span></text:p>
          </table:table-cell>
          <table:table-cell table:formula="of:=MID([.A299];SEARCH(&quot;=&quot;;[.A299])+1;LEN([.A299]))" office:value-type="string" office:string-value="Spoken: Logathig">
            <text:p>Spoken: Logathig</text:p>
          </table:table-cell>
          <table:table-cell table:formula="of:=MID([.A299];7;SEARCH(&quot;=&quot;;[.A299])-7)" office:value-type="string" office:string-value="408">
            <text:p>408</text:p>
          </table:table-cell>
          <table:table-cell table:formula="of:=CONCATENATE(&quot;S&quot;;[.C299];&quot;=&quot;)" office:value-type="string" office:string-value="S408=">
            <text:p>S408=</text:p>
          </table:table-cell>
        </table:table-row>
        <table:table-row table:style-name="ro1">
          <table:table-cell office:value-type="string">
            <text:p><text:span text:style-name="T1">skill.409=</text:span><text:span text:style-name="T2">Written</text:span><text:span text:style-name="T1">: </text:span><text:span text:style-name="T2">Logathig</text:span></text:p>
          </table:table-cell>
          <table:table-cell table:formula="of:=MID([.A300];SEARCH(&quot;=&quot;;[.A300])+1;LEN([.A300]))" office:value-type="string" office:string-value="Written: Logathig">
            <text:p>Written: Logathig</text:p>
          </table:table-cell>
          <table:table-cell table:formula="of:=MID([.A300];7;SEARCH(&quot;=&quot;;[.A300])-7)" office:value-type="string" office:string-value="409">
            <text:p>409</text:p>
          </table:table-cell>
          <table:table-cell table:formula="of:=CONCATENATE(&quot;S&quot;;[.C300];&quot;=&quot;)" office:value-type="string" office:string-value="S409=">
            <text:p>S409=</text:p>
          </table:table-cell>
        </table:table-row>
        <table:table-row table:style-name="ro1">
          <table:table-cell office:value-type="string">
            <text:p><text:span text:style-name="T1">skill.382=</text:span><text:span text:style-name="T2">Spoken</text:span><text:span text:style-name="T1">: </text:span><text:span text:style-name="T2">Morbeth</text:span></text:p>
          </table:table-cell>
          <table:table-cell table:formula="of:=MID([.A301];SEARCH(&quot;=&quot;;[.A301])+1;LEN([.A301]))" office:value-type="string" office:string-value="Spoken: Morbeth">
            <text:p>Spoken: Morbeth</text:p>
          </table:table-cell>
          <table:table-cell table:formula="of:=MID([.A301];7;SEARCH(&quot;=&quot;;[.A301])-7)" office:value-type="string" office:string-value="382">
            <text:p>382</text:p>
          </table:table-cell>
          <table:table-cell table:formula="of:=CONCATENATE(&quot;S&quot;;[.C301];&quot;=&quot;)" office:value-type="string" office:string-value="S382=">
            <text:p>S382=</text:p>
          </table:table-cell>
        </table:table-row>
        <table:table-row table:style-name="ro1">
          <table:table-cell office:value-type="string">
            <text:p><text:span text:style-name="T1">skill.392=</text:span><text:span text:style-name="T2">Written</text:span><text:span text:style-name="T1">: </text:span><text:span text:style-name="T2">Morbeth</text:span></text:p>
          </table:table-cell>
          <table:table-cell table:formula="of:=MID([.A302];SEARCH(&quot;=&quot;;[.A302])+1;LEN([.A302]))" office:value-type="string" office:string-value="Written: Morbeth">
            <text:p>Written: Morbeth</text:p>
          </table:table-cell>
          <table:table-cell table:formula="of:=MID([.A302];7;SEARCH(&quot;=&quot;;[.A302])-7)" office:value-type="string" office:string-value="392">
            <text:p>392</text:p>
          </table:table-cell>
          <table:table-cell table:formula="of:=CONCATENATE(&quot;S&quot;;[.C302];&quot;=&quot;)" office:value-type="string" office:string-value="S392=">
            <text:p>S392=</text:p>
          </table:table-cell>
        </table:table-row>
        <table:table-row table:style-name="ro1">
          <table:table-cell office:value-type="string">
            <text:p><text:span text:style-name="T1">skill.412=</text:span><text:span text:style-name="T2">Spoken</text:span><text:span text:style-name="T1">: </text:span><text:span text:style-name="T2">Nahaiduk</text:span></text:p>
          </table:table-cell>
          <table:table-cell table:formula="of:=MID([.A303];SEARCH(&quot;=&quot;;[.A303])+1;LEN([.A303]))" office:value-type="string" office:string-value="Spoken: Nahaiduk">
            <text:p>Spoken: Nahaiduk</text:p>
          </table:table-cell>
          <table:table-cell table:formula="of:=MID([.A303];7;SEARCH(&quot;=&quot;;[.A303])-7)" office:value-type="string" office:string-value="412">
            <text:p>412</text:p>
          </table:table-cell>
          <table:table-cell table:formula="of:=CONCATENATE(&quot;S&quot;;[.C303];&quot;=&quot;)" office:value-type="string" office:string-value="S412=">
            <text:p>S412=</text:p>
          </table:table-cell>
        </table:table-row>
        <table:table-row table:style-name="ro1">
          <table:table-cell office:value-type="string">
            <text:p><text:span text:style-name="T1">skill.413=</text:span><text:span text:style-name="T2">Written</text:span><text:span text:style-name="T1">: </text:span><text:span text:style-name="T2">Nahaiduk</text:span></text:p>
          </table:table-cell>
          <table:table-cell table:formula="of:=MID([.A304];SEARCH(&quot;=&quot;;[.A304])+1;LEN([.A304]))" office:value-type="string" office:string-value="Written: Nahaiduk">
            <text:p>Written: Nahaiduk</text:p>
          </table:table-cell>
          <table:table-cell table:formula="of:=MID([.A304];7;SEARCH(&quot;=&quot;;[.A304])-7)" office:value-type="string" office:string-value="413">
            <text:p>413</text:p>
          </table:table-cell>
          <table:table-cell table:formula="of:=CONCATENATE(&quot;S&quot;;[.C304];&quot;=&quot;)" office:value-type="string" office:string-value="S413=">
            <text:p>S413=</text:p>
          </table:table-cell>
        </table:table-row>
        <table:table-row table:style-name="ro1">
          <table:table-cell office:value-type="string">
            <text:p><text:span text:style-name="T1">skill.397=</text:span><text:span text:style-name="T2">Spoken</text:span><text:span text:style-name="T1">: </text:span><text:span text:style-name="T2">Nandorin</text:span></text:p>
          </table:table-cell>
          <table:table-cell table:formula="of:=MID([.A305];SEARCH(&quot;=&quot;;[.A305])+1;LEN([.A305]))" office:value-type="string" office:string-value="Spoken: Nandorin">
            <text:p>Spoken: Nandorin</text:p>
          </table:table-cell>
          <table:table-cell table:formula="of:=MID([.A305];7;SEARCH(&quot;=&quot;;[.A305])-7)" office:value-type="string" office:string-value="397">
            <text:p>397</text:p>
          </table:table-cell>
          <table:table-cell table:formula="of:=CONCATENATE(&quot;S&quot;;[.C305];&quot;=&quot;)" office:value-type="string" office:string-value="S397=">
            <text:p>S397=</text:p>
          </table:table-cell>
        </table:table-row>
        <table:table-row table:style-name="ro1">
          <table:table-cell office:value-type="string">
            <text:p><text:span text:style-name="T1">skill.398=</text:span><text:span text:style-name="T2">Written</text:span><text:span text:style-name="T1">: </text:span><text:span text:style-name="T2">Nandorin</text:span></text:p>
          </table:table-cell>
          <table:table-cell table:formula="of:=MID([.A306];SEARCH(&quot;=&quot;;[.A306])+1;LEN([.A306]))" office:value-type="string" office:string-value="Written: Nandorin">
            <text:p>Written: Nandorin</text:p>
          </table:table-cell>
          <table:table-cell table:formula="of:=MID([.A306];7;SEARCH(&quot;=&quot;;[.A306])-7)" office:value-type="string" office:string-value="398">
            <text:p>398</text:p>
          </table:table-cell>
          <table:table-cell table:formula="of:=CONCATENATE(&quot;S&quot;;[.C306];&quot;=&quot;)" office:value-type="string" office:string-value="S398=">
            <text:p>S398=</text:p>
          </table:table-cell>
        </table:table-row>
        <table:table-row table:style-name="ro1">
          <table:table-cell office:value-type="string">
            <text:p><text:span text:style-name="T1">skill.383=</text:span><text:span text:style-name="T2">Spoken</text:span><text:span text:style-name="T1">: </text:span><text:span text:style-name="T2">Orcisch</text:span></text:p>
          </table:table-cell>
          <table:table-cell table:formula="of:=MID([.A307];SEARCH(&quot;=&quot;;[.A307])+1;LEN([.A307]))" office:value-type="string" office:string-value="Spoken: Orcisch">
            <text:p>Spoken: Orcisch</text:p>
          </table:table-cell>
          <table:table-cell table:formula="of:=MID([.A307];7;SEARCH(&quot;=&quot;;[.A307])-7)" office:value-type="string" office:string-value="383">
            <text:p>383</text:p>
          </table:table-cell>
          <table:table-cell table:formula="of:=CONCATENATE(&quot;S&quot;;[.C307];&quot;=&quot;)" office:value-type="string" office:string-value="S383=">
            <text:p>S383=</text:p>
          </table:table-cell>
        </table:table-row>
        <table:table-row table:style-name="ro1">
          <table:table-cell office:value-type="string">
            <text:p><text:span text:style-name="T1">skill.393=</text:span><text:span text:style-name="T2">Written</text:span><text:span text:style-name="T1">: </text:span><text:span text:style-name="T2">Orcisch</text:span></text:p>
          </table:table-cell>
          <table:table-cell table:formula="of:=MID([.A308];SEARCH(&quot;=&quot;;[.A308])+1;LEN([.A308]))" office:value-type="string" office:string-value="Written: Orcisch">
            <text:p>Written: Orcisch</text:p>
          </table:table-cell>
          <table:table-cell table:formula="of:=MID([.A308];7;SEARCH(&quot;=&quot;;[.A308])-7)" office:value-type="string" office:string-value="393">
            <text:p>393</text:p>
          </table:table-cell>
          <table:table-cell table:formula="of:=CONCATENATE(&quot;S&quot;;[.C308];&quot;=&quot;)" office:value-type="string" office:string-value="S393=">
            <text:p>S393=</text:p>
          </table:table-cell>
        </table:table-row>
        <table:table-row table:style-name="ro1">
          <table:table-cell office:value-type="string">
            <text:p><text:span text:style-name="T1">skill.402=</text:span><text:span text:style-name="T2">Spoken</text:span><text:span text:style-name="T1">: </text:span><text:span text:style-name="T2">Puckael</text:span></text:p>
          </table:table-cell>
          <table:table-cell table:formula="of:=MID([.A309];SEARCH(&quot;=&quot;;[.A309])+1;LEN([.A309]))" office:value-type="string" office:string-value="Spoken: Puckael">
            <text:p>Spoken: Puckael</text:p>
          </table:table-cell>
          <table:table-cell table:formula="of:=MID([.A309];7;SEARCH(&quot;=&quot;;[.A309])-7)" office:value-type="string" office:string-value="402">
            <text:p>402</text:p>
          </table:table-cell>
          <table:table-cell table:formula="of:=CONCATENATE(&quot;S&quot;;[.C309];&quot;=&quot;)" office:value-type="string" office:string-value="S402=">
            <text:p>S402=</text:p>
          </table:table-cell>
        </table:table-row>
        <table:table-row table:style-name="ro1">
          <table:table-cell office:value-type="string">
            <text:p><text:span text:style-name="T1">skill.403=</text:span><text:span text:style-name="T2">Written</text:span><text:span text:style-name="T1">: </text:span><text:span text:style-name="T2">Puckael</text:span></text:p>
          </table:table-cell>
          <table:table-cell table:formula="of:=MID([.A310];SEARCH(&quot;=&quot;;[.A310])+1;LEN([.A310]))" office:value-type="string" office:string-value="Written: Puckael">
            <text:p>Written: Puckael</text:p>
          </table:table-cell>
          <table:table-cell table:formula="of:=MID([.A310];7;SEARCH(&quot;=&quot;;[.A310])-7)" office:value-type="string" office:string-value="403">
            <text:p>403</text:p>
          </table:table-cell>
          <table:table-cell table:formula="of:=CONCATENATE(&quot;S&quot;;[.C310];&quot;=&quot;)" office:value-type="string" office:string-value="S403=">
            <text:p>S403=</text:p>
          </table:table-cell>
        </table:table-row>
        <table:table-row table:style-name="ro1">
          <table:table-cell office:value-type="string">
            <text:p><text:span text:style-name="T1">skill.403.descr=</text:span><text:span text:style-name="T2">Language</text:span><text:span text:style-name="T1"> </text:span><text:span text:style-name="T2">of</text:span><text:span text:style-name="T1"> </text:span><text:span text:style-name="T2">Druedain</text:span><text:span text:style-name="T1"> </text:span><text:span text:style-name="T2">(Wasa)</text:span></text:p>
          </table:table-cell>
          <table:table-cell table:formula="of:=MID([.A311];SEARCH(&quot;=&quot;;[.A311])+1;LEN([.A311]))" office:value-type="string" office:string-value="Language of Druedain (Wasa)">
            <text:p>Language of Druedain (Wasa)</text:p>
          </table:table-cell>
          <table:table-cell table:formula="of:=MID([.A311];7;SEARCH(&quot;=&quot;;[.A311])-7)" office:value-type="string" office:string-value="403.descr">
            <text:p>403.descr</text:p>
          </table:table-cell>
          <table:table-cell table:formula="of:=CONCATENATE(&quot;S&quot;;[.C311];&quot;=&quot;)" office:value-type="string" office:string-value="S403.descr=">
            <text:p>S403.descr=</text:p>
          </table:table-cell>
        </table:table-row>
        <table:table-row table:style-name="ro1">
          <table:table-cell office:value-type="string">
            <text:p><text:span text:style-name="T1">skill.375=</text:span><text:span text:style-name="T2">Spoken</text:span><text:span text:style-name="T1">: </text:span><text:span text:style-name="T2">Quenya</text:span></text:p>
          </table:table-cell>
          <table:table-cell table:formula="of:=MID([.A312];SEARCH(&quot;=&quot;;[.A312])+1;LEN([.A312]))" office:value-type="string" office:string-value="Spoken: Quenya">
            <text:p>Spoken: Quenya</text:p>
          </table:table-cell>
          <table:table-cell table:formula="of:=MID([.A312];7;SEARCH(&quot;=&quot;;[.A312])-7)" office:value-type="string" office:string-value="375">
            <text:p>375</text:p>
          </table:table-cell>
          <table:table-cell table:formula="of:=CONCATENATE(&quot;S&quot;;[.C312];&quot;=&quot;)" office:value-type="string" office:string-value="S375=">
            <text:p>S375=</text:p>
          </table:table-cell>
        </table:table-row>
        <table:table-row table:style-name="ro1">
          <table:table-cell office:value-type="string">
            <text:p><text:span text:style-name="T1">skill.375.descr=</text:span><text:span text:style-name="T2">Language</text:span><text:span text:style-name="T1"> </text:span><text:span text:style-name="T2">of</text:span><text:span text:style-name="T1"> </text:span><text:span text:style-name="T2">Noldor</text:span></text:p>
          </table:table-cell>
          <table:table-cell table:formula="of:=MID([.A313];SEARCH(&quot;=&quot;;[.A313])+1;LEN([.A313]))" office:value-type="string" office:string-value="Language of Noldor">
            <text:p>Language of Noldor</text:p>
          </table:table-cell>
          <table:table-cell table:formula="of:=MID([.A313];7;SEARCH(&quot;=&quot;;[.A313])-7)" office:value-type="string" office:string-value="375.descr">
            <text:p>375.descr</text:p>
          </table:table-cell>
          <table:table-cell table:formula="of:=CONCATENATE(&quot;S&quot;;[.C313];&quot;=&quot;)" office:value-type="string" office:string-value="S375.descr=">
            <text:p>S375.descr=</text:p>
          </table:table-cell>
        </table:table-row>
        <table:table-row table:style-name="ro1">
          <table:table-cell office:value-type="string">
            <text:p><text:span text:style-name="T1">skill.385=</text:span><text:span text:style-name="T2">Written</text:span><text:span text:style-name="T1">: </text:span><text:span text:style-name="T2">Quenya</text:span></text:p>
          </table:table-cell>
          <table:table-cell table:formula="of:=MID([.A314];SEARCH(&quot;=&quot;;[.A314])+1;LEN([.A314]))" office:value-type="string" office:string-value="Written: Quenya">
            <text:p>Written: Quenya</text:p>
          </table:table-cell>
          <table:table-cell table:formula="of:=MID([.A314];7;SEARCH(&quot;=&quot;;[.A314])-7)" office:value-type="string" office:string-value="385">
            <text:p>385</text:p>
          </table:table-cell>
          <table:table-cell table:formula="of:=CONCATENATE(&quot;S&quot;;[.C314];&quot;=&quot;)" office:value-type="string" office:string-value="S385=">
            <text:p>S385=</text:p>
          </table:table-cell>
        </table:table-row>
        <table:table-row table:style-name="ro1">
          <table:table-cell office:value-type="string">
            <text:p><text:span text:style-name="T1">skill.385.descr=</text:span><text:span text:style-name="T2">Language</text:span><text:span text:style-name="T1"> </text:span><text:span text:style-name="T2">of</text:span><text:span text:style-name="T1"> </text:span><text:span text:style-name="T2">Noldor</text:span></text:p>
          </table:table-cell>
          <table:table-cell table:formula="of:=MID([.A315];SEARCH(&quot;=&quot;;[.A315])+1;LEN([.A315]))" office:value-type="string" office:string-value="Language of Noldor">
            <text:p>Language of Noldor</text:p>
          </table:table-cell>
          <table:table-cell table:formula="of:=MID([.A315];7;SEARCH(&quot;=&quot;;[.A315])-7)" office:value-type="string" office:string-value="385.descr">
            <text:p>385.descr</text:p>
          </table:table-cell>
          <table:table-cell table:formula="of:=CONCATENATE(&quot;S&quot;;[.C315];&quot;=&quot;)" office:value-type="string" office:string-value="S385.descr=">
            <text:p>S385.descr=</text:p>
          </table:table-cell>
        </table:table-row>
        <table:table-row table:style-name="ro1">
          <table:table-cell office:value-type="string">
            <text:p><text:span text:style-name="T1">skill.379=</text:span><text:span text:style-name="T2">Spoken</text:span><text:span text:style-name="T1">: </text:span><text:span text:style-name="T2">Rohirrisch</text:span></text:p>
          </table:table-cell>
          <table:table-cell table:formula="of:=MID([.A316];SEARCH(&quot;=&quot;;[.A316])+1;LEN([.A316]))" office:value-type="string" office:string-value="Spoken: Rohirrisch">
            <text:p>Spoken: Rohirrisch</text:p>
          </table:table-cell>
          <table:table-cell table:formula="of:=MID([.A316];7;SEARCH(&quot;=&quot;;[.A316])-7)" office:value-type="string" office:string-value="379">
            <text:p>379</text:p>
          </table:table-cell>
          <table:table-cell table:formula="of:=CONCATENATE(&quot;S&quot;;[.C316];&quot;=&quot;)" office:value-type="string" office:string-value="S379=">
            <text:p>S379=</text:p>
          </table:table-cell>
        </table:table-row>
        <table:table-row table:style-name="ro1">
          <table:table-cell office:value-type="string">
            <text:p><text:span text:style-name="T1">skill.379.descr=</text:span><text:span text:style-name="T2">Language</text:span><text:span text:style-name="T1"> </text:span><text:span text:style-name="T2">of</text:span><text:span text:style-name="T1"> </text:span><text:span text:style-name="T2">Rohirrim</text:span></text:p>
          </table:table-cell>
          <table:table-cell table:formula="of:=MID([.A317];SEARCH(&quot;=&quot;;[.A317])+1;LEN([.A317]))" office:value-type="string" office:string-value="Language of Rohirrim">
            <text:p>Language of Rohirrim</text:p>
          </table:table-cell>
          <table:table-cell table:formula="of:=MID([.A317];7;SEARCH(&quot;=&quot;;[.A317])-7)" office:value-type="string" office:string-value="379.descr">
            <text:p>379.descr</text:p>
          </table:table-cell>
          <table:table-cell table:formula="of:=CONCATENATE(&quot;S&quot;;[.C317];&quot;=&quot;)" office:value-type="string" office:string-value="S379.descr=">
            <text:p>S379.descr=</text:p>
          </table:table-cell>
        </table:table-row>
        <table:table-row table:style-name="ro1">
          <table:table-cell office:value-type="string">
            <text:p><text:span text:style-name="T1">skill.389=</text:span><text:span text:style-name="T2">Written</text:span><text:span text:style-name="T1">: </text:span><text:span text:style-name="T2">Rohirrisch</text:span></text:p>
          </table:table-cell>
          <table:table-cell table:formula="of:=MID([.A318];SEARCH(&quot;=&quot;;[.A318])+1;LEN([.A318]))" office:value-type="string" office:string-value="Written: Rohirrisch">
            <text:p>Written: Rohirrisch</text:p>
          </table:table-cell>
          <table:table-cell table:formula="of:=MID([.A318];7;SEARCH(&quot;=&quot;;[.A318])-7)" office:value-type="string" office:string-value="389">
            <text:p>389</text:p>
          </table:table-cell>
          <table:table-cell table:formula="of:=CONCATENATE(&quot;S&quot;;[.C318];&quot;=&quot;)" office:value-type="string" office:string-value="S389=">
            <text:p>S389=</text:p>
          </table:table-cell>
        </table:table-row>
        <table:table-row table:style-name="ro1">
          <table:table-cell office:value-type="string">
            <text:p><text:span text:style-name="T1">skill.389.descr=</text:span><text:span text:style-name="T2">Language</text:span><text:span text:style-name="T1"> </text:span><text:span text:style-name="T2">of</text:span><text:span text:style-name="T1"> </text:span><text:span text:style-name="T2">Rohirrim</text:span></text:p>
          </table:table-cell>
          <table:table-cell table:formula="of:=MID([.A319];SEARCH(&quot;=&quot;;[.A319])+1;LEN([.A319]))" office:value-type="string" office:string-value="Language of Rohirrim">
            <text:p>Language of Rohirrim</text:p>
          </table:table-cell>
          <table:table-cell table:formula="of:=MID([.A319];7;SEARCH(&quot;=&quot;;[.A319])-7)" office:value-type="string" office:string-value="389.descr">
            <text:p>389.descr</text:p>
          </table:table-cell>
          <table:table-cell table:formula="of:=CONCATENATE(&quot;S&quot;;[.C319];&quot;=&quot;)" office:value-type="string" office:string-value="S389.descr=">
            <text:p>S389.descr=</text:p>
          </table:table-cell>
        </table:table-row>
        <table:table-row table:style-name="ro1">
          <table:table-cell office:value-type="string">
            <text:p><text:span text:style-name="T1">skill.376=</text:span><text:span text:style-name="T2">Spoken</text:span><text:span text:style-name="T1">: </text:span><text:span text:style-name="T2">Sindarin</text:span></text:p>
          </table:table-cell>
          <table:table-cell table:formula="of:=MID([.A320];SEARCH(&quot;=&quot;;[.A320])+1;LEN([.A320]))" office:value-type="string" office:string-value="Spoken: Sindarin">
            <text:p>Spoken: Sindarin</text:p>
          </table:table-cell>
          <table:table-cell table:formula="of:=MID([.A320];7;SEARCH(&quot;=&quot;;[.A320])-7)" office:value-type="string" office:string-value="376">
            <text:p>376</text:p>
          </table:table-cell>
          <table:table-cell table:formula="of:=CONCATENATE(&quot;S&quot;;[.C320];&quot;=&quot;)" office:value-type="string" office:string-value="S376=">
            <text:p>S376=</text:p>
          </table:table-cell>
        </table:table-row>
        <table:table-row table:style-name="ro1">
          <table:table-cell office:value-type="string">
            <text:p><text:span text:style-name="T1">skill.376.descr=</text:span><text:span text:style-name="T2">GemeinLanguage</text:span><text:span text:style-name="T1"> </text:span><text:span text:style-name="T2">of</text:span><text:span text:style-name="T1"> </text:span><text:span text:style-name="T2">Elfes</text:span><text:span text:style-name="T1"> </text:span></text:p>
          </table:table-cell>
          <table:table-cell table:formula="of:=MID([.A321];SEARCH(&quot;=&quot;;[.A321])+1;LEN([.A321]))" office:value-type="string" office:string-value="GemeinLanguage of Elfes ">
            <text:p>GemeinLanguage of Elfes </text:p>
          </table:table-cell>
          <table:table-cell table:formula="of:=MID([.A321];7;SEARCH(&quot;=&quot;;[.A321])-7)" office:value-type="string" office:string-value="376.descr">
            <text:p>376.descr</text:p>
          </table:table-cell>
          <table:table-cell table:formula="of:=CONCATENATE(&quot;S&quot;;[.C321];&quot;=&quot;)" office:value-type="string" office:string-value="S376.descr=">
            <text:p>S376.descr=</text:p>
          </table:table-cell>
        </table:table-row>
        <table:table-row table:style-name="ro1">
          <table:table-cell office:value-type="string">
            <text:p><text:span text:style-name="T1">skill.386=</text:span><text:span text:style-name="T2">Written</text:span><text:span text:style-name="T1">: </text:span><text:span text:style-name="T2">Sindarin</text:span></text:p>
          </table:table-cell>
          <table:table-cell table:formula="of:=MID([.A322];SEARCH(&quot;=&quot;;[.A322])+1;LEN([.A322]))" office:value-type="string" office:string-value="Written: Sindarin">
            <text:p>Written: Sindarin</text:p>
          </table:table-cell>
          <table:table-cell table:formula="of:=MID([.A322];7;SEARCH(&quot;=&quot;;[.A322])-7)" office:value-type="string" office:string-value="386">
            <text:p>386</text:p>
          </table:table-cell>
          <table:table-cell table:formula="of:=CONCATENATE(&quot;S&quot;;[.C322];&quot;=&quot;)" office:value-type="string" office:string-value="S386=">
            <text:p>S386=</text:p>
          </table:table-cell>
        </table:table-row>
        <table:table-row table:style-name="ro1">
          <table:table-cell office:value-type="string">
            <text:p><text:span text:style-name="T1">skill.386.descr=</text:span><text:span text:style-name="T2">GemeinLanguage</text:span><text:span text:style-name="T1"> </text:span><text:span text:style-name="T2">of</text:span><text:span text:style-name="T1"> </text:span><text:span text:style-name="T2">Elfes</text:span></text:p>
          </table:table-cell>
          <table:table-cell table:formula="of:=MID([.A323];SEARCH(&quot;=&quot;;[.A323])+1;LEN([.A323]))" office:value-type="string" office:string-value="GemeinLanguage of Elfes">
            <text:p>GemeinLanguage of Elfes</text:p>
          </table:table-cell>
          <table:table-cell table:formula="of:=MID([.A323];7;SEARCH(&quot;=&quot;;[.A323])-7)" office:value-type="string" office:string-value="386.descr">
            <text:p>386.descr</text:p>
          </table:table-cell>
          <table:table-cell table:formula="of:=CONCATENATE(&quot;S&quot;;[.C323];&quot;=&quot;)" office:value-type="string" office:string-value="S386.descr=">
            <text:p>S386.descr=</text:p>
          </table:table-cell>
        </table:table-row>
        <table:table-row table:style-name="ro1">
          <table:table-cell office:value-type="string">
            <text:p><text:span text:style-name="T1">skill.404=</text:span><text:span text:style-name="T2">Spoken</text:span><text:span text:style-name="T1">: </text:span><text:span text:style-name="T2">Taliska</text:span></text:p>
          </table:table-cell>
          <table:table-cell table:formula="of:=MID([.A324];SEARCH(&quot;=&quot;;[.A324])+1;LEN([.A324]))" office:value-type="string" office:string-value="Spoken: Taliska">
            <text:p>Spoken: Taliska</text:p>
          </table:table-cell>
          <table:table-cell table:formula="of:=MID([.A324];7;SEARCH(&quot;=&quot;;[.A324])-7)" office:value-type="string" office:string-value="404">
            <text:p>404</text:p>
          </table:table-cell>
          <table:table-cell table:formula="of:=CONCATENATE(&quot;S&quot;;[.C324];&quot;=&quot;)" office:value-type="string" office:string-value="S404=">
            <text:p>S404=</text:p>
          </table:table-cell>
        </table:table-row>
        <table:table-row table:style-name="ro1">
          <table:table-cell table:style-name="ce2" office:value-type="string">
            <text:p>skill.404.descr=</text:p>
          </table:table-cell>
          <table:table-cell table:formula="of:=MID([.A325];SEARCH(&quot;=&quot;;[.A325])+1;LEN([.A325]))">
            <text:p/>
          </table:table-cell>
          <table:table-cell table:formula="of:=MID([.A325];7;SEARCH(&quot;=&quot;;[.A325])-7)" office:value-type="string" office:string-value="404.descr">
            <text:p>404.descr</text:p>
          </table:table-cell>
          <table:table-cell table:formula="of:=CONCATENATE(&quot;S&quot;;[.C325];&quot;=&quot;)" office:value-type="string" office:string-value="S404.descr=">
            <text:p>S404.descr=</text:p>
          </table:table-cell>
        </table:table-row>
        <table:table-row table:style-name="ro1">
          <table:table-cell office:value-type="string">
            <text:p><text:span text:style-name="T1">skill.405=</text:span><text:span text:style-name="T2">Written</text:span><text:span text:style-name="T1">: </text:span><text:span text:style-name="T2">Taliska</text:span></text:p>
          </table:table-cell>
          <table:table-cell table:formula="of:=MID([.A326];SEARCH(&quot;=&quot;;[.A326])+1;LEN([.A326]))" office:value-type="string" office:string-value="Written: Taliska">
            <text:p>Written: Taliska</text:p>
          </table:table-cell>
          <table:table-cell table:formula="of:=MID([.A326];7;SEARCH(&quot;=&quot;;[.A326])-7)" office:value-type="string" office:string-value="405">
            <text:p>405</text:p>
          </table:table-cell>
          <table:table-cell table:formula="of:=CONCATENATE(&quot;S&quot;;[.C326];&quot;=&quot;)" office:value-type="string" office:string-value="S405=">
            <text:p>S405=</text:p>
          </table:table-cell>
        </table:table-row>
        <table:table-row table:style-name="ro1">
          <table:table-cell table:style-name="ce2" office:value-type="string">
            <text:p>skill.405.descr=</text:p>
          </table:table-cell>
          <table:table-cell table:formula="of:=MID([.A327];SEARCH(&quot;=&quot;;[.A327])+1;LEN([.A327]))">
            <text:p/>
          </table:table-cell>
          <table:table-cell table:formula="of:=MID([.A327];7;SEARCH(&quot;=&quot;;[.A327])-7)" office:value-type="string" office:string-value="405.descr">
            <text:p>405.descr</text:p>
          </table:table-cell>
          <table:table-cell table:formula="of:=CONCATENATE(&quot;S&quot;;[.C327];&quot;=&quot;)" office:value-type="string" office:string-value="S405.descr=">
            <text:p>S405.descr=</text:p>
          </table:table-cell>
        </table:table-row>
        <table:table-row table:style-name="ro1">
          <table:table-cell office:value-type="string">
            <text:p><text:span text:style-name="T1">skill.423=</text:span><text:span text:style-name="T2">Spoken</text:span><text:span text:style-name="T1">: </text:span><text:span text:style-name="T2">Umlitisch</text:span></text:p>
          </table:table-cell>
          <table:table-cell table:formula="of:=MID([.A328];SEARCH(&quot;=&quot;;[.A328])+1;LEN([.A328]))" office:value-type="string" office:string-value="Spoken: Umlitisch">
            <text:p>Spoken: Umlitisch</text:p>
          </table:table-cell>
          <table:table-cell table:formula="of:=MID([.A328];7;SEARCH(&quot;=&quot;;[.A328])-7)" office:value-type="string" office:string-value="423">
            <text:p>423</text:p>
          </table:table-cell>
          <table:table-cell table:formula="of:=CONCATENATE(&quot;S&quot;;[.C328];&quot;=&quot;)" office:value-type="string" office:string-value="S423=">
            <text:p>S423=</text:p>
          </table:table-cell>
        </table:table-row>
        <table:table-row table:style-name="ro1">
          <table:table-cell office:value-type="string">
            <text:p><text:span text:style-name="T1">skill.423.descr=</text:span><text:span text:style-name="T2">Language</text:span><text:span text:style-name="T1"> </text:span><text:span text:style-name="T2">of</text:span><text:span text:style-name="T1"> </text:span><text:span text:style-name="T2">Umlis</text:span></text:p>
          </table:table-cell>
          <table:table-cell table:formula="of:=MID([.A329];SEARCH(&quot;=&quot;;[.A329])+1;LEN([.A329]))" office:value-type="string" office:string-value="Language of Umlis">
            <text:p>Language of Umlis</text:p>
          </table:table-cell>
          <table:table-cell table:formula="of:=MID([.A329];7;SEARCH(&quot;=&quot;;[.A329])-7)" office:value-type="string" office:string-value="423.descr">
            <text:p>423.descr</text:p>
          </table:table-cell>
          <table:table-cell table:formula="of:=CONCATENATE(&quot;S&quot;;[.C329];&quot;=&quot;)" office:value-type="string" office:string-value="S423.descr=">
            <text:p>S423.descr=</text:p>
          </table:table-cell>
        </table:table-row>
        <table:table-row table:style-name="ro1">
          <table:table-cell office:value-type="string">
            <text:p><text:span text:style-name="T1">skill.424=</text:span><text:span text:style-name="T2">Written</text:span><text:span text:style-name="T1">: </text:span><text:span text:style-name="T2">Umlitisch</text:span></text:p>
          </table:table-cell>
          <table:table-cell table:formula="of:=MID([.A330];SEARCH(&quot;=&quot;;[.A330])+1;LEN([.A330]))" office:value-type="string" office:string-value="Written: Umlitisch">
            <text:p>Written: Umlitisch</text:p>
          </table:table-cell>
          <table:table-cell table:formula="of:=MID([.A330];7;SEARCH(&quot;=&quot;;[.A330])-7)" office:value-type="string" office:string-value="424">
            <text:p>424</text:p>
          </table:table-cell>
          <table:table-cell table:formula="of:=CONCATENATE(&quot;S&quot;;[.C330];&quot;=&quot;)" office:value-type="string" office:string-value="S424=">
            <text:p>S424=</text:p>
          </table:table-cell>
        </table:table-row>
        <table:table-row table:style-name="ro1">
          <table:table-cell office:value-type="string">
            <text:p><text:span text:style-name="T1">skill.424.descr=</text:span><text:span text:style-name="T2">Language</text:span><text:span text:style-name="T1"> </text:span><text:span text:style-name="T2">of</text:span><text:span text:style-name="T1"> </text:span><text:span text:style-name="T2">Umlis</text:span></text:p>
          </table:table-cell>
          <table:table-cell table:formula="of:=MID([.A331];SEARCH(&quot;=&quot;;[.A331])+1;LEN([.A331]))" office:value-type="string" office:string-value="Language of Umlis">
            <text:p>Language of Umlis</text:p>
          </table:table-cell>
          <table:table-cell table:formula="of:=MID([.A331];7;SEARCH(&quot;=&quot;;[.A331])-7)" office:value-type="string" office:string-value="424.descr">
            <text:p>424.descr</text:p>
          </table:table-cell>
          <table:table-cell table:formula="of:=CONCATENATE(&quot;S&quot;;[.C331];&quot;=&quot;)" office:value-type="string" office:string-value="S424.descr=">
            <text:p>S424.descr=</text:p>
          </table:table-cell>
        </table:table-row>
        <table:table-row table:style-name="ro1">
          <table:table-cell office:value-type="string">
            <text:p><text:span text:style-name="T1">skill.417=</text:span><text:span text:style-name="T2">Spoken</text:span><text:span text:style-name="T1">: </text:span><text:span text:style-name="T2">Varadja</text:span></text:p>
          </table:table-cell>
          <table:table-cell table:formula="of:=MID([.A332];SEARCH(&quot;=&quot;;[.A332])+1;LEN([.A332]))" office:value-type="string" office:string-value="Spoken: Varadja">
            <text:p>Spoken: Varadja</text:p>
          </table:table-cell>
          <table:table-cell table:formula="of:=MID([.A332];7;SEARCH(&quot;=&quot;;[.A332])-7)" office:value-type="string" office:string-value="417">
            <text:p>417</text:p>
          </table:table-cell>
          <table:table-cell table:formula="of:=CONCATENATE(&quot;S&quot;;[.C332];&quot;=&quot;)" office:value-type="string" office:string-value="S417=">
            <text:p>S417=</text:p>
          </table:table-cell>
        </table:table-row>
        <table:table-row table:style-name="ro1">
          <table:table-cell office:value-type="string">
            <text:p><text:span text:style-name="T1">skill.417.descr=</text:span><text:span text:style-name="T2">Language</text:span><text:span text:style-name="T1"> </text:span><text:span text:style-name="T2">of</text:span><text:span text:style-name="T1"> </text:span><text:span text:style-name="T2">Variags</text:span></text:p>
          </table:table-cell>
          <table:table-cell table:formula="of:=MID([.A333];SEARCH(&quot;=&quot;;[.A333])+1;LEN([.A333]))" office:value-type="string" office:string-value="Language of Variags">
            <text:p>Language of Variags</text:p>
          </table:table-cell>
          <table:table-cell table:formula="of:=MID([.A333];7;SEARCH(&quot;=&quot;;[.A333])-7)" office:value-type="string" office:string-value="417.descr">
            <text:p>417.descr</text:p>
          </table:table-cell>
          <table:table-cell table:formula="of:=CONCATENATE(&quot;S&quot;;[.C333];&quot;=&quot;)" office:value-type="string" office:string-value="S417.descr=">
            <text:p>S417.descr=</text:p>
          </table:table-cell>
        </table:table-row>
        <table:table-row table:style-name="ro1">
          <table:table-cell office:value-type="string">
            <text:p><text:span text:style-name="T1">skill.418=</text:span><text:span text:style-name="T2">Written</text:span><text:span text:style-name="T1">: </text:span><text:span text:style-name="T2">Varadja</text:span></text:p>
          </table:table-cell>
          <table:table-cell table:formula="of:=MID([.A334];SEARCH(&quot;=&quot;;[.A334])+1;LEN([.A334]))" office:value-type="string" office:string-value="Written: Varadja">
            <text:p>Written: Varadja</text:p>
          </table:table-cell>
          <table:table-cell table:formula="of:=MID([.A334];7;SEARCH(&quot;=&quot;;[.A334])-7)" office:value-type="string" office:string-value="418">
            <text:p>418</text:p>
          </table:table-cell>
          <table:table-cell table:formula="of:=CONCATENATE(&quot;S&quot;;[.C334];&quot;=&quot;)" office:value-type="string" office:string-value="S418=">
            <text:p>S418=</text:p>
          </table:table-cell>
        </table:table-row>
        <table:table-row table:style-name="ro1">
          <table:table-cell office:value-type="string">
            <text:p><text:span text:style-name="T1">skill.418.descr=</text:span><text:span text:style-name="T2">Language</text:span><text:span text:style-name="T1"> </text:span><text:span text:style-name="T2">of</text:span><text:span text:style-name="T1"> </text:span><text:span text:style-name="T2">Variags</text:span></text:p>
          </table:table-cell>
          <table:table-cell table:formula="of:=MID([.A335];SEARCH(&quot;=&quot;;[.A335])+1;LEN([.A335]))" office:value-type="string" office:string-value="Language of Variags">
            <text:p>Language of Variags</text:p>
          </table:table-cell>
          <table:table-cell table:formula="of:=MID([.A335];7;SEARCH(&quot;=&quot;;[.A335])-7)" office:value-type="string" office:string-value="418.descr">
            <text:p>418.descr</text:p>
          </table:table-cell>
          <table:table-cell table:formula="of:=CONCATENATE(&quot;S&quot;;[.C335];&quot;=&quot;)" office:value-type="string" office:string-value="S418.descr=">
            <text:p>S418.descr=</text:p>
          </table:table-cell>
        </table:table-row>
        <table:table-row table:style-name="ro1">
          <table:table-cell office:value-type="string">
            <text:p><text:span text:style-name="T1">skill.414=</text:span><text:span text:style-name="T2">Spoken</text:span><text:span text:style-name="T1">: </text:span><text:span text:style-name="T2">Waildyth</text:span></text:p>
          </table:table-cell>
          <table:table-cell table:formula="of:=MID([.A336];SEARCH(&quot;=&quot;;[.A336])+1;LEN([.A336]))" office:value-type="string" office:string-value="Spoken: Waildyth">
            <text:p>Spoken: Waildyth</text:p>
          </table:table-cell>
          <table:table-cell table:formula="of:=MID([.A336];7;SEARCH(&quot;=&quot;;[.A336])-7)" office:value-type="string" office:string-value="414">
            <text:p>414</text:p>
          </table:table-cell>
          <table:table-cell table:formula="of:=CONCATENATE(&quot;S&quot;;[.C336];&quot;=&quot;)" office:value-type="string" office:string-value="S414=">
            <text:p>S414=</text:p>
          </table:table-cell>
        </table:table-row>
        <table:table-row table:style-name="ro1">
          <table:table-cell office:value-type="string">
            <text:p><text:span text:style-name="T1">skill.414.descr=</text:span><text:span text:style-name="T2">Nature</text:span><text:span text:style-name="T1"> </text:span><text:span text:style-name="T2">signals</text:span></text:p>
          </table:table-cell>
          <table:table-cell table:formula="of:=MID([.A337];SEARCH(&quot;=&quot;;[.A337])+1;LEN([.A337]))" office:value-type="string" office:string-value="Nature signals">
            <text:p>Nature signals</text:p>
          </table:table-cell>
          <table:table-cell table:formula="of:=MID([.A337];7;SEARCH(&quot;=&quot;;[.A337])-7)" office:value-type="string" office:string-value="414.descr">
            <text:p>414.descr</text:p>
          </table:table-cell>
          <table:table-cell table:formula="of:=CONCATENATE(&quot;S&quot;;[.C337];&quot;=&quot;)" office:value-type="string" office:string-value="S414.descr=">
            <text:p>S414.descr=</text:p>
          </table:table-cell>
        </table:table-row>
        <table:table-row table:style-name="ro1">
          <table:table-cell office:value-type="string">
            <text:p><text:span text:style-name="T1">skill.425=</text:span><text:span text:style-name="T2">Written</text:span><text:span text:style-name="T1">: </text:span><text:span text:style-name="T2">Waildyth</text:span></text:p>
          </table:table-cell>
          <table:table-cell table:formula="of:=MID([.A338];SEARCH(&quot;=&quot;;[.A338])+1;LEN([.A338]))" office:value-type="string" office:string-value="Written: Waildyth">
            <text:p>Written: Waildyth</text:p>
          </table:table-cell>
          <table:table-cell table:formula="of:=MID([.A338];7;SEARCH(&quot;=&quot;;[.A338])-7)" office:value-type="string" office:string-value="425">
            <text:p>425</text:p>
          </table:table-cell>
          <table:table-cell table:formula="of:=CONCATENATE(&quot;S&quot;;[.C338];&quot;=&quot;)" office:value-type="string" office:string-value="S425=">
            <text:p>S425=</text:p>
          </table:table-cell>
        </table:table-row>
        <table:table-row table:style-name="ro1">
          <table:table-cell office:value-type="string">
            <text:p><text:span text:style-name="T1">skill.425.descr=</text:span><text:span text:style-name="T2">Nature</text:span><text:span text:style-name="T1"> </text:span><text:span text:style-name="T2">signals</text:span></text:p>
          </table:table-cell>
          <table:table-cell table:formula="of:=MID([.A339];SEARCH(&quot;=&quot;;[.A339])+1;LEN([.A339]))" office:value-type="string" office:string-value="Nature signals">
            <text:p>Nature signals</text:p>
          </table:table-cell>
          <table:table-cell table:formula="of:=MID([.A339];7;SEARCH(&quot;=&quot;;[.A339])-7)" office:value-type="string" office:string-value="425.descr">
            <text:p>425.descr</text:p>
          </table:table-cell>
          <table:table-cell table:formula="of:=CONCATENATE(&quot;S&quot;;[.C339];&quot;=&quot;)" office:value-type="string" office:string-value="S425.descr=">
            <text:p>S425.descr=</text:p>
          </table:table-cell>
        </table:table-row>
        <table:table-row table:style-name="ro1">
          <table:table-cell office:value-type="string">
            <text:p><text:span text:style-name="T1">skill.378=</text:span><text:span text:style-name="T2">Spoken</text:span><text:span text:style-name="T1">: </text:span><text:span text:style-name="T2">Westron</text:span></text:p>
          </table:table-cell>
          <table:table-cell table:formula="of:=MID([.A340];SEARCH(&quot;=&quot;;[.A340])+1;LEN([.A340]))" office:value-type="string" office:string-value="Spoken: Westron">
            <text:p>Spoken: Westron</text:p>
          </table:table-cell>
          <table:table-cell table:formula="of:=MID([.A340];7;SEARCH(&quot;=&quot;;[.A340])-7)" office:value-type="string" office:string-value="378">
            <text:p>378</text:p>
          </table:table-cell>
          <table:table-cell table:formula="of:=CONCATENATE(&quot;S&quot;;[.C340];&quot;=&quot;)" office:value-type="string" office:string-value="S378=">
            <text:p>S378=</text:p>
          </table:table-cell>
        </table:table-row>
        <table:table-row table:style-name="ro1">
          <table:table-cell office:value-type="string">
            <text:p><text:span text:style-name="T1">skill.378.descr=</text:span><text:span text:style-name="T2">Human</text:span><text:span text:style-name="T1"> </text:span><text:span text:style-name="T2">common</text:span><text:span text:style-name="T1"> </text:span><text:span text:style-name="T2">language</text:span></text:p>
          </table:table-cell>
          <table:table-cell table:formula="of:=MID([.A341];SEARCH(&quot;=&quot;;[.A341])+1;LEN([.A341]))" office:value-type="string" office:string-value="Human common language">
            <text:p>Human common language</text:p>
          </table:table-cell>
          <table:table-cell table:formula="of:=MID([.A341];7;SEARCH(&quot;=&quot;;[.A341])-7)" office:value-type="string" office:string-value="378.descr">
            <text:p>378.descr</text:p>
          </table:table-cell>
          <table:table-cell table:formula="of:=CONCATENATE(&quot;S&quot;;[.C341];&quot;=&quot;)" office:value-type="string" office:string-value="S378.descr=">
            <text:p>S378.descr=</text:p>
          </table:table-cell>
        </table:table-row>
        <table:table-row table:style-name="ro1">
          <table:table-cell office:value-type="string">
            <text:p><text:span text:style-name="T1">skill.388=</text:span><text:span text:style-name="T2">Written</text:span><text:span text:style-name="T1">: </text:span><text:span text:style-name="T2">Westron</text:span></text:p>
          </table:table-cell>
          <table:table-cell table:formula="of:=MID([.A342];SEARCH(&quot;=&quot;;[.A342])+1;LEN([.A342]))" office:value-type="string" office:string-value="Written: Westron">
            <text:p>Written: Westron</text:p>
          </table:table-cell>
          <table:table-cell table:formula="of:=MID([.A342];7;SEARCH(&quot;=&quot;;[.A342])-7)" office:value-type="string" office:string-value="388">
            <text:p>388</text:p>
          </table:table-cell>
          <table:table-cell table:formula="of:=CONCATENATE(&quot;S&quot;;[.C342];&quot;=&quot;)" office:value-type="string" office:string-value="S388=">
            <text:p>S388=</text:p>
          </table:table-cell>
        </table:table-row>
        <table:table-row table:style-name="ro1">
          <table:table-cell office:value-type="string">
            <text:p><text:span text:style-name="T1">skill.388.descr=</text:span><text:span text:style-name="T2">Human</text:span><text:span text:style-name="T1"> </text:span><text:span text:style-name="T2">common</text:span><text:span text:style-name="T1"> </text:span><text:span text:style-name="T2">language</text:span></text:p>
          </table:table-cell>
          <table:table-cell table:formula="of:=MID([.A343];SEARCH(&quot;=&quot;;[.A343])+1;LEN([.A343]))" office:value-type="string" office:string-value="Human common language">
            <text:p>Human common language</text:p>
          </table:table-cell>
          <table:table-cell table:formula="of:=MID([.A343];7;SEARCH(&quot;=&quot;;[.A343])-7)" office:value-type="string" office:string-value="388.descr">
            <text:p>388.descr</text:p>
          </table:table-cell>
          <table:table-cell table:formula="of:=CONCATENATE(&quot;S&quot;;[.C343];&quot;=&quot;)" office:value-type="string" office:string-value="S388.descr=">
            <text:p>S388.descr=</text:p>
          </table:table-cell>
        </table:table-row>
        <table:table-row table:style-name="ro1">
          <table:table-cell office:value-type="string">
            <text:p><text:span text:style-name="T1">skill.436=</text:span><text:span text:style-name="T2">Ballista</text:span></text:p>
          </table:table-cell>
          <table:table-cell table:formula="of:=MID([.A344];SEARCH(&quot;=&quot;;[.A344])+1;LEN([.A344]))" office:value-type="string" office:string-value="Ballista">
            <text:p>Ballista</text:p>
          </table:table-cell>
          <table:table-cell table:formula="of:=MID([.A344];7;SEARCH(&quot;=&quot;;[.A344])-7)" office:value-type="string" office:string-value="436">
            <text:p>436</text:p>
          </table:table-cell>
          <table:table-cell table:formula="of:=CONCATENATE(&quot;S&quot;;[.C344];&quot;=&quot;)" office:value-type="string" office:string-value="S436=">
            <text:p>S436=</text:p>
          </table:table-cell>
        </table:table-row>
        <table:table-row table:style-name="ro1">
          <table:table-cell office:value-type="string">
            <text:p><text:span text:style-name="T1">skill.437=</text:span><text:span text:style-name="T2">Katapult</text:span></text:p>
          </table:table-cell>
          <table:table-cell table:formula="of:=MID([.A345];SEARCH(&quot;=&quot;;[.A345])+1;LEN([.A345]))" office:value-type="string" office:string-value="Katapult">
            <text:p>Katapult</text:p>
          </table:table-cell>
          <table:table-cell table:formula="of:=MID([.A345];7;SEARCH(&quot;=&quot;;[.A345])-7)" office:value-type="string" office:string-value="437">
            <text:p>437</text:p>
          </table:table-cell>
          <table:table-cell table:formula="of:=CONCATENATE(&quot;S&quot;;[.C345];&quot;=&quot;)" office:value-type="string" office:string-value="S437=">
            <text:p>S437=</text:p>
          </table:table-cell>
        </table:table-row>
        <table:table-row table:style-name="ro1">
          <table:table-cell office:value-type="string">
            <text:p><text:span text:style-name="T1">skill.438=</text:span><text:span text:style-name="T2">Trebuchet</text:span></text:p>
          </table:table-cell>
          <table:table-cell table:formula="of:=MID([.A346];SEARCH(&quot;=&quot;;[.A346])+1;LEN([.A346]))" office:value-type="string" office:string-value="Trebuchet">
            <text:p>Trebuchet</text:p>
          </table:table-cell>
          <table:table-cell table:formula="of:=MID([.A346];7;SEARCH(&quot;=&quot;;[.A346])-7)" office:value-type="string" office:string-value="438">
            <text:p>438</text:p>
          </table:table-cell>
          <table:table-cell table:formula="of:=CONCATENATE(&quot;S&quot;;[.C346];&quot;=&quot;)" office:value-type="string" office:string-value="S438=">
            <text:p>S438=</text:p>
          </table:table-cell>
        </table:table-row>
        <table:table-row table:style-name="ro1">
          <table:table-cell office:value-type="string">
            <text:p><text:span text:style-name="T1">skill.257=</text:span><text:span text:style-name="T2">Broadsword</text:span></text:p>
          </table:table-cell>
          <table:table-cell table:formula="of:=MID([.A347];SEARCH(&quot;=&quot;;[.A347])+1;LEN([.A347]))" office:value-type="string" office:string-value="Broadsword">
            <text:p>Broadsword</text:p>
          </table:table-cell>
          <table:table-cell table:formula="of:=MID([.A347];7;SEARCH(&quot;=&quot;;[.A347])-7)" office:value-type="string" office:string-value="257">
            <text:p>257</text:p>
          </table:table-cell>
          <table:table-cell table:formula="of:=CONCATENATE(&quot;S&quot;;[.C347];&quot;=&quot;)" office:value-type="string" office:string-value="S257=">
            <text:p>S257=</text:p>
          </table:table-cell>
        </table:table-row>
        <table:table-row table:style-name="ro1">
          <table:table-cell office:value-type="string">
            <text:p><text:span text:style-name="T1">skill.257.descr=</text:span><text:span text:style-name="T2">01-03,Schlag</text:span><text:span text:style-name="T1"> </text:span><text:span text:style-name="T2">-15/Stich</text:span><text:span text:style-name="T1"> </text:span><text:span text:style-name="T2">-25</text:span></text:p>
          </table:table-cell>
          <table:table-cell table:formula="of:=MID([.A348];SEARCH(&quot;=&quot;;[.A348])+1;LEN([.A348]))" office:value-type="string" office:string-value="01-03,Schlag -15/Stich -25">
            <text:p>01-03,Schlag -15/Stich -25</text:p>
          </table:table-cell>
          <table:table-cell table:formula="of:=MID([.A348];7;SEARCH(&quot;=&quot;;[.A348])-7)" office:value-type="string" office:string-value="257.descr">
            <text:p>257.descr</text:p>
          </table:table-cell>
          <table:table-cell table:formula="of:=CONCATENATE(&quot;S&quot;;[.C348];&quot;=&quot;)" office:value-type="string" office:string-value="S257.descr=">
            <text:p>S257.descr=</text:p>
          </table:table-cell>
        </table:table-row>
        <table:table-row table:style-name="ro1">
          <table:table-cell office:value-type="string">
            <text:p><text:span text:style-name="T1">skill.259=</text:span><text:span text:style-name="T2">Cabis</text:span></text:p>
          </table:table-cell>
          <table:table-cell table:formula="of:=MID([.A349];SEARCH(&quot;=&quot;;[.A349])+1;LEN([.A349]))" office:value-type="string" office:string-value="Cabis">
            <text:p>Cabis</text:p>
          </table:table-cell>
          <table:table-cell table:formula="of:=MID([.A349];7;SEARCH(&quot;=&quot;;[.A349])-7)" office:value-type="string" office:string-value="259">
            <text:p>259</text:p>
          </table:table-cell>
          <table:table-cell table:formula="of:=CONCATENATE(&quot;S&quot;;[.C349];&quot;=&quot;)" office:value-type="string" office:string-value="S259=">
            <text:p>S259=</text:p>
          </table:table-cell>
        </table:table-row>
        <table:table-row table:style-name="ro1">
          <table:table-cell office:value-type="string">
            <text:p><text:span text:style-name="T1">skill.259.descr=</text:span><text:span text:style-name="T2">01-04,Schlag</text:span><text:span text:style-name="T1"> </text:span><text:span text:style-name="T2">-15</text:span></text:p>
          </table:table-cell>
          <table:table-cell table:formula="of:=MID([.A350];SEARCH(&quot;=&quot;;[.A350])+1;LEN([.A350]))" office:value-type="string" office:string-value="01-04,Schlag -15">
            <text:p>01-04,Schlag -15</text:p>
          </table:table-cell>
          <table:table-cell table:formula="of:=MID([.A350];7;SEARCH(&quot;=&quot;;[.A350])-7)" office:value-type="string" office:string-value="259.descr">
            <text:p>259.descr</text:p>
          </table:table-cell>
          <table:table-cell table:formula="of:=CONCATENATE(&quot;S&quot;;[.C350];&quot;=&quot;)" office:value-type="string" office:string-value="S259.descr=">
            <text:p>S259.descr=</text:p>
          </table:table-cell>
        </table:table-row>
        <table:table-row table:style-name="ro1">
          <table:table-cell office:value-type="string">
            <text:p><text:span text:style-name="T1">skill.262=</text:span><text:span text:style-name="T2">Dag</text:span></text:p>
          </table:table-cell>
          <table:table-cell table:formula="of:=MID([.A351];SEARCH(&quot;=&quot;;[.A351])+1;LEN([.A351]))" office:value-type="string" office:string-value="Dag">
            <text:p>Dag</text:p>
          </table:table-cell>
          <table:table-cell table:formula="of:=MID([.A351];7;SEARCH(&quot;=&quot;;[.A351])-7)" office:value-type="string" office:string-value="262">
            <text:p>262</text:p>
          </table:table-cell>
          <table:table-cell table:formula="of:=CONCATENATE(&quot;S&quot;;[.C351];&quot;=&quot;)" office:value-type="string" office:string-value="S262=">
            <text:p>S262=</text:p>
          </table:table-cell>
        </table:table-row>
        <table:table-row table:style-name="ro1">
          <table:table-cell office:value-type="string">
            <text:p><text:span text:style-name="T1">skill.262.descr=</text:span><text:span text:style-name="T2">01-06,Schlag</text:span><text:span text:style-name="T1"> </text:span><text:span text:style-name="T2">-10</text:span></text:p>
          </table:table-cell>
          <table:table-cell table:formula="of:=MID([.A352];SEARCH(&quot;=&quot;;[.A352])+1;LEN([.A352]))" office:value-type="string" office:string-value="01-06,Schlag -10">
            <text:p>01-06,Schlag -10</text:p>
          </table:table-cell>
          <table:table-cell table:formula="of:=MID([.A352];7;SEARCH(&quot;=&quot;;[.A352])-7)" office:value-type="string" office:string-value="262.descr">
            <text:p>262.descr</text:p>
          </table:table-cell>
          <table:table-cell table:formula="of:=CONCATENATE(&quot;S&quot;;[.C352];&quot;=&quot;)" office:value-type="string" office:string-value="S262.descr=">
            <text:p>S262.descr=</text:p>
          </table:table-cell>
        </table:table-row>
        <table:table-row table:style-name="ro1">
          <table:table-cell office:value-type="string">
            <text:p><text:span text:style-name="T1">skill.263=</text:span><text:span text:style-name="T2">Dagger</text:span></text:p>
          </table:table-cell>
          <table:table-cell table:formula="of:=MID([.A353];SEARCH(&quot;=&quot;;[.A353])+1;LEN([.A353]))" office:value-type="string" office:string-value="Dagger">
            <text:p>Dagger</text:p>
          </table:table-cell>
          <table:table-cell table:formula="of:=MID([.A353];7;SEARCH(&quot;=&quot;;[.A353])-7)" office:value-type="string" office:string-value="263">
            <text:p>263</text:p>
          </table:table-cell>
          <table:table-cell table:formula="of:=CONCATENATE(&quot;S&quot;;[.C353];&quot;=&quot;)" office:value-type="string" office:string-value="S263=">
            <text:p>S263=</text:p>
          </table:table-cell>
        </table:table-row>
        <table:table-row table:style-name="ro1">
          <table:table-cell office:value-type="string">
            <text:p><text:span text:style-name="T1">skill.263.descr=</text:span><text:span text:style-name="T2">01,Schnitt</text:span><text:span text:style-name="T1"> </text:span><text:span text:style-name="T2">-10/Schlag</text:span><text:span text:style-name="T1"> </text:span><text:span text:style-name="T2">-10</text:span></text:p>
          </table:table-cell>
          <table:table-cell table:formula="of:=MID([.A354];SEARCH(&quot;=&quot;;[.A354])+1;LEN([.A354]))" office:value-type="string" office:string-value="01,Schnitt -10/Schlag -10">
            <text:p>01,Schnitt -10/Schlag -10</text:p>
          </table:table-cell>
          <table:table-cell table:formula="of:=MID([.A354];7;SEARCH(&quot;=&quot;;[.A354])-7)" office:value-type="string" office:string-value="263.descr">
            <text:p>263.descr</text:p>
          </table:table-cell>
          <table:table-cell table:formula="of:=CONCATENATE(&quot;S&quot;;[.C354];&quot;=&quot;)" office:value-type="string" office:string-value="S263.descr=">
            <text:p>S263.descr=</text:p>
          </table:table-cell>
        </table:table-row>
        <table:table-row table:style-name="ro1">
          <table:table-cell office:value-type="string">
            <text:p><text:span text:style-name="T1">skill.266=</text:span><text:span text:style-name="T2">Entermesser</text:span></text:p>
          </table:table-cell>
          <table:table-cell table:formula="of:=MID([.A355];SEARCH(&quot;=&quot;;[.A355])+1;LEN([.A355]))" office:value-type="string" office:string-value="Entermesser">
            <text:p>Entermesser</text:p>
          </table:table-cell>
          <table:table-cell table:formula="of:=MID([.A355];7;SEARCH(&quot;=&quot;;[.A355])-7)" office:value-type="string" office:string-value="266">
            <text:p>266</text:p>
          </table:table-cell>
          <table:table-cell table:formula="of:=CONCATENATE(&quot;S&quot;;[.C355];&quot;=&quot;)" office:value-type="string" office:string-value="S266=">
            <text:p>S266=</text:p>
          </table:table-cell>
        </table:table-row>
        <table:table-row table:style-name="ro1">
          <table:table-cell office:value-type="string">
            <text:p><text:span text:style-name="T1">skill.266.descr=</text:span><text:span text:style-name="T2">01-03,Schlag</text:span><text:span text:style-name="T1"> </text:span><text:span text:style-name="T2">-10</text:span></text:p>
          </table:table-cell>
          <table:table-cell table:formula="of:=MID([.A356];SEARCH(&quot;=&quot;;[.A356])+1;LEN([.A356]))" office:value-type="string" office:string-value="01-03,Schlag -10">
            <text:p>01-03,Schlag -10</text:p>
          </table:table-cell>
          <table:table-cell table:formula="of:=MID([.A356];7;SEARCH(&quot;=&quot;;[.A356])-7)" office:value-type="string" office:string-value="266.descr">
            <text:p>266.descr</text:p>
          </table:table-cell>
          <table:table-cell table:formula="of:=CONCATENATE(&quot;S&quot;;[.C356];&quot;=&quot;)" office:value-type="string" office:string-value="S266.descr=">
            <text:p>S266.descr=</text:p>
          </table:table-cell>
        </table:table-row>
        <table:table-row table:style-name="ro1">
          <table:table-cell office:value-type="string">
            <text:p><text:span text:style-name="T1">skill.267=</text:span><text:span text:style-name="T2">Falchion</text:span></text:p>
          </table:table-cell>
          <table:table-cell table:formula="of:=MID([.A357];SEARCH(&quot;=&quot;;[.A357])+1;LEN([.A357]))" office:value-type="string" office:string-value="Falchion">
            <text:p>Falchion</text:p>
          </table:table-cell>
          <table:table-cell table:formula="of:=MID([.A357];7;SEARCH(&quot;=&quot;;[.A357])-7)" office:value-type="string" office:string-value="267">
            <text:p>267</text:p>
          </table:table-cell>
          <table:table-cell table:formula="of:=CONCATENATE(&quot;S&quot;;[.C357];&quot;=&quot;)" office:value-type="string" office:string-value="S267=">
            <text:p>S267=</text:p>
          </table:table-cell>
        </table:table-row>
        <table:table-row table:style-name="ro1">
          <table:table-cell office:value-type="string">
            <text:p><text:span text:style-name="T1">skill.267.descr=</text:span><text:span text:style-name="T2">01-05,Schlag</text:span><text:span text:style-name="T1"> </text:span><text:span text:style-name="T2">-20</text:span></text:p>
          </table:table-cell>
          <table:table-cell table:formula="of:=MID([.A358];SEARCH(&quot;=&quot;;[.A358])+1;LEN([.A358]))" office:value-type="string" office:string-value="01-05,Schlag -20">
            <text:p>01-05,Schlag -20</text:p>
          </table:table-cell>
          <table:table-cell table:formula="of:=MID([.A358];7;SEARCH(&quot;=&quot;;[.A358])-7)" office:value-type="string" office:string-value="267.descr">
            <text:p>267.descr</text:p>
          </table:table-cell>
          <table:table-cell table:formula="of:=CONCATENATE(&quot;S&quot;;[.C358];&quot;=&quot;)" office:value-type="string" office:string-value="S267.descr=">
            <text:p>S267.descr=</text:p>
          </table:table-cell>
        </table:table-row>
        <table:table-row table:style-name="ro1">
          <table:table-cell office:value-type="string">
            <text:p><text:span text:style-name="T1">skill.270=</text:span><text:span text:style-name="T2">Florett</text:span></text:p>
          </table:table-cell>
          <table:table-cell table:formula="of:=MID([.A359];SEARCH(&quot;=&quot;;[.A359])+1;LEN([.A359]))" office:value-type="string" office:string-value="Florett">
            <text:p>Florett</text:p>
          </table:table-cell>
          <table:table-cell table:formula="of:=MID([.A359];7;SEARCH(&quot;=&quot;;[.A359])-7)" office:value-type="string" office:string-value="270">
            <text:p>270</text:p>
          </table:table-cell>
          <table:table-cell table:formula="of:=CONCATENATE(&quot;S&quot;;[.C359];&quot;=&quot;)" office:value-type="string" office:string-value="S270=">
            <text:p>S270=</text:p>
          </table:table-cell>
        </table:table-row>
        <table:table-row table:style-name="ro1">
          <table:table-cell office:value-type="string">
            <text:p><text:span text:style-name="T1">skill.270.descr=</text:span><text:span text:style-name="T2">01-03,</text:span></text:p>
          </table:table-cell>
          <table:table-cell table:formula="of:=MID([.A360];SEARCH(&quot;=&quot;;[.A360])+1;LEN([.A360]))" office:value-type="string" office:string-value="01-03,">
            <text:p>01-03,</text:p>
          </table:table-cell>
          <table:table-cell table:formula="of:=MID([.A360];7;SEARCH(&quot;=&quot;;[.A360])-7)" office:value-type="string" office:string-value="270.descr">
            <text:p>270.descr</text:p>
          </table:table-cell>
          <table:table-cell table:formula="of:=CONCATENATE(&quot;S&quot;;[.C360];&quot;=&quot;)" office:value-type="string" office:string-value="S270.descr=">
            <text:p>S270.descr=</text:p>
          </table:table-cell>
        </table:table-row>
        <table:table-row table:style-name="ro1">
          <table:table-cell office:value-type="string">
            <text:p><text:span text:style-name="T1">skill.276=</text:span><text:span text:style-name="T2">Hand</text:span><text:span text:style-name="T1"> </text:span><text:span text:style-name="T2">Axe</text:span></text:p>
          </table:table-cell>
          <table:table-cell table:formula="of:=MID([.A361];SEARCH(&quot;=&quot;;[.A361])+1;LEN([.A361]))" office:value-type="string" office:string-value="Hand Axe">
            <text:p>Hand Axe</text:p>
          </table:table-cell>
          <table:table-cell table:formula="of:=MID([.A361];7;SEARCH(&quot;=&quot;;[.A361])-7)" office:value-type="string" office:string-value="276">
            <text:p>276</text:p>
          </table:table-cell>
          <table:table-cell table:formula="of:=CONCATENATE(&quot;S&quot;;[.C361];&quot;=&quot;)" office:value-type="string" office:string-value="S276=">
            <text:p>S276=</text:p>
          </table:table-cell>
        </table:table-row>
        <table:table-row table:style-name="ro1">
          <table:table-cell office:value-type="string">
            <text:p><text:span text:style-name="T1">skill.276.descr=</text:span><text:span text:style-name="T2">01-04,Schlag</text:span><text:span text:style-name="T1"> </text:span><text:span text:style-name="T2">-10</text:span></text:p>
          </table:table-cell>
          <table:table-cell table:formula="of:=MID([.A362];SEARCH(&quot;=&quot;;[.A362])+1;LEN([.A362]))" office:value-type="string" office:string-value="01-04,Schlag -10">
            <text:p>01-04,Schlag -10</text:p>
          </table:table-cell>
          <table:table-cell table:formula="of:=MID([.A362];7;SEARCH(&quot;=&quot;;[.A362])-7)" office:value-type="string" office:string-value="276.descr">
            <text:p>276.descr</text:p>
          </table:table-cell>
          <table:table-cell table:formula="of:=CONCATENATE(&quot;S&quot;;[.C362];&quot;=&quot;)" office:value-type="string" office:string-value="S276.descr=">
            <text:p>S276.descr=</text:p>
          </table:table-cell>
        </table:table-row>
        <table:table-row table:style-name="ro1">
          <table:table-cell office:value-type="string">
            <text:p><text:span text:style-name="T1">skill.292=</text:span><text:span text:style-name="T2">Krummsäbel</text:span></text:p>
          </table:table-cell>
          <table:table-cell table:formula="of:=MID([.A363];SEARCH(&quot;=&quot;;[.A363])+1;LEN([.A363]))" office:value-type="string" office:string-value="Krummsäbel">
            <text:p>Krummsäbel</text:p>
          </table:table-cell>
          <table:table-cell table:formula="of:=MID([.A363];7;SEARCH(&quot;=&quot;;[.A363])-7)" office:value-type="string" office:string-value="292">
            <text:p>292</text:p>
          </table:table-cell>
          <table:table-cell table:formula="of:=CONCATENATE(&quot;S&quot;;[.C363];&quot;=&quot;)" office:value-type="string" office:string-value="S292=">
            <text:p>S292=</text:p>
          </table:table-cell>
        </table:table-row>
        <table:table-row table:style-name="ro1">
          <table:table-cell office:value-type="string">
            <text:p><text:span text:style-name="T1">skill.292.descr=</text:span><text:span text:style-name="T2">01-04,Schlag</text:span><text:span text:style-name="T1"> </text:span><text:span text:style-name="T2">-20</text:span></text:p>
          </table:table-cell>
          <table:table-cell table:formula="of:=MID([.A364];SEARCH(&quot;=&quot;;[.A364])+1;LEN([.A364]))" office:value-type="string" office:string-value="01-04,Schlag -20">
            <text:p>01-04,Schlag -20</text:p>
          </table:table-cell>
          <table:table-cell table:formula="of:=MID([.A364];7;SEARCH(&quot;=&quot;;[.A364])-7)" office:value-type="string" office:string-value="292.descr">
            <text:p>292.descr</text:p>
          </table:table-cell>
          <table:table-cell table:formula="of:=CONCATENATE(&quot;S&quot;;[.C364];&quot;=&quot;)" office:value-type="string" office:string-value="S292.descr=">
            <text:p>S292.descr=</text:p>
          </table:table-cell>
        </table:table-row>
        <table:table-row table:style-name="ro1">
          <table:table-cell office:value-type="string">
            <text:p><text:span text:style-name="T1">skill.295=</text:span><text:span text:style-name="T2">Short</text:span><text:span text:style-name="T1"> </text:span><text:span text:style-name="T2">Sword</text:span></text:p>
          </table:table-cell>
          <table:table-cell table:formula="of:=MID([.A365];SEARCH(&quot;=&quot;;[.A365])+1;LEN([.A365]))" office:value-type="string" office:string-value="Short Sword">
            <text:p>Short Sword</text:p>
          </table:table-cell>
          <table:table-cell table:formula="of:=MID([.A365];7;SEARCH(&quot;=&quot;;[.A365])-7)" office:value-type="string" office:string-value="295">
            <text:p>295</text:p>
          </table:table-cell>
          <table:table-cell table:formula="of:=CONCATENATE(&quot;S&quot;;[.C365];&quot;=&quot;)" office:value-type="string" office:string-value="S295=">
            <text:p>S295=</text:p>
          </table:table-cell>
        </table:table-row>
        <table:table-row table:style-name="ro1">
          <table:table-cell office:value-type="string">
            <text:p><text:span text:style-name="T1">skill.295.descr=</text:span><text:span text:style-name="T2">01-02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66];SEARCH(&quot;=&quot;;[.A366])+1;LEN([.A366]))" office:value-type="string" office:string-value="01-02,Schlag -10/Stich -10">
            <text:p>01-02,Schlag -10/Stich -10</text:p>
          </table:table-cell>
          <table:table-cell table:formula="of:=MID([.A366];7;SEARCH(&quot;=&quot;;[.A366])-7)" office:value-type="string" office:string-value="295.descr">
            <text:p>295.descr</text:p>
          </table:table-cell>
          <table:table-cell table:formula="of:=CONCATENATE(&quot;S&quot;;[.C366];&quot;=&quot;)" office:value-type="string" office:string-value="S295.descr=">
            <text:p>S295.descr=</text:p>
          </table:table-cell>
        </table:table-row>
        <table:table-row table:style-name="ro1">
          <table:table-cell office:value-type="string">
            <text:p><text:span text:style-name="T1">skill.296=</text:span><text:span text:style-name="T2">Kynac</text:span></text:p>
          </table:table-cell>
          <table:table-cell table:formula="of:=MID([.A367];SEARCH(&quot;=&quot;;[.A367])+1;LEN([.A367]))" office:value-type="string" office:string-value="Kynac">
            <text:p>Kynac</text:p>
          </table:table-cell>
          <table:table-cell table:formula="of:=MID([.A367];7;SEARCH(&quot;=&quot;;[.A367])-7)" office:value-type="string" office:string-value="296">
            <text:p>296</text:p>
          </table:table-cell>
          <table:table-cell table:formula="of:=CONCATENATE(&quot;S&quot;;[.C367];&quot;=&quot;)" office:value-type="string" office:string-value="S296=">
            <text:p>S296=</text:p>
          </table:table-cell>
        </table:table-row>
        <table:table-row table:style-name="ro1">
          <table:table-cell office:value-type="string">
            <text:p><text:span text:style-name="T1">skill.296.descr=</text:span><text:span text:style-name="T2">01-02,</text:span></text:p>
          </table:table-cell>
          <table:table-cell table:formula="of:=MID([.A368];SEARCH(&quot;=&quot;;[.A368])+1;LEN([.A368]))" office:value-type="string" office:string-value="01-02,">
            <text:p>01-02,</text:p>
          </table:table-cell>
          <table:table-cell table:formula="of:=MID([.A368];7;SEARCH(&quot;=&quot;;[.A368])-7)" office:value-type="string" office:string-value="296.descr">
            <text:p>296.descr</text:p>
          </table:table-cell>
          <table:table-cell table:formula="of:=CONCATENATE(&quot;S&quot;;[.C368];&quot;=&quot;)" office:value-type="string" office:string-value="S296.descr=">
            <text:p>S296.descr=</text:p>
          </table:table-cell>
        </table:table-row>
        <table:table-row table:style-name="ro1">
          <table:table-cell office:value-type="string">
            <text:p><text:span text:style-name="T1">skill.297=</text:span><text:span text:style-name="T2">Kynac</text:span><text:span text:style-name="T1"> </text:span><text:span text:style-name="T2">(lang)</text:span></text:p>
          </table:table-cell>
          <table:table-cell table:formula="of:=MID([.A369];SEARCH(&quot;=&quot;;[.A369])+1;LEN([.A369]))" office:value-type="string" office:string-value="Kynac (lang)">
            <text:p>Kynac (lang)</text:p>
          </table:table-cell>
          <table:table-cell table:formula="of:=MID([.A369];7;SEARCH(&quot;=&quot;;[.A369])-7)" office:value-type="string" office:string-value="297">
            <text:p>297</text:p>
          </table:table-cell>
          <table:table-cell table:formula="of:=CONCATENATE(&quot;S&quot;;[.C369];&quot;=&quot;)" office:value-type="string" office:string-value="S297=">
            <text:p>S297=</text:p>
          </table:table-cell>
        </table:table-row>
        <table:table-row table:style-name="ro1">
          <table:table-cell office:value-type="string">
            <text:p><text:span text:style-name="T1">skill.297.descr=</text:span><text:span text:style-name="T2">01-03,Stich</text:span><text:span text:style-name="T1"> </text:span><text:span text:style-name="T2">-10</text:span></text:p>
          </table:table-cell>
          <table:table-cell table:formula="of:=MID([.A370];SEARCH(&quot;=&quot;;[.A370])+1;LEN([.A370]))" office:value-type="string" office:string-value="01-03,Stich -10">
            <text:p>01-03,Stich -10</text:p>
          </table:table-cell>
          <table:table-cell table:formula="of:=MID([.A370];7;SEARCH(&quot;=&quot;;[.A370])-7)" office:value-type="string" office:string-value="297.descr">
            <text:p>297.descr</text:p>
          </table:table-cell>
          <table:table-cell table:formula="of:=CONCATENATE(&quot;S&quot;;[.C370];&quot;=&quot;)" office:value-type="string" office:string-value="S297.descr=">
            <text:p>S297.descr=</text:p>
          </table:table-cell>
        </table:table-row>
        <table:table-row table:style-name="ro1">
          <table:table-cell office:value-type="string">
            <text:p><text:span text:style-name="T1">skill.300=</text:span><text:span text:style-name="T2">Langmesser</text:span></text:p>
          </table:table-cell>
          <table:table-cell table:formula="of:=MID([.A371];SEARCH(&quot;=&quot;;[.A371])+1;LEN([.A371]))" office:value-type="string" office:string-value="Langmesser">
            <text:p>Langmesser</text:p>
          </table:table-cell>
          <table:table-cell table:formula="of:=MID([.A371];7;SEARCH(&quot;=&quot;;[.A371])-7)" office:value-type="string" office:string-value="300">
            <text:p>300</text:p>
          </table:table-cell>
          <table:table-cell table:formula="of:=CONCATENATE(&quot;S&quot;;[.C371];&quot;=&quot;)" office:value-type="string" office:string-value="S300=">
            <text:p>S300=</text:p>
          </table:table-cell>
        </table:table-row>
        <table:table-row table:style-name="ro1">
          <table:table-cell office:value-type="string">
            <text:p><text:span text:style-name="T1">skill.300.descr=</text:span><text:span text:style-name="T2">01-02,Stich</text:span><text:span text:style-name="T1"> </text:span><text:span text:style-name="T2">-10</text:span></text:p>
          </table:table-cell>
          <table:table-cell table:formula="of:=MID([.A372];SEARCH(&quot;=&quot;;[.A372])+1;LEN([.A372]))" office:value-type="string" office:string-value="01-02,Stich -10">
            <text:p>01-02,Stich -10</text:p>
          </table:table-cell>
          <table:table-cell table:formula="of:=MID([.A372];7;SEARCH(&quot;=&quot;;[.A372])-7)" office:value-type="string" office:string-value="300.descr">
            <text:p>300.descr</text:p>
          </table:table-cell>
          <table:table-cell table:formula="of:=CONCATENATE(&quot;S&quot;;[.C372];&quot;=&quot;)" office:value-type="string" office:string-value="S300.descr=">
            <text:p>S300.descr=</text:p>
          </table:table-cell>
        </table:table-row>
        <table:table-row table:style-name="ro1">
          <table:table-cell office:value-type="string">
            <text:p><text:span text:style-name="T1">skill.301=</text:span><text:span text:style-name="T2">Long</text:span><text:span text:style-name="T1"> </text:span><text:span text:style-name="T2">Sword</text:span></text:p>
          </table:table-cell>
          <table:table-cell table:formula="of:=MID([.A373];SEARCH(&quot;=&quot;;[.A373])+1;LEN([.A373]))" office:value-type="string" office:string-value="Long Sword">
            <text:p>Long Sword</text:p>
          </table:table-cell>
          <table:table-cell table:formula="of:=MID([.A373];7;SEARCH(&quot;=&quot;;[.A373])-7)" office:value-type="string" office:string-value="301">
            <text:p>301</text:p>
          </table:table-cell>
          <table:table-cell table:formula="of:=CONCATENATE(&quot;S&quot;;[.C373];&quot;=&quot;)" office:value-type="string" office:string-value="S301=">
            <text:p>S301=</text:p>
          </table:table-cell>
        </table:table-row>
        <table:table-row table:style-name="ro1">
          <table:table-cell office:value-type="string">
            <text:p><text:span text:style-name="T1">skill.301.descr=</text:span><text:span text:style-name="T2">01-03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74];SEARCH(&quot;=&quot;;[.A374])+1;LEN([.A374]))" office:value-type="string" office:string-value="01-03,Schlag -10/Stich -10">
            <text:p>01-03,Schlag -10/Stich -10</text:p>
          </table:table-cell>
          <table:table-cell table:formula="of:=MID([.A374];7;SEARCH(&quot;=&quot;;[.A374])-7)" office:value-type="string" office:string-value="301.descr">
            <text:p>301.descr</text:p>
          </table:table-cell>
          <table:table-cell table:formula="of:=CONCATENATE(&quot;S&quot;;[.C374];&quot;=&quot;)" office:value-type="string" office:string-value="S301.descr=">
            <text:p>S301.descr=</text:p>
          </table:table-cell>
        </table:table-row>
        <table:table-row table:style-name="ro1">
          <table:table-cell office:value-type="string">
            <text:p><text:span text:style-name="T1">skill.306=</text:span><text:span text:style-name="T2">Messer</text:span></text:p>
          </table:table-cell>
          <table:table-cell table:formula="of:=MID([.A375];SEARCH(&quot;=&quot;;[.A375])+1;LEN([.A375]))" office:value-type="string" office:string-value="Messer">
            <text:p>Messer</text:p>
          </table:table-cell>
          <table:table-cell table:formula="of:=MID([.A375];7;SEARCH(&quot;=&quot;;[.A375])-7)" office:value-type="string" office:string-value="306">
            <text:p>306</text:p>
          </table:table-cell>
          <table:table-cell table:formula="of:=CONCATENATE(&quot;S&quot;;[.C375];&quot;=&quot;)" office:value-type="string" office:string-value="S306=">
            <text:p>S306=</text:p>
          </table:table-cell>
        </table:table-row>
        <table:table-row table:style-name="ro1">
          <table:table-cell office:value-type="string">
            <text:p><text:span text:style-name="T1">skill.306.descr=</text:span><text:span text:style-name="T2">01,Schnitt</text:span><text:span text:style-name="T1"> </text:span><text:span text:style-name="T2">-5</text:span></text:p>
          </table:table-cell>
          <table:table-cell table:formula="of:=MID([.A376];SEARCH(&quot;=&quot;;[.A376])+1;LEN([.A376]))" office:value-type="string" office:string-value="01,Schnitt -5">
            <text:p>01,Schnitt -5</text:p>
          </table:table-cell>
          <table:table-cell table:formula="of:=MID([.A376];7;SEARCH(&quot;=&quot;;[.A376])-7)" office:value-type="string" office:string-value="306.descr">
            <text:p>306.descr</text:p>
          </table:table-cell>
          <table:table-cell table:formula="of:=CONCATENATE(&quot;S&quot;;[.C376];&quot;=&quot;)" office:value-type="string" office:string-value="S306.descr=">
            <text:p>S306.descr=</text:p>
          </table:table-cell>
        </table:table-row>
        <table:table-row table:style-name="ro1">
          <table:table-cell office:value-type="string">
            <text:p><text:span text:style-name="T1">skill.315=</text:span><text:span text:style-name="T2">Parierdolch</text:span></text:p>
          </table:table-cell>
          <table:table-cell table:formula="of:=MID([.A377];SEARCH(&quot;=&quot;;[.A377])+1;LEN([.A377]))" office:value-type="string" office:string-value="Parierdolch">
            <text:p>Parierdolch</text:p>
          </table:table-cell>
          <table:table-cell table:formula="of:=MID([.A377];7;SEARCH(&quot;=&quot;;[.A377])-7)" office:value-type="string" office:string-value="315">
            <text:p>315</text:p>
          </table:table-cell>
          <table:table-cell table:formula="of:=CONCATENATE(&quot;S&quot;;[.C377];&quot;=&quot;)" office:value-type="string" office:string-value="S315=">
            <text:p>S315=</text:p>
          </table:table-cell>
        </table:table-row>
        <table:table-row table:style-name="ro1">
          <table:table-cell office:value-type="string">
            <text:p><text:span text:style-name="T1">skill.315.descr=</text:span><text:span text:style-name="T2">01-02,Schnitt</text:span><text:span text:style-name="T1"> </text:span><text:span text:style-name="T2">-10/Schlag</text:span><text:span text:style-name="T1"> </text:span><text:span text:style-name="T2">-20</text:span></text:p>
          </table:table-cell>
          <table:table-cell table:formula="of:=MID([.A378];SEARCH(&quot;=&quot;;[.A378])+1;LEN([.A378]))" office:value-type="string" office:string-value="01-02,Schnitt -10/Schlag -20">
            <text:p>01-02,Schnitt -10/Schlag -20</text:p>
          </table:table-cell>
          <table:table-cell table:formula="of:=MID([.A378];7;SEARCH(&quot;=&quot;;[.A378])-7)" office:value-type="string" office:string-value="315.descr">
            <text:p>315.descr</text:p>
          </table:table-cell>
          <table:table-cell table:formula="of:=CONCATENATE(&quot;S&quot;;[.C378];&quot;=&quot;)" office:value-type="string" office:string-value="S315.descr=">
            <text:p>S315.descr=</text:p>
          </table:table-cell>
        </table:table-row>
        <table:table-row table:style-name="ro1">
          <table:table-cell office:value-type="string">
            <text:p><text:span text:style-name="T1">skill.320=</text:span><text:span text:style-name="T2">Rapier</text:span></text:p>
          </table:table-cell>
          <table:table-cell table:formula="of:=MID([.A379];SEARCH(&quot;=&quot;;[.A379])+1;LEN([.A379]))" office:value-type="string" office:string-value="Rapier">
            <text:p>Rapier</text:p>
          </table:table-cell>
          <table:table-cell table:formula="of:=MID([.A379];7;SEARCH(&quot;=&quot;;[.A379])-7)" office:value-type="string" office:string-value="320">
            <text:p>320</text:p>
          </table:table-cell>
          <table:table-cell table:formula="of:=CONCATENATE(&quot;S&quot;;[.C379];&quot;=&quot;)" office:value-type="string" office:string-value="S320=">
            <text:p>S320=</text:p>
          </table:table-cell>
        </table:table-row>
        <table:table-row table:style-name="ro1">
          <table:table-cell office:value-type="string">
            <text:p><text:span text:style-name="T1">skill.320.descr=</text:span><text:span text:style-name="T2">01-04,Schnitt</text:span><text:span text:style-name="T1"> </text:span><text:span text:style-name="T2">-30/Schlag</text:span><text:span text:style-name="T1"> </text:span><text:span text:style-name="T2">-20</text:span></text:p>
          </table:table-cell>
          <table:table-cell table:formula="of:=MID([.A380];SEARCH(&quot;=&quot;;[.A380])+1;LEN([.A380]))" office:value-type="string" office:string-value="01-04,Schnitt -30/Schlag -20">
            <text:p>01-04,Schnitt -30/Schlag -20</text:p>
          </table:table-cell>
          <table:table-cell table:formula="of:=MID([.A380];7;SEARCH(&quot;=&quot;;[.A380])-7)" office:value-type="string" office:string-value="320.descr">
            <text:p>320.descr</text:p>
          </table:table-cell>
          <table:table-cell table:formula="of:=CONCATENATE(&quot;S&quot;;[.C380];&quot;=&quot;)" office:value-type="string" office:string-value="S320.descr=">
            <text:p>S320.descr=</text:p>
          </table:table-cell>
        </table:table-row>
        <table:table-row table:style-name="ro1">
          <table:table-cell office:value-type="string">
            <text:p><text:span text:style-name="T1">skill.322=</text:span><text:span text:style-name="T2">Saren</text:span></text:p>
          </table:table-cell>
          <table:table-cell table:formula="of:=MID([.A381];SEARCH(&quot;=&quot;;[.A381])+1;LEN([.A381]))" office:value-type="string" office:string-value="Saren">
            <text:p>Saren</text:p>
          </table:table-cell>
          <table:table-cell table:formula="of:=MID([.A381];7;SEARCH(&quot;=&quot;;[.A381])-7)" office:value-type="string" office:string-value="322">
            <text:p>322</text:p>
          </table:table-cell>
          <table:table-cell table:formula="of:=CONCATENATE(&quot;S&quot;;[.C381];&quot;=&quot;)" office:value-type="string" office:string-value="S322=">
            <text:p>S322=</text:p>
          </table:table-cell>
        </table:table-row>
        <table:table-row table:style-name="ro1">
          <table:table-cell office:value-type="string">
            <text:p><text:span text:style-name="T1">skill.322.descr=</text:span><text:span text:style-name="T2">01-03,</text:span></text:p>
          </table:table-cell>
          <table:table-cell table:formula="of:=MID([.A382];SEARCH(&quot;=&quot;;[.A382])+1;LEN([.A382]))" office:value-type="string" office:string-value="01-03,">
            <text:p>01-03,</text:p>
          </table:table-cell>
          <table:table-cell table:formula="of:=MID([.A382];7;SEARCH(&quot;=&quot;;[.A382])-7)" office:value-type="string" office:string-value="322.descr">
            <text:p>322.descr</text:p>
          </table:table-cell>
          <table:table-cell table:formula="of:=CONCATENATE(&quot;S&quot;;[.C382];&quot;=&quot;)" office:value-type="string" office:string-value="S322.descr=">
            <text:p>S322.descr=</text:p>
          </table:table-cell>
        </table:table-row>
        <table:table-row table:style-name="ro1">
          <table:table-cell office:value-type="string">
            <text:p><text:span text:style-name="T1">skill.335=</text:span><text:span text:style-name="T2">Wakazashi</text:span></text:p>
          </table:table-cell>
          <table:table-cell table:formula="of:=MID([.A383];SEARCH(&quot;=&quot;;[.A383])+1;LEN([.A383]))" office:value-type="string" office:string-value="Wakazashi">
            <text:p>Wakazashi</text:p>
          </table:table-cell>
          <table:table-cell table:formula="of:=MID([.A383];7;SEARCH(&quot;=&quot;;[.A383])-7)" office:value-type="string" office:string-value="335">
            <text:p>335</text:p>
          </table:table-cell>
          <table:table-cell table:formula="of:=CONCATENATE(&quot;S&quot;;[.C383];&quot;=&quot;)" office:value-type="string" office:string-value="S335=">
            <text:p>S335=</text:p>
          </table:table-cell>
        </table:table-row>
        <table:table-row table:style-name="ro1">
          <table:table-cell office:value-type="string">
            <text:p><text:span text:style-name="T1">skill.335.descr=</text:span><text:span text:style-name="T2">01-02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84];SEARCH(&quot;=&quot;;[.A384])+1;LEN([.A384]))" office:value-type="string" office:string-value="01-02,Schlag -10/Stich -10">
            <text:p>01-02,Schlag -10/Stich -10</text:p>
          </table:table-cell>
          <table:table-cell table:formula="of:=MID([.A384];7;SEARCH(&quot;=&quot;;[.A384])-7)" office:value-type="string" office:string-value="335.descr">
            <text:p>335.descr</text:p>
          </table:table-cell>
          <table:table-cell table:formula="of:=CONCATENATE(&quot;S&quot;;[.C384];&quot;=&quot;)" office:value-type="string" office:string-value="S335.descr=">
            <text:p>S335.descr=</text:p>
          </table:table-cell>
        </table:table-row>
        <table:table-row table:style-name="ro1">
          <table:table-cell office:value-type="string">
            <text:p><text:span text:style-name="T1">skill.399=</text:span><text:span text:style-name="T2">Bastardschwert</text:span><text:span text:style-name="T1"> </text:span><text:span text:style-name="T2">(1h)</text:span></text:p>
          </table:table-cell>
          <table:table-cell table:formula="of:=MID([.A385];SEARCH(&quot;=&quot;;[.A385])+1;LEN([.A385]))" office:value-type="string" office:string-value="Bastardschwert (1h)">
            <text:p>Bastardschwert (1h)</text:p>
          </table:table-cell>
          <table:table-cell table:formula="of:=MID([.A385];7;SEARCH(&quot;=&quot;;[.A385])-7)" office:value-type="string" office:string-value="399">
            <text:p>399</text:p>
          </table:table-cell>
          <table:table-cell table:formula="of:=CONCATENATE(&quot;S&quot;;[.C385];&quot;=&quot;)" office:value-type="string" office:string-value="S399=">
            <text:p>S399=</text:p>
          </table:table-cell>
        </table:table-row>
        <table:table-row table:style-name="ro1">
          <table:table-cell office:value-type="string">
            <text:p><text:span text:style-name="T1">skill.399.descr=</text:span><text:span text:style-name="T2">01-04,1h</text:span><text:span text:style-name="T1">: </text:span><text:span text:style-name="T2">-15/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386];SEARCH(&quot;=&quot;;[.A386])+1;LEN([.A386]))" office:value-type="string" office:string-value="01-04,1h: -15/Schlag -10/Stich -10">
            <text:p>01-04,1h: -15/Schlag -10/Stich -10</text:p>
          </table:table-cell>
          <table:table-cell table:formula="of:=MID([.A386];7;SEARCH(&quot;=&quot;;[.A386])-7)" office:value-type="string" office:string-value="399.descr">
            <text:p>399.descr</text:p>
          </table:table-cell>
          <table:table-cell table:formula="of:=CONCATENATE(&quot;S&quot;;[.C386];&quot;=&quot;)" office:value-type="string" office:string-value="S399.descr=">
            <text:p>S399.descr=</text:p>
          </table:table-cell>
        </table:table-row>
        <table:table-row table:style-name="ro1">
          <table:table-cell table:style-name="ce3" office:value-type="string">
            <text:p># Waffen (1-h Schlag) (28)</text:p>
          </table:table-cell>
          <table:table-cell table:formula="of:=MID([.A387];SEARCH(&quot;=&quot;;[.A387])+1;LEN([.A387]))" office:value-type="float" office:value="0">
            <text:p>#WERT!</text:p>
          </table:table-cell>
          <table:table-cell table:formula="of:=MID([.A387];7;SEARCH(&quot;=&quot;;[.A387])-7)" office:value-type="float" office:value="0">
            <text:p>#WERT!</text:p>
          </table:table-cell>
          <table:table-cell table:formula="of:=CONCATENATE(&quot;S&quot;;[.C387];&quot;=&quot;)" office:value-type="float" office:value="0">
            <text:p>#WERT!</text:p>
          </table:table-cell>
        </table:table-row>
        <table:table-row table:style-name="ro1">
          <table:table-cell office:value-type="string">
            <text:p><text:span text:style-name="T1">skill.254=</text:span><text:span text:style-name="T2">Baw</text:span></text:p>
          </table:table-cell>
          <table:table-cell table:formula="of:=MID([.A388];SEARCH(&quot;=&quot;;[.A388])+1;LEN([.A388]))" office:value-type="string" office:string-value="Baw">
            <text:p>Baw</text:p>
          </table:table-cell>
          <table:table-cell table:formula="of:=MID([.A388];7;SEARCH(&quot;=&quot;;[.A388])-7)" office:value-type="string" office:string-value="254">
            <text:p>254</text:p>
          </table:table-cell>
          <table:table-cell table:formula="of:=CONCATENATE(&quot;S&quot;;[.C388];&quot;=&quot;)" office:value-type="string" office:string-value="S254=">
            <text:p>S254=</text:p>
          </table:table-cell>
        </table:table-row>
        <table:table-row table:style-name="ro1">
          <table:table-cell office:value-type="string">
            <text:p><text:span text:style-name="T1">skill.254.descr=</text:span><text:span text:style-name="T2">01-05,Stich</text:span><text:span text:style-name="T1"> </text:span><text:span text:style-name="T2">-10</text:span></text:p>
          </table:table-cell>
          <table:table-cell table:formula="of:=MID([.A389];SEARCH(&quot;=&quot;;[.A389])+1;LEN([.A389]))" office:value-type="string" office:string-value="01-05,Stich -10">
            <text:p>01-05,Stich -10</text:p>
          </table:table-cell>
          <table:table-cell table:formula="of:=MID([.A389];7;SEARCH(&quot;=&quot;;[.A389])-7)" office:value-type="string" office:string-value="254.descr">
            <text:p>254.descr</text:p>
          </table:table-cell>
          <table:table-cell table:formula="of:=CONCATENATE(&quot;S&quot;;[.C389];&quot;=&quot;)" office:value-type="string" office:string-value="S254.descr=">
            <text:p>S254.descr=</text:p>
          </table:table-cell>
        </table:table-row>
        <table:table-row table:style-name="ro1">
          <table:table-cell office:value-type="string">
            <text:p><text:span text:style-name="T1">skill.272=</text:span><text:span text:style-name="T2">Gladiatorennetz</text:span></text:p>
          </table:table-cell>
          <table:table-cell table:formula="of:=MID([.A390];SEARCH(&quot;=&quot;;[.A390])+1;LEN([.A390]))" office:value-type="string" office:string-value="Gladiatorennetz">
            <text:p>Gladiatorennetz</text:p>
          </table:table-cell>
          <table:table-cell table:formula="of:=MID([.A390];7;SEARCH(&quot;=&quot;;[.A390])-7)" office:value-type="string" office:string-value="272">
            <text:p>272</text:p>
          </table:table-cell>
          <table:table-cell table:formula="of:=CONCATENATE(&quot;S&quot;;[.C390];&quot;=&quot;)" office:value-type="string" office:string-value="S272=">
            <text:p>S272=</text:p>
          </table:table-cell>
        </table:table-row>
        <table:table-row table:style-name="ro1">
          <table:table-cell office:value-type="string">
            <text:p><text:span text:style-name="T1">skill.272.descr=</text:span><text:span text:style-name="T2">01-06,Ungleichgewicht</text:span><text:span text:style-name="T1"> </text:span><text:span text:style-name="T2">-20</text:span></text:p>
          </table:table-cell>
          <table:table-cell table:formula="of:=MID([.A391];SEARCH(&quot;=&quot;;[.A391])+1;LEN([.A391]))" office:value-type="string" office:string-value="01-06,Ungleichgewicht -20">
            <text:p>01-06,Ungleichgewicht -20</text:p>
          </table:table-cell>
          <table:table-cell table:formula="of:=MID([.A391];7;SEARCH(&quot;=&quot;;[.A391])-7)" office:value-type="string" office:string-value="272.descr">
            <text:p>272.descr</text:p>
          </table:table-cell>
          <table:table-cell table:formula="of:=CONCATENATE(&quot;S&quot;;[.C391];&quot;=&quot;)" office:value-type="string" office:string-value="S272.descr=">
            <text:p>S272.descr=</text:p>
          </table:table-cell>
        </table:table-row>
        <table:table-row table:style-name="ro1">
          <table:table-cell office:value-type="string">
            <text:p><text:span text:style-name="T1">skill.281=</text:span><text:span text:style-name="T2">Jitte</text:span></text:p>
          </table:table-cell>
          <table:table-cell table:formula="of:=MID([.A392];SEARCH(&quot;=&quot;;[.A392])+1;LEN([.A392]))" office:value-type="string" office:string-value="Jitte">
            <text:p>Jitte</text:p>
          </table:table-cell>
          <table:table-cell table:formula="of:=MID([.A392];7;SEARCH(&quot;=&quot;;[.A392])-7)" office:value-type="string" office:string-value="281">
            <text:p>281</text:p>
          </table:table-cell>
          <table:table-cell table:formula="of:=CONCATENATE(&quot;S&quot;;[.C392];&quot;=&quot;)" office:value-type="string" office:string-value="S281=">
            <text:p>S281=</text:p>
          </table:table-cell>
        </table:table-row>
        <table:table-row table:style-name="ro1">
          <table:table-cell office:value-type="string">
            <text:p><text:span text:style-name="T1">skill.281.descr=</text:span><text:span text:style-name="T2">01-03,Stich</text:span><text:span text:style-name="T1"> </text:span><text:span text:style-name="T2">-20/+10</text:span><text:span text:style-name="T1"> </text:span><text:span text:style-name="T2">Entwaffn/ggf.</text:span><text:span text:style-name="T1"> </text:span><text:span text:style-name="T2">+15DB</text:span></text:p>
          </table:table-cell>
          <table:table-cell table:formula="of:=MID([.A393];SEARCH(&quot;=&quot;;[.A393])+1;LEN([.A393]))" office:value-type="string" office:string-value="01-03,Stich -20/+10 Entwaffn/ggf. +15DB">
            <text:p>01-03,Stich -20/+10 Entwaffn/ggf. +15DB</text:p>
          </table:table-cell>
          <table:table-cell table:formula="of:=MID([.A393];7;SEARCH(&quot;=&quot;;[.A393])-7)" office:value-type="string" office:string-value="281.descr">
            <text:p>281.descr</text:p>
          </table:table-cell>
          <table:table-cell table:formula="of:=CONCATENATE(&quot;S&quot;;[.C393];&quot;=&quot;)" office:value-type="string" office:string-value="S281.descr=">
            <text:p>S281.descr=</text:p>
          </table:table-cell>
        </table:table-row>
        <table:table-row table:style-name="ro1">
          <table:table-cell office:value-type="string">
            <text:p><text:span text:style-name="T1">skill.285=</text:span><text:span text:style-name="T2">Club</text:span></text:p>
          </table:table-cell>
          <table:table-cell table:formula="of:=MID([.A394];SEARCH(&quot;=&quot;;[.A394])+1;LEN([.A394]))" office:value-type="string" office:string-value="Club">
            <text:p>Club</text:p>
          </table:table-cell>
          <table:table-cell table:formula="of:=MID([.A394];7;SEARCH(&quot;=&quot;;[.A394])-7)" office:value-type="string" office:string-value="285">
            <text:p>285</text:p>
          </table:table-cell>
          <table:table-cell table:formula="of:=CONCATENATE(&quot;S&quot;;[.C394];&quot;=&quot;)" office:value-type="string" office:string-value="S285=">
            <text:p>S285=</text:p>
          </table:table-cell>
        </table:table-row>
        <table:table-row table:style-name="ro1">
          <table:table-cell office:value-type="string">
            <text:p><text:span text:style-name="T1">skill.285.descr=</text:span><text:span text:style-name="T2">01-04,</text:span></text:p>
          </table:table-cell>
          <table:table-cell table:formula="of:=MID([.A395];SEARCH(&quot;=&quot;;[.A395])+1;LEN([.A395]))" office:value-type="string" office:string-value="01-04,">
            <text:p>01-04,</text:p>
          </table:table-cell>
          <table:table-cell table:formula="of:=MID([.A395];7;SEARCH(&quot;=&quot;;[.A395])-7)" office:value-type="string" office:string-value="285.descr">
            <text:p>285.descr</text:p>
          </table:table-cell>
          <table:table-cell table:formula="of:=CONCATENATE(&quot;S&quot;;[.C395];&quot;=&quot;)" office:value-type="string" office:string-value="S285.descr=">
            <text:p>S285.descr=</text:p>
          </table:table-cell>
        </table:table-row>
        <table:table-row table:style-name="ro1">
          <table:table-cell office:value-type="string">
            <text:p><text:span text:style-name="T1">skill.286=</text:span><text:span text:style-name="T2">Kometenhammer</text:span></text:p>
          </table:table-cell>
          <table:table-cell table:formula="of:=MID([.A396];SEARCH(&quot;=&quot;;[.A396])+1;LEN([.A396]))" office:value-type="string" office:string-value="Kometenhammer">
            <text:p>Kometenhammer</text:p>
          </table:table-cell>
          <table:table-cell table:formula="of:=MID([.A396];7;SEARCH(&quot;=&quot;;[.A396])-7)" office:value-type="string" office:string-value="286">
            <text:p>286</text:p>
          </table:table-cell>
          <table:table-cell table:formula="of:=CONCATENATE(&quot;S&quot;;[.C396];&quot;=&quot;)" office:value-type="string" office:string-value="S286=">
            <text:p>S286=</text:p>
          </table:table-cell>
        </table:table-row>
        <table:table-row table:style-name="ro1">
          <table:table-cell office:value-type="string">
            <text:p><text:span text:style-name="T1">skill.286.descr=</text:span><text:span text:style-name="T2">01-07,Umklammern</text:span><text:span text:style-name="T1"> </text:span><text:span text:style-name="T2">-10/Stich</text:span><text:span text:style-name="T1"> </text:span><text:span text:style-name="T2">-20</text:span></text:p>
          </table:table-cell>
          <table:table-cell table:formula="of:=MID([.A397];SEARCH(&quot;=&quot;;[.A397])+1;LEN([.A397]))" office:value-type="string" office:string-value="01-07,Umklammern -10/Stich -20">
            <text:p>01-07,Umklammern -10/Stich -20</text:p>
          </table:table-cell>
          <table:table-cell table:formula="of:=MID([.A397];7;SEARCH(&quot;=&quot;;[.A397])-7)" office:value-type="string" office:string-value="286.descr">
            <text:p>286.descr</text:p>
          </table:table-cell>
          <table:table-cell table:formula="of:=CONCATENATE(&quot;S&quot;;[.C397];&quot;=&quot;)" office:value-type="string" office:string-value="S286.descr=">
            <text:p>S286.descr=</text:p>
          </table:table-cell>
        </table:table-row>
        <table:table-row table:style-name="ro1">
          <table:table-cell office:value-type="string">
            <text:p><text:span text:style-name="T1">skill.289=</text:span><text:span text:style-name="T2">Kriegsfächer</text:span></text:p>
          </table:table-cell>
          <table:table-cell table:formula="of:=MID([.A398];SEARCH(&quot;=&quot;;[.A398])+1;LEN([.A398]))" office:value-type="string" office:string-value="Kriegsfächer">
            <text:p>Kriegsfächer</text:p>
          </table:table-cell>
          <table:table-cell table:formula="of:=MID([.A398];7;SEARCH(&quot;=&quot;;[.A398])-7)" office:value-type="string" office:string-value="289">
            <text:p>289</text:p>
          </table:table-cell>
          <table:table-cell table:formula="of:=CONCATENATE(&quot;S&quot;;[.C398];&quot;=&quot;)" office:value-type="string" office:string-value="S289=">
            <text:p>S289=</text:p>
          </table:table-cell>
        </table:table-row>
        <table:table-row table:style-name="ro1">
          <table:table-cell office:value-type="string">
            <text:p><text:span text:style-name="T1">skill.289.descr=</text:span><text:span text:style-name="T2">01-03,</text:span></text:p>
          </table:table-cell>
          <table:table-cell table:formula="of:=MID([.A399];SEARCH(&quot;=&quot;;[.A399])+1;LEN([.A399]))" office:value-type="string" office:string-value="01-03,">
            <text:p>01-03,</text:p>
          </table:table-cell>
          <table:table-cell table:formula="of:=MID([.A399];7;SEARCH(&quot;=&quot;;[.A399])-7)" office:value-type="string" office:string-value="289.descr">
            <text:p>289.descr</text:p>
          </table:table-cell>
          <table:table-cell table:formula="of:=CONCATENATE(&quot;S&quot;;[.C399];&quot;=&quot;)" office:value-type="string" office:string-value="S289.descr=">
            <text:p>S289.descr=</text:p>
          </table:table-cell>
        </table:table-row>
        <table:table-row table:style-name="ro1">
          <table:table-cell office:value-type="string">
            <text:p><text:span text:style-name="T1">skill.291=</text:span><text:span text:style-name="T2">War</text:span><text:span text:style-name="T1"> </text:span><text:span text:style-name="T2">Hammer</text:span></text:p>
          </table:table-cell>
          <table:table-cell table:formula="of:=MID([.A400];SEARCH(&quot;=&quot;;[.A400])+1;LEN([.A400]))" office:value-type="string" office:string-value="War Hammer">
            <text:p>War Hammer</text:p>
          </table:table-cell>
          <table:table-cell table:formula="of:=MID([.A400];7;SEARCH(&quot;=&quot;;[.A400])-7)" office:value-type="string" office:string-value="291">
            <text:p>291</text:p>
          </table:table-cell>
          <table:table-cell table:formula="of:=CONCATENATE(&quot;S&quot;;[.C400];&quot;=&quot;)" office:value-type="string" office:string-value="S291=">
            <text:p>S291=</text:p>
          </table:table-cell>
        </table:table-row>
        <table:table-row table:style-name="ro1">
          <table:table-cell office:value-type="string">
            <text:p><text:span text:style-name="T1">skill.291.descr=</text:span><text:span text:style-name="T2">01-04,Stich</text:span><text:span text:style-name="T1"> </text:span><text:span text:style-name="T2">-20</text:span></text:p>
          </table:table-cell>
          <table:table-cell table:formula="of:=MID([.A401];SEARCH(&quot;=&quot;;[.A401])+1;LEN([.A401]))" office:value-type="string" office:string-value="01-04,Stich -20">
            <text:p>01-04,Stich -20</text:p>
          </table:table-cell>
          <table:table-cell table:formula="of:=MID([.A401];7;SEARCH(&quot;=&quot;;[.A401])-7)" office:value-type="string" office:string-value="291.descr">
            <text:p>291.descr</text:p>
          </table:table-cell>
          <table:table-cell table:formula="of:=CONCATENATE(&quot;S&quot;;[.C401];&quot;=&quot;)" office:value-type="string" office:string-value="S291.descr=">
            <text:p>S291.descr=</text:p>
          </table:table-cell>
        </table:table-row>
        <table:table-row table:style-name="ro1">
          <table:table-cell office:value-type="string">
            <text:p><text:span text:style-name="T1">skill.309=</text:span><text:span text:style-name="T2">Morning</text:span><text:span text:style-name="T1"> </text:span><text:span text:style-name="T2">Star</text:span></text:p>
          </table:table-cell>
          <table:table-cell table:formula="of:=MID([.A402];SEARCH(&quot;=&quot;;[.A402])+1;LEN([.A402]))" office:value-type="string" office:string-value="Morning Star">
            <text:p>Morning Star</text:p>
          </table:table-cell>
          <table:table-cell table:formula="of:=MID([.A402];7;SEARCH(&quot;=&quot;;[.A402])-7)" office:value-type="string" office:string-value="309">
            <text:p>309</text:p>
          </table:table-cell>
          <table:table-cell table:formula="of:=CONCATENATE(&quot;S&quot;;[.C402];&quot;=&quot;)" office:value-type="string" office:string-value="S309=">
            <text:p>S309=</text:p>
          </table:table-cell>
        </table:table-row>
        <table:table-row table:style-name="ro1">
          <table:table-cell office:value-type="string">
            <text:p><text:span text:style-name="T1">skill.309.descr=</text:span><text:span text:style-name="T2">01-08,Stich</text:span><text:span text:style-name="T1"> </text:span><text:span text:style-name="T2">-30</text:span></text:p>
          </table:table-cell>
          <table:table-cell table:formula="of:=MID([.A403];SEARCH(&quot;=&quot;;[.A403])+1;LEN([.A403]))" office:value-type="string" office:string-value="01-08,Stich -30">
            <text:p>01-08,Stich -30</text:p>
          </table:table-cell>
          <table:table-cell table:formula="of:=MID([.A403];7;SEARCH(&quot;=&quot;;[.A403])-7)" office:value-type="string" office:string-value="309.descr">
            <text:p>309.descr</text:p>
          </table:table-cell>
          <table:table-cell table:formula="of:=CONCATENATE(&quot;S&quot;;[.C403];&quot;=&quot;)" office:value-type="string" office:string-value="S309.descr=">
            <text:p>S309.descr=</text:p>
          </table:table-cell>
        </table:table-row>
        <table:table-row table:style-name="ro1">
          <table:table-cell office:value-type="string">
            <text:p><text:span text:style-name="T1">skill.311=</text:span><text:span text:style-name="T2">Neunschwänzige</text:span><text:span text:style-name="T1"> </text:span><text:span text:style-name="T2">Katze</text:span></text:p>
          </table:table-cell>
          <table:table-cell table:formula="of:=MID([.A404];SEARCH(&quot;=&quot;;[.A404])+1;LEN([.A404]))" office:value-type="string" office:string-value="Neunschwänzige Katze">
            <text:p>Neunschwänzige Katze</text:p>
          </table:table-cell>
          <table:table-cell table:formula="of:=MID([.A404];7;SEARCH(&quot;=&quot;;[.A404])-7)" office:value-type="string" office:string-value="311">
            <text:p>311</text:p>
          </table:table-cell>
          <table:table-cell table:formula="of:=CONCATENATE(&quot;S&quot;;[.C404];&quot;=&quot;)" office:value-type="string" office:string-value="S311=">
            <text:p>S311=</text:p>
          </table:table-cell>
        </table:table-row>
        <table:table-row table:style-name="ro1">
          <table:table-cell office:value-type="string">
            <text:p><text:span text:style-name="T1">skill.311.descr=</text:span><text:span text:style-name="T2">01-07,</text:span></text:p>
          </table:table-cell>
          <table:table-cell table:formula="of:=MID([.A405];SEARCH(&quot;=&quot;;[.A405])+1;LEN([.A405]))" office:value-type="string" office:string-value="01-07,">
            <text:p>01-07,</text:p>
          </table:table-cell>
          <table:table-cell table:formula="of:=MID([.A405];7;SEARCH(&quot;=&quot;;[.A405])-7)" office:value-type="string" office:string-value="311.descr">
            <text:p>311.descr</text:p>
          </table:table-cell>
          <table:table-cell table:formula="of:=CONCATENATE(&quot;S&quot;;[.C405];&quot;=&quot;)" office:value-type="string" office:string-value="S311.descr=">
            <text:p>S311.descr=</text:p>
          </table:table-cell>
        </table:table-row>
        <table:table-row table:style-name="ro1">
          <table:table-cell office:value-type="string">
            <text:p><text:span text:style-name="T1">skill.317=</text:span><text:span text:style-name="T2">Peitsche</text:span></text:p>
          </table:table-cell>
          <table:table-cell table:formula="of:=MID([.A406];SEARCH(&quot;=&quot;;[.A406])+1;LEN([.A406]))" office:value-type="string" office:string-value="Peitsche">
            <text:p>Peitsche</text:p>
          </table:table-cell>
          <table:table-cell table:formula="of:=MID([.A406];7;SEARCH(&quot;=&quot;;[.A406])-7)" office:value-type="string" office:string-value="317">
            <text:p>317</text:p>
          </table:table-cell>
          <table:table-cell table:formula="of:=CONCATENATE(&quot;S&quot;;[.C406];&quot;=&quot;)" office:value-type="string" office:string-value="S317=">
            <text:p>S317=</text:p>
          </table:table-cell>
        </table:table-row>
        <table:table-row table:style-name="ro1">
          <table:table-cell office:value-type="string">
            <text:p><text:span text:style-name="T1">skill.317.descr=</text:span><text:span text:style-name="T2">01-06,Umklammerung</text:span><text:span text:style-name="T1"> </text:span><text:span text:style-name="T2">-20</text:span></text:p>
          </table:table-cell>
          <table:table-cell table:formula="of:=MID([.A407];SEARCH(&quot;=&quot;;[.A407])+1;LEN([.A407]))" office:value-type="string" office:string-value="01-06,Umklammerung -20">
            <text:p>01-06,Umklammerung -20</text:p>
          </table:table-cell>
          <table:table-cell table:formula="of:=MID([.A407];7;SEARCH(&quot;=&quot;;[.A407])-7)" office:value-type="string" office:string-value="317.descr">
            <text:p>317.descr</text:p>
          </table:table-cell>
          <table:table-cell table:formula="of:=CONCATENATE(&quot;S&quot;;[.C407];&quot;=&quot;)" office:value-type="string" office:string-value="S317.descr=">
            <text:p>S317.descr=</text:p>
          </table:table-cell>
        </table:table-row>
        <table:table-row table:style-name="ro1">
          <table:table-cell office:value-type="string">
            <text:p><text:span text:style-name="T1">skill.321=</text:span><text:span text:style-name="T2">Sai</text:span></text:p>
          </table:table-cell>
          <table:table-cell table:formula="of:=MID([.A408];SEARCH(&quot;=&quot;;[.A408])+1;LEN([.A408]))" office:value-type="string" office:string-value="Sai">
            <text:p>Sai</text:p>
          </table:table-cell>
          <table:table-cell table:formula="of:=MID([.A408];7;SEARCH(&quot;=&quot;;[.A408])-7)" office:value-type="string" office:string-value="321">
            <text:p>321</text:p>
          </table:table-cell>
          <table:table-cell table:formula="of:=CONCATENATE(&quot;S&quot;;[.C408];&quot;=&quot;)" office:value-type="string" office:string-value="S321=">
            <text:p>S321=</text:p>
          </table:table-cell>
        </table:table-row>
        <table:table-row table:style-name="ro1">
          <table:table-cell office:value-type="string">
            <text:p><text:span text:style-name="T1">skill.321.descr=</text:span><text:span text:style-name="T2">01-04,Stich</text:span><text:span text:style-name="T1"> </text:span><text:span text:style-name="T2">-20</text:span></text:p>
          </table:table-cell>
          <table:table-cell table:formula="of:=MID([.A409];SEARCH(&quot;=&quot;;[.A409])+1;LEN([.A409]))" office:value-type="string" office:string-value="01-04,Stich -20">
            <text:p>01-04,Stich -20</text:p>
          </table:table-cell>
          <table:table-cell table:formula="of:=MID([.A409];7;SEARCH(&quot;=&quot;;[.A409])-7)" office:value-type="string" office:string-value="321.descr">
            <text:p>321.descr</text:p>
          </table:table-cell>
          <table:table-cell table:formula="of:=CONCATENATE(&quot;S&quot;;[.C409];&quot;=&quot;)" office:value-type="string" office:string-value="S321.descr=">
            <text:p>S321.descr=</text:p>
          </table:table-cell>
        </table:table-row>
        <table:table-row table:style-name="ro1">
          <table:table-cell office:value-type="string">
            <text:p><text:span text:style-name="T1">skill.421=</text:span><text:span text:style-name="T2">Shield</text:span><text:span text:style-name="T1"> </text:span><text:span text:style-name="T2">Bash</text:span></text:p>
          </table:table-cell>
          <table:table-cell table:formula="of:=MID([.A410];SEARCH(&quot;=&quot;;[.A410])+1;LEN([.A410]))" office:value-type="string" office:string-value="Shield Bash">
            <text:p>Shield Bash</text:p>
          </table:table-cell>
          <table:table-cell table:formula="of:=MID([.A410];7;SEARCH(&quot;=&quot;;[.A410])-7)" office:value-type="string" office:string-value="421">
            <text:p>421</text:p>
          </table:table-cell>
          <table:table-cell table:formula="of:=CONCATENATE(&quot;S&quot;;[.C410];&quot;=&quot;)" office:value-type="string" office:string-value="S421=">
            <text:p>S421=</text:p>
          </table:table-cell>
        </table:table-row>
        <table:table-row table:style-name="ro1">
          <table:table-cell office:value-type="string">
            <text:p><text:span text:style-name="T1">skill.421.descr=</text:span><text:span text:style-name="T2">01,-20</text:span><text:span text:style-name="T1"> </text:span><text:span text:style-name="T2">wenn</text:span><text:span text:style-name="T1"> </text:span><text:span text:style-name="T2">nicht-dominate</text:span><text:span text:style-name="T1"> </text:span><text:span text:style-name="T2">Hand</text:span><text:span text:style-name="T1"> </text:span></text:p>
          </table:table-cell>
          <table:table-cell table:formula="of:=MID([.A411];SEARCH(&quot;=&quot;;[.A411])+1;LEN([.A411]))" office:value-type="string" office:string-value="01,-20 wenn nicht-dominate Hand ">
            <text:p>01,-20 wenn nicht-dominate Hand </text:p>
          </table:table-cell>
          <table:table-cell table:formula="of:=MID([.A411];7;SEARCH(&quot;=&quot;;[.A411])-7)" office:value-type="string" office:string-value="421.descr">
            <text:p>421.descr</text:p>
          </table:table-cell>
          <table:table-cell table:formula="of:=CONCATENATE(&quot;S&quot;;[.C411];&quot;=&quot;)" office:value-type="string" office:string-value="S421.descr=">
            <text:p>S421.descr=</text:p>
          </table:table-cell>
        </table:table-row>
        <table:table-row table:style-name="ro1">
          <table:table-cell office:value-type="string">
            <text:p><text:span text:style-name="T1">skill.330=</text:span><text:span text:style-name="T2">Stahlpeitsche</text:span></text:p>
          </table:table-cell>
          <table:table-cell table:formula="of:=MID([.A412];SEARCH(&quot;=&quot;;[.A412])+1;LEN([.A412]))" office:value-type="string" office:string-value="Stahlpeitsche">
            <text:p>Stahlpeitsche</text:p>
          </table:table-cell>
          <table:table-cell table:formula="of:=MID([.A412];7;SEARCH(&quot;=&quot;;[.A412])-7)" office:value-type="string" office:string-value="330">
            <text:p>330</text:p>
          </table:table-cell>
          <table:table-cell table:formula="of:=CONCATENATE(&quot;S&quot;;[.C412];&quot;=&quot;)" office:value-type="string" office:string-value="S330=">
            <text:p>S330=</text:p>
          </table:table-cell>
        </table:table-row>
        <table:table-row table:style-name="ro1">
          <table:table-cell office:value-type="string">
            <text:p><text:span text:style-name="T1">skill.330.descr=</text:span><text:span text:style-name="T2">01-07,Umklammerung</text:span><text:span text:style-name="T1"> </text:span><text:span text:style-name="T2">-30</text:span></text:p>
          </table:table-cell>
          <table:table-cell table:formula="of:=MID([.A413];SEARCH(&quot;=&quot;;[.A413])+1;LEN([.A413]))" office:value-type="string" office:string-value="01-07,Umklammerung -30">
            <text:p>01-07,Umklammerung -30</text:p>
          </table:table-cell>
          <table:table-cell table:formula="of:=MID([.A413];7;SEARCH(&quot;=&quot;;[.A413])-7)" office:value-type="string" office:string-value="330.descr">
            <text:p>330.descr</text:p>
          </table:table-cell>
          <table:table-cell table:formula="of:=CONCATENATE(&quot;S&quot;;[.C413];&quot;=&quot;)" office:value-type="string" office:string-value="S330.descr=">
            <text:p>S330.descr=</text:p>
          </table:table-cell>
        </table:table-row>
        <table:table-row table:style-name="ro1">
          <table:table-cell office:value-type="string">
            <text:p><text:span text:style-name="T1">skill.332=</text:span><text:span text:style-name="T2">Mace</text:span></text:p>
          </table:table-cell>
          <table:table-cell table:formula="of:=MID([.A414];SEARCH(&quot;=&quot;;[.A414])+1;LEN([.A414]))" office:value-type="string" office:string-value="Mace">
            <text:p>Mace</text:p>
          </table:table-cell>
          <table:table-cell table:formula="of:=MID([.A414];7;SEARCH(&quot;=&quot;;[.A414])-7)" office:value-type="string" office:string-value="332">
            <text:p>332</text:p>
          </table:table-cell>
          <table:table-cell table:formula="of:=CONCATENATE(&quot;S&quot;;[.C414];&quot;=&quot;)" office:value-type="string" office:string-value="S332=">
            <text:p>S332=</text:p>
          </table:table-cell>
        </table:table-row>
        <table:table-row table:style-name="ro1">
          <table:table-cell office:value-type="string">
            <text:p><text:span text:style-name="T1">skill.332.descr=</text:span><text:span text:style-name="T2">01-02,</text:span></text:p>
          </table:table-cell>
          <table:table-cell table:formula="of:=MID([.A415];SEARCH(&quot;=&quot;;[.A415])+1;LEN([.A415]))" office:value-type="string" office:string-value="01-02,">
            <text:p>01-02,</text:p>
          </table:table-cell>
          <table:table-cell table:formula="of:=MID([.A415];7;SEARCH(&quot;=&quot;;[.A415])-7)" office:value-type="string" office:string-value="332.descr">
            <text:p>332.descr</text:p>
          </table:table-cell>
          <table:table-cell table:formula="of:=CONCATENATE(&quot;S&quot;;[.C415];&quot;=&quot;)" office:value-type="string" office:string-value="S332.descr=">
            <text:p>S332.descr=</text:p>
          </table:table-cell>
        </table:table-row>
        <table:table-row table:style-name="ro1">
          <table:table-cell office:value-type="string">
            <text:p><text:span text:style-name="T1">skill.333=</text:span><text:span text:style-name="T2">Tigerhaken</text:span></text:p>
          </table:table-cell>
          <table:table-cell table:formula="of:=MID([.A416];SEARCH(&quot;=&quot;;[.A416])+1;LEN([.A416]))" office:value-type="string" office:string-value="Tigerhaken">
            <text:p>Tigerhaken</text:p>
          </table:table-cell>
          <table:table-cell table:formula="of:=MID([.A416];7;SEARCH(&quot;=&quot;;[.A416])-7)" office:value-type="string" office:string-value="333">
            <text:p>333</text:p>
          </table:table-cell>
          <table:table-cell table:formula="of:=CONCATENATE(&quot;S&quot;;[.C416];&quot;=&quot;)" office:value-type="string" office:string-value="S333=">
            <text:p>S333=</text:p>
          </table:table-cell>
        </table:table-row>
        <table:table-row table:style-name="ro1">
          <table:table-cell office:value-type="string">
            <text:p><text:span text:style-name="T1">skill.333.descr=</text:span><text:span text:style-name="T2">01-05,Stich</text:span><text:span text:style-name="T1"> </text:span><text:span text:style-name="T2">-20</text:span></text:p>
          </table:table-cell>
          <table:table-cell table:formula="of:=MID([.A417];SEARCH(&quot;=&quot;;[.A417])+1;LEN([.A417]))" office:value-type="string" office:string-value="01-05,Stich -20">
            <text:p>01-05,Stich -20</text:p>
          </table:table-cell>
          <table:table-cell table:formula="of:=MID([.A417];7;SEARCH(&quot;=&quot;;[.A417])-7)" office:value-type="string" office:string-value="333.descr">
            <text:p>333.descr</text:p>
          </table:table-cell>
          <table:table-cell table:formula="of:=CONCATENATE(&quot;S&quot;;[.C417];&quot;=&quot;)" office:value-type="string" office:string-value="S333.descr=">
            <text:p>S333.descr=</text:p>
          </table:table-cell>
        </table:table-row>
        <table:table-row table:style-name="ro1">
          <table:table-cell office:value-type="string">
            <text:p><text:span text:style-name="T1">skill.334=</text:span><text:span text:style-name="T2">Tigerklaue</text:span></text:p>
          </table:table-cell>
          <table:table-cell table:formula="of:=MID([.A418];SEARCH(&quot;=&quot;;[.A418])+1;LEN([.A418]))" office:value-type="string" office:string-value="Tigerklaue">
            <text:p>Tigerklaue</text:p>
          </table:table-cell>
          <table:table-cell table:formula="of:=MID([.A418];7;SEARCH(&quot;=&quot;;[.A418])-7)" office:value-type="string" office:string-value="334">
            <text:p>334</text:p>
          </table:table-cell>
          <table:table-cell table:formula="of:=CONCATENATE(&quot;S&quot;;[.C418];&quot;=&quot;)" office:value-type="string" office:string-value="S334=">
            <text:p>S334=</text:p>
          </table:table-cell>
        </table:table-row>
        <table:table-row table:style-name="ro1">
          <table:table-cell office:value-type="string">
            <text:p><text:span text:style-name="T1">skill.334.descr=</text:span><text:span text:style-name="T2">01-02,Stich</text:span><text:span text:style-name="T1"> </text:span><text:span text:style-name="T2">-20</text:span></text:p>
          </table:table-cell>
          <table:table-cell table:formula="of:=MID([.A419];SEARCH(&quot;=&quot;;[.A419])+1;LEN([.A419]))" office:value-type="string" office:string-value="01-02,Stich -20">
            <text:p>01-02,Stich -20</text:p>
          </table:table-cell>
          <table:table-cell table:formula="of:=MID([.A419];7;SEARCH(&quot;=&quot;;[.A419])-7)" office:value-type="string" office:string-value="334.descr">
            <text:p>334.descr</text:p>
          </table:table-cell>
          <table:table-cell table:formula="of:=CONCATENATE(&quot;S&quot;;[.C419];&quot;=&quot;)" office:value-type="string" office:string-value="S334.descr=">
            <text:p>S334.descr=</text:p>
          </table:table-cell>
        </table:table-row>
        <table:table-row table:style-name="ro1">
          <table:table-cell table:style-name="ce3" office:value-type="string">
            <text:p># Waffen (2-H) (29)</text:p>
          </table:table-cell>
          <table:table-cell table:formula="of:=MID([.A420];SEARCH(&quot;=&quot;;[.A420])+1;LEN([.A420]))" office:value-type="float" office:value="0">
            <text:p>#WERT!</text:p>
          </table:table-cell>
          <table:table-cell table:formula="of:=MID([.A420];7;SEARCH(&quot;=&quot;;[.A420])-7)" office:value-type="float" office:value="0">
            <text:p>#WERT!</text:p>
          </table:table-cell>
          <table:table-cell table:formula="of:=CONCATENATE(&quot;S&quot;;[.C420];&quot;=&quot;)" office:value-type="float" office:value="0">
            <text:p>#WERT!</text:p>
          </table:table-cell>
        </table:table-row>
        <table:table-row table:style-name="ro1">
          <table:table-cell office:value-type="string">
            <text:p><text:span text:style-name="T1">skill.252=</text:span><text:span text:style-name="T2">Bastardaxt</text:span></text:p>
          </table:table-cell>
          <table:table-cell table:formula="of:=MID([.A421];SEARCH(&quot;=&quot;;[.A421])+1;LEN([.A421]))" office:value-type="string" office:string-value="Bastardaxt">
            <text:p>Bastardaxt</text:p>
          </table:table-cell>
          <table:table-cell table:formula="of:=MID([.A421];7;SEARCH(&quot;=&quot;;[.A421])-7)" office:value-type="string" office:string-value="252">
            <text:p>252</text:p>
          </table:table-cell>
          <table:table-cell table:formula="of:=CONCATENATE(&quot;S&quot;;[.C421];&quot;=&quot;)" office:value-type="string" office:string-value="S252=">
            <text:p>S252=</text:p>
          </table:table-cell>
        </table:table-row>
        <table:table-row table:style-name="ro1">
          <table:table-cell office:value-type="string">
            <text:p><text:span text:style-name="T1">skill.252.descr=</text:span><text:span text:style-name="T2">01-05,Schlag</text:span><text:span text:style-name="T1"> </text:span><text:span text:style-name="T2">-10</text:span></text:p>
          </table:table-cell>
          <table:table-cell table:formula="of:=MID([.A422];SEARCH(&quot;=&quot;;[.A422])+1;LEN([.A422]))" office:value-type="string" office:string-value="01-05,Schlag -10">
            <text:p>01-05,Schlag -10</text:p>
          </table:table-cell>
          <table:table-cell table:formula="of:=MID([.A422];7;SEARCH(&quot;=&quot;;[.A422])-7)" office:value-type="string" office:string-value="252.descr">
            <text:p>252.descr</text:p>
          </table:table-cell>
          <table:table-cell table:formula="of:=CONCATENATE(&quot;S&quot;;[.C422];&quot;=&quot;)" office:value-type="string" office:string-value="S252.descr=">
            <text:p>S252.descr=</text:p>
          </table:table-cell>
        </table:table-row>
        <table:table-row table:style-name="ro1">
          <table:table-cell office:value-type="string">
            <text:p><text:span text:style-name="T1">skill.253=</text:span><text:span text:style-name="T2">Bastardschwert</text:span><text:span text:style-name="T1"> </text:span><text:span text:style-name="T2">(2h)</text:span></text:p>
          </table:table-cell>
          <table:table-cell table:formula="of:=MID([.A423];SEARCH(&quot;=&quot;;[.A423])+1;LEN([.A423]))" office:value-type="string" office:string-value="Bastardschwert (2h)">
            <text:p>Bastardschwert (2h)</text:p>
          </table:table-cell>
          <table:table-cell table:formula="of:=MID([.A423];7;SEARCH(&quot;=&quot;;[.A423])-7)" office:value-type="string" office:string-value="253">
            <text:p>253</text:p>
          </table:table-cell>
          <table:table-cell table:formula="of:=CONCATENATE(&quot;S&quot;;[.C423];&quot;=&quot;)" office:value-type="string" office:string-value="S253=">
            <text:p>S253=</text:p>
          </table:table-cell>
        </table:table-row>
        <table:table-row table:style-name="ro1">
          <table:table-cell office:value-type="string">
            <text:p><text:span text:style-name="T1">skill.253.descr=</text:span><text:span text:style-name="T2">01-04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24];SEARCH(&quot;=&quot;;[.A424])+1;LEN([.A424]))" office:value-type="string" office:string-value="01-04,Schlag -10/Stich -10">
            <text:p>01-04,Schlag -10/Stich -10</text:p>
          </table:table-cell>
          <table:table-cell table:formula="of:=MID([.A424];7;SEARCH(&quot;=&quot;;[.A424])-7)" office:value-type="string" office:string-value="253.descr">
            <text:p>253.descr</text:p>
          </table:table-cell>
          <table:table-cell table:formula="of:=CONCATENATE(&quot;S&quot;;[.C424];&quot;=&quot;)" office:value-type="string" office:string-value="S253.descr=">
            <text:p>S253.descr=</text:p>
          </table:table-cell>
        </table:table-row>
        <table:table-row table:style-name="ro1">
          <table:table-cell office:value-type="string">
            <text:p><text:span text:style-name="T1">skill.255=</text:span><text:span text:style-name="T2">Bihänder</text:span></text:p>
          </table:table-cell>
          <table:table-cell table:formula="of:=MID([.A425];SEARCH(&quot;=&quot;;[.A425])+1;LEN([.A425]))" office:value-type="string" office:string-value="Bihänder">
            <text:p>Bihänder</text:p>
          </table:table-cell>
          <table:table-cell table:formula="of:=MID([.A425];7;SEARCH(&quot;=&quot;;[.A425])-7)" office:value-type="string" office:string-value="255">
            <text:p>255</text:p>
          </table:table-cell>
          <table:table-cell table:formula="of:=CONCATENATE(&quot;S&quot;;[.C425];&quot;=&quot;)" office:value-type="string" office:string-value="S255=">
            <text:p>S255=</text:p>
          </table:table-cell>
        </table:table-row>
        <table:table-row table:style-name="ro1">
          <table:table-cell office:value-type="string">
            <text:p><text:span text:style-name="T1">skill.255.descr=</text:span><text:span text:style-name="T2">01-05,Stich</text:span><text:span text:style-name="T1"> </text:span><text:span text:style-name="T2">-10/Schlag</text:span><text:span text:style-name="T1"> </text:span><text:span text:style-name="T2">-30</text:span></text:p>
          </table:table-cell>
          <table:table-cell table:formula="of:=MID([.A426];SEARCH(&quot;=&quot;;[.A426])+1;LEN([.A426]))" office:value-type="string" office:string-value="01-05,Stich -10/Schlag -30">
            <text:p>01-05,Stich -10/Schlag -30</text:p>
          </table:table-cell>
          <table:table-cell table:formula="of:=MID([.A426];7;SEARCH(&quot;=&quot;;[.A426])-7)" office:value-type="string" office:string-value="255.descr">
            <text:p>255.descr</text:p>
          </table:table-cell>
          <table:table-cell table:formula="of:=CONCATENATE(&quot;S&quot;;[.C426];&quot;=&quot;)" office:value-type="string" office:string-value="S255.descr=">
            <text:p>S255.descr=</text:p>
          </table:table-cell>
        </table:table-row>
        <table:table-row table:style-name="ro1">
          <table:table-cell office:value-type="string">
            <text:p><text:span text:style-name="T1">skill.269=</text:span><text:span text:style-name="T2">Flegel</text:span></text:p>
          </table:table-cell>
          <table:table-cell table:formula="of:=MID([.A427];SEARCH(&quot;=&quot;;[.A427])+1;LEN([.A427]))" office:value-type="string" office:string-value="Flegel">
            <text:p>Flegel</text:p>
          </table:table-cell>
          <table:table-cell table:formula="of:=MID([.A427];7;SEARCH(&quot;=&quot;;[.A427])-7)" office:value-type="string" office:string-value="269">
            <text:p>269</text:p>
          </table:table-cell>
          <table:table-cell table:formula="of:=CONCATENATE(&quot;S&quot;;[.C427];&quot;=&quot;)" office:value-type="string" office:string-value="S269=">
            <text:p>S269=</text:p>
          </table:table-cell>
        </table:table-row>
        <table:table-row table:style-name="ro1">
          <table:table-cell office:value-type="string">
            <text:p><text:span text:style-name="T1">skill.269.descr=</text:span><text:span text:style-name="T2">01-08,Stich</text:span><text:span text:style-name="T1"> </text:span><text:span text:style-name="T2">-40</text:span></text:p>
          </table:table-cell>
          <table:table-cell table:formula="of:=MID([.A428];SEARCH(&quot;=&quot;;[.A428])+1;LEN([.A428]))" office:value-type="string" office:string-value="01-08,Stich -40">
            <text:p>01-08,Stich -40</text:p>
          </table:table-cell>
          <table:table-cell table:formula="of:=MID([.A428];7;SEARCH(&quot;=&quot;;[.A428])-7)" office:value-type="string" office:string-value="269.descr">
            <text:p>269.descr</text:p>
          </table:table-cell>
          <table:table-cell table:formula="of:=CONCATENATE(&quot;S&quot;;[.C428];&quot;=&quot;)" office:value-type="string" office:string-value="S269.descr=">
            <text:p>S269.descr=</text:p>
          </table:table-cell>
        </table:table-row>
        <table:table-row table:style-name="ro1">
          <table:table-cell office:value-type="string">
            <text:p><text:span text:style-name="T1">skill.274=</text:span><text:span text:style-name="T2">Großschwert</text:span></text:p>
          </table:table-cell>
          <table:table-cell table:formula="of:=MID([.A429];SEARCH(&quot;=&quot;;[.A429])+1;LEN([.A429]))" office:value-type="string" office:string-value="Großschwert">
            <text:p>Großschwert</text:p>
          </table:table-cell>
          <table:table-cell table:formula="of:=MID([.A429];7;SEARCH(&quot;=&quot;;[.A429])-7)" office:value-type="string" office:string-value="274">
            <text:p>274</text:p>
          </table:table-cell>
          <table:table-cell table:formula="of:=CONCATENATE(&quot;S&quot;;[.C429];&quot;=&quot;)" office:value-type="string" office:string-value="S274=">
            <text:p>S274=</text:p>
          </table:table-cell>
        </table:table-row>
        <table:table-row table:style-name="ro1">
          <table:table-cell office:value-type="string">
            <text:p><text:span text:style-name="T1">skill.274.descr=</text:span><text:span text:style-name="T2">01-06,Schlag</text:span><text:span text:style-name="T1"> </text:span><text:span text:style-name="T2">-15/Stich</text:span><text:span text:style-name="T1"> </text:span><text:span text:style-name="T2">-20</text:span></text:p>
          </table:table-cell>
          <table:table-cell table:formula="of:=MID([.A430];SEARCH(&quot;=&quot;;[.A430])+1;LEN([.A430]))" office:value-type="string" office:string-value="01-06,Schlag -15/Stich -20">
            <text:p>01-06,Schlag -15/Stich -20</text:p>
          </table:table-cell>
          <table:table-cell table:formula="of:=MID([.A430];7;SEARCH(&quot;=&quot;;[.A430])-7)" office:value-type="string" office:string-value="274.descr">
            <text:p>274.descr</text:p>
          </table:table-cell>
          <table:table-cell table:formula="of:=CONCATENATE(&quot;S&quot;;[.C430];&quot;=&quot;)" office:value-type="string" office:string-value="S274.descr=">
            <text:p>S274.descr=</text:p>
          </table:table-cell>
        </table:table-row>
        <table:table-row table:style-name="ro1">
          <table:table-cell office:value-type="string">
            <text:p><text:span text:style-name="T1">skill.280=</text:span><text:span text:style-name="T2">Irgaak</text:span></text:p>
          </table:table-cell>
          <table:table-cell table:formula="of:=MID([.A431];SEARCH(&quot;=&quot;;[.A431])+1;LEN([.A431]))" office:value-type="string" office:string-value="Irgaak">
            <text:p>Irgaak</text:p>
          </table:table-cell>
          <table:table-cell table:formula="of:=MID([.A431];7;SEARCH(&quot;=&quot;;[.A431])-7)" office:value-type="string" office:string-value="280">
            <text:p>280</text:p>
          </table:table-cell>
          <table:table-cell table:formula="of:=CONCATENATE(&quot;S&quot;;[.C431];&quot;=&quot;)" office:value-type="string" office:string-value="S280=">
            <text:p>S280=</text:p>
          </table:table-cell>
        </table:table-row>
        <table:table-row table:style-name="ro1">
          <table:table-cell office:value-type="string">
            <text:p><text:span text:style-name="T1">skill.280.descr=</text:span><text:span text:style-name="T2">01-03,Schlag</text:span><text:span text:style-name="T1"> </text:span><text:span text:style-name="T2">-15</text:span></text:p>
          </table:table-cell>
          <table:table-cell table:formula="of:=MID([.A432];SEARCH(&quot;=&quot;;[.A432])+1;LEN([.A432]))" office:value-type="string" office:string-value="01-03,Schlag -15">
            <text:p>01-03,Schlag -15</text:p>
          </table:table-cell>
          <table:table-cell table:formula="of:=MID([.A432];7;SEARCH(&quot;=&quot;;[.A432])-7)" office:value-type="string" office:string-value="280.descr">
            <text:p>280.descr</text:p>
          </table:table-cell>
          <table:table-cell table:formula="of:=CONCATENATE(&quot;S&quot;;[.C432];&quot;=&quot;)" office:value-type="string" office:string-value="S280.descr=">
            <text:p>S280.descr=</text:p>
          </table:table-cell>
        </table:table-row>
        <table:table-row table:style-name="ro1">
          <table:table-cell office:value-type="string">
            <text:p><text:span text:style-name="T1">skill.283=</text:span><text:span text:style-name="T2">Kampfstab</text:span></text:p>
          </table:table-cell>
          <table:table-cell table:formula="of:=MID([.A433];SEARCH(&quot;=&quot;;[.A433])+1;LEN([.A433]))" office:value-type="string" office:string-value="Kampfstab">
            <text:p>Kampfstab</text:p>
          </table:table-cell>
          <table:table-cell table:formula="of:=MID([.A433];7;SEARCH(&quot;=&quot;;[.A433])-7)" office:value-type="string" office:string-value="283">
            <text:p>283</text:p>
          </table:table-cell>
          <table:table-cell table:formula="of:=CONCATENATE(&quot;S&quot;;[.C433];&quot;=&quot;)" office:value-type="string" office:string-value="S283=">
            <text:p>S283=</text:p>
          </table:table-cell>
        </table:table-row>
        <table:table-row table:style-name="ro1">
          <table:table-cell office:value-type="string">
            <text:p><text:span text:style-name="T1">skill.283.descr=</text:span><text:span text:style-name="T2">01-03,</text:span></text:p>
          </table:table-cell>
          <table:table-cell table:formula="of:=MID([.A434];SEARCH(&quot;=&quot;;[.A434])+1;LEN([.A434]))" office:value-type="string" office:string-value="01-03,">
            <text:p>01-03,</text:p>
          </table:table-cell>
          <table:table-cell table:formula="of:=MID([.A434];7;SEARCH(&quot;=&quot;;[.A434])-7)" office:value-type="string" office:string-value="283.descr">
            <text:p>283.descr</text:p>
          </table:table-cell>
          <table:table-cell table:formula="of:=CONCATENATE(&quot;S&quot;;[.C434];&quot;=&quot;)" office:value-type="string" office:string-value="S283.descr=">
            <text:p>S283.descr=</text:p>
          </table:table-cell>
        </table:table-row>
        <table:table-row table:style-name="ro1">
          <table:table-cell office:value-type="string">
            <text:p><text:span text:style-name="T1">skill.284=</text:span><text:span text:style-name="T2">Katana</text:span></text:p>
          </table:table-cell>
          <table:table-cell table:formula="of:=MID([.A435];SEARCH(&quot;=&quot;;[.A435])+1;LEN([.A435]))" office:value-type="string" office:string-value="Katana">
            <text:p>Katana</text:p>
          </table:table-cell>
          <table:table-cell table:formula="of:=MID([.A435];7;SEARCH(&quot;=&quot;;[.A435])-7)" office:value-type="string" office:string-value="284">
            <text:p>284</text:p>
          </table:table-cell>
          <table:table-cell table:formula="of:=CONCATENATE(&quot;S&quot;;[.C435];&quot;=&quot;)" office:value-type="string" office:string-value="S284=">
            <text:p>S284=</text:p>
          </table:table-cell>
        </table:table-row>
        <table:table-row table:style-name="ro1">
          <table:table-cell office:value-type="string">
            <text:p><text:span text:style-name="T1">skill.284.descr=</text:span><text:span text:style-name="T2">01-04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36];SEARCH(&quot;=&quot;;[.A436])+1;LEN([.A436]))" office:value-type="string" office:string-value="01-04,Schlag -10/Stich -10">
            <text:p>01-04,Schlag -10/Stich -10</text:p>
          </table:table-cell>
          <table:table-cell table:formula="of:=MID([.A436];7;SEARCH(&quot;=&quot;;[.A436])-7)" office:value-type="string" office:string-value="284.descr">
            <text:p>284.descr</text:p>
          </table:table-cell>
          <table:table-cell table:formula="of:=CONCATENATE(&quot;S&quot;;[.C436];&quot;=&quot;)" office:value-type="string" office:string-value="S284.descr=">
            <text:p>S284.descr=</text:p>
          </table:table-cell>
        </table:table-row>
        <table:table-row table:style-name="ro1">
          <table:table-cell office:value-type="string">
            <text:p><text:span text:style-name="T1">skill.290=</text:span><text:span text:style-name="T2">Kriegshacke</text:span></text:p>
          </table:table-cell>
          <table:table-cell table:formula="of:=MID([.A437];SEARCH(&quot;=&quot;;[.A437])+1;LEN([.A437]))" office:value-type="string" office:string-value="Kriegshacke">
            <text:p>Kriegshacke</text:p>
          </table:table-cell>
          <table:table-cell table:formula="of:=MID([.A437];7;SEARCH(&quot;=&quot;;[.A437])-7)" office:value-type="string" office:string-value="290">
            <text:p>290</text:p>
          </table:table-cell>
          <table:table-cell table:formula="of:=CONCATENATE(&quot;S&quot;;[.C437];&quot;=&quot;)" office:value-type="string" office:string-value="S290=">
            <text:p>S290=</text:p>
          </table:table-cell>
        </table:table-row>
        <table:table-row table:style-name="ro1">
          <table:table-cell office:value-type="string">
            <text:p><text:span text:style-name="T1">skill.290.descr=</text:span><text:span text:style-name="T2">01-06,</text:span></text:p>
          </table:table-cell>
          <table:table-cell table:formula="of:=MID([.A438];SEARCH(&quot;=&quot;;[.A438])+1;LEN([.A438]))" office:value-type="string" office:string-value="01-06,">
            <text:p>01-06,</text:p>
          </table:table-cell>
          <table:table-cell table:formula="of:=MID([.A438];7;SEARCH(&quot;=&quot;;[.A438])-7)" office:value-type="string" office:string-value="290.descr">
            <text:p>290.descr</text:p>
          </table:table-cell>
          <table:table-cell table:formula="of:=CONCATENATE(&quot;S&quot;;[.C438];&quot;=&quot;)" office:value-type="string" office:string-value="S290.descr=">
            <text:p>S290.descr=</text:p>
          </table:table-cell>
        </table:table-row>
        <table:table-row table:style-name="ro1">
          <table:table-cell office:value-type="string">
            <text:p><text:span text:style-name="T1">skill.293=</text:span><text:span text:style-name="T2">Krummsäbel</text:span><text:span text:style-name="T1"> </text:span><text:span text:style-name="T2">(lang)</text:span></text:p>
          </table:table-cell>
          <table:table-cell table:formula="of:=MID([.A439];SEARCH(&quot;=&quot;;[.A439])+1;LEN([.A439]))" office:value-type="string" office:string-value="Krummsäbel (lang)">
            <text:p>Krummsäbel (lang)</text:p>
          </table:table-cell>
          <table:table-cell table:formula="of:=MID([.A439];7;SEARCH(&quot;=&quot;;[.A439])-7)" office:value-type="string" office:string-value="293">
            <text:p>293</text:p>
          </table:table-cell>
          <table:table-cell table:formula="of:=CONCATENATE(&quot;S&quot;;[.C439];&quot;=&quot;)" office:value-type="string" office:string-value="S293=">
            <text:p>S293=</text:p>
          </table:table-cell>
        </table:table-row>
        <table:table-row table:style-name="ro1">
          <table:table-cell office:value-type="string">
            <text:p><text:span text:style-name="T1">skill.293.descr=</text:span><text:span text:style-name="T2">01-05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40];SEARCH(&quot;=&quot;;[.A440])+1;LEN([.A440]))" office:value-type="string" office:string-value="01-05,Schlag -10/Stich -10">
            <text:p>01-05,Schlag -10/Stich -10</text:p>
          </table:table-cell>
          <table:table-cell table:formula="of:=MID([.A440];7;SEARCH(&quot;=&quot;;[.A440])-7)" office:value-type="string" office:string-value="293.descr">
            <text:p>293.descr</text:p>
          </table:table-cell>
          <table:table-cell table:formula="of:=CONCATENATE(&quot;S&quot;;[.C440];&quot;=&quot;)" office:value-type="string" office:string-value="S293.descr=">
            <text:p>S293.descr=</text:p>
          </table:table-cell>
        </table:table-row>
        <table:table-row table:style-name="ro1">
          <table:table-cell office:value-type="string">
            <text:p><text:span text:style-name="T1">skill.298=</text:span><text:span text:style-name="T2">Kyotetsu-shoge</text:span></text:p>
          </table:table-cell>
          <table:table-cell table:formula="of:=MID([.A441];SEARCH(&quot;=&quot;;[.A441])+1;LEN([.A441]))" office:value-type="string" office:string-value="Kyotetsu-shoge">
            <text:p>Kyotetsu-shoge</text:p>
          </table:table-cell>
          <table:table-cell table:formula="of:=MID([.A441];7;SEARCH(&quot;=&quot;;[.A441])-7)" office:value-type="string" office:string-value="298">
            <text:p>298</text:p>
          </table:table-cell>
          <table:table-cell table:formula="of:=CONCATENATE(&quot;S&quot;;[.C441];&quot;=&quot;)" office:value-type="string" office:string-value="S298=">
            <text:p>S298=</text:p>
          </table:table-cell>
        </table:table-row>
        <table:table-row table:style-name="ro1">
          <table:table-cell office:value-type="string">
            <text:p><text:span text:style-name="T1">skill.298.descr=</text:span><text:span text:style-name="T2">01-07,Schlag</text:span><text:span text:style-name="T1"> </text:span><text:span text:style-name="T2">-5/Stich</text:span><text:span text:style-name="T1"> </text:span><text:span text:style-name="T2">-20</text:span></text:p>
          </table:table-cell>
          <table:table-cell table:formula="of:=MID([.A442];SEARCH(&quot;=&quot;;[.A442])+1;LEN([.A442]))" office:value-type="string" office:string-value="01-07,Schlag -5/Stich -20">
            <text:p>01-07,Schlag -5/Stich -20</text:p>
          </table:table-cell>
          <table:table-cell table:formula="of:=MID([.A442];7;SEARCH(&quot;=&quot;;[.A442])-7)" office:value-type="string" office:string-value="298.descr">
            <text:p>298.descr</text:p>
          </table:table-cell>
          <table:table-cell table:formula="of:=CONCATENATE(&quot;S&quot;;[.C442];&quot;=&quot;)" office:value-type="string" office:string-value="S298.descr=">
            <text:p>S298.descr=</text:p>
          </table:table-cell>
        </table:table-row>
        <table:table-row table:style-name="ro1">
          <table:table-cell office:value-type="string">
            <text:p><text:span text:style-name="T1">skill.312=</text:span><text:span text:style-name="T2">Ninjato</text:span></text:p>
          </table:table-cell>
          <table:table-cell table:formula="of:=MID([.A443];SEARCH(&quot;=&quot;;[.A443])+1;LEN([.A443]))" office:value-type="string" office:string-value="Ninjato">
            <text:p>Ninjato</text:p>
          </table:table-cell>
          <table:table-cell table:formula="of:=MID([.A443];7;SEARCH(&quot;=&quot;;[.A443])-7)" office:value-type="string" office:string-value="312">
            <text:p>312</text:p>
          </table:table-cell>
          <table:table-cell table:formula="of:=CONCATENATE(&quot;S&quot;;[.C443];&quot;=&quot;)" office:value-type="string" office:string-value="S312=">
            <text:p>S312=</text:p>
          </table:table-cell>
        </table:table-row>
        <table:table-row table:style-name="ro1">
          <table:table-cell office:value-type="string">
            <text:p><text:span text:style-name="T1">skill.312.descr=</text:span><text:span text:style-name="T2">01-03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44];SEARCH(&quot;=&quot;;[.A444])+1;LEN([.A444]))" office:value-type="string" office:string-value="01-03,Schlag -10/Stich -10">
            <text:p>01-03,Schlag -10/Stich -10</text:p>
          </table:table-cell>
          <table:table-cell table:formula="of:=MID([.A444];7;SEARCH(&quot;=&quot;;[.A444])-7)" office:value-type="string" office:string-value="312.descr">
            <text:p>312.descr</text:p>
          </table:table-cell>
          <table:table-cell table:formula="of:=CONCATENATE(&quot;S&quot;;[.C444];&quot;=&quot;)" office:value-type="string" office:string-value="S312.descr=">
            <text:p>S312.descr=</text:p>
          </table:table-cell>
        </table:table-row>
        <table:table-row table:style-name="ro1">
          <table:table-cell office:value-type="string">
            <text:p><text:span text:style-name="T1">skill.313=</text:span><text:span text:style-name="T2">No</text:span><text:span text:style-name="T1"> </text:span><text:span text:style-name="T2">Dachi</text:span></text:p>
          </table:table-cell>
          <table:table-cell table:formula="of:=MID([.A445];SEARCH(&quot;=&quot;;[.A445])+1;LEN([.A445]))" office:value-type="string" office:string-value="No Dachi">
            <text:p>No Dachi</text:p>
          </table:table-cell>
          <table:table-cell table:formula="of:=MID([.A445];7;SEARCH(&quot;=&quot;;[.A445])-7)" office:value-type="string" office:string-value="313">
            <text:p>313</text:p>
          </table:table-cell>
          <table:table-cell table:formula="of:=CONCATENATE(&quot;S&quot;;[.C445];&quot;=&quot;)" office:value-type="string" office:string-value="S313=">
            <text:p>S313=</text:p>
          </table:table-cell>
        </table:table-row>
        <table:table-row table:style-name="ro1">
          <table:table-cell office:value-type="string">
            <text:p><text:span text:style-name="T1">skill.313.descr=</text:span><text:span text:style-name="T2">01-07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446];SEARCH(&quot;=&quot;;[.A446])+1;LEN([.A446]))" office:value-type="string" office:string-value="01-07,Schlag -10/Stich -10">
            <text:p>01-07,Schlag -10/Stich -10</text:p>
          </table:table-cell>
          <table:table-cell table:formula="of:=MID([.A446];7;SEARCH(&quot;=&quot;;[.A446])-7)" office:value-type="string" office:string-value="313.descr">
            <text:p>313.descr</text:p>
          </table:table-cell>
          <table:table-cell table:formula="of:=CONCATENATE(&quot;S&quot;;[.C446];&quot;=&quot;)" office:value-type="string" office:string-value="S313.descr=">
            <text:p>S313.descr=</text:p>
          </table:table-cell>
        </table:table-row>
        <table:table-row table:style-name="ro1">
          <table:table-cell office:value-type="string">
            <text:p><text:span text:style-name="T1">skill.314=</text:span><text:span text:style-name="T2">Nunchaku</text:span></text:p>
          </table:table-cell>
          <table:table-cell table:formula="of:=MID([.A447];SEARCH(&quot;=&quot;;[.A447])+1;LEN([.A447]))" office:value-type="string" office:string-value="Nunchaku">
            <text:p>Nunchaku</text:p>
          </table:table-cell>
          <table:table-cell table:formula="of:=MID([.A447];7;SEARCH(&quot;=&quot;;[.A447])-7)" office:value-type="string" office:string-value="314">
            <text:p>314</text:p>
          </table:table-cell>
          <table:table-cell table:formula="of:=CONCATENATE(&quot;S&quot;;[.C447];&quot;=&quot;)" office:value-type="string" office:string-value="S314=">
            <text:p>S314=</text:p>
          </table:table-cell>
        </table:table-row>
        <table:table-row table:style-name="ro1">
          <table:table-cell office:value-type="string">
            <text:p><text:span text:style-name="T1">skill.314.descr=</text:span><text:span text:style-name="T2">01-07,</text:span></text:p>
          </table:table-cell>
          <table:table-cell table:formula="of:=MID([.A448];SEARCH(&quot;=&quot;;[.A448])+1;LEN([.A448]))" office:value-type="string" office:string-value="01-07,">
            <text:p>01-07,</text:p>
          </table:table-cell>
          <table:table-cell table:formula="of:=MID([.A448];7;SEARCH(&quot;=&quot;;[.A448])-7)" office:value-type="string" office:string-value="314.descr">
            <text:p>314.descr</text:p>
          </table:table-cell>
          <table:table-cell table:formula="of:=CONCATENATE(&quot;S&quot;;[.C448];&quot;=&quot;)" office:value-type="string" office:string-value="S314.descr=">
            <text:p>S314.descr=</text:p>
          </table:table-cell>
        </table:table-row>
        <table:table-row table:style-name="ro1">
          <table:table-cell office:value-type="string">
            <text:p><text:span text:style-name="T1">skill.316=</text:span><text:span text:style-name="T2">Partisan</text:span></text:p>
          </table:table-cell>
          <table:table-cell table:formula="of:=MID([.A449];SEARCH(&quot;=&quot;;[.A449])+1;LEN([.A449]))" office:value-type="string" office:string-value="Partisan">
            <text:p>Partisan</text:p>
          </table:table-cell>
          <table:table-cell table:formula="of:=MID([.A449];7;SEARCH(&quot;=&quot;;[.A449])-7)" office:value-type="string" office:string-value="316">
            <text:p>316</text:p>
          </table:table-cell>
          <table:table-cell table:formula="of:=CONCATENATE(&quot;S&quot;;[.C449];&quot;=&quot;)" office:value-type="string" office:string-value="S316=">
            <text:p>S316=</text:p>
          </table:table-cell>
        </table:table-row>
        <table:table-row table:style-name="ro1">
          <table:table-cell office:value-type="string">
            <text:p><text:span text:style-name="T1">skill.316.descr=</text:span><text:span text:style-name="T2">01-06,Schlag</text:span><text:span text:style-name="T1"> </text:span><text:span text:style-name="T2">-20/Schnitt</text:span><text:span text:style-name="T1"> </text:span><text:span text:style-name="T2">-30</text:span></text:p>
          </table:table-cell>
          <table:table-cell table:formula="of:=MID([.A450];SEARCH(&quot;=&quot;;[.A450])+1;LEN([.A450]))" office:value-type="string" office:string-value="01-06,Schlag -20/Schnitt -30">
            <text:p>01-06,Schlag -20/Schnitt -30</text:p>
          </table:table-cell>
          <table:table-cell table:formula="of:=MID([.A450];7;SEARCH(&quot;=&quot;;[.A450])-7)" office:value-type="string" office:string-value="316.descr">
            <text:p>316.descr</text:p>
          </table:table-cell>
          <table:table-cell table:formula="of:=CONCATENATE(&quot;S&quot;;[.C450];&quot;=&quot;)" office:value-type="string" office:string-value="S316.descr=">
            <text:p>S316.descr=</text:p>
          </table:table-cell>
        </table:table-row>
        <table:table-row table:style-name="ro1">
          <table:table-cell office:value-type="string">
            <text:p><text:span text:style-name="T1">skill.318=</text:span><text:span text:style-name="T2">Pike</text:span></text:p>
          </table:table-cell>
          <table:table-cell table:formula="of:=MID([.A451];SEARCH(&quot;=&quot;;[.A451])+1;LEN([.A451]))" office:value-type="string" office:string-value="Pike">
            <text:p>Pike</text:p>
          </table:table-cell>
          <table:table-cell table:formula="of:=MID([.A451];7;SEARCH(&quot;=&quot;;[.A451])-7)" office:value-type="string" office:string-value="318">
            <text:p>318</text:p>
          </table:table-cell>
          <table:table-cell table:formula="of:=CONCATENATE(&quot;S&quot;;[.C451];&quot;=&quot;)" office:value-type="string" office:string-value="S318=">
            <text:p>S318=</text:p>
          </table:table-cell>
        </table:table-row>
        <table:table-row table:style-name="ro1">
          <table:table-cell office:value-type="string">
            <text:p><text:span text:style-name="T1">skill.318.descr=</text:span><text:span text:style-name="T2">01-06,Schlag</text:span><text:span text:style-name="T1"> </text:span><text:span text:style-name="T2">-20</text:span></text:p>
          </table:table-cell>
          <table:table-cell table:formula="of:=MID([.A452];SEARCH(&quot;=&quot;;[.A452])+1;LEN([.A452]))" office:value-type="string" office:string-value="01-06,Schlag -20">
            <text:p>01-06,Schlag -20</text:p>
          </table:table-cell>
          <table:table-cell table:formula="of:=MID([.A452];7;SEARCH(&quot;=&quot;;[.A452])-7)" office:value-type="string" office:string-value="318.descr">
            <text:p>318.descr</text:p>
          </table:table-cell>
          <table:table-cell table:formula="of:=CONCATENATE(&quot;S&quot;;[.C452];&quot;=&quot;)" office:value-type="string" office:string-value="S318.descr=">
            <text:p>S318.descr=</text:p>
          </table:table-cell>
        </table:table-row>
        <table:table-row table:style-name="ro1">
          <table:table-cell office:value-type="string">
            <text:p><text:span text:style-name="T1">skill.319=</text:span><text:span text:style-name="T2">Ranseur</text:span></text:p>
          </table:table-cell>
          <table:table-cell table:formula="of:=MID([.A453];SEARCH(&quot;=&quot;;[.A453])+1;LEN([.A453]))" office:value-type="string" office:string-value="Ranseur">
            <text:p>Ranseur</text:p>
          </table:table-cell>
          <table:table-cell table:formula="of:=MID([.A453];7;SEARCH(&quot;=&quot;;[.A453])-7)" office:value-type="string" office:string-value="319">
            <text:p>319</text:p>
          </table:table-cell>
          <table:table-cell table:formula="of:=CONCATENATE(&quot;S&quot;;[.C453];&quot;=&quot;)" office:value-type="string" office:string-value="S319=">
            <text:p>S319=</text:p>
          </table:table-cell>
        </table:table-row>
        <table:table-row table:style-name="ro1">
          <table:table-cell office:value-type="string">
            <text:p><text:span text:style-name="T1">skill.319.descr=</text:span><text:span text:style-name="T2">01-05,Schlag</text:span><text:span text:style-name="T1"> </text:span><text:span text:style-name="T2">-20/Schnitt</text:span><text:span text:style-name="T1"> </text:span><text:span text:style-name="T2">-30</text:span></text:p>
          </table:table-cell>
          <table:table-cell table:formula="of:=MID([.A454];SEARCH(&quot;=&quot;;[.A454])+1;LEN([.A454]))" office:value-type="string" office:string-value="01-05,Schlag -20/Schnitt -30">
            <text:p>01-05,Schlag -20/Schnitt -30</text:p>
          </table:table-cell>
          <table:table-cell table:formula="of:=MID([.A454];7;SEARCH(&quot;=&quot;;[.A454])-7)" office:value-type="string" office:string-value="319.descr">
            <text:p>319.descr</text:p>
          </table:table-cell>
          <table:table-cell table:formula="of:=CONCATENATE(&quot;S&quot;;[.C454];&quot;=&quot;)" office:value-type="string" office:string-value="S319.descr=">
            <text:p>S319.descr=</text:p>
          </table:table-cell>
        </table:table-row>
        <table:table-row table:style-name="ro1">
          <table:table-cell office:value-type="string">
            <text:p><text:span text:style-name="T1">skill.331=</text:span><text:span text:style-name="T2">Battle</text:span><text:span text:style-name="T1"> </text:span><text:span text:style-name="T2">Axe</text:span></text:p>
          </table:table-cell>
          <table:table-cell table:formula="of:=MID([.A455];SEARCH(&quot;=&quot;;[.A455])+1;LEN([.A455]))" office:value-type="string" office:string-value="Battle Axe">
            <text:p>Battle Axe</text:p>
          </table:table-cell>
          <table:table-cell table:formula="of:=MID([.A455];7;SEARCH(&quot;=&quot;;[.A455])-7)" office:value-type="string" office:string-value="331">
            <text:p>331</text:p>
          </table:table-cell>
          <table:table-cell table:formula="of:=CONCATENATE(&quot;S&quot;;[.C455];&quot;=&quot;)" office:value-type="string" office:string-value="S331=">
            <text:p>S331=</text:p>
          </table:table-cell>
        </table:table-row>
        <table:table-row table:style-name="ro1">
          <table:table-cell office:value-type="string">
            <text:p><text:span text:style-name="T1">skill.331.descr=</text:span><text:span text:style-name="T2">01-05,Schlag</text:span><text:span text:style-name="T1"> </text:span><text:span text:style-name="T2">-20/Stich</text:span><text:span text:style-name="T1"> </text:span><text:span text:style-name="T2">-30</text:span></text:p>
          </table:table-cell>
          <table:table-cell table:formula="of:=MID([.A456];SEARCH(&quot;=&quot;;[.A456])+1;LEN([.A456]))" office:value-type="string" office:string-value="01-05,Schlag -20/Stich -30">
            <text:p>01-05,Schlag -20/Stich -30</text:p>
          </table:table-cell>
          <table:table-cell table:formula="of:=MID([.A456];7;SEARCH(&quot;=&quot;;[.A456])-7)" office:value-type="string" office:string-value="331.descr">
            <text:p>331.descr</text:p>
          </table:table-cell>
          <table:table-cell table:formula="of:=CONCATENATE(&quot;S&quot;;[.C456];&quot;=&quot;)" office:value-type="string" office:string-value="S331.descr=">
            <text:p>S331.descr=</text:p>
          </table:table-cell>
        </table:table-row>
        <table:table-row table:style-name="ro1">
          <table:table-cell office:value-type="string">
            <text:p><text:span text:style-name="T1">skill.338=</text:span><text:span text:style-name="T2">Yarkbalka</text:span></text:p>
          </table:table-cell>
          <table:table-cell table:formula="of:=MID([.A457];SEARCH(&quot;=&quot;;[.A457])+1;LEN([.A457]))" office:value-type="string" office:string-value="Yarkbalka">
            <text:p>Yarkbalka</text:p>
          </table:table-cell>
          <table:table-cell table:formula="of:=MID([.A457];7;SEARCH(&quot;=&quot;;[.A457])-7)" office:value-type="string" office:string-value="338">
            <text:p>338</text:p>
          </table:table-cell>
          <table:table-cell table:formula="of:=CONCATENATE(&quot;S&quot;;[.C457];&quot;=&quot;)" office:value-type="string" office:string-value="S338=">
            <text:p>S338=</text:p>
          </table:table-cell>
        </table:table-row>
        <table:table-row table:style-name="ro1">
          <table:table-cell office:value-type="string">
            <text:p><text:span text:style-name="T1">skill.338.descr=</text:span><text:span text:style-name="T2">01-06,Schlag</text:span><text:span text:style-name="T1"> </text:span><text:span text:style-name="T2">-10</text:span></text:p>
          </table:table-cell>
          <table:table-cell table:formula="of:=MID([.A458];SEARCH(&quot;=&quot;;[.A458])+1;LEN([.A458]))" office:value-type="string" office:string-value="01-06,Schlag -10">
            <text:p>01-06,Schlag -10</text:p>
          </table:table-cell>
          <table:table-cell table:formula="of:=MID([.A458];7;SEARCH(&quot;=&quot;;[.A458])-7)" office:value-type="string" office:string-value="338.descr">
            <text:p>338.descr</text:p>
          </table:table-cell>
          <table:table-cell table:formula="of:=CONCATENATE(&quot;S&quot;;[.C458];&quot;=&quot;)" office:value-type="string" office:string-value="S338.descr=">
            <text:p>S338.descr=</text:p>
          </table:table-cell>
        </table:table-row>
        <table:table-row table:style-name="ro1">
          <table:table-cell office:value-type="string">
            <text:p><text:span text:style-name="T1">skill.246=</text:span><text:span text:style-name="T2">Langbogen</text:span></text:p>
          </table:table-cell>
          <table:table-cell table:formula="of:=MID([.A459];SEARCH(&quot;=&quot;;[.A459])+1;LEN([.A459]))" office:value-type="string" office:string-value="Langbogen">
            <text:p>Langbogen</text:p>
          </table:table-cell>
          <table:table-cell table:formula="of:=MID([.A459];7;SEARCH(&quot;=&quot;;[.A459])-7)" office:value-type="string" office:string-value="246">
            <text:p>246</text:p>
          </table:table-cell>
          <table:table-cell table:formula="of:=CONCATENATE(&quot;S&quot;;[.C459];&quot;=&quot;)" office:value-type="string" office:string-value="S246=">
            <text:p>S246=</text:p>
          </table:table-cell>
        </table:table-row>
        <table:table-row table:style-name="ro1">
          <table:table-cell office:value-type="string">
            <text:p><text:span text:style-name="T1">skill.246.descr=</text:span><text:span text:style-name="T2">01-04,1-3</text:span><text:span text:style-name="T1">:</text:span><text:span text:style-name="T2">+20/-30:+0/-60:-30/-90:-40/-120:-50</text:span></text:p>
          </table:table-cell>
          <table:table-cell table:formula="of:=MID([.A460];SEARCH(&quot;=&quot;;[.A460])+1;LEN([.A460]))" office:value-type="string" office:string-value="01-04,1-3:+20/-30:+0/-60:-30/-90:-40/-120:-50">
            <text:p>01-04,1-3:+20/-30:+0/-60:-30/-90:-40/-120:-50</text:p>
          </table:table-cell>
          <table:table-cell table:formula="of:=MID([.A460];7;SEARCH(&quot;=&quot;;[.A460])-7)" office:value-type="string" office:string-value="246.descr">
            <text:p>246.descr</text:p>
          </table:table-cell>
          <table:table-cell table:formula="of:=CONCATENATE(&quot;S&quot;;[.C460];&quot;=&quot;)" office:value-type="string" office:string-value="S246.descr=">
            <text:p>S246.descr=</text:p>
          </table:table-cell>
        </table:table-row>
        <table:table-row table:style-name="ro1">
          <table:table-cell office:value-type="string">
            <text:p><text:span text:style-name="T1">skill.247=</text:span><text:span text:style-name="T2">Blasrohr</text:span></text:p>
          </table:table-cell>
          <table:table-cell table:formula="of:=MID([.A461];SEARCH(&quot;=&quot;;[.A461])+1;LEN([.A461]))" office:value-type="string" office:string-value="Blasrohr">
            <text:p>Blasrohr</text:p>
          </table:table-cell>
          <table:table-cell table:formula="of:=MID([.A461];7;SEARCH(&quot;=&quot;;[.A461])-7)" office:value-type="string" office:string-value="247">
            <text:p>247</text:p>
          </table:table-cell>
          <table:table-cell table:formula="of:=CONCATENATE(&quot;S&quot;;[.C461];&quot;=&quot;)" office:value-type="string" office:string-value="S247=">
            <text:p>S247=</text:p>
          </table:table-cell>
        </table:table-row>
        <table:table-row table:style-name="ro1">
          <table:table-cell office:value-type="string">
            <text:p><text:span text:style-name="T1">skill.247.descr=</text:span><text:span text:style-name="T2">01-05,1-3</text:span><text:span text:style-name="T1">:</text:span><text:span text:style-name="T2">+0/-8:-20</text:span></text:p>
          </table:table-cell>
          <table:table-cell table:formula="of:=MID([.A462];SEARCH(&quot;=&quot;;[.A462])+1;LEN([.A462]))" office:value-type="string" office:string-value="01-05,1-3:+0/-8:-20">
            <text:p>01-05,1-3:+0/-8:-20</text:p>
          </table:table-cell>
          <table:table-cell table:formula="of:=MID([.A462];7;SEARCH(&quot;=&quot;;[.A462])-7)" office:value-type="string" office:string-value="247.descr">
            <text:p>247.descr</text:p>
          </table:table-cell>
          <table:table-cell table:formula="of:=CONCATENATE(&quot;S&quot;;[.C462];&quot;=&quot;)" office:value-type="string" office:string-value="S247.descr=">
            <text:p>S247.descr=</text:p>
          </table:table-cell>
        </table:table-row>
        <table:table-row table:style-name="ro1">
          <table:table-cell office:value-type="string">
            <text:p><text:span text:style-name="T1">skill.248=</text:span><text:span text:style-name="T2">Armbrust</text:span><text:span text:style-name="T1"> </text:span><text:span text:style-name="T2">(Hand)</text:span></text:p>
          </table:table-cell>
          <table:table-cell table:formula="of:=MID([.A463];SEARCH(&quot;=&quot;;[.A463])+1;LEN([.A463]))" office:value-type="string" office:string-value="Armbrust (Hand)">
            <text:p>Armbrust (Hand)</text:p>
          </table:table-cell>
          <table:table-cell table:formula="of:=MID([.A463];7;SEARCH(&quot;=&quot;;[.A463])-7)" office:value-type="string" office:string-value="248">
            <text:p>248</text:p>
          </table:table-cell>
          <table:table-cell table:formula="of:=CONCATENATE(&quot;S&quot;;[.C463];&quot;=&quot;)" office:value-type="string" office:string-value="S248=">
            <text:p>S248=</text:p>
          </table:table-cell>
        </table:table-row>
        <table:table-row table:style-name="ro1">
          <table:table-cell office:value-type="string">
            <text:p><text:span text:style-name="T1">skill.248.descr=</text:span><text:span text:style-name="T2">01-05,1-3</text:span><text:span text:style-name="T1">:</text:span><text:span text:style-name="T2">+10/-10:+0/-20:-20/-30:-50</text:span></text:p>
          </table:table-cell>
          <table:table-cell table:formula="of:=MID([.A464];SEARCH(&quot;=&quot;;[.A464])+1;LEN([.A464]))" office:value-type="string" office:string-value="01-05,1-3:+10/-10:+0/-20:-20/-30:-50">
            <text:p>01-05,1-3:+10/-10:+0/-20:-20/-30:-50</text:p>
          </table:table-cell>
          <table:table-cell table:formula="of:=MID([.A464];7;SEARCH(&quot;=&quot;;[.A464])-7)" office:value-type="string" office:string-value="248.descr">
            <text:p>248.descr</text:p>
          </table:table-cell>
          <table:table-cell table:formula="of:=CONCATENATE(&quot;S&quot;;[.C464];&quot;=&quot;)" office:value-type="string" office:string-value="S248.descr=">
            <text:p>S248.descr=</text:p>
          </table:table-cell>
        </table:table-row>
        <table:table-row table:style-name="ro1">
          <table:table-cell office:value-type="string">
            <text:p><text:span text:style-name="T1">skill.249=</text:span><text:span text:style-name="T2">Armbrust</text:span><text:span text:style-name="T1"> </text:span><text:span text:style-name="T2">(leicht)</text:span></text:p>
          </table:table-cell>
          <table:table-cell table:formula="of:=MID([.A465];SEARCH(&quot;=&quot;;[.A465])+1;LEN([.A465]))" office:value-type="string" office:string-value="Armbrust (leicht)">
            <text:p>Armbrust (leicht)</text:p>
          </table:table-cell>
          <table:table-cell table:formula="of:=MID([.A465];7;SEARCH(&quot;=&quot;;[.A465])-7)" office:value-type="string" office:string-value="249">
            <text:p>249</text:p>
          </table:table-cell>
          <table:table-cell table:formula="of:=CONCATENATE(&quot;S&quot;;[.C465];&quot;=&quot;)" office:value-type="string" office:string-value="S249=">
            <text:p>S249=</text:p>
          </table:table-cell>
        </table:table-row>
        <table:table-row table:style-name="ro1">
          <table:table-cell office:value-type="string">
            <text:p><text:span text:style-name="T1">skill.249.descr=</text:span><text:span text:style-name="T2">01-05,1-3</text:span><text:span text:style-name="T1">:</text:span><text:span text:style-name="T2">+15/-30:+0/-60:-35/-90:-50/-110:-75</text:span></text:p>
          </table:table-cell>
          <table:table-cell table:formula="of:=MID([.A466];SEARCH(&quot;=&quot;;[.A466])+1;LEN([.A466]))" office:value-type="string" office:string-value="01-05,1-3:+15/-30:+0/-60:-35/-90:-50/-110:-75">
            <text:p>01-05,1-3:+15/-30:+0/-60:-35/-90:-50/-110:-75</text:p>
          </table:table-cell>
          <table:table-cell table:formula="of:=MID([.A466];7;SEARCH(&quot;=&quot;;[.A466])-7)" office:value-type="string" office:string-value="249.descr">
            <text:p>249.descr</text:p>
          </table:table-cell>
          <table:table-cell table:formula="of:=CONCATENATE(&quot;S&quot;;[.C466];&quot;=&quot;)" office:value-type="string" office:string-value="S249.descr=">
            <text:p>S249.descr=</text:p>
          </table:table-cell>
        </table:table-row>
        <table:table-row table:style-name="ro1">
          <table:table-cell office:value-type="string">
            <text:p><text:span text:style-name="T1">skill.250=</text:span><text:span text:style-name="T2">Armbrust</text:span><text:span text:style-name="T1"> </text:span><text:span text:style-name="T2">(schwer)</text:span></text:p>
          </table:table-cell>
          <table:table-cell table:formula="of:=MID([.A467];SEARCH(&quot;=&quot;;[.A467])+1;LEN([.A467]))" office:value-type="string" office:string-value="Armbrust (schwer)">
            <text:p>Armbrust (schwer)</text:p>
          </table:table-cell>
          <table:table-cell table:formula="of:=MID([.A467];7;SEARCH(&quot;=&quot;;[.A467])-7)" office:value-type="string" office:string-value="250">
            <text:p>250</text:p>
          </table:table-cell>
          <table:table-cell table:formula="of:=CONCATENATE(&quot;S&quot;;[.C467];&quot;=&quot;)" office:value-type="string" office:string-value="S250=">
            <text:p>S250=</text:p>
          </table:table-cell>
        </table:table-row>
        <table:table-row table:style-name="ro1">
          <table:table-cell office:value-type="string">
            <text:p><text:span text:style-name="T1">skill.250.descr=</text:span><text:span text:style-name="T2">01-04,1-3</text:span><text:span text:style-name="T1">:</text:span><text:span text:style-name="T2">+30/-30:+0/-60:-25/-90:-40/-110:-55</text:span></text:p>
          </table:table-cell>
          <table:table-cell table:formula="of:=MID([.A468];SEARCH(&quot;=&quot;;[.A468])+1;LEN([.A468]))" office:value-type="string" office:string-value="01-04,1-3:+30/-30:+0/-60:-25/-90:-40/-110:-55">
            <text:p>01-04,1-3:+30/-30:+0/-60:-25/-90:-40/-110:-55</text:p>
          </table:table-cell>
          <table:table-cell table:formula="of:=MID([.A468];7;SEARCH(&quot;=&quot;;[.A468])-7)" office:value-type="string" office:string-value="250.descr">
            <text:p>250.descr</text:p>
          </table:table-cell>
          <table:table-cell table:formula="of:=CONCATENATE(&quot;S&quot;;[.C468];&quot;=&quot;)" office:value-type="string" office:string-value="S250.descr=">
            <text:p>S250.descr=</text:p>
          </table:table-cell>
        </table:table-row>
        <table:table-row table:style-name="ro1">
          <table:table-cell office:value-type="string">
            <text:p><text:span text:style-name="T1">skill.282=</text:span><text:span text:style-name="T2">Kalta</text:span></text:p>
          </table:table-cell>
          <table:table-cell table:formula="of:=MID([.A469];SEARCH(&quot;=&quot;;[.A469])+1;LEN([.A469]))" office:value-type="string" office:string-value="Kalta">
            <text:p>Kalta</text:p>
          </table:table-cell>
          <table:table-cell table:formula="of:=MID([.A469];7;SEARCH(&quot;=&quot;;[.A469])-7)" office:value-type="string" office:string-value="282">
            <text:p>282</text:p>
          </table:table-cell>
          <table:table-cell table:formula="of:=CONCATENATE(&quot;S&quot;;[.C469];&quot;=&quot;)" office:value-type="string" office:string-value="S282=">
            <text:p>S282=</text:p>
          </table:table-cell>
        </table:table-row>
        <table:table-row table:style-name="ro1">
          <table:table-cell office:value-type="string">
            <text:p><text:span text:style-name="T1">skill.282.descr=</text:span><text:span text:style-name="T2">01-04,1-15</text:span><text:span text:style-name="T1">:</text:span><text:span text:style-name="T2">+0/-30:-20/-45:-40</text:span></text:p>
          </table:table-cell>
          <table:table-cell table:formula="of:=MID([.A470];SEARCH(&quot;=&quot;;[.A470])+1;LEN([.A470]))" office:value-type="string" office:string-value="01-04,1-15:+0/-30:-20/-45:-40">
            <text:p>01-04,1-15:+0/-30:-20/-45:-40</text:p>
          </table:table-cell>
          <table:table-cell table:formula="of:=MID([.A470];7;SEARCH(&quot;=&quot;;[.A470])-7)" office:value-type="string" office:string-value="282.descr">
            <text:p>282.descr</text:p>
          </table:table-cell>
          <table:table-cell table:formula="of:=CONCATENATE(&quot;S&quot;;[.C470];&quot;=&quot;)" office:value-type="string" office:string-value="S282.descr=">
            <text:p>S282.descr=</text:p>
          </table:table-cell>
        </table:table-row>
        <table:table-row table:style-name="ro1">
          <table:table-cell office:value-type="string">
            <text:p><text:span text:style-name="T1">skill.287=</text:span><text:span text:style-name="T2">Kompositbogen</text:span></text:p>
          </table:table-cell>
          <table:table-cell table:formula="of:=MID([.A471];SEARCH(&quot;=&quot;;[.A471])+1;LEN([.A471]))" office:value-type="string" office:string-value="Kompositbogen">
            <text:p>Kompositbogen</text:p>
          </table:table-cell>
          <table:table-cell table:formula="of:=MID([.A471];7;SEARCH(&quot;=&quot;;[.A471])-7)" office:value-type="string" office:string-value="287">
            <text:p>287</text:p>
          </table:table-cell>
          <table:table-cell table:formula="of:=CONCATENATE(&quot;S&quot;;[.C471];&quot;=&quot;)" office:value-type="string" office:string-value="S287=">
            <text:p>S287=</text:p>
          </table:table-cell>
        </table:table-row>
        <table:table-row table:style-name="ro1">
          <table:table-cell office:value-type="string">
            <text:p><text:span text:style-name="T1">skill.287.descr=</text:span><text:span text:style-name="T2">01-04,1-3</text:span><text:span text:style-name="T1">:</text:span><text:span text:style-name="T2">+25/-30:+0/-60:-35/-90:-60</text:span></text:p>
          </table:table-cell>
          <table:table-cell table:formula="of:=MID([.A472];SEARCH(&quot;=&quot;;[.A472])+1;LEN([.A472]))" office:value-type="string" office:string-value="01-04,1-3:+25/-30:+0/-60:-35/-90:-60">
            <text:p>01-04,1-3:+25/-30:+0/-60:-35/-90:-60</text:p>
          </table:table-cell>
          <table:table-cell table:formula="of:=MID([.A472];7;SEARCH(&quot;=&quot;;[.A472])-7)" office:value-type="string" office:string-value="287.descr">
            <text:p>287.descr</text:p>
          </table:table-cell>
          <table:table-cell table:formula="of:=CONCATENATE(&quot;S&quot;;[.C472];&quot;=&quot;)" office:value-type="string" office:string-value="S287.descr=">
            <text:p>S287.descr=</text:p>
          </table:table-cell>
        </table:table-row>
        <table:table-row table:style-name="ro1">
          <table:table-cell office:value-type="string">
            <text:p><text:span text:style-name="T1">skill.294=</text:span><text:span text:style-name="T2">Short</text:span><text:span text:style-name="T1"> </text:span><text:span text:style-name="T2">Bow</text:span></text:p>
          </table:table-cell>
          <table:table-cell table:formula="of:=MID([.A473];SEARCH(&quot;=&quot;;[.A473])+1;LEN([.A473]))" office:value-type="string" office:string-value="Short Bow">
            <text:p>Short Bow</text:p>
          </table:table-cell>
          <table:table-cell table:formula="of:=MID([.A473];7;SEARCH(&quot;=&quot;;[.A473])-7)" office:value-type="string" office:string-value="294">
            <text:p>294</text:p>
          </table:table-cell>
          <table:table-cell table:formula="of:=CONCATENATE(&quot;S&quot;;[.C473];&quot;=&quot;)" office:value-type="string" office:string-value="S294=">
            <text:p>S294=</text:p>
          </table:table-cell>
        </table:table-row>
        <table:table-row table:style-name="ro1">
          <table:table-cell office:value-type="string">
            <text:p><text:span text:style-name="T1">skill.294.descr=</text:span><text:span text:style-name="T2">01-04,1-3</text:span><text:span text:style-name="T1">:</text:span><text:span text:style-name="T2">+10/-30:+0/-55:-40/-75:-70</text:span></text:p>
          </table:table-cell>
          <table:table-cell table:formula="of:=MID([.A474];SEARCH(&quot;=&quot;;[.A474])+1;LEN([.A474]))" office:value-type="string" office:string-value="01-04,1-3:+10/-30:+0/-55:-40/-75:-70">
            <text:p>01-04,1-3:+10/-30:+0/-55:-40/-75:-70</text:p>
          </table:table-cell>
          <table:table-cell table:formula="of:=MID([.A474];7;SEARCH(&quot;=&quot;;[.A474])-7)" office:value-type="string" office:string-value="294.descr">
            <text:p>294.descr</text:p>
          </table:table-cell>
          <table:table-cell table:formula="of:=CONCATENATE(&quot;S&quot;;[.C474];&quot;=&quot;)" office:value-type="string" office:string-value="S294.descr=">
            <text:p>S294.descr=</text:p>
          </table:table-cell>
        </table:table-row>
        <table:table-row table:style-name="ro1">
          <table:table-cell office:value-type="string">
            <text:p><text:span text:style-name="T1">skill.299=</text:span><text:span text:style-name="T2">Long</text:span><text:span text:style-name="T1"> </text:span><text:span text:style-name="T2">Bow</text:span></text:p>
          </table:table-cell>
          <table:table-cell table:formula="of:=MID([.A475];SEARCH(&quot;=&quot;;[.A475])+1;LEN([.A475]))" office:value-type="string" office:string-value="Long Bow">
            <text:p>Long Bow</text:p>
          </table:table-cell>
          <table:table-cell table:formula="of:=MID([.A475];7;SEARCH(&quot;=&quot;;[.A475])-7)" office:value-type="string" office:string-value="299">
            <text:p>299</text:p>
          </table:table-cell>
          <table:table-cell table:formula="of:=CONCATENATE(&quot;S&quot;;[.C475];&quot;=&quot;)" office:value-type="string" office:string-value="S299=">
            <text:p>S299=</text:p>
          </table:table-cell>
        </table:table-row>
        <table:table-row table:style-name="ro1">
          <table:table-cell office:value-type="string">
            <text:p><text:span text:style-name="T1">skill.299.descr=</text:span><text:span text:style-name="T2">01-05,1-3</text:span><text:span text:style-name="T1">:</text:span><text:span text:style-name="T2">+20/-30:+0/-60:-30/-90:-40/-120:-50</text:span></text:p>
          </table:table-cell>
          <table:table-cell table:formula="of:=MID([.A476];SEARCH(&quot;=&quot;;[.A476])+1;LEN([.A476]))" office:value-type="string" office:string-value="01-05,1-3:+20/-30:+0/-60:-30/-90:-40/-120:-50">
            <text:p>01-05,1-3:+20/-30:+0/-60:-30/-90:-40/-120:-50</text:p>
          </table:table-cell>
          <table:table-cell table:formula="of:=MID([.A476];7;SEARCH(&quot;=&quot;;[.A476])-7)" office:value-type="string" office:string-value="299.descr">
            <text:p>299.descr</text:p>
          </table:table-cell>
          <table:table-cell table:formula="of:=CONCATENATE(&quot;S&quot;;[.C476];&quot;=&quot;)" office:value-type="string" office:string-value="S299.descr=">
            <text:p>S299.descr=</text:p>
          </table:table-cell>
        </table:table-row>
        <table:table-row table:style-name="ro1">
          <table:table-cell office:value-type="string">
            <text:p><text:span text:style-name="T1">skill.323=</text:span><text:span text:style-name="T2">Schleuder</text:span></text:p>
          </table:table-cell>
          <table:table-cell table:formula="of:=MID([.A477];SEARCH(&quot;=&quot;;[.A477])+1;LEN([.A477]))" office:value-type="string" office:string-value="Schleuder">
            <text:p>Schleuder</text:p>
          </table:table-cell>
          <table:table-cell table:formula="of:=MID([.A477];7;SEARCH(&quot;=&quot;;[.A477])-7)" office:value-type="string" office:string-value="323">
            <text:p>323</text:p>
          </table:table-cell>
          <table:table-cell table:formula="of:=CONCATENATE(&quot;S&quot;;[.C477];&quot;=&quot;)" office:value-type="string" office:string-value="S323=">
            <text:p>S323=</text:p>
          </table:table-cell>
        </table:table-row>
        <table:table-row table:style-name="ro1">
          <table:table-cell office:value-type="string">
            <text:p><text:span text:style-name="T1">skill.323.descr=</text:span><text:span text:style-name="T2">01-06,1-3</text:span><text:span text:style-name="T1">:</text:span><text:span text:style-name="T2">+15/-20:+0/-40:-40/-55:-65</text:span></text:p>
          </table:table-cell>
          <table:table-cell table:formula="of:=MID([.A478];SEARCH(&quot;=&quot;;[.A478])+1;LEN([.A478]))" office:value-type="string" office:string-value="01-06,1-3:+15/-20:+0/-40:-40/-55:-65">
            <text:p>01-06,1-3:+15/-20:+0/-40:-40/-55:-65</text:p>
          </table:table-cell>
          <table:table-cell table:formula="of:=MID([.A478];7;SEARCH(&quot;=&quot;;[.A478])-7)" office:value-type="string" office:string-value="323.descr">
            <text:p>323.descr</text:p>
          </table:table-cell>
          <table:table-cell table:formula="of:=CONCATENATE(&quot;S&quot;;[.C478];&quot;=&quot;)" office:value-type="string" office:string-value="S323.descr=">
            <text:p>S323.descr=</text:p>
          </table:table-cell>
        </table:table-row>
        <table:table-row table:style-name="ro1">
          <table:table-cell office:value-type="string">
            <text:p><text:span text:style-name="T1">skill.324=</text:span><text:span text:style-name="T2">Seilpfeil</text:span></text:p>
          </table:table-cell>
          <table:table-cell table:formula="of:=MID([.A479];SEARCH(&quot;=&quot;;[.A479])+1;LEN([.A479]))" office:value-type="string" office:string-value="Seilpfeil">
            <text:p>Seilpfeil</text:p>
          </table:table-cell>
          <table:table-cell table:formula="of:=MID([.A479];7;SEARCH(&quot;=&quot;;[.A479])-7)" office:value-type="string" office:string-value="324">
            <text:p>324</text:p>
          </table:table-cell>
          <table:table-cell table:formula="of:=CONCATENATE(&quot;S&quot;;[.C479];&quot;=&quot;)" office:value-type="string" office:string-value="S324=">
            <text:p>S324=</text:p>
          </table:table-cell>
        </table:table-row>
        <table:table-row table:style-name="ro1">
          <table:table-cell office:value-type="string">
            <text:p><text:span text:style-name="T1">skill.324.descr=</text:span><text:span text:style-name="T2">01-07,1-3</text:span><text:span text:style-name="T1">:</text:span><text:span text:style-name="T2">+0/-8:-10/Umklammerung</text:span><text:span text:style-name="T1"> </text:span><text:span text:style-name="T2">-20/2</text:span><text:span text:style-name="T1"> </text:span><text:span text:style-name="T2">Angriffe:</text:span><text:span text:style-name="T1"> </text:span><text:span text:style-name="T2">-10</text:span></text:p>
          </table:table-cell>
          <table:table-cell table:formula="of:=MID([.A480];SEARCH(&quot;=&quot;;[.A480])+1;LEN([.A480]))" office:value-type="string" office:string-value="01-07,1-3:+0/-8:-10/Umklammerung -20/2 Angriffe: -10">
            <text:p>01-07,1-3:+0/-8:-10/Umklammerung -20/2 Angriffe: -10</text:p>
          </table:table-cell>
          <table:table-cell table:formula="of:=MID([.A480];7;SEARCH(&quot;=&quot;;[.A480])-7)" office:value-type="string" office:string-value="324.descr">
            <text:p>324.descr</text:p>
          </table:table-cell>
          <table:table-cell table:formula="of:=CONCATENATE(&quot;S&quot;;[.C480];&quot;=&quot;)" office:value-type="string" office:string-value="S324.descr=">
            <text:p>S324.descr=</text:p>
          </table:table-cell>
        </table:table-row>
        <table:table-row table:style-name="ro1">
          <table:table-cell office:value-type="string">
            <text:p><text:span text:style-name="T1">skill.329=</text:span><text:span text:style-name="T2">Stabschleuder</text:span></text:p>
          </table:table-cell>
          <table:table-cell table:formula="of:=MID([.A481];SEARCH(&quot;=&quot;;[.A481])+1;LEN([.A481]))" office:value-type="string" office:string-value="Stabschleuder">
            <text:p>Stabschleuder</text:p>
          </table:table-cell>
          <table:table-cell table:formula="of:=MID([.A481];7;SEARCH(&quot;=&quot;;[.A481])-7)" office:value-type="string" office:string-value="329">
            <text:p>329</text:p>
          </table:table-cell>
          <table:table-cell table:formula="of:=CONCATENATE(&quot;S&quot;;[.C481];&quot;=&quot;)" office:value-type="string" office:string-value="S329=">
            <text:p>S329=</text:p>
          </table:table-cell>
        </table:table-row>
        <table:table-row table:style-name="ro1">
          <table:table-cell office:value-type="string">
            <text:p><text:span text:style-name="T1">skill.329.descr=</text:span><text:span text:style-name="T2">01-07,1-3</text:span><text:span text:style-name="T1">:</text:span><text:span text:style-name="T2">+10/-15:+0/-30:-30/-45:-60/80%</text:span><text:span text:style-name="T1"> </text:span><text:span text:style-name="T2">Vorbereitung</text:span></text:p>
          </table:table-cell>
          <table:table-cell table:formula="of:=MID([.A482];SEARCH(&quot;=&quot;;[.A482])+1;LEN([.A482]))" office:value-type="string" office:string-value="01-07,1-3:+10/-15:+0/-30:-30/-45:-60/80% Vorbereitung">
            <text:p>01-07,1-3:+10/-15:+0/-30:-30/-45:-60/80% Vorbereitung</text:p>
          </table:table-cell>
          <table:table-cell table:formula="of:=MID([.A482];7;SEARCH(&quot;=&quot;;[.A482])-7)" office:value-type="string" office:string-value="329.descr">
            <text:p>329.descr</text:p>
          </table:table-cell>
          <table:table-cell table:formula="of:=CONCATENATE(&quot;S&quot;;[.C482];&quot;=&quot;)" office:value-type="string" office:string-value="S329.descr=">
            <text:p>S329.descr=</text:p>
          </table:table-cell>
        </table:table-row>
        <table:table-row table:style-name="ro1">
          <table:table-cell table:style-name="ce3" office:value-type="string">
            <text:p># Waffen (Stange) (32)</text:p>
          </table:table-cell>
          <table:table-cell table:formula="of:=MID([.A483];SEARCH(&quot;=&quot;;[.A483])+1;LEN([.A483]))" office:value-type="float" office:value="0">
            <text:p>#WERT!</text:p>
          </table:table-cell>
          <table:table-cell table:formula="of:=MID([.A483];7;SEARCH(&quot;=&quot;;[.A483])-7)" office:value-type="float" office:value="0">
            <text:p>#WERT!</text:p>
          </table:table-cell>
          <table:table-cell table:formula="of:=CONCATENATE(&quot;S&quot;;[.C483];&quot;=&quot;)" office:value-type="float" office:value="0">
            <text:p>#WERT!</text:p>
          </table:table-cell>
        </table:table-row>
        <table:table-row table:style-name="ro1">
          <table:table-cell office:value-type="string">
            <text:p><text:span text:style-name="T1">skill.344=</text:span><text:span text:style-name="T2">Bardiche</text:span></text:p>
          </table:table-cell>
          <table:table-cell table:formula="of:=MID([.A484];SEARCH(&quot;=&quot;;[.A484])+1;LEN([.A484]))" office:value-type="string" office:string-value="Bardiche">
            <text:p>Bardiche</text:p>
          </table:table-cell>
          <table:table-cell table:formula="of:=MID([.A484];7;SEARCH(&quot;=&quot;;[.A484])-7)" office:value-type="string" office:string-value="344">
            <text:p>344</text:p>
          </table:table-cell>
          <table:table-cell table:formula="of:=CONCATENATE(&quot;S&quot;;[.C484];&quot;=&quot;)" office:value-type="string" office:string-value="S344=">
            <text:p>S344=</text:p>
          </table:table-cell>
        </table:table-row>
        <table:table-row table:style-name="ro1">
          <table:table-cell office:value-type="string">
            <text:p><text:span text:style-name="T1">skill.344.descr=</text:span><text:span text:style-name="T2">01-06,Schlag</text:span><text:span text:style-name="T1"> </text:span><text:span text:style-name="T2">-20</text:span></text:p>
          </table:table-cell>
          <table:table-cell table:formula="of:=MID([.A485];SEARCH(&quot;=&quot;;[.A485])+1;LEN([.A485]))" office:value-type="string" office:string-value="01-06,Schlag -20">
            <text:p>01-06,Schlag -20</text:p>
          </table:table-cell>
          <table:table-cell table:formula="of:=MID([.A485];7;SEARCH(&quot;=&quot;;[.A485])-7)" office:value-type="string" office:string-value="344.descr">
            <text:p>344.descr</text:p>
          </table:table-cell>
          <table:table-cell table:formula="of:=CONCATENATE(&quot;S&quot;;[.C485];&quot;=&quot;)" office:value-type="string" office:string-value="S344.descr=">
            <text:p>S344.descr=</text:p>
          </table:table-cell>
        </table:table-row>
        <table:table-row table:style-name="ro1">
          <table:table-cell office:value-type="string">
            <text:p><text:span text:style-name="T1">skill.264=</text:span><text:span text:style-name="T2">Dreiteiliger</text:span><text:span text:style-name="T1"> </text:span><text:span text:style-name="T2">Stab</text:span></text:p>
          </table:table-cell>
          <table:table-cell table:formula="of:=MID([.A486];SEARCH(&quot;=&quot;;[.A486])+1;LEN([.A486]))" office:value-type="string" office:string-value="Dreiteiliger Stab">
            <text:p>Dreiteiliger Stab</text:p>
          </table:table-cell>
          <table:table-cell table:formula="of:=MID([.A486];7;SEARCH(&quot;=&quot;;[.A486])-7)" office:value-type="string" office:string-value="264">
            <text:p>264</text:p>
          </table:table-cell>
          <table:table-cell table:formula="of:=CONCATENATE(&quot;S&quot;;[.C486];&quot;=&quot;)" office:value-type="string" office:string-value="S264=">
            <text:p>S264=</text:p>
          </table:table-cell>
        </table:table-row>
        <table:table-row table:style-name="ro1">
          <table:table-cell office:value-type="string">
            <text:p><text:span text:style-name="T1">skill.264.descr=</text:span><text:span text:style-name="T2">01-07,Ungleichgewicht</text:span><text:span text:style-name="T1"> </text:span><text:span text:style-name="T2">-20/Umklammern</text:span><text:span text:style-name="T1"> </text:span><text:span text:style-name="T2">-30</text:span></text:p>
          </table:table-cell>
          <table:table-cell table:formula="of:=MID([.A487];SEARCH(&quot;=&quot;;[.A487])+1;LEN([.A487]))" office:value-type="string" office:string-value="01-07,Ungleichgewicht -20/Umklammern -30">
            <text:p>01-07,Ungleichgewicht -20/Umklammern -30</text:p>
          </table:table-cell>
          <table:table-cell table:formula="of:=MID([.A487];7;SEARCH(&quot;=&quot;;[.A487])-7)" office:value-type="string" office:string-value="264.descr">
            <text:p>264.descr</text:p>
          </table:table-cell>
          <table:table-cell table:formula="of:=CONCATENATE(&quot;S&quot;;[.C487];&quot;=&quot;)" office:value-type="string" office:string-value="S264.descr=">
            <text:p>S264.descr=</text:p>
          </table:table-cell>
        </table:table-row>
        <table:table-row table:style-name="ro1">
          <table:table-cell office:value-type="string">
            <text:p><text:span text:style-name="T1">skill.265=</text:span><text:span text:style-name="T2">Dreizack</text:span></text:p>
          </table:table-cell>
          <table:table-cell table:formula="of:=MID([.A488];SEARCH(&quot;=&quot;;[.A488])+1;LEN([.A488]))" office:value-type="string" office:string-value="Dreizack">
            <text:p>Dreizack</text:p>
          </table:table-cell>
          <table:table-cell table:formula="of:=MID([.A488];7;SEARCH(&quot;=&quot;;[.A488])-7)" office:value-type="string" office:string-value="265">
            <text:p>265</text:p>
          </table:table-cell>
          <table:table-cell table:formula="of:=CONCATENATE(&quot;S&quot;;[.C488];&quot;=&quot;)" office:value-type="string" office:string-value="S265=">
            <text:p>S265=</text:p>
          </table:table-cell>
        </table:table-row>
        <table:table-row table:style-name="ro1">
          <table:table-cell office:value-type="string">
            <text:p><text:span text:style-name="T1">skill.265.descr=</text:span><text:span text:style-name="T2">01-06,Schlag</text:span><text:span text:style-name="T1"> </text:span><text:span text:style-name="T2">-30</text:span></text:p>
          </table:table-cell>
          <table:table-cell table:formula="of:=MID([.A489];SEARCH(&quot;=&quot;;[.A489])+1;LEN([.A489]))" office:value-type="string" office:string-value="01-06,Schlag -30">
            <text:p>01-06,Schlag -30</text:p>
          </table:table-cell>
          <table:table-cell table:formula="of:=MID([.A489];7;SEARCH(&quot;=&quot;;[.A489])-7)" office:value-type="string" office:string-value="265.descr">
            <text:p>265.descr</text:p>
          </table:table-cell>
          <table:table-cell table:formula="of:=CONCATENATE(&quot;S&quot;;[.C489];&quot;=&quot;)" office:value-type="string" office:string-value="S265.descr=">
            <text:p>S265.descr=</text:p>
          </table:table-cell>
        </table:table-row>
        <table:table-row table:style-name="ro1">
          <table:table-cell office:value-type="string">
            <text:p><text:span text:style-name="T1">skill.268=</text:span><text:span text:style-name="T2">Fauchard</text:span></text:p>
          </table:table-cell>
          <table:table-cell table:formula="of:=MID([.A490];SEARCH(&quot;=&quot;;[.A490])+1;LEN([.A490]))" office:value-type="string" office:string-value="Fauchard">
            <text:p>Fauchard</text:p>
          </table:table-cell>
          <table:table-cell table:formula="of:=MID([.A490];7;SEARCH(&quot;=&quot;;[.A490])-7)" office:value-type="string" office:string-value="268">
            <text:p>268</text:p>
          </table:table-cell>
          <table:table-cell table:formula="of:=CONCATENATE(&quot;S&quot;;[.C490];&quot;=&quot;)" office:value-type="string" office:string-value="S268=">
            <text:p>S268=</text:p>
          </table:table-cell>
        </table:table-row>
        <table:table-row table:style-name="ro1">
          <table:table-cell office:value-type="string">
            <text:p><text:span text:style-name="T1">skill.268.descr=</text:span><text:span text:style-name="T2">01-06,Schlag</text:span><text:span text:style-name="T1"> </text:span><text:span text:style-name="T2">-20/Stich</text:span><text:span text:style-name="T1"> </text:span><text:span text:style-name="T2">-10</text:span></text:p>
          </table:table-cell>
          <table:table-cell table:formula="of:=MID([.A491];SEARCH(&quot;=&quot;;[.A491])+1;LEN([.A491]))" office:value-type="string" office:string-value="01-06,Schlag -20/Stich -10">
            <text:p>01-06,Schlag -20/Stich -10</text:p>
          </table:table-cell>
          <table:table-cell table:formula="of:=MID([.A491];7;SEARCH(&quot;=&quot;;[.A491])-7)" office:value-type="string" office:string-value="268.descr">
            <text:p>268.descr</text:p>
          </table:table-cell>
          <table:table-cell table:formula="of:=CONCATENATE(&quot;S&quot;;[.C491];&quot;=&quot;)" office:value-type="string" office:string-value="S268.descr=">
            <text:p>S268.descr=</text:p>
          </table:table-cell>
        </table:table-row>
        <table:table-row table:style-name="ro1">
          <table:table-cell office:value-type="string">
            <text:p><text:span text:style-name="T1">skill.273=</text:span><text:span text:style-name="T2">Glaive</text:span></text:p>
          </table:table-cell>
          <table:table-cell table:formula="of:=MID([.A492];SEARCH(&quot;=&quot;;[.A492])+1;LEN([.A492]))" office:value-type="string" office:string-value="Glaive">
            <text:p>Glaive</text:p>
          </table:table-cell>
          <table:table-cell table:formula="of:=MID([.A492];7;SEARCH(&quot;=&quot;;[.A492])-7)" office:value-type="string" office:string-value="273">
            <text:p>273</text:p>
          </table:table-cell>
          <table:table-cell table:formula="of:=CONCATENATE(&quot;S&quot;;[.C492];&quot;=&quot;)" office:value-type="string" office:string-value="S273=">
            <text:p>S273=</text:p>
          </table:table-cell>
        </table:table-row>
        <table:table-row table:style-name="ro1">
          <table:table-cell office:value-type="string">
            <text:p><text:span text:style-name="T1">skill.273.descr=</text:span><text:span text:style-name="T2">01-06,Stich</text:span><text:span text:style-name="T1"> </text:span><text:span text:style-name="T2">-10/Schlag</text:span><text:span text:style-name="T1"> </text:span><text:span text:style-name="T2">-20</text:span></text:p>
          </table:table-cell>
          <table:table-cell table:formula="of:=MID([.A493];SEARCH(&quot;=&quot;;[.A493])+1;LEN([.A493]))" office:value-type="string" office:string-value="01-06,Stich -10/Schlag -20">
            <text:p>01-06,Stich -10/Schlag -20</text:p>
          </table:table-cell>
          <table:table-cell table:formula="of:=MID([.A493];7;SEARCH(&quot;=&quot;;[.A493])-7)" office:value-type="string" office:string-value="273.descr">
            <text:p>273.descr</text:p>
          </table:table-cell>
          <table:table-cell table:formula="of:=CONCATENATE(&quot;S&quot;;[.C493];&quot;=&quot;)" office:value-type="string" office:string-value="S273.descr=">
            <text:p>S273.descr=</text:p>
          </table:table-cell>
        </table:table-row>
        <table:table-row table:style-name="ro1">
          <table:table-cell office:value-type="string">
            <text:p><text:span text:style-name="T1">skill.275=</text:span><text:span text:style-name="T2">Guisarme</text:span></text:p>
          </table:table-cell>
          <table:table-cell table:formula="of:=MID([.A494];SEARCH(&quot;=&quot;;[.A494])+1;LEN([.A494]))" office:value-type="string" office:string-value="Guisarme">
            <text:p>Guisarme</text:p>
          </table:table-cell>
          <table:table-cell table:formula="of:=MID([.A494];7;SEARCH(&quot;=&quot;;[.A494])-7)" office:value-type="string" office:string-value="275">
            <text:p>275</text:p>
          </table:table-cell>
          <table:table-cell table:formula="of:=CONCATENATE(&quot;S&quot;;[.C494];&quot;=&quot;)" office:value-type="string" office:string-value="S275=">
            <text:p>S275=</text:p>
          </table:table-cell>
        </table:table-row>
        <table:table-row table:style-name="ro1">
          <table:table-cell office:value-type="string">
            <text:p><text:span text:style-name="T1">skill.275.descr=</text:span><text:span text:style-name="T2">01-06,Schlag</text:span><text:span text:style-name="T1"> </text:span><text:span text:style-name="T2">-20</text:span></text:p>
          </table:table-cell>
          <table:table-cell table:formula="of:=MID([.A495];SEARCH(&quot;=&quot;;[.A495])+1;LEN([.A495]))" office:value-type="string" office:string-value="01-06,Schlag -20">
            <text:p>01-06,Schlag -20</text:p>
          </table:table-cell>
          <table:table-cell table:formula="of:=MID([.A495];7;SEARCH(&quot;=&quot;;[.A495])-7)" office:value-type="string" office:string-value="275.descr">
            <text:p>275.descr</text:p>
          </table:table-cell>
          <table:table-cell table:formula="of:=CONCATENATE(&quot;S&quot;;[.C495];&quot;=&quot;)" office:value-type="string" office:string-value="S275.descr=">
            <text:p>S275.descr=</text:p>
          </table:table-cell>
        </table:table-row>
        <table:table-row table:style-name="ro1">
          <table:table-cell office:value-type="string">
            <text:p><text:span text:style-name="T1">skill.277=</text:span><text:span text:style-name="T2">Harpune</text:span></text:p>
          </table:table-cell>
          <table:table-cell table:formula="of:=MID([.A496];SEARCH(&quot;=&quot;;[.A496])+1;LEN([.A496]))" office:value-type="string" office:string-value="Harpune">
            <text:p>Harpune</text:p>
          </table:table-cell>
          <table:table-cell table:formula="of:=MID([.A496];7;SEARCH(&quot;=&quot;;[.A496])-7)" office:value-type="string" office:string-value="277">
            <text:p>277</text:p>
          </table:table-cell>
          <table:table-cell table:formula="of:=CONCATENATE(&quot;S&quot;;[.C496];&quot;=&quot;)" office:value-type="string" office:string-value="S277=">
            <text:p>S277=</text:p>
          </table:table-cell>
        </table:table-row>
        <table:table-row table:style-name="ro1">
          <table:table-cell office:value-type="string">
            <text:p><text:span text:style-name="T1">skill.277.descr=</text:span><text:span text:style-name="T2">01-04,Schlag</text:span><text:span text:style-name="T1"> </text:span><text:span text:style-name="T2">-10/Schnitt</text:span><text:span text:style-name="T1"> </text:span><text:span text:style-name="T2">-30</text:span></text:p>
          </table:table-cell>
          <table:table-cell table:formula="of:=MID([.A497];SEARCH(&quot;=&quot;;[.A497])+1;LEN([.A497]))" office:value-type="string" office:string-value="01-04,Schlag -10/Schnitt -30">
            <text:p>01-04,Schlag -10/Schnitt -30</text:p>
          </table:table-cell>
          <table:table-cell table:formula="of:=MID([.A497];7;SEARCH(&quot;=&quot;;[.A497])-7)" office:value-type="string" office:string-value="277.descr">
            <text:p>277.descr</text:p>
          </table:table-cell>
          <table:table-cell table:formula="of:=CONCATENATE(&quot;S&quot;;[.C497];&quot;=&quot;)" office:value-type="string" office:string-value="S277.descr=">
            <text:p>S277.descr=</text:p>
          </table:table-cell>
        </table:table-row>
        <table:table-row table:style-name="ro1">
          <table:table-cell office:value-type="string">
            <text:p><text:span text:style-name="T1">skill.278=</text:span><text:span text:style-name="T2">Hellebarde</text:span></text:p>
          </table:table-cell>
          <table:table-cell table:formula="of:=MID([.A498];SEARCH(&quot;=&quot;;[.A498])+1;LEN([.A498]))" office:value-type="string" office:string-value="Hellebarde">
            <text:p>Hellebarde</text:p>
          </table:table-cell>
          <table:table-cell table:formula="of:=MID([.A498];7;SEARCH(&quot;=&quot;;[.A498])-7)" office:value-type="string" office:string-value="278">
            <text:p>278</text:p>
          </table:table-cell>
          <table:table-cell table:formula="of:=CONCATENATE(&quot;S&quot;;[.C498];&quot;=&quot;)" office:value-type="string" office:string-value="S278=">
            <text:p>S278=</text:p>
          </table:table-cell>
        </table:table-row>
        <table:table-row table:style-name="ro1">
          <table:table-cell office:value-type="string">
            <text:p><text:span text:style-name="T1">skill.278.descr=</text:span><text:span text:style-name="T2">01-07,Schnitt</text:span><text:span text:style-name="T1"> </text:span><text:span text:style-name="T2">-20/Schlag</text:span><text:span text:style-name="T1"> </text:span><text:span text:style-name="T2">-20</text:span></text:p>
          </table:table-cell>
          <table:table-cell table:formula="of:=MID([.A499];SEARCH(&quot;=&quot;;[.A499])+1;LEN([.A499]))" office:value-type="string" office:string-value="01-07,Schnitt -20/Schlag -20">
            <text:p>01-07,Schnitt -20/Schlag -20</text:p>
          </table:table-cell>
          <table:table-cell table:formula="of:=MID([.A499];7;SEARCH(&quot;=&quot;;[.A499])-7)" office:value-type="string" office:string-value="278.descr">
            <text:p>278.descr</text:p>
          </table:table-cell>
          <table:table-cell table:formula="of:=CONCATENATE(&quot;S&quot;;[.C499];&quot;=&quot;)" office:value-type="string" office:string-value="S278.descr=">
            <text:p>S278.descr=</text:p>
          </table:table-cell>
        </table:table-row>
        <table:table-row table:style-name="ro1">
          <table:table-cell office:value-type="string">
            <text:p><text:span text:style-name="T1">skill.288=</text:span><text:span text:style-name="T2">Krähenschnabel</text:span></text:p>
          </table:table-cell>
          <table:table-cell table:formula="of:=MID([.A500];SEARCH(&quot;=&quot;;[.A500])+1;LEN([.A500]))" office:value-type="string" office:string-value="Krähenschnabel">
            <text:p>Krähenschnabel</text:p>
          </table:table-cell>
          <table:table-cell table:formula="of:=MID([.A500];7;SEARCH(&quot;=&quot;;[.A500])-7)" office:value-type="string" office:string-value="288">
            <text:p>288</text:p>
          </table:table-cell>
          <table:table-cell table:formula="of:=CONCATENATE(&quot;S&quot;;[.C500];&quot;=&quot;)" office:value-type="string" office:string-value="S288=">
            <text:p>S288=</text:p>
          </table:table-cell>
        </table:table-row>
        <table:table-row table:style-name="ro1">
          <table:table-cell office:value-type="string">
            <text:p><text:span text:style-name="T1">skill.288.descr=</text:span><text:span text:style-name="T2">01-06,Schlag</text:span><text:span text:style-name="T1"> </text:span><text:span text:style-name="T2">-15</text:span></text:p>
          </table:table-cell>
          <table:table-cell table:formula="of:=MID([.A501];SEARCH(&quot;=&quot;;[.A501])+1;LEN([.A501]))" office:value-type="string" office:string-value="01-06,Schlag -15">
            <text:p>01-06,Schlag -15</text:p>
          </table:table-cell>
          <table:table-cell table:formula="of:=MID([.A501];7;SEARCH(&quot;=&quot;;[.A501])-7)" office:value-type="string" office:string-value="288.descr">
            <text:p>288.descr</text:p>
          </table:table-cell>
          <table:table-cell table:formula="of:=CONCATENATE(&quot;S&quot;;[.C501];&quot;=&quot;)" office:value-type="string" office:string-value="S288.descr=">
            <text:p>S288.descr=</text:p>
          </table:table-cell>
        </table:table-row>
        <table:table-row table:style-name="ro1">
          <table:table-cell office:value-type="string">
            <text:p><text:span text:style-name="T1">skill.302=</text:span><text:span text:style-name="T2">Lanze</text:span></text:p>
          </table:table-cell>
          <table:table-cell table:formula="of:=MID([.A502];SEARCH(&quot;=&quot;;[.A502])+1;LEN([.A502]))" office:value-type="string" office:string-value="Lanze">
            <text:p>Lanze</text:p>
          </table:table-cell>
          <table:table-cell table:formula="of:=MID([.A502];7;SEARCH(&quot;=&quot;;[.A502])-7)" office:value-type="string" office:string-value="302">
            <text:p>302</text:p>
          </table:table-cell>
          <table:table-cell table:formula="of:=CONCATENATE(&quot;S&quot;;[.C502];&quot;=&quot;)" office:value-type="string" office:string-value="S302=">
            <text:p>S302=</text:p>
          </table:table-cell>
        </table:table-row>
        <table:table-row table:style-name="ro1">
          <table:table-cell office:value-type="string">
            <text:p><text:span text:style-name="T1">skill.302.descr=</text:span><text:span text:style-name="T2">01-07,Schlag</text:span><text:span text:style-name="T1"> </text:span><text:span text:style-name="T2">-20</text:span></text:p>
          </table:table-cell>
          <table:table-cell table:formula="of:=MID([.A503];SEARCH(&quot;=&quot;;[.A503])+1;LEN([.A503]))" office:value-type="string" office:string-value="01-07,Schlag -20">
            <text:p>01-07,Schlag -20</text:p>
          </table:table-cell>
          <table:table-cell table:formula="of:=MID([.A503];7;SEARCH(&quot;=&quot;;[.A503])-7)" office:value-type="string" office:string-value="302.descr">
            <text:p>302.descr</text:p>
          </table:table-cell>
          <table:table-cell table:formula="of:=CONCATENATE(&quot;S&quot;;[.C503];&quot;=&quot;)" office:value-type="string" office:string-value="S302.descr=">
            <text:p>S302.descr=</text:p>
          </table:table-cell>
        </table:table-row>
        <table:table-row table:style-name="ro1">
          <table:table-cell office:value-type="string">
            <text:p><text:span text:style-name="T1">skill.304=</text:span><text:span text:style-name="T2">Luzerner</text:span><text:span text:style-name="T1"> </text:span><text:span text:style-name="T2">Hammer</text:span></text:p>
          </table:table-cell>
          <table:table-cell table:formula="of:=MID([.A504];SEARCH(&quot;=&quot;;[.A504])+1;LEN([.A504]))" office:value-type="string" office:string-value="Luzerner Hammer">
            <text:p>Luzerner Hammer</text:p>
          </table:table-cell>
          <table:table-cell table:formula="of:=MID([.A504];7;SEARCH(&quot;=&quot;;[.A504])-7)" office:value-type="string" office:string-value="304">
            <text:p>304</text:p>
          </table:table-cell>
          <table:table-cell table:formula="of:=CONCATENATE(&quot;S&quot;;[.C504];&quot;=&quot;)" office:value-type="string" office:string-value="S304=">
            <text:p>S304=</text:p>
          </table:table-cell>
        </table:table-row>
        <table:table-row table:style-name="ro1">
          <table:table-cell office:value-type="string">
            <text:p><text:span text:style-name="T1">skill.304.descr=</text:span><text:span text:style-name="T2">01-07,Schlag</text:span><text:span text:style-name="T1"> </text:span><text:span text:style-name="T2">-10/Schnitt</text:span><text:span text:style-name="T1"> </text:span><text:span text:style-name="T2">-30</text:span></text:p>
          </table:table-cell>
          <table:table-cell table:formula="of:=MID([.A505];SEARCH(&quot;=&quot;;[.A505])+1;LEN([.A505]))" office:value-type="string" office:string-value="01-07,Schlag -10/Schnitt -30">
            <text:p>01-07,Schlag -10/Schnitt -30</text:p>
          </table:table-cell>
          <table:table-cell table:formula="of:=MID([.A505];7;SEARCH(&quot;=&quot;;[.A505])-7)" office:value-type="string" office:string-value="304.descr">
            <text:p>304.descr</text:p>
          </table:table-cell>
          <table:table-cell table:formula="of:=CONCATENATE(&quot;S&quot;;[.C505];&quot;=&quot;)" office:value-type="string" office:string-value="S304.descr=">
            <text:p>S304.descr=</text:p>
          </table:table-cell>
        </table:table-row>
        <table:table-row table:style-name="ro1">
          <table:table-cell office:value-type="string">
            <text:p><text:span text:style-name="T1">skill.305=</text:span><text:span text:style-name="T2">Mannfänger</text:span></text:p>
          </table:table-cell>
          <table:table-cell table:formula="of:=MID([.A506];SEARCH(&quot;=&quot;;[.A506])+1;LEN([.A506]))" office:value-type="string" office:string-value="Mannfänger">
            <text:p>Mannfänger</text:p>
          </table:table-cell>
          <table:table-cell table:formula="of:=MID([.A506];7;SEARCH(&quot;=&quot;;[.A506])-7)" office:value-type="string" office:string-value="305">
            <text:p>305</text:p>
          </table:table-cell>
          <table:table-cell table:formula="of:=CONCATENATE(&quot;S&quot;;[.C506];&quot;=&quot;)" office:value-type="string" office:string-value="S305=">
            <text:p>S305=</text:p>
          </table:table-cell>
        </table:table-row>
        <table:table-row table:style-name="ro1">
          <table:table-cell office:value-type="string">
            <text:p><text:span text:style-name="T1">skill.305.descr=</text:span><text:span text:style-name="T2">01-06,Schlag</text:span><text:span text:style-name="T1"> </text:span><text:span text:style-name="T2">-20</text:span></text:p>
          </table:table-cell>
          <table:table-cell table:formula="of:=MID([.A507];SEARCH(&quot;=&quot;;[.A507])+1;LEN([.A507]))" office:value-type="string" office:string-value="01-06,Schlag -20">
            <text:p>01-06,Schlag -20</text:p>
          </table:table-cell>
          <table:table-cell table:formula="of:=MID([.A507];7;SEARCH(&quot;=&quot;;[.A507])-7)" office:value-type="string" office:string-value="305.descr">
            <text:p>305.descr</text:p>
          </table:table-cell>
          <table:table-cell table:formula="of:=CONCATENATE(&quot;S&quot;;[.C507];&quot;=&quot;)" office:value-type="string" office:string-value="S305.descr=">
            <text:p>S305.descr=</text:p>
          </table:table-cell>
        </table:table-row>
        <table:table-row table:style-name="ro1">
          <table:table-cell office:value-type="string">
            <text:p><text:span text:style-name="T1">skill.307=</text:span><text:span text:style-name="T2">Militärgabel</text:span></text:p>
          </table:table-cell>
          <table:table-cell table:formula="of:=MID([.A508];SEARCH(&quot;=&quot;;[.A508])+1;LEN([.A508]))" office:value-type="string" office:string-value="Militärgabel">
            <text:p>Militärgabel</text:p>
          </table:table-cell>
          <table:table-cell table:formula="of:=MID([.A508];7;SEARCH(&quot;=&quot;;[.A508])-7)" office:value-type="string" office:string-value="307">
            <text:p>307</text:p>
          </table:table-cell>
          <table:table-cell table:formula="of:=CONCATENATE(&quot;S&quot;;[.C508];&quot;=&quot;)" office:value-type="string" office:string-value="S307=">
            <text:p>S307=</text:p>
          </table:table-cell>
        </table:table-row>
        <table:table-row table:style-name="ro1">
          <table:table-cell office:value-type="string">
            <text:p><text:span text:style-name="T1">skill.307.descr=</text:span><text:span text:style-name="T2">01-06,Schlag</text:span><text:span text:style-name="T1"> </text:span><text:span text:style-name="T2">-20/Schnitt</text:span><text:span text:style-name="T1"> </text:span><text:span text:style-name="T2">-30</text:span></text:p>
          </table:table-cell>
          <table:table-cell table:formula="of:=MID([.A509];SEARCH(&quot;=&quot;;[.A509])+1;LEN([.A509]))" office:value-type="string" office:string-value="01-06,Schlag -20/Schnitt -30">
            <text:p>01-06,Schlag -20/Schnitt -30</text:p>
          </table:table-cell>
          <table:table-cell table:formula="of:=MID([.A509];7;SEARCH(&quot;=&quot;;[.A509])-7)" office:value-type="string" office:string-value="307.descr">
            <text:p>307.descr</text:p>
          </table:table-cell>
          <table:table-cell table:formula="of:=CONCATENATE(&quot;S&quot;;[.C509];&quot;=&quot;)" office:value-type="string" office:string-value="S307.descr=">
            <text:p>S307.descr=</text:p>
          </table:table-cell>
        </table:table-row>
        <table:table-row table:style-name="ro1">
          <table:table-cell office:value-type="string">
            <text:p><text:span text:style-name="T1">skill.308=</text:span><text:span text:style-name="T2">Mordaxt</text:span></text:p>
          </table:table-cell>
          <table:table-cell table:formula="of:=MID([.A510];SEARCH(&quot;=&quot;;[.A510])+1;LEN([.A510]))" office:value-type="string" office:string-value="Mordaxt">
            <text:p>Mordaxt</text:p>
          </table:table-cell>
          <table:table-cell table:formula="of:=MID([.A510];7;SEARCH(&quot;=&quot;;[.A510])-7)" office:value-type="string" office:string-value="308">
            <text:p>308</text:p>
          </table:table-cell>
          <table:table-cell table:formula="of:=CONCATENATE(&quot;S&quot;;[.C510];&quot;=&quot;)" office:value-type="string" office:string-value="S308=">
            <text:p>S308=</text:p>
          </table:table-cell>
        </table:table-row>
        <table:table-row table:style-name="ro1">
          <table:table-cell office:value-type="string">
            <text:p><text:span text:style-name="T1">skill.308.descr=</text:span><text:span text:style-name="T2">01-07,Schlag</text:span><text:span text:style-name="T1"> </text:span><text:span text:style-name="T2">-20</text:span></text:p>
          </table:table-cell>
          <table:table-cell table:formula="of:=MID([.A511];SEARCH(&quot;=&quot;;[.A511])+1;LEN([.A511]))" office:value-type="string" office:string-value="01-07,Schlag -20">
            <text:p>01-07,Schlag -20</text:p>
          </table:table-cell>
          <table:table-cell table:formula="of:=MID([.A511];7;SEARCH(&quot;=&quot;;[.A511])-7)" office:value-type="string" office:string-value="308.descr">
            <text:p>308.descr</text:p>
          </table:table-cell>
          <table:table-cell table:formula="of:=CONCATENATE(&quot;S&quot;;[.C511];&quot;=&quot;)" office:value-type="string" office:string-value="S308.descr=">
            <text:p>S308.descr=</text:p>
          </table:table-cell>
        </table:table-row>
        <table:table-row table:style-name="ro1">
          <table:table-cell office:value-type="string">
            <text:p><text:span text:style-name="T1">skill.345=</text:span><text:span text:style-name="T2">Nagamaki</text:span></text:p>
          </table:table-cell>
          <table:table-cell table:formula="of:=MID([.A512];SEARCH(&quot;=&quot;;[.A512])+1;LEN([.A512]))" office:value-type="string" office:string-value="Nagamaki">
            <text:p>Nagamaki</text:p>
          </table:table-cell>
          <table:table-cell table:formula="of:=MID([.A512];7;SEARCH(&quot;=&quot;;[.A512])-7)" office:value-type="string" office:string-value="345">
            <text:p>345</text:p>
          </table:table-cell>
          <table:table-cell table:formula="of:=CONCATENATE(&quot;S&quot;;[.C512];&quot;=&quot;)" office:value-type="string" office:string-value="S345=">
            <text:p>S345=</text:p>
          </table:table-cell>
        </table:table-row>
        <table:table-row table:style-name="ro1">
          <table:table-cell office:value-type="string">
            <text:p><text:span text:style-name="T1">skill.345.descr=</text:span><text:span text:style-name="T2">01-07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513];SEARCH(&quot;=&quot;;[.A513])+1;LEN([.A513]))" office:value-type="string" office:string-value="01-07,Schlag -10/Stich -10">
            <text:p>01-07,Schlag -10/Stich -10</text:p>
          </table:table-cell>
          <table:table-cell table:formula="of:=MID([.A513];7;SEARCH(&quot;=&quot;;[.A513])-7)" office:value-type="string" office:string-value="345.descr">
            <text:p>345.descr</text:p>
          </table:table-cell>
          <table:table-cell table:formula="of:=CONCATENATE(&quot;S&quot;;[.C513];&quot;=&quot;)" office:value-type="string" office:string-value="S345.descr=">
            <text:p>S345.descr=</text:p>
          </table:table-cell>
        </table:table-row>
        <table:table-row table:style-name="ro1">
          <table:table-cell office:value-type="string">
            <text:p><text:span text:style-name="T1">skill.310=</text:span><text:span text:style-name="T2">Naginata</text:span></text:p>
          </table:table-cell>
          <table:table-cell table:formula="of:=MID([.A514];SEARCH(&quot;=&quot;;[.A514])+1;LEN([.A514]))" office:value-type="string" office:string-value="Naginata">
            <text:p>Naginata</text:p>
          </table:table-cell>
          <table:table-cell table:formula="of:=MID([.A514];7;SEARCH(&quot;=&quot;;[.A514])-7)" office:value-type="string" office:string-value="310">
            <text:p>310</text:p>
          </table:table-cell>
          <table:table-cell table:formula="of:=CONCATENATE(&quot;S&quot;;[.C514];&quot;=&quot;)" office:value-type="string" office:string-value="S310=">
            <text:p>S310=</text:p>
          </table:table-cell>
        </table:table-row>
        <table:table-row table:style-name="ro1">
          <table:table-cell office:value-type="string">
            <text:p><text:span text:style-name="T1">skill.310.descr=</text:span><text:span text:style-name="T2">01-05,Schlag</text:span><text:span text:style-name="T1"> </text:span><text:span text:style-name="T2">-10/Stich</text:span><text:span text:style-name="T1"> </text:span><text:span text:style-name="T2">-10</text:span></text:p>
          </table:table-cell>
          <table:table-cell table:formula="of:=MID([.A515];SEARCH(&quot;=&quot;;[.A515])+1;LEN([.A515]))" office:value-type="string" office:string-value="01-05,Schlag -10/Stich -10">
            <text:p>01-05,Schlag -10/Stich -10</text:p>
          </table:table-cell>
          <table:table-cell table:formula="of:=MID([.A515];7;SEARCH(&quot;=&quot;;[.A515])-7)" office:value-type="string" office:string-value="310.descr">
            <text:p>310.descr</text:p>
          </table:table-cell>
          <table:table-cell table:formula="of:=CONCATENATE(&quot;S&quot;;[.C515];&quot;=&quot;)" office:value-type="string" office:string-value="S310.descr=">
            <text:p>S310.descr=</text:p>
          </table:table-cell>
        </table:table-row>
        <table:table-row table:style-name="ro1">
          <table:table-cell office:value-type="string">
            <text:p><text:span text:style-name="T1">skill.326=</text:span><text:span text:style-name="T2">Pole</text:span><text:span text:style-name="T1"> </text:span><text:span text:style-name="T2">Arm</text:span></text:p>
          </table:table-cell>
          <table:table-cell table:formula="of:=MID([.A516];SEARCH(&quot;=&quot;;[.A516])+1;LEN([.A516]))" office:value-type="string" office:string-value="Pole Arm">
            <text:p>Pole Arm</text:p>
          </table:table-cell>
          <table:table-cell table:formula="of:=MID([.A516];7;SEARCH(&quot;=&quot;;[.A516])-7)" office:value-type="string" office:string-value="326">
            <text:p>326</text:p>
          </table:table-cell>
          <table:table-cell table:formula="of:=CONCATENATE(&quot;S&quot;;[.C516];&quot;=&quot;)" office:value-type="string" office:string-value="S326=">
            <text:p>S326=</text:p>
          </table:table-cell>
        </table:table-row>
        <table:table-row table:style-name="ro1">
          <table:table-cell office:value-type="string">
            <text:p><text:span text:style-name="T1">skill.326.descr=</text:span><text:span text:style-name="T2">01-05,Schnitt</text:span><text:span text:style-name="T1"> </text:span><text:span text:style-name="T2">-15/Schlag</text:span><text:span text:style-name="T1"> </text:span><text:span text:style-name="T2">-15</text:span></text:p>
          </table:table-cell>
          <table:table-cell table:formula="of:=MID([.A517];SEARCH(&quot;=&quot;;[.A517])+1;LEN([.A517]))" office:value-type="string" office:string-value="01-05,Schnitt -15/Schlag -15">
            <text:p>01-05,Schnitt -15/Schlag -15</text:p>
          </table:table-cell>
          <table:table-cell table:formula="of:=MID([.A517];7;SEARCH(&quot;=&quot;;[.A517])-7)" office:value-type="string" office:string-value="326.descr">
            <text:p>326.descr</text:p>
          </table:table-cell>
          <table:table-cell table:formula="of:=CONCATENATE(&quot;S&quot;;[.C517];&quot;=&quot;)" office:value-type="string" office:string-value="S326.descr=">
            <text:p>S326.descr=</text:p>
          </table:table-cell>
        </table:table-row>
        <table:table-row table:style-name="ro1">
          <table:table-cell office:value-type="string">
            <text:p><text:span text:style-name="T1">skill.327=</text:span><text:span text:style-name="T2">Pole</text:span><text:span text:style-name="T1"> </text:span><text:span text:style-name="T2">Arm</text:span><text:span text:style-name="T1"> </text:span><text:span text:style-name="T2">(heavy)</text:span></text:p>
          </table:table-cell>
          <table:table-cell table:formula="of:=MID([.A518];SEARCH(&quot;=&quot;;[.A518])+1;LEN([.A518]))" office:value-type="string" office:string-value="Pole Arm (heavy)">
            <text:p>Pole Arm (heavy)</text:p>
          </table:table-cell>
          <table:table-cell table:formula="of:=MID([.A518];7;SEARCH(&quot;=&quot;;[.A518])-7)" office:value-type="string" office:string-value="327">
            <text:p>327</text:p>
          </table:table-cell>
          <table:table-cell table:formula="of:=CONCATENATE(&quot;S&quot;;[.C518];&quot;=&quot;)" office:value-type="string" office:string-value="S327=">
            <text:p>S327=</text:p>
          </table:table-cell>
        </table:table-row>
        <table:table-row table:style-name="ro1">
          <table:table-cell office:value-type="string">
            <text:p><text:span text:style-name="T1">skill.327.descr=</text:span><text:span text:style-name="T2">01-06,Schlag</text:span><text:span text:style-name="T1"> </text:span><text:span text:style-name="T2">-10</text:span></text:p>
          </table:table-cell>
          <table:table-cell table:formula="of:=MID([.A519];SEARCH(&quot;=&quot;;[.A519])+1;LEN([.A519]))" office:value-type="string" office:string-value="01-06,Schlag -10">
            <text:p>01-06,Schlag -10</text:p>
          </table:table-cell>
          <table:table-cell table:formula="of:=MID([.A519];7;SEARCH(&quot;=&quot;;[.A519])-7)" office:value-type="string" office:string-value="327.descr">
            <text:p>327.descr</text:p>
          </table:table-cell>
          <table:table-cell table:formula="of:=CONCATENATE(&quot;S&quot;;[.C519];&quot;=&quot;)" office:value-type="string" office:string-value="S327.descr=">
            <text:p>S327.descr=</text:p>
          </table:table-cell>
        </table:table-row>
        <table:table-row table:style-name="ro1">
          <table:table-cell office:value-type="string">
            <text:p><text:span text:style-name="T1">skill.328=</text:span><text:span text:style-name="T2">Spitzaxt</text:span></text:p>
          </table:table-cell>
          <table:table-cell table:formula="of:=MID([.A520];SEARCH(&quot;=&quot;;[.A520])+1;LEN([.A520]))" office:value-type="string" office:string-value="Spitzaxt">
            <text:p>Spitzaxt</text:p>
          </table:table-cell>
          <table:table-cell table:formula="of:=MID([.A520];7;SEARCH(&quot;=&quot;;[.A520])-7)" office:value-type="string" office:string-value="328">
            <text:p>328</text:p>
          </table:table-cell>
          <table:table-cell table:formula="of:=CONCATENATE(&quot;S&quot;;[.C520];&quot;=&quot;)" office:value-type="string" office:string-value="S328=">
            <text:p>S328=</text:p>
          </table:table-cell>
        </table:table-row>
        <table:table-row table:style-name="ro1">
          <table:table-cell office:value-type="string">
            <text:p><text:span text:style-name="T1">skill.328.descr=</text:span><text:span text:style-name="T2">01-07,Schnitt</text:span><text:span text:style-name="T1"> </text:span><text:span text:style-name="T2">-10/Schlag</text:span><text:span text:style-name="T1"> </text:span><text:span text:style-name="T2">-20</text:span></text:p>
          </table:table-cell>
          <table:table-cell table:formula="of:=MID([.A521];SEARCH(&quot;=&quot;;[.A521])+1;LEN([.A521]))" office:value-type="string" office:string-value="01-07,Schnitt -10/Schlag -20">
            <text:p>01-07,Schnitt -10/Schlag -20</text:p>
          </table:table-cell>
          <table:table-cell table:formula="of:=MID([.A521];7;SEARCH(&quot;=&quot;;[.A521])-7)" office:value-type="string" office:string-value="328.descr">
            <text:p>328.descr</text:p>
          </table:table-cell>
          <table:table-cell table:formula="of:=CONCATENATE(&quot;S&quot;;[.C521];&quot;=&quot;)" office:value-type="string" office:string-value="S328.descr=">
            <text:p>S328.descr=</text:p>
          </table:table-cell>
        </table:table-row>
        <table:table-row table:style-name="ro1">
          <table:table-cell office:value-type="string">
            <text:p><text:span text:style-name="T1">skill.337=</text:span><text:span text:style-name="T2">Wurfspeer</text:span></text:p>
          </table:table-cell>
          <table:table-cell table:formula="of:=MID([.A522];SEARCH(&quot;=&quot;;[.A522])+1;LEN([.A522]))" office:value-type="string" office:string-value="Wurfspeer">
            <text:p>Wurfspeer</text:p>
          </table:table-cell>
          <table:table-cell table:formula="of:=MID([.A522];7;SEARCH(&quot;=&quot;;[.A522])-7)" office:value-type="string" office:string-value="337">
            <text:p>337</text:p>
          </table:table-cell>
          <table:table-cell table:formula="of:=CONCATENATE(&quot;S&quot;;[.C522];&quot;=&quot;)" office:value-type="string" office:string-value="S337=">
            <text:p>S337=</text:p>
          </table:table-cell>
        </table:table-row>
        <table:table-row table:style-name="ro1">
          <table:table-cell office:value-type="string">
            <text:p><text:span text:style-name="T1">skill.337.descr=</text:span><text:span text:style-name="T2">01-04,</text:span></text:p>
          </table:table-cell>
          <table:table-cell table:formula="of:=MID([.A523];SEARCH(&quot;=&quot;;[.A523])+1;LEN([.A523]))" office:value-type="string" office:string-value="01-04,">
            <text:p>01-04,</text:p>
          </table:table-cell>
          <table:table-cell table:formula="of:=MID([.A523];7;SEARCH(&quot;=&quot;;[.A523])-7)" office:value-type="string" office:string-value="337.descr">
            <text:p>337.descr</text:p>
          </table:table-cell>
          <table:table-cell table:formula="of:=CONCATENATE(&quot;S&quot;;[.C523];&quot;=&quot;)" office:value-type="string" office:string-value="S337.descr=">
            <text:p>S337.descr=</text:p>
          </table:table-cell>
        </table:table-row>
        <table:table-row table:style-name="ro1">
          <table:table-cell office:value-type="string">
            <text:p><text:span text:style-name="T1">skill.251=</text:span><text:span text:style-name="T2">Atlatl/Woomera</text:span></text:p>
          </table:table-cell>
          <table:table-cell table:formula="of:=MID([.A524];SEARCH(&quot;=&quot;;[.A524])+1;LEN([.A524]))" office:value-type="string" office:string-value="Atlatl/Woomera">
            <text:p>Atlatl/Woomera</text:p>
          </table:table-cell>
          <table:table-cell table:formula="of:=MID([.A524];7;SEARCH(&quot;=&quot;;[.A524])-7)" office:value-type="string" office:string-value="251">
            <text:p>251</text:p>
          </table:table-cell>
          <table:table-cell table:formula="of:=CONCATENATE(&quot;S&quot;;[.C524];&quot;=&quot;)" office:value-type="string" office:string-value="S251=">
            <text:p>S251=</text:p>
          </table:table-cell>
        </table:table-row>
        <table:table-row table:style-name="ro1">
          <table:table-cell office:value-type="string">
            <text:p><text:span text:style-name="T1">skill.251.descr=</text:span><text:span text:style-name="T2">01-06,1-8</text:span><text:span text:style-name="T1">:</text:span><text:span text:style-name="T2">+0/-15:-10/-30:-30</text:span></text:p>
          </table:table-cell>
          <table:table-cell table:formula="of:=MID([.A525];SEARCH(&quot;=&quot;;[.A525])+1;LEN([.A525]))" office:value-type="string" office:string-value="01-06,1-8:+0/-15:-10/-30:-30">
            <text:p>01-06,1-8:+0/-15:-10/-30:-30</text:p>
          </table:table-cell>
          <table:table-cell table:formula="of:=MID([.A525];7;SEARCH(&quot;=&quot;;[.A525])-7)" office:value-type="string" office:string-value="251.descr">
            <text:p>251.descr</text:p>
          </table:table-cell>
          <table:table-cell table:formula="of:=CONCATENATE(&quot;S&quot;;[.C525];&quot;=&quot;)" office:value-type="string" office:string-value="S251.descr=">
            <text:p>S251.descr=</text:p>
          </table:table-cell>
        </table:table-row>
        <table:table-row table:style-name="ro1">
          <table:table-cell office:value-type="string">
            <text:p><text:span text:style-name="T1">skill.256=</text:span><text:span text:style-name="T2">Bola</text:span></text:p>
          </table:table-cell>
          <table:table-cell table:formula="of:=MID([.A526];SEARCH(&quot;=&quot;;[.A526])+1;LEN([.A526]))" office:value-type="string" office:string-value="Bola">
            <text:p>Bola</text:p>
          </table:table-cell>
          <table:table-cell table:formula="of:=MID([.A526];7;SEARCH(&quot;=&quot;;[.A526])-7)" office:value-type="string" office:string-value="256">
            <text:p>256</text:p>
          </table:table-cell>
          <table:table-cell table:formula="of:=CONCATENATE(&quot;S&quot;;[.C526];&quot;=&quot;)" office:value-type="string" office:string-value="S256=">
            <text:p>S256=</text:p>
          </table:table-cell>
        </table:table-row>
        <table:table-row table:style-name="ro1">
          <table:table-cell office:value-type="string">
            <text:p><text:span text:style-name="T1">skill.256.descr=</text:span><text:span text:style-name="T2">01-07,1-15</text:span><text:span text:style-name="T1">:</text:span><text:span text:style-name="T2">+0/-30:-20/-45:-40/</text:span><text:span text:style-name="T1"> </text:span><text:span text:style-name="T2">Schlag</text:span><text:span text:style-name="T1"> </text:span><text:span text:style-name="T2">-20</text:span></text:p>
          </table:table-cell>
          <table:table-cell table:formula="of:=MID([.A527];SEARCH(&quot;=&quot;;[.A527])+1;LEN([.A527]))" office:value-type="string" office:string-value="01-07,1-15:+0/-30:-20/-45:-40/ Schlag -20">
            <text:p>01-07,1-15:+0/-30:-20/-45:-40/ Schlag -20</text:p>
          </table:table-cell>
          <table:table-cell table:formula="of:=MID([.A527];7;SEARCH(&quot;=&quot;;[.A527])-7)" office:value-type="string" office:string-value="256.descr">
            <text:p>256.descr</text:p>
          </table:table-cell>
          <table:table-cell table:formula="of:=CONCATENATE(&quot;S&quot;;[.C527];&quot;=&quot;)" office:value-type="string" office:string-value="S256.descr=">
            <text:p>S256.descr=</text:p>
          </table:table-cell>
        </table:table-row>
        <table:table-row table:style-name="ro1">
          <table:table-cell office:value-type="string">
            <text:p><text:span text:style-name="T1">skill.258=</text:span><text:span text:style-name="T2">Bumerang</text:span></text:p>
          </table:table-cell>
          <table:table-cell table:formula="of:=MID([.A528];SEARCH(&quot;=&quot;;[.A528])+1;LEN([.A528]))" office:value-type="string" office:string-value="Bumerang">
            <text:p>Bumerang</text:p>
          </table:table-cell>
          <table:table-cell table:formula="of:=MID([.A528];7;SEARCH(&quot;=&quot;;[.A528])-7)" office:value-type="string" office:string-value="258">
            <text:p>258</text:p>
          </table:table-cell>
          <table:table-cell table:formula="of:=CONCATENATE(&quot;S&quot;;[.C528];&quot;=&quot;)" office:value-type="string" office:string-value="S258=">
            <text:p>S258=</text:p>
          </table:table-cell>
        </table:table-row>
        <table:table-row table:style-name="ro1">
          <table:table-cell office:value-type="string">
            <text:p><text:span text:style-name="T1">skill.258.descr=</text:span><text:span text:style-name="T2">01-04,1-8</text:span><text:span text:style-name="T1">:</text:span><text:span text:style-name="T2">+0/-15:-20/-30:-40</text:span></text:p>
          </table:table-cell>
          <table:table-cell table:formula="of:=MID([.A529];SEARCH(&quot;=&quot;;[.A529])+1;LEN([.A529]))" office:value-type="string" office:string-value="01-04,1-8:+0/-15:-20/-30:-40">
            <text:p>01-04,1-8:+0/-15:-20/-30:-40</text:p>
          </table:table-cell>
          <table:table-cell table:formula="of:=MID([.A529];7;SEARCH(&quot;=&quot;;[.A529])-7)" office:value-type="string" office:string-value="258.descr">
            <text:p>258.descr</text:p>
          </table:table-cell>
          <table:table-cell table:formula="of:=CONCATENATE(&quot;S&quot;;[.C529];&quot;=&quot;)" office:value-type="string" office:string-value="S258.descr=">
            <text:p>S258.descr=</text:p>
          </table:table-cell>
        </table:table-row>
        <table:table-row table:style-name="ro1">
          <table:table-cell office:value-type="string">
            <text:p><text:span text:style-name="T1">skill.260=</text:span><text:span text:style-name="T2">Chakram</text:span></text:p>
          </table:table-cell>
          <table:table-cell table:formula="of:=MID([.A530];SEARCH(&quot;=&quot;;[.A530])+1;LEN([.A530]))" office:value-type="string" office:string-value="Chakram">
            <text:p>Chakram</text:p>
          </table:table-cell>
          <table:table-cell table:formula="of:=MID([.A530];7;SEARCH(&quot;=&quot;;[.A530])-7)" office:value-type="string" office:string-value="260">
            <text:p>260</text:p>
          </table:table-cell>
          <table:table-cell table:formula="of:=CONCATENATE(&quot;S&quot;;[.C530];&quot;=&quot;)" office:value-type="string" office:string-value="S260=">
            <text:p>S260=</text:p>
          </table:table-cell>
        </table:table-row>
        <table:table-row table:style-name="ro1">
          <table:table-cell office:value-type="string">
            <text:p><text:span text:style-name="T1">skill.260.descr=</text:span><text:span text:style-name="T2">01-04,1-3</text:span><text:span text:style-name="T1">:</text:span><text:span text:style-name="T2">+10/-8:+0/-15:-10/-30:-20/-45:-30</text:span></text:p>
          </table:table-cell>
          <table:table-cell table:formula="of:=MID([.A531];SEARCH(&quot;=&quot;;[.A531])+1;LEN([.A531]))" office:value-type="string" office:string-value="01-04,1-3:+10/-8:+0/-15:-10/-30:-20/-45:-30">
            <text:p>01-04,1-3:+10/-8:+0/-15:-10/-30:-20/-45:-30</text:p>
          </table:table-cell>
          <table:table-cell table:formula="of:=MID([.A531];7;SEARCH(&quot;=&quot;;[.A531])-7)" office:value-type="string" office:string-value="260.descr">
            <text:p>260.descr</text:p>
          </table:table-cell>
          <table:table-cell table:formula="of:=CONCATENATE(&quot;S&quot;;[.C531];&quot;=&quot;)" office:value-type="string" office:string-value="S260.descr=">
            <text:p>S260.descr=</text:p>
          </table:table-cell>
        </table:table-row>
        <table:table-row table:style-name="ro1">
          <table:table-cell office:value-type="string">
            <text:p><text:span text:style-name="T1">skill.261=</text:span><text:span text:style-name="T2">Chegain</text:span></text:p>
          </table:table-cell>
          <table:table-cell table:formula="of:=MID([.A532];SEARCH(&quot;=&quot;;[.A532])+1;LEN([.A532]))" office:value-type="string" office:string-value="Chegain">
            <text:p>Chegain</text:p>
          </table:table-cell>
          <table:table-cell table:formula="of:=MID([.A532];7;SEARCH(&quot;=&quot;;[.A532])-7)" office:value-type="string" office:string-value="261">
            <text:p>261</text:p>
          </table:table-cell>
          <table:table-cell table:formula="of:=CONCATENATE(&quot;S&quot;;[.C532];&quot;=&quot;)" office:value-type="string" office:string-value="S261=">
            <text:p>S261=</text:p>
          </table:table-cell>
        </table:table-row>
        <table:table-row table:style-name="ro1">
          <table:table-cell office:value-type="string">
            <text:p><text:span text:style-name="T1">skill.261.descr=</text:span><text:span text:style-name="T2">01-04,1-15</text:span><text:span text:style-name="T1">:</text:span><text:span text:style-name="T2">+0/-30:-5/-45:-10</text:span></text:p>
          </table:table-cell>
          <table:table-cell table:formula="of:=MID([.A533];SEARCH(&quot;=&quot;;[.A533])+1;LEN([.A533]))" office:value-type="string" office:string-value="01-04,1-15:+0/-30:-5/-45:-10">
            <text:p>01-04,1-15:+0/-30:-5/-45:-10</text:p>
          </table:table-cell>
          <table:table-cell table:formula="of:=MID([.A533];7;SEARCH(&quot;=&quot;;[.A533])-7)" office:value-type="string" office:string-value="261.descr">
            <text:p>261.descr</text:p>
          </table:table-cell>
          <table:table-cell table:formula="of:=CONCATENATE(&quot;S&quot;;[.C533];&quot;=&quot;)" office:value-type="string" office:string-value="S261.descr=">
            <text:p>S261.descr=</text:p>
          </table:table-cell>
        </table:table-row>
        <table:table-row table:style-name="ro1">
          <table:table-cell office:value-type="string">
            <text:p><text:span text:style-name="T1">skill.271=</text:span><text:span text:style-name="T2">Gé</text:span></text:p>
          </table:table-cell>
          <table:table-cell table:formula="of:=MID([.A534];SEARCH(&quot;=&quot;;[.A534])+1;LEN([.A534]))" office:value-type="string" office:string-value="Gé">
            <text:p>Gé</text:p>
          </table:table-cell>
          <table:table-cell table:formula="of:=MID([.A534];7;SEARCH(&quot;=&quot;;[.A534])-7)" office:value-type="string" office:string-value="271">
            <text:p>271</text:p>
          </table:table-cell>
          <table:table-cell table:formula="of:=CONCATENATE(&quot;S&quot;;[.C534];&quot;=&quot;)" office:value-type="string" office:string-value="S271=">
            <text:p>S271=</text:p>
          </table:table-cell>
        </table:table-row>
        <table:table-row table:style-name="ro1">
          <table:table-cell office:value-type="string">
            <text:p><text:span text:style-name="T1">skill.271.descr=</text:span><text:span text:style-name="T2">01-08,1-15</text:span><text:span text:style-name="T1">:</text:span><text:span text:style-name="T2">+0/-30:-20/-45:-40/Umklammerung</text:span><text:span text:style-name="T1"> </text:span><text:span text:style-name="T2">-15</text:span></text:p>
          </table:table-cell>
          <table:table-cell table:formula="of:=MID([.A535];SEARCH(&quot;=&quot;;[.A535])+1;LEN([.A535]))" office:value-type="string" office:string-value="01-08,1-15:+0/-30:-20/-45:-40/Umklammerung -15">
            <text:p>01-08,1-15:+0/-30:-20/-45:-40/Umklammerung -15</text:p>
          </table:table-cell>
          <table:table-cell table:formula="of:=MID([.A535];7;SEARCH(&quot;=&quot;;[.A535])-7)" office:value-type="string" office:string-value="271.descr">
            <text:p>271.descr</text:p>
          </table:table-cell>
          <table:table-cell table:formula="of:=CONCATENATE(&quot;S&quot;;[.C535];&quot;=&quot;)" office:value-type="string" office:string-value="S271.descr=">
            <text:p>S271.descr=</text:p>
          </table:table-cell>
        </table:table-row>
        <table:table-row table:style-name="ro1">
          <table:table-cell office:value-type="string">
            <text:p><text:span text:style-name="T1">skill.279=</text:span><text:span text:style-name="T2">Ikasha</text:span></text:p>
          </table:table-cell>
          <table:table-cell table:formula="of:=MID([.A536];SEARCH(&quot;=&quot;;[.A536])+1;LEN([.A536]))" office:value-type="string" office:string-value="Ikasha">
            <text:p>Ikasha</text:p>
          </table:table-cell>
          <table:table-cell table:formula="of:=MID([.A536];7;SEARCH(&quot;=&quot;;[.A536])-7)" office:value-type="string" office:string-value="279">
            <text:p>279</text:p>
          </table:table-cell>
          <table:table-cell table:formula="of:=CONCATENATE(&quot;S&quot;;[.C536];&quot;=&quot;)" office:value-type="string" office:string-value="S279=">
            <text:p>S279=</text:p>
          </table:table-cell>
        </table:table-row>
        <table:table-row table:style-name="ro1">
          <table:table-cell office:value-type="string">
            <text:p><text:span text:style-name="T1">skill.279.descr=</text:span><text:span text:style-name="T2">01-05,1-3</text:span><text:span text:style-name="T1">:</text:span><text:span text:style-name="T2">+15/-8:+5/-15:+0/-30:-30/-45:-75</text:span></text:p>
          </table:table-cell>
          <table:table-cell table:formula="of:=MID([.A537];SEARCH(&quot;=&quot;;[.A537])+1;LEN([.A537]))" office:value-type="string" office:string-value="01-05,1-3:+15/-8:+5/-15:+0/-30:-30/-45:-75">
            <text:p>01-05,1-3:+15/-8:+5/-15:+0/-30:-30/-45:-75</text:p>
          </table:table-cell>
          <table:table-cell table:formula="of:=MID([.A537];7;SEARCH(&quot;=&quot;;[.A537])-7)" office:value-type="string" office:string-value="279.descr">
            <text:p>279.descr</text:p>
          </table:table-cell>
          <table:table-cell table:formula="of:=CONCATENATE(&quot;S&quot;;[.C537];&quot;=&quot;)" office:value-type="string" office:string-value="S279.descr=">
            <text:p>S279.descr=</text:p>
          </table:table-cell>
        </table:table-row>
        <table:table-row table:style-name="ro1">
          <table:table-cell office:value-type="string">
            <text:p><text:span text:style-name="T1">skill.303=</text:span><text:span text:style-name="T2">Lasso</text:span></text:p>
          </table:table-cell>
          <table:table-cell table:formula="of:=MID([.A538];SEARCH(&quot;=&quot;;[.A538])+1;LEN([.A538]))" office:value-type="string" office:string-value="Lasso">
            <text:p>Lasso</text:p>
          </table:table-cell>
          <table:table-cell table:formula="of:=MID([.A538];7;SEARCH(&quot;=&quot;;[.A538])-7)" office:value-type="string" office:string-value="303">
            <text:p>303</text:p>
          </table:table-cell>
          <table:table-cell table:formula="of:=CONCATENATE(&quot;S&quot;;[.C538];&quot;=&quot;)" office:value-type="string" office:string-value="S303=">
            <text:p>S303=</text:p>
          </table:table-cell>
        </table:table-row>
        <table:table-row table:style-name="ro1">
          <table:table-cell office:value-type="string">
            <text:p><text:span text:style-name="T1">skill.303.descr=</text:span><text:span text:style-name="T2">01-07,1-3</text:span><text:span text:style-name="T1">:</text:span><text:span text:style-name="T2">+0/-8:-10/-15:-30/150%</text:span><text:span text:style-name="T1"> </text:span><text:span text:style-name="T2">Vorbereitung</text:span></text:p>
          </table:table-cell>
          <table:table-cell table:formula="of:=MID([.A539];SEARCH(&quot;=&quot;;[.A539])+1;LEN([.A539]))" office:value-type="string" office:string-value="01-07,1-3:+0/-8:-10/-15:-30/150% Vorbereitung">
            <text:p>01-07,1-3:+0/-8:-10/-15:-30/150% Vorbereitung</text:p>
          </table:table-cell>
          <table:table-cell table:formula="of:=MID([.A539];7;SEARCH(&quot;=&quot;;[.A539])-7)" office:value-type="string" office:string-value="303.descr">
            <text:p>303.descr</text:p>
          </table:table-cell>
          <table:table-cell table:formula="of:=CONCATENATE(&quot;S&quot;;[.C539];&quot;=&quot;)" office:value-type="string" office:string-value="S303.descr=">
            <text:p>S303.descr=</text:p>
          </table:table-cell>
        </table:table-row>
        <table:table-row table:style-name="ro1">
          <table:table-cell office:value-type="string">
            <text:p><text:span text:style-name="T1">skill.325=</text:span><text:span text:style-name="T2">Shuriken</text:span></text:p>
          </table:table-cell>
          <table:table-cell table:formula="of:=MID([.A540];SEARCH(&quot;=&quot;;[.A540])+1;LEN([.A540]))" office:value-type="string" office:string-value="Shuriken">
            <text:p>Shuriken</text:p>
          </table:table-cell>
          <table:table-cell table:formula="of:=MID([.A540];7;SEARCH(&quot;=&quot;;[.A540])-7)" office:value-type="string" office:string-value="325">
            <text:p>325</text:p>
          </table:table-cell>
          <table:table-cell table:formula="of:=CONCATENATE(&quot;S&quot;;[.C540];&quot;=&quot;)" office:value-type="string" office:string-value="S325=">
            <text:p>S325=</text:p>
          </table:table-cell>
        </table:table-row>
        <table:table-row table:style-name="ro1">
          <table:table-cell office:value-type="string">
            <text:p><text:span text:style-name="T1">skill.325.descr=</text:span><text:span text:style-name="T2">01-02,1-3</text:span><text:span text:style-name="T1">:</text:span><text:span text:style-name="T2">+0/-15:-10/-30:-30/2</text:span><text:span text:style-name="T1"> </text:span><text:span text:style-name="T2">Angriffe:</text:span><text:span text:style-name="T1"> </text:span><text:span text:style-name="T2">-10</text:span></text:p>
          </table:table-cell>
          <table:table-cell table:formula="of:=MID([.A541];SEARCH(&quot;=&quot;;[.A541])+1;LEN([.A541]))" office:value-type="string" office:string-value="01-02,1-3:+0/-15:-10/-30:-30/2 Angriffe: -10">
            <text:p>01-02,1-3:+0/-15:-10/-30:-30/2 Angriffe: -10</text:p>
          </table:table-cell>
          <table:table-cell table:formula="of:=MID([.A541];7;SEARCH(&quot;=&quot;;[.A541])-7)" office:value-type="string" office:string-value="325.descr">
            <text:p>325.descr</text:p>
          </table:table-cell>
          <table:table-cell table:formula="of:=CONCATENATE(&quot;S&quot;;[.C541];&quot;=&quot;)" office:value-type="string" office:string-value="S325.descr=">
            <text:p>S325.descr=</text:p>
          </table:table-cell>
        </table:table-row>
        <table:table-row table:style-name="ro1">
          <table:table-cell office:value-type="string">
            <text:p><text:span text:style-name="T1">skill.336=</text:span><text:span text:style-name="T2">Wurfpfeil</text:span></text:p>
          </table:table-cell>
          <table:table-cell table:formula="of:=MID([.A542];SEARCH(&quot;=&quot;;[.A542])+1;LEN([.A542]))" office:value-type="string" office:string-value="Wurfpfeil">
            <text:p>Wurfpfeil</text:p>
          </table:table-cell>
          <table:table-cell table:formula="of:=MID([.A542];7;SEARCH(&quot;=&quot;;[.A542])-7)" office:value-type="string" office:string-value="336">
            <text:p>336</text:p>
          </table:table-cell>
          <table:table-cell table:formula="of:=CONCATENATE(&quot;S&quot;;[.C542];&quot;=&quot;)" office:value-type="string" office:string-value="S336=">
            <text:p>S336=</text:p>
          </table:table-cell>
        </table:table-row>
        <table:table-row table:style-name="ro1">
          <table:table-cell office:value-type="string">
            <text:p><text:span text:style-name="T1">skill.336.descr=</text:span><text:span text:style-name="T2">01-02,1-8</text:span><text:span text:style-name="T1">:</text:span><text:span text:style-name="T2">+0/-15:-10/-30:-30/2</text:span><text:span text:style-name="T1"> </text:span><text:span text:style-name="T2">Angriffe:</text:span><text:span text:style-name="T1"> </text:span><text:span text:style-name="T2">-10</text:span></text:p>
          </table:table-cell>
          <table:table-cell table:formula="of:=MID([.A543];SEARCH(&quot;=&quot;;[.A543])+1;LEN([.A543]))" office:value-type="string" office:string-value="01-02,1-8:+0/-15:-10/-30:-30/2 Angriffe: -10">
            <text:p>01-02,1-8:+0/-15:-10/-30:-30/2 Angriffe: -10</text:p>
          </table:table-cell>
          <table:table-cell table:formula="of:=MID([.A543];7;SEARCH(&quot;=&quot;;[.A543])-7)" office:value-type="string" office:string-value="336.descr">
            <text:p>336.descr</text:p>
          </table:table-cell>
          <table:table-cell table:formula="of:=CONCATENATE(&quot;S&quot;;[.C543];&quot;=&quot;)" office:value-type="string" office:string-value="S336.descr=">
            <text:p>S336.descr=</text:p>
          </table:table-cell>
        </table:table-row>
        <table:table-row table:style-name="ro1">
          <table:table-cell office:value-type="string">
            <text:p><text:span text:style-name="T1">skill.347=</text:span><text:span text:style-name="T2">Kurzschwert</text:span><text:span text:style-name="T1"> </text:span><text:span text:style-name="T2">(Thrown)</text:span></text:p>
          </table:table-cell>
          <table:table-cell table:formula="of:=MID([.A544];SEARCH(&quot;=&quot;;[.A544])+1;LEN([.A544]))" office:value-type="string" office:string-value="Kurzschwert (Thrown)">
            <text:p>Kurzschwert (Thrown)</text:p>
          </table:table-cell>
          <table:table-cell table:formula="of:=MID([.A544];7;SEARCH(&quot;=&quot;;[.A544])-7)" office:value-type="string" office:string-value="347">
            <text:p>347</text:p>
          </table:table-cell>
          <table:table-cell table:formula="of:=CONCATENATE(&quot;S&quot;;[.C544];&quot;=&quot;)" office:value-type="string" office:string-value="S347=">
            <text:p>S347=</text:p>
          </table:table-cell>
        </table:table-row>
        <table:table-row table:style-name="ro1">
          <table:table-cell office:value-type="string">
            <text:p><text:span text:style-name="T1">skill.347.descr=</text:span><text:span text:style-name="T2">01-02,1-3</text:span><text:span text:style-name="T1">:</text:span><text:span text:style-name="T2">-30</text:span></text:p>
          </table:table-cell>
          <table:table-cell table:formula="of:=MID([.A545];SEARCH(&quot;=&quot;;[.A545])+1;LEN([.A545]))" office:value-type="string" office:string-value="01-02,1-3:-30">
            <text:p>01-02,1-3:-30</text:p>
          </table:table-cell>
          <table:table-cell table:formula="of:=MID([.A545];7;SEARCH(&quot;=&quot;;[.A545])-7)" office:value-type="string" office:string-value="347.descr">
            <text:p>347.descr</text:p>
          </table:table-cell>
          <table:table-cell table:formula="of:=CONCATENATE(&quot;S&quot;;[.C545];&quot;=&quot;)" office:value-type="string" office:string-value="S347.descr=">
            <text:p>S347.descr=</text:p>
          </table:table-cell>
        </table:table-row>
        <table:table-row table:style-name="ro1">
          <table:table-cell office:value-type="string">
            <text:p><text:span text:style-name="T1">skill.348=</text:span><text:span text:style-name="T2">Kynac</text:span><text:span text:style-name="T1"> </text:span><text:span text:style-name="T2">(Thrown)</text:span></text:p>
          </table:table-cell>
          <table:table-cell table:formula="of:=MID([.A546];SEARCH(&quot;=&quot;;[.A546])+1;LEN([.A546]))" office:value-type="string" office:string-value="Kynac (Thrown)">
            <text:p>Kynac (Thrown)</text:p>
          </table:table-cell>
          <table:table-cell table:formula="of:=MID([.A546];7;SEARCH(&quot;=&quot;;[.A546])-7)" office:value-type="string" office:string-value="348">
            <text:p>348</text:p>
          </table:table-cell>
          <table:table-cell table:formula="of:=CONCATENATE(&quot;S&quot;;[.C546];&quot;=&quot;)" office:value-type="string" office:string-value="S348=">
            <text:p>S348=</text:p>
          </table:table-cell>
        </table:table-row>
        <table:table-row table:style-name="ro1">
          <table:table-cell office:value-type="string">
            <text:p><text:span text:style-name="T1">skill.348.descr=</text:span><text:span text:style-name="T2">01-02,1-15</text:span><text:span text:style-name="T1">:</text:span><text:span text:style-name="T2">+0/-30:-25/-45:-40</text:span></text:p>
          </table:table-cell>
          <table:table-cell table:formula="of:=MID([.A547];SEARCH(&quot;=&quot;;[.A547])+1;LEN([.A547]))" office:value-type="string" office:string-value="01-02,1-15:+0/-30:-25/-45:-40">
            <text:p>01-02,1-15:+0/-30:-25/-45:-40</text:p>
          </table:table-cell>
          <table:table-cell table:formula="of:=MID([.A547];7;SEARCH(&quot;=&quot;;[.A547])-7)" office:value-type="string" office:string-value="348.descr">
            <text:p>348.descr</text:p>
          </table:table-cell>
          <table:table-cell table:formula="of:=CONCATENATE(&quot;S&quot;;[.C547];&quot;=&quot;)" office:value-type="string" office:string-value="S348.descr=">
            <text:p>S348.descr=</text:p>
          </table:table-cell>
        </table:table-row>
        <table:table-row table:style-name="ro1">
          <table:table-cell office:value-type="string">
            <text:p><text:span text:style-name="T1">skill.349=</text:span><text:span text:style-name="T2">Kynac</text:span><text:span text:style-name="T1"> </text:span><text:span text:style-name="T2">lang</text:span><text:span text:style-name="T1"> </text:span><text:span text:style-name="T2">(Thrown)</text:span></text:p>
          </table:table-cell>
          <table:table-cell table:formula="of:=MID([.A548];SEARCH(&quot;=&quot;;[.A548])+1;LEN([.A548]))" office:value-type="string" office:string-value="Kynac lang (Thrown)">
            <text:p>Kynac lang (Thrown)</text:p>
          </table:table-cell>
          <table:table-cell table:formula="of:=MID([.A548];7;SEARCH(&quot;=&quot;;[.A548])-7)" office:value-type="string" office:string-value="349">
            <text:p>349</text:p>
          </table:table-cell>
          <table:table-cell table:formula="of:=CONCATENATE(&quot;S&quot;;[.C548];&quot;=&quot;)" office:value-type="string" office:string-value="S349=">
            <text:p>S349=</text:p>
          </table:table-cell>
        </table:table-row>
        <table:table-row table:style-name="ro1">
          <table:table-cell office:value-type="string">
            <text:p><text:span text:style-name="T1">skill.349.descr=</text:span><text:span text:style-name="T2">01-03,1-15</text:span><text:span text:style-name="T1">:</text:span><text:span text:style-name="T2">-20/-30:-50</text:span></text:p>
          </table:table-cell>
          <table:table-cell table:formula="of:=MID([.A549];SEARCH(&quot;=&quot;;[.A549])+1;LEN([.A549]))" office:value-type="string" office:string-value="01-03,1-15:-20/-30:-50">
            <text:p>01-03,1-15:-20/-30:-50</text:p>
          </table:table-cell>
          <table:table-cell table:formula="of:=MID([.A549];7;SEARCH(&quot;=&quot;;[.A549])-7)" office:value-type="string" office:string-value="349.descr">
            <text:p>349.descr</text:p>
          </table:table-cell>
          <table:table-cell table:formula="of:=CONCATENATE(&quot;S&quot;;[.C549];&quot;=&quot;)" office:value-type="string" office:string-value="S349.descr=">
            <text:p>S349.descr=</text:p>
          </table:table-cell>
        </table:table-row>
        <table:table-row table:style-name="ro1">
          <table:table-cell office:value-type="string">
            <text:p><text:span text:style-name="T1">skill.350=</text:span><text:span text:style-name="T2">Cabis</text:span><text:span text:style-name="T1"> </text:span><text:span text:style-name="T2">(Thrown)</text:span></text:p>
          </table:table-cell>
          <table:table-cell table:formula="of:=MID([.A550];SEARCH(&quot;=&quot;;[.A550])+1;LEN([.A550]))" office:value-type="string" office:string-value="Cabis (Thrown)">
            <text:p>Cabis (Thrown)</text:p>
          </table:table-cell>
          <table:table-cell table:formula="of:=MID([.A550];7;SEARCH(&quot;=&quot;;[.A550])-7)" office:value-type="string" office:string-value="350">
            <text:p>350</text:p>
          </table:table-cell>
          <table:table-cell table:formula="of:=CONCATENATE(&quot;S&quot;;[.C550];&quot;=&quot;)" office:value-type="string" office:string-value="S350=">
            <text:p>S350=</text:p>
          </table:table-cell>
        </table:table-row>
        <table:table-row table:style-name="ro1">
          <table:table-cell office:value-type="string">
            <text:p><text:span text:style-name="T1">skill.350.descr=</text:span><text:span text:style-name="T2">01-04,1-3</text:span><text:span text:style-name="T1">:</text:span><text:span text:style-name="T2">-15/-8:-30/-15:-45</text:span></text:p>
          </table:table-cell>
          <table:table-cell table:formula="of:=MID([.A551];SEARCH(&quot;=&quot;;[.A551])+1;LEN([.A551]))" office:value-type="string" office:string-value="01-04,1-3:-15/-8:-30/-15:-45">
            <text:p>01-04,1-3:-15/-8:-30/-15:-45</text:p>
          </table:table-cell>
          <table:table-cell table:formula="of:=MID([.A551];7;SEARCH(&quot;=&quot;;[.A551])-7)" office:value-type="string" office:string-value="350.descr">
            <text:p>350.descr</text:p>
          </table:table-cell>
          <table:table-cell table:formula="of:=CONCATENATE(&quot;S&quot;;[.C551];&quot;=&quot;)" office:value-type="string" office:string-value="S350.descr=">
            <text:p>S350.descr=</text:p>
          </table:table-cell>
        </table:table-row>
        <table:table-row table:style-name="ro1">
          <table:table-cell office:value-type="string">
            <text:p><text:span text:style-name="T1">skill.351=</text:span><text:span text:style-name="T2">Dagger</text:span><text:span text:style-name="T1"> </text:span><text:span text:style-name="T2">(Thrown)</text:span></text:p>
          </table:table-cell>
          <table:table-cell table:formula="of:=MID([.A552];SEARCH(&quot;=&quot;;[.A552])+1;LEN([.A552]))" office:value-type="string" office:string-value="Dagger (Thrown)">
            <text:p>Dagger (Thrown)</text:p>
          </table:table-cell>
          <table:table-cell table:formula="of:=MID([.A552];7;SEARCH(&quot;=&quot;;[.A552])-7)" office:value-type="string" office:string-value="351">
            <text:p>351</text:p>
          </table:table-cell>
          <table:table-cell table:formula="of:=CONCATENATE(&quot;S&quot;;[.C552];&quot;=&quot;)" office:value-type="string" office:string-value="S351=">
            <text:p>S351=</text:p>
          </table:table-cell>
        </table:table-row>
        <table:table-row table:style-name="ro1">
          <table:table-cell office:value-type="string">
            <text:p><text:span text:style-name="T1">skill.351.descr=</text:span><text:span text:style-name="T2">01,1-3</text:span><text:span text:style-name="T1">:</text:span><text:span text:style-name="T2">-10/-8:-20/-15:-30</text:span></text:p>
          </table:table-cell>
          <table:table-cell table:formula="of:=MID([.A553];SEARCH(&quot;=&quot;;[.A553])+1;LEN([.A553]))" office:value-type="string" office:string-value="01,1-3:-10/-8:-20/-15:-30">
            <text:p>01,1-3:-10/-8:-20/-15:-30</text:p>
          </table:table-cell>
          <table:table-cell table:formula="of:=MID([.A553];7;SEARCH(&quot;=&quot;;[.A553])-7)" office:value-type="string" office:string-value="351.descr">
            <text:p>351.descr</text:p>
          </table:table-cell>
          <table:table-cell table:formula="of:=CONCATENATE(&quot;S&quot;;[.C553];&quot;=&quot;)" office:value-type="string" office:string-value="S351.descr=">
            <text:p>S351.descr=</text:p>
          </table:table-cell>
        </table:table-row>
        <table:table-row table:style-name="ro1">
          <table:table-cell office:value-type="string">
            <text:p><text:span text:style-name="T1">skill.352=</text:span><text:span text:style-name="T2">Entermesser</text:span><text:span text:style-name="T1"> </text:span><text:span text:style-name="T2">(Thrown)</text:span></text:p>
          </table:table-cell>
          <table:table-cell table:formula="of:=MID([.A554];SEARCH(&quot;=&quot;;[.A554])+1;LEN([.A554]))" office:value-type="string" office:string-value="Entermesser (Thrown)">
            <text:p>Entermesser (Thrown)</text:p>
          </table:table-cell>
          <table:table-cell table:formula="of:=MID([.A554];7;SEARCH(&quot;=&quot;;[.A554])-7)" office:value-type="string" office:string-value="352">
            <text:p>352</text:p>
          </table:table-cell>
          <table:table-cell table:formula="of:=CONCATENATE(&quot;S&quot;;[.C554];&quot;=&quot;)" office:value-type="string" office:string-value="S352=">
            <text:p>S352=</text:p>
          </table:table-cell>
        </table:table-row>
        <table:table-row table:style-name="ro1">
          <table:table-cell office:value-type="string">
            <text:p><text:span text:style-name="T1">skill.352.descr=</text:span><text:span text:style-name="T2">01-03,1-3</text:span><text:span text:style-name="T1">:</text:span><text:span text:style-name="T2">-30</text:span></text:p>
          </table:table-cell>
          <table:table-cell table:formula="of:=MID([.A555];SEARCH(&quot;=&quot;;[.A555])+1;LEN([.A555]))" office:value-type="string" office:string-value="01-03,1-3:-30">
            <text:p>01-03,1-3:-30</text:p>
          </table:table-cell>
          <table:table-cell table:formula="of:=MID([.A555];7;SEARCH(&quot;=&quot;;[.A555])-7)" office:value-type="string" office:string-value="352.descr">
            <text:p>352.descr</text:p>
          </table:table-cell>
          <table:table-cell table:formula="of:=CONCATENATE(&quot;S&quot;;[.C555];&quot;=&quot;)" office:value-type="string" office:string-value="S352.descr=">
            <text:p>S352.descr=</text:p>
          </table:table-cell>
        </table:table-row>
        <table:table-row table:style-name="ro1">
          <table:table-cell office:value-type="string">
            <text:p><text:span text:style-name="T1">skill.353=</text:span><text:span text:style-name="T2">Hand</text:span><text:span text:style-name="T1"> </text:span><text:span text:style-name="T2">Axe</text:span><text:span text:style-name="T1"> </text:span><text:span text:style-name="T2">(Thrown)</text:span></text:p>
          </table:table-cell>
          <table:table-cell table:formula="of:=MID([.A556];SEARCH(&quot;=&quot;;[.A556])+1;LEN([.A556]))" office:value-type="string" office:string-value="Hand Axe (Thrown)">
            <text:p>Hand Axe (Thrown)</text:p>
          </table:table-cell>
          <table:table-cell table:formula="of:=MID([.A556];7;SEARCH(&quot;=&quot;;[.A556])-7)" office:value-type="string" office:string-value="353">
            <text:p>353</text:p>
          </table:table-cell>
          <table:table-cell table:formula="of:=CONCATENATE(&quot;S&quot;;[.C556];&quot;=&quot;)" office:value-type="string" office:string-value="S353=">
            <text:p>S353=</text:p>
          </table:table-cell>
        </table:table-row>
        <table:table-row table:style-name="ro1">
          <table:table-cell office:value-type="string">
            <text:p><text:span text:style-name="T1">skill.353.descr=</text:span><text:span text:style-name="T2">01-04,1-3</text:span><text:span text:style-name="T1">:</text:span><text:span text:style-name="T2">-15/-8:-30/-15:-45</text:span></text:p>
          </table:table-cell>
          <table:table-cell table:formula="of:=MID([.A557];SEARCH(&quot;=&quot;;[.A557])+1;LEN([.A557]))" office:value-type="string" office:string-value="01-04,1-3:-15/-8:-30/-15:-45">
            <text:p>01-04,1-3:-15/-8:-30/-15:-45</text:p>
          </table:table-cell>
          <table:table-cell table:formula="of:=MID([.A557];7;SEARCH(&quot;=&quot;;[.A557])-7)" office:value-type="string" office:string-value="353.descr">
            <text:p>353.descr</text:p>
          </table:table-cell>
          <table:table-cell table:formula="of:=CONCATENATE(&quot;S&quot;;[.C557];&quot;=&quot;)" office:value-type="string" office:string-value="S353.descr=">
            <text:p>S353.descr=</text:p>
          </table:table-cell>
        </table:table-row>
        <table:table-row table:style-name="ro1">
          <table:table-cell office:value-type="string">
            <text:p><text:span text:style-name="T1">skill.354=</text:span><text:span text:style-name="T2">Kynac</text:span><text:span text:style-name="T1"> </text:span><text:span text:style-name="T2">(Thrown)</text:span></text:p>
          </table:table-cell>
          <table:table-cell table:formula="of:=MID([.A558];SEARCH(&quot;=&quot;;[.A558])+1;LEN([.A558]))" office:value-type="string" office:string-value="Kynac (Thrown)">
            <text:p>Kynac (Thrown)</text:p>
          </table:table-cell>
          <table:table-cell table:formula="of:=MID([.A558];7;SEARCH(&quot;=&quot;;[.A558])-7)" office:value-type="string" office:string-value="354">
            <text:p>354</text:p>
          </table:table-cell>
          <table:table-cell table:formula="of:=CONCATENATE(&quot;S&quot;;[.C558];&quot;=&quot;)" office:value-type="string" office:string-value="S354=">
            <text:p>S354=</text:p>
          </table:table-cell>
        </table:table-row>
        <table:table-row table:style-name="ro1">
          <table:table-cell office:value-type="string">
            <text:p><text:span text:style-name="T1">skill.354.descr=</text:span><text:span text:style-name="T2">01-02,1-15</text:span><text:span text:style-name="T1">:</text:span><text:span text:style-name="T2">+0/-30:-25/-45:-40</text:span></text:p>
          </table:table-cell>
          <table:table-cell table:formula="of:=MID([.A559];SEARCH(&quot;=&quot;;[.A559])+1;LEN([.A559]))" office:value-type="string" office:string-value="01-02,1-15:+0/-30:-25/-45:-40">
            <text:p>01-02,1-15:+0/-30:-25/-45:-40</text:p>
          </table:table-cell>
          <table:table-cell table:formula="of:=MID([.A559];7;SEARCH(&quot;=&quot;;[.A559])-7)" office:value-type="string" office:string-value="354.descr">
            <text:p>354.descr</text:p>
          </table:table-cell>
          <table:table-cell table:formula="of:=CONCATENATE(&quot;S&quot;;[.C559];&quot;=&quot;)" office:value-type="string" office:string-value="S354.descr=">
            <text:p>S354.descr=</text:p>
          </table:table-cell>
        </table:table-row>
        <table:table-row table:style-name="ro1">
          <table:table-cell office:value-type="string">
            <text:p><text:span text:style-name="T1">skill.355=</text:span><text:span text:style-name="T2">Kynac</text:span><text:span text:style-name="T1"> </text:span><text:span text:style-name="T2">(lang)</text:span><text:span text:style-name="T1"> </text:span><text:span text:style-name="T2">(Thrown)</text:span></text:p>
          </table:table-cell>
          <table:table-cell table:formula="of:=MID([.A560];SEARCH(&quot;=&quot;;[.A560])+1;LEN([.A560]))" office:value-type="string" office:string-value="Kynac (lang) (Thrown)">
            <text:p>Kynac (lang) (Thrown)</text:p>
          </table:table-cell>
          <table:table-cell table:formula="of:=MID([.A560];7;SEARCH(&quot;=&quot;;[.A560])-7)" office:value-type="string" office:string-value="355">
            <text:p>355</text:p>
          </table:table-cell>
          <table:table-cell table:formula="of:=CONCATENATE(&quot;S&quot;;[.C560];&quot;=&quot;)" office:value-type="string" office:string-value="S355=">
            <text:p>S355=</text:p>
          </table:table-cell>
        </table:table-row>
        <table:table-row table:style-name="ro1">
          <table:table-cell office:value-type="string">
            <text:p><text:span text:style-name="T1">skill.355.descr=</text:span><text:span text:style-name="T2">01-03,1-15</text:span><text:span text:style-name="T1">:</text:span><text:span text:style-name="T2">-20/-30:-50</text:span></text:p>
          </table:table-cell>
          <table:table-cell table:formula="of:=MID([.A561];SEARCH(&quot;=&quot;;[.A561])+1;LEN([.A561]))" office:value-type="string" office:string-value="01-03,1-15:-20/-30:-50">
            <text:p>01-03,1-15:-20/-30:-50</text:p>
          </table:table-cell>
          <table:table-cell table:formula="of:=MID([.A561];7;SEARCH(&quot;=&quot;;[.A561])-7)" office:value-type="string" office:string-value="355.descr">
            <text:p>355.descr</text:p>
          </table:table-cell>
          <table:table-cell table:formula="of:=CONCATENATE(&quot;S&quot;;[.C561];&quot;=&quot;)" office:value-type="string" office:string-value="S355.descr=">
            <text:p>S355.descr=</text:p>
          </table:table-cell>
        </table:table-row>
        <table:table-row table:style-name="ro1">
          <table:table-cell office:value-type="string">
            <text:p><text:span text:style-name="T1">skill.356=</text:span><text:span text:style-name="T2">Langmesser</text:span><text:span text:style-name="T1"> </text:span><text:span text:style-name="T2">(Thrown)</text:span></text:p>
          </table:table-cell>
          <table:table-cell table:formula="of:=MID([.A562];SEARCH(&quot;=&quot;;[.A562])+1;LEN([.A562]))" office:value-type="string" office:string-value="Langmesser (Thrown)">
            <text:p>Langmesser (Thrown)</text:p>
          </table:table-cell>
          <table:table-cell table:formula="of:=MID([.A562];7;SEARCH(&quot;=&quot;;[.A562])-7)" office:value-type="string" office:string-value="356">
            <text:p>356</text:p>
          </table:table-cell>
          <table:table-cell table:formula="of:=CONCATENATE(&quot;S&quot;;[.C562];&quot;=&quot;)" office:value-type="string" office:string-value="S356=">
            <text:p>S356=</text:p>
          </table:table-cell>
        </table:table-row>
        <table:table-row table:style-name="ro1">
          <table:table-cell office:value-type="string">
            <text:p><text:span text:style-name="T1">skill.356.descr=</text:span><text:span text:style-name="T2">01-02,1-3</text:span><text:span text:style-name="T1">:</text:span><text:span text:style-name="T2">+0/-8:+10/-15:-25</text:span></text:p>
          </table:table-cell>
          <table:table-cell table:formula="of:=MID([.A563];SEARCH(&quot;=&quot;;[.A563])+1;LEN([.A563]))" office:value-type="string" office:string-value="01-02,1-3:+0/-8:+10/-15:-25">
            <text:p>01-02,1-3:+0/-8:+10/-15:-25</text:p>
          </table:table-cell>
          <table:table-cell table:formula="of:=MID([.A563];7;SEARCH(&quot;=&quot;;[.A563])-7)" office:value-type="string" office:string-value="356.descr">
            <text:p>356.descr</text:p>
          </table:table-cell>
          <table:table-cell table:formula="of:=CONCATENATE(&quot;S&quot;;[.C563];&quot;=&quot;)" office:value-type="string" office:string-value="S356.descr=">
            <text:p>S356.descr=</text:p>
          </table:table-cell>
        </table:table-row>
        <table:table-row table:style-name="ro1">
          <table:table-cell office:value-type="string">
            <text:p><text:span text:style-name="T1">skill.357=</text:span><text:span text:style-name="T2">Messer</text:span><text:span text:style-name="T1"> </text:span><text:span text:style-name="T2">(Thrown)</text:span></text:p>
          </table:table-cell>
          <table:table-cell table:formula="of:=MID([.A564];SEARCH(&quot;=&quot;;[.A564])+1;LEN([.A564]))" office:value-type="string" office:string-value="Messer (Thrown)">
            <text:p>Messer (Thrown)</text:p>
          </table:table-cell>
          <table:table-cell table:formula="of:=MID([.A564];7;SEARCH(&quot;=&quot;;[.A564])-7)" office:value-type="string" office:string-value="357">
            <text:p>357</text:p>
          </table:table-cell>
          <table:table-cell table:formula="of:=CONCATENATE(&quot;S&quot;;[.C564];&quot;=&quot;)" office:value-type="string" office:string-value="S357=">
            <text:p>S357=</text:p>
          </table:table-cell>
        </table:table-row>
        <table:table-row table:style-name="ro1">
          <table:table-cell office:value-type="string">
            <text:p><text:span text:style-name="T1">skill.357.descr=</text:span><text:span text:style-name="T2">01,1-3</text:span><text:span text:style-name="T1">:</text:span><text:span text:style-name="T2">-10/-8:-20/-15:-30</text:span></text:p>
          </table:table-cell>
          <table:table-cell table:formula="of:=MID([.A565];SEARCH(&quot;=&quot;;[.A565])+1;LEN([.A565]))" office:value-type="string" office:string-value="01,1-3:-10/-8:-20/-15:-30">
            <text:p>01,1-3:-10/-8:-20/-15:-30</text:p>
          </table:table-cell>
          <table:table-cell table:formula="of:=MID([.A565];7;SEARCH(&quot;=&quot;;[.A565])-7)" office:value-type="string" office:string-value="357.descr">
            <text:p>357.descr</text:p>
          </table:table-cell>
          <table:table-cell table:formula="of:=CONCATENATE(&quot;S&quot;;[.C565];&quot;=&quot;)" office:value-type="string" office:string-value="S357.descr=">
            <text:p>S357.descr=</text:p>
          </table:table-cell>
        </table:table-row>
        <table:table-row table:style-name="ro1">
          <table:table-cell office:value-type="string">
            <text:p><text:span text:style-name="T1">skill.358=</text:span><text:span text:style-name="T2">Parierdolch</text:span><text:span text:style-name="T1"> </text:span><text:span text:style-name="T2">(Thrown)</text:span></text:p>
          </table:table-cell>
          <table:table-cell table:formula="of:=MID([.A566];SEARCH(&quot;=&quot;;[.A566])+1;LEN([.A566]))" office:value-type="string" office:string-value="Parierdolch (Thrown)">
            <text:p>Parierdolch (Thrown)</text:p>
          </table:table-cell>
          <table:table-cell table:formula="of:=MID([.A566];7;SEARCH(&quot;=&quot;;[.A566])-7)" office:value-type="string" office:string-value="358">
            <text:p>358</text:p>
          </table:table-cell>
          <table:table-cell table:formula="of:=CONCATENATE(&quot;S&quot;;[.C566];&quot;=&quot;)" office:value-type="string" office:string-value="S358=">
            <text:p>S358=</text:p>
          </table:table-cell>
        </table:table-row>
        <table:table-row table:style-name="ro1">
          <table:table-cell office:value-type="string">
            <text:p><text:span text:style-name="T1">skill.358.descr=</text:span><text:span text:style-name="T2">01-02,1-3</text:span><text:span text:style-name="T1">:</text:span><text:span text:style-name="T2">-15</text:span></text:p>
          </table:table-cell>
          <table:table-cell table:formula="of:=MID([.A567];SEARCH(&quot;=&quot;;[.A567])+1;LEN([.A567]))" office:value-type="string" office:string-value="01-02,1-3:-15">
            <text:p>01-02,1-3:-15</text:p>
          </table:table-cell>
          <table:table-cell table:formula="of:=MID([.A567];7;SEARCH(&quot;=&quot;;[.A567])-7)" office:value-type="string" office:string-value="358.descr">
            <text:p>358.descr</text:p>
          </table:table-cell>
          <table:table-cell table:formula="of:=CONCATENATE(&quot;S&quot;;[.C567];&quot;=&quot;)" office:value-type="string" office:string-value="S358.descr=">
            <text:p>S358.descr=</text:p>
          </table:table-cell>
        </table:table-row>
        <table:table-row table:style-name="ro1">
          <table:table-cell office:value-type="string">
            <text:p><text:span text:style-name="T1">skill.359=</text:span><text:span text:style-name="T2">Wakazashi</text:span><text:span text:style-name="T1"> </text:span><text:span text:style-name="T2">(Thrown)</text:span></text:p>
          </table:table-cell>
          <table:table-cell table:formula="of:=MID([.A568];SEARCH(&quot;=&quot;;[.A568])+1;LEN([.A568]))" office:value-type="string" office:string-value="Wakazashi (Thrown)">
            <text:p>Wakazashi (Thrown)</text:p>
          </table:table-cell>
          <table:table-cell table:formula="of:=MID([.A568];7;SEARCH(&quot;=&quot;;[.A568])-7)" office:value-type="string" office:string-value="359">
            <text:p>359</text:p>
          </table:table-cell>
          <table:table-cell table:formula="of:=CONCATENATE(&quot;S&quot;;[.C568];&quot;=&quot;)" office:value-type="string" office:string-value="S359=">
            <text:p>S359=</text:p>
          </table:table-cell>
        </table:table-row>
        <table:table-row table:style-name="ro1">
          <table:table-cell office:value-type="string">
            <text:p><text:span text:style-name="T1">skill.359.descr=</text:span><text:span text:style-name="T2">01-02,1-3m</text:span><text:span text:style-name="T1">:</text:span><text:span text:style-name="T2">-20</text:span></text:p>
          </table:table-cell>
          <table:table-cell table:formula="of:=MID([.A569];SEARCH(&quot;=&quot;;[.A569])+1;LEN([.A569]))" office:value-type="string" office:string-value="01-02,1-3m:-20">
            <text:p>01-02,1-3m:-20</text:p>
          </table:table-cell>
          <table:table-cell table:formula="of:=MID([.A569];7;SEARCH(&quot;=&quot;;[.A569])-7)" office:value-type="string" office:string-value="359.descr">
            <text:p>359.descr</text:p>
          </table:table-cell>
          <table:table-cell table:formula="of:=CONCATENATE(&quot;S&quot;;[.C569];&quot;=&quot;)" office:value-type="string" office:string-value="S359.descr=">
            <text:p>S359.descr=</text:p>
          </table:table-cell>
        </table:table-row>
        <table:table-row table:style-name="ro1">
          <table:table-cell office:value-type="string">
            <text:p><text:span text:style-name="T1">skill.360=</text:span><text:span text:style-name="T2">Gladiatorennetz</text:span><text:span text:style-name="T1"> </text:span><text:span text:style-name="T2">(Thrown)</text:span></text:p>
          </table:table-cell>
          <table:table-cell table:formula="of:=MID([.A570];SEARCH(&quot;=&quot;;[.A570])+1;LEN([.A570]))" office:value-type="string" office:string-value="Gladiatorennetz (Thrown)">
            <text:p>Gladiatorennetz (Thrown)</text:p>
          </table:table-cell>
          <table:table-cell table:formula="of:=MID([.A570];7;SEARCH(&quot;=&quot;;[.A570])-7)" office:value-type="string" office:string-value="360">
            <text:p>360</text:p>
          </table:table-cell>
          <table:table-cell table:formula="of:=CONCATENATE(&quot;S&quot;;[.C570];&quot;=&quot;)" office:value-type="string" office:string-value="S360=">
            <text:p>S360=</text:p>
          </table:table-cell>
        </table:table-row>
        <table:table-row table:style-name="ro1">
          <table:table-cell office:value-type="string">
            <text:p><text:span text:style-name="T1">skill.360.descr=</text:span><text:span text:style-name="T2">01-06,1-3</text:span><text:span text:style-name="T1">:</text:span><text:span text:style-name="T2">+0/4-8:-20</text:span></text:p>
          </table:table-cell>
          <table:table-cell table:formula="of:=MID([.A571];SEARCH(&quot;=&quot;;[.A571])+1;LEN([.A571]))" office:value-type="string" office:string-value="01-06,1-3:+0/4-8:-20">
            <text:p>01-06,1-3:+0/4-8:-20</text:p>
          </table:table-cell>
          <table:table-cell table:formula="of:=MID([.A571];7;SEARCH(&quot;=&quot;;[.A571])-7)" office:value-type="string" office:string-value="360.descr">
            <text:p>360.descr</text:p>
          </table:table-cell>
          <table:table-cell table:formula="of:=CONCATENATE(&quot;S&quot;;[.C571];&quot;=&quot;)" office:value-type="string" office:string-value="S360.descr=">
            <text:p>S360.descr=</text:p>
          </table:table-cell>
        </table:table-row>
        <table:table-row table:style-name="ro1">
          <table:table-cell office:value-type="string">
            <text:p><text:span text:style-name="T1">skill.361=</text:span><text:span text:style-name="T2">Jitte</text:span><text:span text:style-name="T1"> </text:span><text:span text:style-name="T2">(Thrown)</text:span></text:p>
          </table:table-cell>
          <table:table-cell table:formula="of:=MID([.A572];SEARCH(&quot;=&quot;;[.A572])+1;LEN([.A572]))" office:value-type="string" office:string-value="Jitte (Thrown)">
            <text:p>Jitte (Thrown)</text:p>
          </table:table-cell>
          <table:table-cell table:formula="of:=MID([.A572];7;SEARCH(&quot;=&quot;;[.A572])-7)" office:value-type="string" office:string-value="361">
            <text:p>361</text:p>
          </table:table-cell>
          <table:table-cell table:formula="of:=CONCATENATE(&quot;S&quot;;[.C572];&quot;=&quot;)" office:value-type="string" office:string-value="S361=">
            <text:p>S361=</text:p>
          </table:table-cell>
        </table:table-row>
        <table:table-row table:style-name="ro1">
          <table:table-cell office:value-type="string">
            <text:p><text:span text:style-name="T1">skill.361.descr=</text:span><text:span text:style-name="T2">01-03,1-3</text:span><text:span text:style-name="T1">:</text:span><text:span text:style-name="T2">-20</text:span></text:p>
          </table:table-cell>
          <table:table-cell table:formula="of:=MID([.A573];SEARCH(&quot;=&quot;;[.A573])+1;LEN([.A573]))" office:value-type="string" office:string-value="01-03,1-3:-20">
            <text:p>01-03,1-3:-20</text:p>
          </table:table-cell>
          <table:table-cell table:formula="of:=MID([.A573];7;SEARCH(&quot;=&quot;;[.A573])-7)" office:value-type="string" office:string-value="361.descr">
            <text:p>361.descr</text:p>
          </table:table-cell>
          <table:table-cell table:formula="of:=CONCATENATE(&quot;S&quot;;[.C573];&quot;=&quot;)" office:value-type="string" office:string-value="S361.descr=">
            <text:p>S361.descr=</text:p>
          </table:table-cell>
        </table:table-row>
        <table:table-row table:style-name="ro1">
          <table:table-cell office:value-type="string">
            <text:p><text:span text:style-name="T1">skill.362=</text:span><text:span text:style-name="T2">Kometenhammer</text:span><text:span text:style-name="T1"> </text:span><text:span text:style-name="T2">(Thrown)</text:span></text:p>
          </table:table-cell>
          <table:table-cell table:formula="of:=MID([.A574];SEARCH(&quot;=&quot;;[.A574])+1;LEN([.A574]))" office:value-type="string" office:string-value="Kometenhammer (Thrown)">
            <text:p>Kometenhammer (Thrown)</text:p>
          </table:table-cell>
          <table:table-cell table:formula="of:=MID([.A574];7;SEARCH(&quot;=&quot;;[.A574])-7)" office:value-type="string" office:string-value="362">
            <text:p>362</text:p>
          </table:table-cell>
          <table:table-cell table:formula="of:=CONCATENATE(&quot;S&quot;;[.C574];&quot;=&quot;)" office:value-type="string" office:string-value="S362=">
            <text:p>S362=</text:p>
          </table:table-cell>
        </table:table-row>
        <table:table-row table:style-name="ro1">
          <table:table-cell office:value-type="string">
            <text:p><text:span text:style-name="T1">skill.362.descr=</text:span><text:span text:style-name="T2">01-07,1-3</text:span><text:span text:style-name="T1">:</text:span><text:span text:style-name="T2">-30/-8:-40</text:span></text:p>
          </table:table-cell>
          <table:table-cell table:formula="of:=MID([.A575];SEARCH(&quot;=&quot;;[.A575])+1;LEN([.A575]))" office:value-type="string" office:string-value="01-07,1-3:-30/-8:-40">
            <text:p>01-07,1-3:-30/-8:-40</text:p>
          </table:table-cell>
          <table:table-cell table:formula="of:=MID([.A575];7;SEARCH(&quot;=&quot;;[.A575])-7)" office:value-type="string" office:string-value="362.descr">
            <text:p>362.descr</text:p>
          </table:table-cell>
          <table:table-cell table:formula="of:=CONCATENATE(&quot;S&quot;;[.C575];&quot;=&quot;)" office:value-type="string" office:string-value="S362.descr=">
            <text:p>S362.descr=</text:p>
          </table:table-cell>
        </table:table-row>
        <table:table-row table:style-name="ro1">
          <table:table-cell office:value-type="string">
            <text:p><text:span text:style-name="T1">skill.363=</text:span><text:span text:style-name="T2">Kriegsfächer</text:span><text:span text:style-name="T1"> </text:span><text:span text:style-name="T2">(Thrown)</text:span></text:p>
          </table:table-cell>
          <table:table-cell table:formula="of:=MID([.A576];SEARCH(&quot;=&quot;;[.A576])+1;LEN([.A576]))" office:value-type="string" office:string-value="Kriegsfächer (Thrown)">
            <text:p>Kriegsfächer (Thrown)</text:p>
          </table:table-cell>
          <table:table-cell table:formula="of:=MID([.A576];7;SEARCH(&quot;=&quot;;[.A576])-7)" office:value-type="string" office:string-value="363">
            <text:p>363</text:p>
          </table:table-cell>
          <table:table-cell table:formula="of:=CONCATENATE(&quot;S&quot;;[.C576];&quot;=&quot;)" office:value-type="string" office:string-value="S363=">
            <text:p>S363=</text:p>
          </table:table-cell>
        </table:table-row>
        <table:table-row table:style-name="ro1">
          <table:table-cell office:value-type="string">
            <text:p><text:span text:style-name="T1">skill.363.descr=</text:span><text:span text:style-name="T2">01-03,1-3</text:span><text:span text:style-name="T1">:</text:span><text:span text:style-name="T2">-20/-8:-40</text:span></text:p>
          </table:table-cell>
          <table:table-cell table:formula="of:=MID([.A577];SEARCH(&quot;=&quot;;[.A577])+1;LEN([.A577]))" office:value-type="string" office:string-value="01-03,1-3:-20/-8:-40">
            <text:p>01-03,1-3:-20/-8:-40</text:p>
          </table:table-cell>
          <table:table-cell table:formula="of:=MID([.A577];7;SEARCH(&quot;=&quot;;[.A577])-7)" office:value-type="string" office:string-value="363.descr">
            <text:p>363.descr</text:p>
          </table:table-cell>
          <table:table-cell table:formula="of:=CONCATENATE(&quot;S&quot;;[.C577];&quot;=&quot;)" office:value-type="string" office:string-value="S363.descr=">
            <text:p>S363.descr=</text:p>
          </table:table-cell>
        </table:table-row>
        <table:table-row table:style-name="ro1">
          <table:table-cell office:value-type="string">
            <text:p><text:span text:style-name="T1">skill.364=</text:span><text:span text:style-name="T2">War</text:span><text:span text:style-name="T1"> </text:span><text:span text:style-name="T2">hammer</text:span><text:span text:style-name="T1"> </text:span><text:span text:style-name="T2">(Thrown)</text:span></text:p>
          </table:table-cell>
          <table:table-cell table:formula="of:=MID([.A578];SEARCH(&quot;=&quot;;[.A578])+1;LEN([.A578]))" office:value-type="string" office:string-value="War hammer (Thrown)">
            <text:p>War hammer (Thrown)</text:p>
          </table:table-cell>
          <table:table-cell table:formula="of:=MID([.A578];7;SEARCH(&quot;=&quot;;[.A578])-7)" office:value-type="string" office:string-value="364">
            <text:p>364</text:p>
          </table:table-cell>
          <table:table-cell table:formula="of:=CONCATENATE(&quot;S&quot;;[.C578];&quot;=&quot;)" office:value-type="string" office:string-value="S364=">
            <text:p>S364=</text:p>
          </table:table-cell>
        </table:table-row>
        <table:table-row table:style-name="ro1">
          <table:table-cell office:value-type="string">
            <text:p><text:span text:style-name="T1">skill.364.descr=</text:span><text:span text:style-name="T2">01-04,1-3</text:span><text:span text:style-name="T1">:</text:span><text:span text:style-name="T2">-20/-8:-40/-15:-60</text:span></text:p>
          </table:table-cell>
          <table:table-cell table:formula="of:=MID([.A579];SEARCH(&quot;=&quot;;[.A579])+1;LEN([.A579]))" office:value-type="string" office:string-value="01-04,1-3:-20/-8:-40/-15:-60">
            <text:p>01-04,1-3:-20/-8:-40/-15:-60</text:p>
          </table:table-cell>
          <table:table-cell table:formula="of:=MID([.A579];7;SEARCH(&quot;=&quot;;[.A579])-7)" office:value-type="string" office:string-value="364.descr">
            <text:p>364.descr</text:p>
          </table:table-cell>
          <table:table-cell table:formula="of:=CONCATENATE(&quot;S&quot;;[.C579];&quot;=&quot;)" office:value-type="string" office:string-value="S364.descr=">
            <text:p>S364.descr=</text:p>
          </table:table-cell>
        </table:table-row>
        <table:table-row table:style-name="ro1">
          <table:table-cell office:value-type="string">
            <text:p><text:span text:style-name="T1">skill.365=</text:span><text:span text:style-name="T2">Sai</text:span><text:span text:style-name="T1"> </text:span><text:span text:style-name="T2">(Thrown)</text:span></text:p>
          </table:table-cell>
          <table:table-cell table:formula="of:=MID([.A580];SEARCH(&quot;=&quot;;[.A580])+1;LEN([.A580]))" office:value-type="string" office:string-value="Sai (Thrown)">
            <text:p>Sai (Thrown)</text:p>
          </table:table-cell>
          <table:table-cell table:formula="of:=MID([.A580];7;SEARCH(&quot;=&quot;;[.A580])-7)" office:value-type="string" office:string-value="365">
            <text:p>365</text:p>
          </table:table-cell>
          <table:table-cell table:formula="of:=CONCATENATE(&quot;S&quot;;[.C580];&quot;=&quot;)" office:value-type="string" office:string-value="S365=">
            <text:p>S365=</text:p>
          </table:table-cell>
        </table:table-row>
        <table:table-row table:style-name="ro1">
          <table:table-cell office:value-type="string">
            <text:p><text:span text:style-name="T1">skill.365.descr=</text:span><text:span text:style-name="T2">01-04,1-3</text:span><text:span text:style-name="T1">:</text:span><text:span text:style-name="T2">-20/-8:-40</text:span></text:p>
          </table:table-cell>
          <table:table-cell table:formula="of:=MID([.A581];SEARCH(&quot;=&quot;;[.A581])+1;LEN([.A581]))" office:value-type="string" office:string-value="01-04,1-3:-20/-8:-40">
            <text:p>01-04,1-3:-20/-8:-40</text:p>
          </table:table-cell>
          <table:table-cell table:formula="of:=MID([.A581];7;SEARCH(&quot;=&quot;;[.A581])-7)" office:value-type="string" office:string-value="365.descr">
            <text:p>365.descr</text:p>
          </table:table-cell>
          <table:table-cell table:formula="of:=CONCATENATE(&quot;S&quot;;[.C581];&quot;=&quot;)" office:value-type="string" office:string-value="S365.descr=">
            <text:p>S365.descr=</text:p>
          </table:table-cell>
        </table:table-row>
        <table:table-row table:style-name="ro1">
          <table:table-cell office:value-type="string">
            <text:p><text:span text:style-name="T1">skill.366=</text:span><text:span text:style-name="T2">Mace</text:span><text:span text:style-name="T1"> </text:span><text:span text:style-name="T2">(Thrown)</text:span></text:p>
          </table:table-cell>
          <table:table-cell table:formula="of:=MID([.A582];SEARCH(&quot;=&quot;;[.A582])+1;LEN([.A582]))" office:value-type="string" office:string-value="Mace (Thrown)">
            <text:p>Mace (Thrown)</text:p>
          </table:table-cell>
          <table:table-cell table:formula="of:=MID([.A582];7;SEARCH(&quot;=&quot;;[.A582])-7)" office:value-type="string" office:string-value="366">
            <text:p>366</text:p>
          </table:table-cell>
          <table:table-cell table:formula="of:=CONCATENATE(&quot;S&quot;;[.C582];&quot;=&quot;)" office:value-type="string" office:string-value="S366=">
            <text:p>S366=</text:p>
          </table:table-cell>
        </table:table-row>
        <table:table-row table:style-name="ro1">
          <table:table-cell office:value-type="string">
            <text:p><text:span text:style-name="T1">skill.366.descr=</text:span><text:span text:style-name="T2">01-02,1-3</text:span><text:span text:style-name="T1">:</text:span><text:span text:style-name="T2">-35</text:span></text:p>
          </table:table-cell>
          <table:table-cell table:formula="of:=MID([.A583];SEARCH(&quot;=&quot;;[.A583])+1;LEN([.A583]))" office:value-type="string" office:string-value="01-02,1-3:-35">
            <text:p>01-02,1-3:-35</text:p>
          </table:table-cell>
          <table:table-cell table:formula="of:=MID([.A583];7;SEARCH(&quot;=&quot;;[.A583])-7)" office:value-type="string" office:string-value="366.descr">
            <text:p>366.descr</text:p>
          </table:table-cell>
          <table:table-cell table:formula="of:=CONCATENATE(&quot;S&quot;;[.C583];&quot;=&quot;)" office:value-type="string" office:string-value="S366.descr=">
            <text:p>S366.descr=</text:p>
          </table:table-cell>
        </table:table-row>
        <table:table-row table:style-name="ro1">
          <table:table-cell office:value-type="string">
            <text:p><text:span text:style-name="T1">skill.367=</text:span><text:span text:style-name="T2">Bastard</text:span><text:span text:style-name="T1"> </text:span><text:span text:style-name="T2">axe</text:span><text:span text:style-name="T1"> </text:span><text:span text:style-name="T2">(Thrown)</text:span></text:p>
          </table:table-cell>
          <table:table-cell table:formula="of:=MID([.A584];SEARCH(&quot;=&quot;;[.A584])+1;LEN([.A584]))" office:value-type="string" office:string-value="Bastard axe (Thrown)">
            <text:p>Bastard axe (Thrown)</text:p>
          </table:table-cell>
          <table:table-cell table:formula="of:=MID([.A584];7;SEARCH(&quot;=&quot;;[.A584])-7)" office:value-type="string" office:string-value="367">
            <text:p>367</text:p>
          </table:table-cell>
          <table:table-cell table:formula="of:=CONCATENATE(&quot;S&quot;;[.C584];&quot;=&quot;)" office:value-type="string" office:string-value="S367=">
            <text:p>S367=</text:p>
          </table:table-cell>
        </table:table-row>
        <table:table-row table:style-name="ro1">
          <table:table-cell office:value-type="string">
            <text:p><text:span text:style-name="T1">skill.367.descr=</text:span><text:span text:style-name="T2">01-05,1-3</text:span><text:span text:style-name="T1">: </text:span><text:span text:style-name="T2">-30</text:span></text:p>
          </table:table-cell>
          <table:table-cell table:formula="of:=MID([.A585];SEARCH(&quot;=&quot;;[.A585])+1;LEN([.A585]))" office:value-type="string" office:string-value="01-05,1-3: -30">
            <text:p>01-05,1-3: -30</text:p>
          </table:table-cell>
          <table:table-cell table:formula="of:=MID([.A585];7;SEARCH(&quot;=&quot;;[.A585])-7)" office:value-type="string" office:string-value="367.descr">
            <text:p>367.descr</text:p>
          </table:table-cell>
          <table:table-cell table:formula="of:=CONCATENATE(&quot;S&quot;;[.C585];&quot;=&quot;)" office:value-type="string" office:string-value="S367.descr=">
            <text:p>S367.descr=</text:p>
          </table:table-cell>
        </table:table-row>
        <table:table-row table:style-name="ro1">
          <table:table-cell office:value-type="string">
            <text:p><text:span text:style-name="T1">skill.368=</text:span><text:span text:style-name="T2">Flegel</text:span><text:span text:style-name="T1"> </text:span><text:span text:style-name="T2">(Thrown)</text:span></text:p>
          </table:table-cell>
          <table:table-cell table:formula="of:=MID([.A586];SEARCH(&quot;=&quot;;[.A586])+1;LEN([.A586]))" office:value-type="string" office:string-value="Flegel (Thrown)">
            <text:p>Flegel (Thrown)</text:p>
          </table:table-cell>
          <table:table-cell table:formula="of:=MID([.A586];7;SEARCH(&quot;=&quot;;[.A586])-7)" office:value-type="string" office:string-value="368">
            <text:p>368</text:p>
          </table:table-cell>
          <table:table-cell table:formula="of:=CONCATENATE(&quot;S&quot;;[.C586];&quot;=&quot;)" office:value-type="string" office:string-value="S368=">
            <text:p>S368=</text:p>
          </table:table-cell>
        </table:table-row>
        <table:table-row table:style-name="ro1">
          <table:table-cell office:value-type="string">
            <text:p><text:span text:style-name="T1">skill.368.descr=</text:span><text:span text:style-name="T2">01-08,1-3</text:span><text:span text:style-name="T1">:</text:span><text:span text:style-name="T2">-10</text:span></text:p>
          </table:table-cell>
          <table:table-cell table:formula="of:=MID([.A587];SEARCH(&quot;=&quot;;[.A587])+1;LEN([.A587]))" office:value-type="string" office:string-value="01-08,1-3:-10">
            <text:p>01-08,1-3:-10</text:p>
          </table:table-cell>
          <table:table-cell table:formula="of:=MID([.A587];7;SEARCH(&quot;=&quot;;[.A587])-7)" office:value-type="string" office:string-value="368.descr">
            <text:p>368.descr</text:p>
          </table:table-cell>
          <table:table-cell table:formula="of:=CONCATENATE(&quot;S&quot;;[.C587];&quot;=&quot;)" office:value-type="string" office:string-value="S368.descr=">
            <text:p>S368.descr=</text:p>
          </table:table-cell>
        </table:table-row>
        <table:table-row table:style-name="ro1">
          <table:table-cell office:value-type="string">
            <text:p><text:span text:style-name="T1">skill.369=</text:span><text:span text:style-name="T2">Kyotetsu-shoge</text:span><text:span text:style-name="T1"> </text:span><text:span text:style-name="T2">(Thrown)</text:span></text:p>
          </table:table-cell>
          <table:table-cell table:formula="of:=MID([.A588];SEARCH(&quot;=&quot;;[.A588])+1;LEN([.A588]))" office:value-type="string" office:string-value="Kyotetsu-shoge (Thrown)">
            <text:p>Kyotetsu-shoge (Thrown)</text:p>
          </table:table-cell>
          <table:table-cell table:formula="of:=MID([.A588];7;SEARCH(&quot;=&quot;;[.A588])-7)" office:value-type="string" office:string-value="369">
            <text:p>369</text:p>
          </table:table-cell>
          <table:table-cell table:formula="of:=CONCATENATE(&quot;S&quot;;[.C588];&quot;=&quot;)" office:value-type="string" office:string-value="S369=">
            <text:p>S369=</text:p>
          </table:table-cell>
        </table:table-row>
        <table:table-row table:style-name="ro1">
          <table:table-cell office:value-type="string">
            <text:p><text:span text:style-name="T1">skill.369.descr=</text:span><text:span text:style-name="T2">01-07,1-3</text:span><text:span text:style-name="T1">:</text:span><text:span text:style-name="T2">+0/-8:-10</text:span></text:p>
          </table:table-cell>
          <table:table-cell table:formula="of:=MID([.A589];SEARCH(&quot;=&quot;;[.A589])+1;LEN([.A589]))" office:value-type="string" office:string-value="01-07,1-3:+0/-8:-10">
            <text:p>01-07,1-3:+0/-8:-10</text:p>
          </table:table-cell>
          <table:table-cell table:formula="of:=MID([.A589];7;SEARCH(&quot;=&quot;;[.A589])-7)" office:value-type="string" office:string-value="369.descr">
            <text:p>369.descr</text:p>
          </table:table-cell>
          <table:table-cell table:formula="of:=CONCATENATE(&quot;S&quot;;[.C589];&quot;=&quot;)" office:value-type="string" office:string-value="S369.descr=">
            <text:p>S369.descr=</text:p>
          </table:table-cell>
        </table:table-row>
        <table:table-row table:style-name="ro1">
          <table:table-cell office:value-type="string">
            <text:p><text:span text:style-name="T1">skill.370=</text:span><text:span text:style-name="T2">Ranseur</text:span><text:span text:style-name="T1"> </text:span><text:span text:style-name="T2">(Thrown)</text:span></text:p>
          </table:table-cell>
          <table:table-cell table:formula="of:=MID([.A590];SEARCH(&quot;=&quot;;[.A590])+1;LEN([.A590]))" office:value-type="string" office:string-value="Ranseur (Thrown)">
            <text:p>Ranseur (Thrown)</text:p>
          </table:table-cell>
          <table:table-cell table:formula="of:=MID([.A590];7;SEARCH(&quot;=&quot;;[.A590])-7)" office:value-type="string" office:string-value="370">
            <text:p>370</text:p>
          </table:table-cell>
          <table:table-cell table:formula="of:=CONCATENATE(&quot;S&quot;;[.C590];&quot;=&quot;)" office:value-type="string" office:string-value="S370=">
            <text:p>S370=</text:p>
          </table:table-cell>
        </table:table-row>
        <table:table-row table:style-name="ro1">
          <table:table-cell office:value-type="string">
            <text:p><text:span text:style-name="T1">skill.370.descr=</text:span><text:span text:style-name="T2">01-05,1-3</text:span><text:span text:style-name="T1">:</text:span><text:span text:style-name="T2">-30/-8:-50</text:span></text:p>
          </table:table-cell>
          <table:table-cell table:formula="of:=MID([.A591];SEARCH(&quot;=&quot;;[.A591])+1;LEN([.A591]))" office:value-type="string" office:string-value="01-05,1-3:-30/-8:-50">
            <text:p>01-05,1-3:-30/-8:-50</text:p>
          </table:table-cell>
          <table:table-cell table:formula="of:=MID([.A591];7;SEARCH(&quot;=&quot;;[.A591])-7)" office:value-type="string" office:string-value="370.descr">
            <text:p>370.descr</text:p>
          </table:table-cell>
          <table:table-cell table:formula="of:=CONCATENATE(&quot;S&quot;;[.C591];&quot;=&quot;)" office:value-type="string" office:string-value="S370.descr=">
            <text:p>S370.descr=</text:p>
          </table:table-cell>
        </table:table-row>
        <table:table-row table:style-name="ro1">
          <table:table-cell office:value-type="string">
            <text:p><text:span text:style-name="T1">skill.371=</text:span><text:span text:style-name="T2">Harpune</text:span><text:span text:style-name="T1"> </text:span><text:span text:style-name="T2">(Thrown)</text:span></text:p>
          </table:table-cell>
          <table:table-cell table:formula="of:=MID([.A592];SEARCH(&quot;=&quot;;[.A592])+1;LEN([.A592]))" office:value-type="string" office:string-value="Harpune (Thrown)">
            <text:p>Harpune (Thrown)</text:p>
          </table:table-cell>
          <table:table-cell table:formula="of:=MID([.A592];7;SEARCH(&quot;=&quot;;[.A592])-7)" office:value-type="string" office:string-value="371">
            <text:p>371</text:p>
          </table:table-cell>
          <table:table-cell table:formula="of:=CONCATENATE(&quot;S&quot;;[.C592];&quot;=&quot;)" office:value-type="string" office:string-value="S371=">
            <text:p>S371=</text:p>
          </table:table-cell>
        </table:table-row>
        <table:table-row table:style-name="ro1">
          <table:table-cell office:value-type="string">
            <text:p><text:span text:style-name="T1">skill.371.descr=</text:span><text:span text:style-name="T2">01-04,1-3</text:span><text:span text:style-name="T1">:</text:span><text:span text:style-name="T2">+0/-8:-10/-15:-30</text:span></text:p>
          </table:table-cell>
          <table:table-cell table:formula="of:=MID([.A593];SEARCH(&quot;=&quot;;[.A593])+1;LEN([.A593]))" office:value-type="string" office:string-value="01-04,1-3:+0/-8:-10/-15:-30">
            <text:p>01-04,1-3:+0/-8:-10/-15:-30</text:p>
          </table:table-cell>
          <table:table-cell table:formula="of:=MID([.A593];7;SEARCH(&quot;=&quot;;[.A593])-7)" office:value-type="string" office:string-value="371.descr">
            <text:p>371.descr</text:p>
          </table:table-cell>
          <table:table-cell table:formula="of:=CONCATENATE(&quot;S&quot;;[.C593];&quot;=&quot;)" office:value-type="string" office:string-value="S371.descr=">
            <text:p>S371.descr=</text:p>
          </table:table-cell>
        </table:table-row>
        <table:table-row table:style-name="ro1">
          <table:table-cell office:value-type="string">
            <text:p><text:span text:style-name="T1">skill.372=</text:span><text:span text:style-name="T2">Lanze</text:span><text:span text:style-name="T1"> </text:span><text:span text:style-name="T2">(Thrown)</text:span></text:p>
          </table:table-cell>
          <table:table-cell table:formula="of:=MID([.A594];SEARCH(&quot;=&quot;;[.A594])+1;LEN([.A594]))" office:value-type="string" office:string-value="Lanze (Thrown)">
            <text:p>Lanze (Thrown)</text:p>
          </table:table-cell>
          <table:table-cell table:formula="of:=MID([.A594];7;SEARCH(&quot;=&quot;;[.A594])-7)" office:value-type="string" office:string-value="372">
            <text:p>372</text:p>
          </table:table-cell>
          <table:table-cell table:formula="of:=CONCATENATE(&quot;S&quot;;[.C594];&quot;=&quot;)" office:value-type="string" office:string-value="S372=">
            <text:p>S372=</text:p>
          </table:table-cell>
        </table:table-row>
        <table:table-row table:style-name="ro1">
          <table:table-cell office:value-type="string">
            <text:p><text:span text:style-name="T1">skill.372.descr=</text:span><text:span text:style-name="T2">01-07,1-3</text:span><text:span text:style-name="T1">:</text:span><text:span text:style-name="T2">-10</text:span></text:p>
          </table:table-cell>
          <table:table-cell table:formula="of:=MID([.A595];SEARCH(&quot;=&quot;;[.A595])+1;LEN([.A595]))" office:value-type="string" office:string-value="01-07,1-3:-10">
            <text:p>01-07,1-3:-10</text:p>
          </table:table-cell>
          <table:table-cell table:formula="of:=MID([.A595];7;SEARCH(&quot;=&quot;;[.A595])-7)" office:value-type="string" office:string-value="372.descr">
            <text:p>372.descr</text:p>
          </table:table-cell>
          <table:table-cell table:formula="of:=CONCATENATE(&quot;S&quot;;[.C595];&quot;=&quot;)" office:value-type="string" office:string-value="S372.descr=">
            <text:p>S372.descr=</text:p>
          </table:table-cell>
        </table:table-row>
        <table:table-row table:style-name="ro1">
          <table:table-cell office:value-type="string">
            <text:p><text:span text:style-name="T1">skill.373=</text:span><text:span text:style-name="T2">Spear</text:span><text:span text:style-name="T1"> </text:span><text:span text:style-name="T2">(Thrown)</text:span></text:p>
          </table:table-cell>
          <table:table-cell table:formula="of:=MID([.A596];SEARCH(&quot;=&quot;;[.A596])+1;LEN([.A596]))" office:value-type="string" office:string-value="Spear (Thrown)">
            <text:p>Spear (Thrown)</text:p>
          </table:table-cell>
          <table:table-cell table:formula="of:=MID([.A596];7;SEARCH(&quot;=&quot;;[.A596])-7)" office:value-type="string" office:string-value="373">
            <text:p>373</text:p>
          </table:table-cell>
          <table:table-cell table:formula="of:=CONCATENATE(&quot;S&quot;;[.C596];&quot;=&quot;)" office:value-type="string" office:string-value="S373=">
            <text:p>S373=</text:p>
          </table:table-cell>
        </table:table-row>
        <table:table-row table:style-name="ro1">
          <table:table-cell office:value-type="string">
            <text:p><text:span text:style-name="T1">skill.373.descr=</text:span><text:span text:style-name="T2">01-05,1-3</text:span><text:span text:style-name="T1">:</text:span><text:span text:style-name="T2">-10/-8:-20/-15:-30</text:span></text:p>
          </table:table-cell>
          <table:table-cell table:formula="of:=MID([.A597];SEARCH(&quot;=&quot;;[.A597])+1;LEN([.A597]))" office:value-type="string" office:string-value="01-05,1-3:-10/-8:-20/-15:-30">
            <text:p>01-05,1-3:-10/-8:-20/-15:-30</text:p>
          </table:table-cell>
          <table:table-cell table:formula="of:=MID([.A597];7;SEARCH(&quot;=&quot;;[.A597])-7)" office:value-type="string" office:string-value="373.descr">
            <text:p>373.descr</text:p>
          </table:table-cell>
          <table:table-cell table:formula="of:=CONCATENATE(&quot;S&quot;;[.C597];&quot;=&quot;)" office:value-type="string" office:string-value="S373.descr=">
            <text:p>S373.descr=</text:p>
          </table:table-cell>
        </table:table-row>
        <table:table-row table:style-name="ro1">
          <table:table-cell office:value-type="string">
            <text:p><text:span text:style-name="T1">skill.374=</text:span><text:span text:style-name="T2">Wurfspeer</text:span><text:span text:style-name="T1"> </text:span><text:span text:style-name="T2">(Thrown)</text:span></text:p>
          </table:table-cell>
          <table:table-cell table:formula="of:=MID([.A598];SEARCH(&quot;=&quot;;[.A598])+1;LEN([.A598]))" office:value-type="string" office:string-value="Wurfspeer (Thrown)">
            <text:p>Wurfspeer (Thrown)</text:p>
          </table:table-cell>
          <table:table-cell table:formula="of:=MID([.A598];7;SEARCH(&quot;=&quot;;[.A598])-7)" office:value-type="string" office:string-value="374">
            <text:p>374</text:p>
          </table:table-cell>
          <table:table-cell table:formula="of:=CONCATENATE(&quot;S&quot;;[.C598];&quot;=&quot;)" office:value-type="string" office:string-value="S374=">
            <text:p>S374=</text:p>
          </table:table-cell>
        </table:table-row>
        <table:table-row table:style-name="ro1">
          <table:table-cell office:value-type="string">
            <text:p><text:span text:style-name="T1">skill.374.descr=</text:span><text:span text:style-name="T2">01-04,1-3</text:span><text:span text:style-name="T1">:</text:span><text:span text:style-name="T2">+0/-15:-20/-30:-40</text:span></text:p>
          </table:table-cell>
          <table:table-cell table:formula="of:=MID([.A599];SEARCH(&quot;=&quot;;[.A599])+1;LEN([.A599]))" office:value-type="string" office:string-value="01-04,1-3:+0/-15:-20/-30:-40">
            <text:p>01-04,1-3:+0/-15:-20/-30:-40</text:p>
          </table:table-cell>
          <table:table-cell table:formula="of:=MID([.A599];7;SEARCH(&quot;=&quot;;[.A599])-7)" office:value-type="string" office:string-value="374.descr">
            <text:p>374.descr</text:p>
          </table:table-cell>
          <table:table-cell table:formula="of:=CONCATENATE(&quot;S&quot;;[.C599];&quot;=&quot;)" office:value-type="string" office:string-value="S374.descr=">
            <text:p>S374.descr=</text:p>
          </table:table-cell>
        </table:table-row>
        <table:table-row table:style-name="ro1">
          <table:table-cell office:value-type="string">
            <text:p><text:span text:style-name="T1">skill.463=</text:span><text:span text:style-name="T2">Spoken</text:span><text:span text:style-name="T1"> </text:span><text:span text:style-name="T2">Black</text:span><text:span text:style-name="T1"> </text:span><text:span text:style-name="T2">Speech</text:span></text:p>
          </table:table-cell>
          <table:table-cell table:formula="of:=MID([.A600];SEARCH(&quot;=&quot;;[.A600])+1;LEN([.A600]))" office:value-type="string" office:string-value="Spoken Black Speech">
            <text:p>Spoken Black Speech</text:p>
          </table:table-cell>
          <table:table-cell table:formula="of:=MID([.A600];7;SEARCH(&quot;=&quot;;[.A600])-7)" office:value-type="string" office:string-value="463">
            <text:p>463</text:p>
          </table:table-cell>
          <table:table-cell table:formula="of:=CONCATENATE(&quot;S&quot;;[.C600];&quot;=&quot;)" office:value-type="string" office:string-value="S463=">
            <text:p>S463=</text:p>
          </table:table-cell>
        </table:table-row>
        <table:table-row table:style-name="ro1">
          <table:table-cell office:value-type="string">
            <text:p><text:span text:style-name="T1">skill.464=</text:span><text:span text:style-name="T2">Written</text:span><text:span text:style-name="T1"> </text:span><text:span text:style-name="T2">Black</text:span><text:span text:style-name="T1"> </text:span><text:span text:style-name="T2">Speech</text:span></text:p>
          </table:table-cell>
          <table:table-cell table:formula="of:=MID([.A601];SEARCH(&quot;=&quot;;[.A601])+1;LEN([.A601]))" office:value-type="string" office:string-value="Written Black Speech">
            <text:p>Written Black Speech</text:p>
          </table:table-cell>
          <table:table-cell table:formula="of:=MID([.A601];7;SEARCH(&quot;=&quot;;[.A601])-7)" office:value-type="string" office:string-value="464">
            <text:p>464</text:p>
          </table:table-cell>
          <table:table-cell table:formula="of:=CONCATENATE(&quot;S&quot;;[.C601];&quot;=&quot;)" office:value-type="string" office:string-value="S464=">
            <text:p>S464=</text:p>
          </table:table-cell>
        </table:table-row>
        <table:table-row table:style-name="ro1">
          <table:table-cell office:value-type="string">
            <text:p><text:span text:style-name="T1">skill.465=</text:span><text:span text:style-name="T2">Spoken</text:span><text:span text:style-name="T1"> </text:span><text:span text:style-name="T2">Common</text:span><text:span text:style-name="T1"> </text:span><text:span text:style-name="T2">Speech</text:span></text:p>
          </table:table-cell>
          <table:table-cell table:formula="of:=MID([.A602];SEARCH(&quot;=&quot;;[.A602])+1;LEN([.A602]))" office:value-type="string" office:string-value="Spoken Common Speech">
            <text:p>Spoken Common Speech</text:p>
          </table:table-cell>
          <table:table-cell table:formula="of:=MID([.A602];7;SEARCH(&quot;=&quot;;[.A602])-7)" office:value-type="string" office:string-value="465">
            <text:p>465</text:p>
          </table:table-cell>
          <table:table-cell table:formula="of:=CONCATENATE(&quot;S&quot;;[.C602];&quot;=&quot;)" office:value-type="string" office:string-value="S465=">
            <text:p>S465=</text:p>
          </table:table-cell>
        </table:table-row>
        <table:table-row table:style-name="ro1">
          <table:table-cell office:value-type="string">
            <text:p><text:span text:style-name="T1">skill.466=</text:span><text:span text:style-name="T2">Written</text:span><text:span text:style-name="T1"> </text:span><text:span text:style-name="T2">Common</text:span><text:span text:style-name="T1"> </text:span><text:span text:style-name="T2">Speech</text:span></text:p>
          </table:table-cell>
          <table:table-cell table:formula="of:=MID([.A603];SEARCH(&quot;=&quot;;[.A603])+1;LEN([.A603]))" office:value-type="string" office:string-value="Written Common Speech">
            <text:p>Written Common Speech</text:p>
          </table:table-cell>
          <table:table-cell table:formula="of:=MID([.A603];7;SEARCH(&quot;=&quot;;[.A603])-7)" office:value-type="string" office:string-value="466">
            <text:p>466</text:p>
          </table:table-cell>
          <table:table-cell table:formula="of:=CONCATENATE(&quot;S&quot;;[.C603];&quot;=&quot;)" office:value-type="string" office:string-value="S466=">
            <text:p>S466=</text:p>
          </table:table-cell>
        </table:table-row>
        <table:table-row table:style-name="ro1">
          <table:table-cell office:value-type="string">
            <text:p><text:span text:style-name="T1">skill.467=</text:span><text:span text:style-name="T2">Spoken</text:span><text:span text:style-name="T1"> </text:span><text:span text:style-name="T2">Dwarvish</text:span></text:p>
          </table:table-cell>
          <table:table-cell table:formula="of:=MID([.A604];SEARCH(&quot;=&quot;;[.A604])+1;LEN([.A604]))" office:value-type="string" office:string-value="Spoken Dwarvish">
            <text:p>Spoken Dwarvish</text:p>
          </table:table-cell>
          <table:table-cell table:formula="of:=MID([.A604];7;SEARCH(&quot;=&quot;;[.A604])-7)" office:value-type="string" office:string-value="467">
            <text:p>467</text:p>
          </table:table-cell>
          <table:table-cell table:formula="of:=CONCATENATE(&quot;S&quot;;[.C604];&quot;=&quot;)" office:value-type="string" office:string-value="S467=">
            <text:p>S467=</text:p>
          </table:table-cell>
        </table:table-row>
        <table:table-row table:style-name="ro1">
          <table:table-cell office:value-type="string">
            <text:p><text:span text:style-name="T1">skill.468=</text:span><text:span text:style-name="T2">Written</text:span><text:span text:style-name="T1"> </text:span><text:span text:style-name="T2">Dwarvish</text:span></text:p>
          </table:table-cell>
          <table:table-cell table:formula="of:=MID([.A605];SEARCH(&quot;=&quot;;[.A605])+1;LEN([.A605]))" office:value-type="string" office:string-value="Written Dwarvish">
            <text:p>Written Dwarvish</text:p>
          </table:table-cell>
          <table:table-cell table:formula="of:=MID([.A605];7;SEARCH(&quot;=&quot;;[.A605])-7)" office:value-type="string" office:string-value="468">
            <text:p>468</text:p>
          </table:table-cell>
          <table:table-cell table:formula="of:=CONCATENATE(&quot;S&quot;;[.C605];&quot;=&quot;)" office:value-type="string" office:string-value="S468=">
            <text:p>S468=</text:p>
          </table:table-cell>
        </table:table-row>
        <table:table-row table:style-name="ro1">
          <table:table-cell office:value-type="string">
            <text:p><text:span text:style-name="T1">skill.469=</text:span><text:span text:style-name="T2">Spoken</text:span><text:span text:style-name="T1"> </text:span><text:span text:style-name="T2">Elvish</text:span></text:p>
          </table:table-cell>
          <table:table-cell table:formula="of:=MID([.A606];SEARCH(&quot;=&quot;;[.A606])+1;LEN([.A606]))" office:value-type="string" office:string-value="Spoken Elvish">
            <text:p>Spoken Elvish</text:p>
          </table:table-cell>
          <table:table-cell table:formula="of:=MID([.A606];7;SEARCH(&quot;=&quot;;[.A606])-7)" office:value-type="string" office:string-value="469">
            <text:p>469</text:p>
          </table:table-cell>
          <table:table-cell table:formula="of:=CONCATENATE(&quot;S&quot;;[.C606];&quot;=&quot;)" office:value-type="string" office:string-value="S469=">
            <text:p>S469=</text:p>
          </table:table-cell>
        </table:table-row>
        <table:table-row table:style-name="ro1">
          <table:table-cell office:value-type="string">
            <text:p><text:span text:style-name="T1">skill.470=</text:span><text:span text:style-name="T2">Written</text:span><text:span text:style-name="T1"> </text:span><text:span text:style-name="T2">Elvish</text:span></text:p>
          </table:table-cell>
          <table:table-cell table:formula="of:=MID([.A607];SEARCH(&quot;=&quot;;[.A607])+1;LEN([.A607]))" office:value-type="string" office:string-value="Written Elvish">
            <text:p>Written Elvish</text:p>
          </table:table-cell>
          <table:table-cell table:formula="of:=MID([.A607];7;SEARCH(&quot;=&quot;;[.A607])-7)" office:value-type="string" office:string-value="470">
            <text:p>470</text:p>
          </table:table-cell>
          <table:table-cell table:formula="of:=CONCATENATE(&quot;S&quot;;[.C607];&quot;=&quot;)" office:value-type="string" office:string-value="S470=">
            <text:p>S470=</text:p>
          </table:table-cell>
        </table:table-row>
        <table:table-row table:style-name="ro1">
          <table:table-cell office:value-type="string">
            <text:p><text:span text:style-name="T1">skill.471=</text:span><text:span text:style-name="T2">Spoken</text:span><text:span text:style-name="T1"> </text:span><text:span text:style-name="T2">Grey</text:span><text:span text:style-name="T1"> </text:span><text:span text:style-name="T2">Elvish</text:span></text:p>
          </table:table-cell>
          <table:table-cell table:formula="of:=MID([.A608];SEARCH(&quot;=&quot;;[.A608])+1;LEN([.A608]))" office:value-type="string" office:string-value="Spoken Grey Elvish">
            <text:p>Spoken Grey Elvish</text:p>
          </table:table-cell>
          <table:table-cell table:formula="of:=MID([.A608];7;SEARCH(&quot;=&quot;;[.A608])-7)" office:value-type="string" office:string-value="471">
            <text:p>471</text:p>
          </table:table-cell>
          <table:table-cell table:formula="of:=CONCATENATE(&quot;S&quot;;[.C608];&quot;=&quot;)" office:value-type="string" office:string-value="S471=">
            <text:p>S471=</text:p>
          </table:table-cell>
        </table:table-row>
        <table:table-row table:style-name="ro1">
          <table:table-cell office:value-type="string">
            <text:p><text:span text:style-name="T1">skill.472=</text:span><text:span text:style-name="T2">Written</text:span><text:span text:style-name="T1"> </text:span><text:span text:style-name="T2">Grey</text:span><text:span text:style-name="T1"> </text:span><text:span text:style-name="T2">Elvish</text:span></text:p>
          </table:table-cell>
          <table:table-cell table:formula="of:=MID([.A609];SEARCH(&quot;=&quot;;[.A609])+1;LEN([.A609]))" office:value-type="string" office:string-value="Written Grey Elvish">
            <text:p>Written Grey Elvish</text:p>
          </table:table-cell>
          <table:table-cell table:formula="of:=MID([.A609];7;SEARCH(&quot;=&quot;;[.A609])-7)" office:value-type="string" office:string-value="472">
            <text:p>472</text:p>
          </table:table-cell>
          <table:table-cell table:formula="of:=CONCATENATE(&quot;S&quot;;[.C609];&quot;=&quot;)" office:value-type="string" office:string-value="S472=">
            <text:p>S472=</text:p>
          </table:table-cell>
        </table:table-row>
        <table:table-row table:style-name="ro1">
          <table:table-cell office:value-type="string">
            <text:p><text:span text:style-name="T1">skill.473=</text:span><text:span text:style-name="T2">Spoken</text:span><text:span text:style-name="T1"> </text:span><text:span text:style-name="T2">High</text:span><text:span text:style-name="T1"> </text:span><text:span text:style-name="T2">Elvish</text:span></text:p>
          </table:table-cell>
          <table:table-cell table:formula="of:=MID([.A610];SEARCH(&quot;=&quot;;[.A610])+1;LEN([.A610]))" office:value-type="string" office:string-value="Spoken High Elvish">
            <text:p>Spoken High Elvish</text:p>
          </table:table-cell>
          <table:table-cell table:formula="of:=MID([.A610];7;SEARCH(&quot;=&quot;;[.A610])-7)" office:value-type="string" office:string-value="473">
            <text:p>473</text:p>
          </table:table-cell>
          <table:table-cell table:formula="of:=CONCATENATE(&quot;S&quot;;[.C610];&quot;=&quot;)" office:value-type="string" office:string-value="S473=">
            <text:p>S473=</text:p>
          </table:table-cell>
        </table:table-row>
        <table:table-row table:style-name="ro1">
          <table:table-cell office:value-type="string">
            <text:p><text:span text:style-name="T1">skill.474=</text:span><text:span text:style-name="T2">Written</text:span><text:span text:style-name="T1"> </text:span><text:span text:style-name="T2">High</text:span><text:span text:style-name="T1"> </text:span><text:span text:style-name="T2">Elvish</text:span></text:p>
          </table:table-cell>
          <table:table-cell table:formula="of:=MID([.A611];SEARCH(&quot;=&quot;;[.A611])+1;LEN([.A611]))" office:value-type="string" office:string-value="Written High Elvish">
            <text:p>Written High Elvish</text:p>
          </table:table-cell>
          <table:table-cell table:formula="of:=MID([.A611];7;SEARCH(&quot;=&quot;;[.A611])-7)" office:value-type="string" office:string-value="474">
            <text:p>474</text:p>
          </table:table-cell>
          <table:table-cell table:formula="of:=CONCATENATE(&quot;S&quot;;[.C611];&quot;=&quot;)" office:value-type="string" office:string-value="S474=">
            <text:p>S474=</text:p>
          </table:table-cell>
        </table:table-row>
        <table:table-row table:style-name="ro1">
          <table:table-cell office:value-type="string">
            <text:p><text:span text:style-name="T1">skill.475=</text:span><text:span text:style-name="T2">Spoken</text:span><text:span text:style-name="T1"> </text:span><text:span text:style-name="T2">High</text:span><text:span text:style-name="T1"> </text:span><text:span text:style-name="T2">Man</text:span></text:p>
          </table:table-cell>
          <table:table-cell table:formula="of:=MID([.A612];SEARCH(&quot;=&quot;;[.A612])+1;LEN([.A612]))" office:value-type="string" office:string-value="Spoken High Man">
            <text:p>Spoken High Man</text:p>
          </table:table-cell>
          <table:table-cell table:formula="of:=MID([.A612];7;SEARCH(&quot;=&quot;;[.A612])-7)" office:value-type="string" office:string-value="475">
            <text:p>475</text:p>
          </table:table-cell>
          <table:table-cell table:formula="of:=CONCATENATE(&quot;S&quot;;[.C612];&quot;=&quot;)" office:value-type="string" office:string-value="S475=">
            <text:p>S475=</text:p>
          </table:table-cell>
        </table:table-row>
        <table:table-row table:style-name="ro1">
          <table:table-cell office:value-type="string">
            <text:p><text:span text:style-name="T1">skill.476=</text:span><text:span text:style-name="T2">Written</text:span><text:span text:style-name="T1"> </text:span><text:span text:style-name="T2">High</text:span><text:span text:style-name="T1"> </text:span><text:span text:style-name="T2">Man</text:span></text:p>
          </table:table-cell>
          <table:table-cell table:formula="of:=MID([.A613];SEARCH(&quot;=&quot;;[.A613])+1;LEN([.A613]))" office:value-type="string" office:string-value="Written High Man">
            <text:p>Written High Man</text:p>
          </table:table-cell>
          <table:table-cell table:formula="of:=MID([.A613];7;SEARCH(&quot;=&quot;;[.A613])-7)" office:value-type="string" office:string-value="476">
            <text:p>476</text:p>
          </table:table-cell>
          <table:table-cell table:formula="of:=CONCATENATE(&quot;S&quot;;[.C613];&quot;=&quot;)" office:value-type="string" office:string-value="S476=">
            <text:p>S476=</text:p>
          </table:table-cell>
        </table:table-row>
        <table:table-row table:style-name="ro1">
          <table:table-cell office:value-type="string">
            <text:p><text:span text:style-name="T1">skill.477=</text:span><text:span text:style-name="T2">Spoken</text:span><text:span text:style-name="T1"> </text:span><text:span text:style-name="T2">Hill</text:span><text:span text:style-name="T1"> </text:span><text:span text:style-name="T2">Speech</text:span></text:p>
          </table:table-cell>
          <table:table-cell table:formula="of:=MID([.A614];SEARCH(&quot;=&quot;;[.A614])+1;LEN([.A614]))" office:value-type="string" office:string-value="Spoken Hill Speech">
            <text:p>Spoken Hill Speech</text:p>
          </table:table-cell>
          <table:table-cell table:formula="of:=MID([.A614];7;SEARCH(&quot;=&quot;;[.A614])-7)" office:value-type="string" office:string-value="477">
            <text:p>477</text:p>
          </table:table-cell>
          <table:table-cell table:formula="of:=CONCATENATE(&quot;S&quot;;[.C614];&quot;=&quot;)" office:value-type="string" office:string-value="S477=">
            <text:p>S477=</text:p>
          </table:table-cell>
        </table:table-row>
        <table:table-row table:style-name="ro1">
          <table:table-cell office:value-type="string">
            <text:p><text:span text:style-name="T1">skill.478=</text:span><text:span text:style-name="T2">Written</text:span><text:span text:style-name="T1"> </text:span><text:span text:style-name="T2">Hill</text:span><text:span text:style-name="T1"> </text:span><text:span text:style-name="T2">Speech</text:span></text:p>
          </table:table-cell>
          <table:table-cell table:formula="of:=MID([.A615];SEARCH(&quot;=&quot;;[.A615])+1;LEN([.A615]))" office:value-type="string" office:string-value="Written Hill Speech">
            <text:p>Written Hill Speech</text:p>
          </table:table-cell>
          <table:table-cell table:formula="of:=MID([.A615];7;SEARCH(&quot;=&quot;;[.A615])-7)" office:value-type="string" office:string-value="478">
            <text:p>478</text:p>
          </table:table-cell>
          <table:table-cell table:formula="of:=CONCATENATE(&quot;S&quot;;[.C615];&quot;=&quot;)" office:value-type="string" office:string-value="S478=">
            <text:p>S478=</text:p>
          </table:table-cell>
        </table:table-row>
        <table:table-row table:style-name="ro1">
          <table:table-cell office:value-type="string">
            <text:p><text:span text:style-name="T1">skill.479=</text:span><text:span text:style-name="T2">Spoken</text:span><text:span text:style-name="T1"> </text:span><text:span text:style-name="T2">North</text:span><text:span text:style-name="T1"> </text:span><text:span text:style-name="T2">Speech</text:span></text:p>
          </table:table-cell>
          <table:table-cell table:formula="of:=MID([.A616];SEARCH(&quot;=&quot;;[.A616])+1;LEN([.A616]))" office:value-type="string" office:string-value="Spoken North Speech">
            <text:p>Spoken North Speech</text:p>
          </table:table-cell>
          <table:table-cell table:formula="of:=MID([.A616];7;SEARCH(&quot;=&quot;;[.A616])-7)" office:value-type="string" office:string-value="479">
            <text:p>479</text:p>
          </table:table-cell>
          <table:table-cell table:formula="of:=CONCATENATE(&quot;S&quot;;[.C616];&quot;=&quot;)" office:value-type="string" office:string-value="S479=">
            <text:p>S479=</text:p>
          </table:table-cell>
        </table:table-row>
        <table:table-row table:style-name="ro1">
          <table:table-cell office:value-type="string">
            <text:p><text:span text:style-name="T1">skill.480=</text:span><text:span text:style-name="T2">Written</text:span><text:span text:style-name="T1"> </text:span><text:span text:style-name="T2">North</text:span><text:span text:style-name="T1"> </text:span><text:span text:style-name="T2">Speech</text:span></text:p>
          </table:table-cell>
          <table:table-cell table:formula="of:=MID([.A617];SEARCH(&quot;=&quot;;[.A617])+1;LEN([.A617]))" office:value-type="string" office:string-value="Written North Speech">
            <text:p>Written North Speech</text:p>
          </table:table-cell>
          <table:table-cell table:formula="of:=MID([.A617];7;SEARCH(&quot;=&quot;;[.A617])-7)" office:value-type="string" office:string-value="480">
            <text:p>480</text:p>
          </table:table-cell>
          <table:table-cell table:formula="of:=CONCATENATE(&quot;S&quot;;[.C617];&quot;=&quot;)" office:value-type="string" office:string-value="S480=">
            <text:p>S480=</text:p>
          </table:table-cell>
        </table:table-row>
        <table:table-row table:style-name="ro1">
          <table:table-cell office:value-type="string">
            <text:p><text:span text:style-name="T1">skill.481=</text:span><text:span text:style-name="T2">Spoken</text:span><text:span text:style-name="T1"> </text:span><text:span text:style-name="T2">Orcish</text:span></text:p>
          </table:table-cell>
          <table:table-cell table:formula="of:=MID([.A618];SEARCH(&quot;=&quot;;[.A618])+1;LEN([.A618]))" office:value-type="string" office:string-value="Spoken Orcish">
            <text:p>Spoken Orcish</text:p>
          </table:table-cell>
          <table:table-cell table:formula="of:=MID([.A618];7;SEARCH(&quot;=&quot;;[.A618])-7)" office:value-type="string" office:string-value="481">
            <text:p>481</text:p>
          </table:table-cell>
          <table:table-cell table:formula="of:=CONCATENATE(&quot;S&quot;;[.C618];&quot;=&quot;)" office:value-type="string" office:string-value="S481=">
            <text:p>S481=</text:p>
          </table:table-cell>
        </table:table-row>
        <table:table-row table:style-name="ro1">
          <table:table-cell office:value-type="string">
            <text:p><text:span text:style-name="T1">skill.482=</text:span><text:span text:style-name="T2">Written</text:span><text:span text:style-name="T1"> </text:span><text:span text:style-name="T2">Orcish</text:span></text:p>
          </table:table-cell>
          <table:table-cell table:formula="of:=MID([.A619];SEARCH(&quot;=&quot;;[.A619])+1;LEN([.A619]))" office:value-type="string" office:string-value="Written Orcish">
            <text:p>Written Orcish</text:p>
          </table:table-cell>
          <table:table-cell table:formula="of:=MID([.A619];7;SEARCH(&quot;=&quot;;[.A619])-7)" office:value-type="string" office:string-value="482">
            <text:p>482</text:p>
          </table:table-cell>
          <table:table-cell table:formula="of:=CONCATENATE(&quot;S&quot;;[.C619];&quot;=&quot;)" office:value-type="string" office:string-value="S482=">
            <text:p>S482=</text:p>
          </table:table-cell>
        </table:table-row>
        <table:table-row table:style-name="ro1">
          <table:table-cell office:value-type="string">
            <text:p><text:span text:style-name="T1">skill.483=</text:span><text:span text:style-name="T2">Spoken</text:span><text:span text:style-name="T1"> </text:span><text:span text:style-name="T2">Plains</text:span><text:span text:style-name="T1"> </text:span><text:span text:style-name="T2">Speech</text:span><text:span text:style-name="T1"> </text:span></text:p>
          </table:table-cell>
          <table:table-cell table:formula="of:=MID([.A620];SEARCH(&quot;=&quot;;[.A620])+1;LEN([.A620]))" office:value-type="string" office:string-value="Spoken Plains Speech ">
            <text:p>Spoken Plains Speech </text:p>
          </table:table-cell>
          <table:table-cell table:formula="of:=MID([.A620];7;SEARCH(&quot;=&quot;;[.A620])-7)" office:value-type="string" office:string-value="483">
            <text:p>483</text:p>
          </table:table-cell>
          <table:table-cell table:formula="of:=CONCATENATE(&quot;S&quot;;[.C620];&quot;=&quot;)" office:value-type="string" office:string-value="S483=">
            <text:p>S483=</text:p>
          </table:table-cell>
        </table:table-row>
        <table:table-row table:style-name="ro1">
          <table:table-cell office:value-type="string">
            <text:p><text:span text:style-name="T1">skill.484=</text:span><text:span text:style-name="T2">Written</text:span><text:span text:style-name="T1"> </text:span><text:span text:style-name="T2">Plains</text:span><text:span text:style-name="T1"> </text:span><text:span text:style-name="T2">Speech</text:span></text:p>
          </table:table-cell>
          <table:table-cell table:formula="of:=MID([.A621];SEARCH(&quot;=&quot;;[.A621])+1;LEN([.A621]))" office:value-type="string" office:string-value="Written Plains Speech">
            <text:p>Written Plains Speech</text:p>
          </table:table-cell>
          <table:table-cell table:formula="of:=MID([.A621];7;SEARCH(&quot;=&quot;;[.A621])-7)" office:value-type="string" office:string-value="484">
            <text:p>484</text:p>
          </table:table-cell>
          <table:table-cell table:formula="of:=CONCATENATE(&quot;S&quot;;[.C621];&quot;=&quot;)" office:value-type="string" office:string-value="S484=">
            <text:p>S484=</text:p>
          </table:table-cell>
        </table:table-row>
        <table:table-row table:style-name="ro1">
          <table:table-cell office:value-type="string">
            <text:p><text:span text:style-name="T1">skill.485=</text:span><text:span text:style-name="T2">Spoken</text:span><text:span text:style-name="T1"> </text:span><text:span text:style-name="T2">Sea</text:span><text:span text:style-name="T1"> </text:span><text:span text:style-name="T2">Speech</text:span></text:p>
          </table:table-cell>
          <table:table-cell table:formula="of:=MID([.A622];SEARCH(&quot;=&quot;;[.A622])+1;LEN([.A622]))" office:value-type="string" office:string-value="Spoken Sea Speech">
            <text:p>Spoken Sea Speech</text:p>
          </table:table-cell>
          <table:table-cell table:formula="of:=MID([.A622];7;SEARCH(&quot;=&quot;;[.A622])-7)" office:value-type="string" office:string-value="485">
            <text:p>485</text:p>
          </table:table-cell>
          <table:table-cell table:formula="of:=CONCATENATE(&quot;S&quot;;[.C622];&quot;=&quot;)" office:value-type="string" office:string-value="S485=">
            <text:p>S485=</text:p>
          </table:table-cell>
        </table:table-row>
        <table:table-row table:style-name="ro1">
          <table:table-cell office:value-type="string">
            <text:p><text:span text:style-name="T1">skill.486=</text:span><text:span text:style-name="T2">Written</text:span><text:span text:style-name="T1"> </text:span><text:span text:style-name="T2">Sea</text:span><text:span text:style-name="T1"> </text:span><text:span text:style-name="T2">Speech</text:span></text:p>
          </table:table-cell>
          <table:table-cell table:formula="of:=MID([.A623];SEARCH(&quot;=&quot;;[.A623])+1;LEN([.A623]))" office:value-type="string" office:string-value="Written Sea Speech">
            <text:p>Written Sea Speech</text:p>
          </table:table-cell>
          <table:table-cell table:formula="of:=MID([.A623];7;SEARCH(&quot;=&quot;;[.A623])-7)" office:value-type="string" office:string-value="486">
            <text:p>486</text:p>
          </table:table-cell>
          <table:table-cell table:formula="of:=CONCATENATE(&quot;S&quot;;[.C623];&quot;=&quot;)" office:value-type="string" office:string-value="S486=">
            <text:p>S486=</text:p>
          </table:table-cell>
        </table:table-row>
        <table:table-row table:style-name="ro1">
          <table:table-cell office:value-type="string">
            <text:p><text:span text:style-name="T1">skill.487=</text:span><text:span text:style-name="T2">Spoken</text:span><text:span text:style-name="T1"> </text:span><text:span text:style-name="T2">Small</text:span><text:span text:style-name="T1"> </text:span><text:span text:style-name="T2">Speech</text:span></text:p>
          </table:table-cell>
          <table:table-cell table:formula="of:=MID([.A624];SEARCH(&quot;=&quot;;[.A624])+1;LEN([.A624]))" office:value-type="string" office:string-value="Spoken Small Speech">
            <text:p>Spoken Small Speech</text:p>
          </table:table-cell>
          <table:table-cell table:formula="of:=MID([.A624];7;SEARCH(&quot;=&quot;;[.A624])-7)" office:value-type="string" office:string-value="487">
            <text:p>487</text:p>
          </table:table-cell>
          <table:table-cell table:formula="of:=CONCATENATE(&quot;S&quot;;[.C624];&quot;=&quot;)" office:value-type="string" office:string-value="S487=">
            <text:p>S487=</text:p>
          </table:table-cell>
        </table:table-row>
        <table:table-row table:style-name="ro1">
          <table:table-cell office:value-type="string">
            <text:p><text:span text:style-name="T1">skill.488=</text:span><text:span text:style-name="T2">Written</text:span><text:span text:style-name="T1"> </text:span><text:span text:style-name="T2">Small</text:span><text:span text:style-name="T1"> </text:span><text:span text:style-name="T2">Speech</text:span></text:p>
          </table:table-cell>
          <table:table-cell table:formula="of:=MID([.A625];SEARCH(&quot;=&quot;;[.A625])+1;LEN([.A625]))" office:value-type="string" office:string-value="Written Small Speech">
            <text:p>Written Small Speech</text:p>
          </table:table-cell>
          <table:table-cell table:formula="of:=MID([.A625];7;SEARCH(&quot;=&quot;;[.A625])-7)" office:value-type="string" office:string-value="488">
            <text:p>488</text:p>
          </table:table-cell>
          <table:table-cell table:formula="of:=CONCATENATE(&quot;S&quot;;[.C625];&quot;=&quot;)" office:value-type="string" office:string-value="S488=">
            <text:p>S488=</text:p>
          </table:table-cell>
        </table:table-row>
        <table:table-row table:style-name="ro1">
          <table:table-cell office:value-type="string">
            <text:p><text:span text:style-name="T1">skill.489=</text:span><text:span text:style-name="T2">Spoken</text:span><text:span text:style-name="T1"> </text:span><text:span text:style-name="T2">South</text:span><text:span text:style-name="T1"> </text:span><text:span text:style-name="T2">Speech</text:span></text:p>
          </table:table-cell>
          <table:table-cell table:formula="of:=MID([.A626];SEARCH(&quot;=&quot;;[.A626])+1;LEN([.A626]))" office:value-type="string" office:string-value="Spoken South Speech">
            <text:p>Spoken South Speech</text:p>
          </table:table-cell>
          <table:table-cell table:formula="of:=MID([.A626];7;SEARCH(&quot;=&quot;;[.A626])-7)" office:value-type="string" office:string-value="489">
            <text:p>489</text:p>
          </table:table-cell>
          <table:table-cell table:formula="of:=CONCATENATE(&quot;S&quot;;[.C626];&quot;=&quot;)" office:value-type="string" office:string-value="S489=">
            <text:p>S489=</text:p>
          </table:table-cell>
        </table:table-row>
        <table:table-row table:style-name="ro1">
          <table:table-cell office:value-type="string">
            <text:p><text:span text:style-name="T1">skill.490=</text:span><text:span text:style-name="T2">Written</text:span><text:span text:style-name="T1"> </text:span><text:span text:style-name="T2">South</text:span><text:span text:style-name="T1"> </text:span><text:span text:style-name="T2">Speech</text:span></text:p>
          </table:table-cell>
          <table:table-cell table:formula="of:=MID([.A627];SEARCH(&quot;=&quot;;[.A627])+1;LEN([.A627]))" office:value-type="string" office:string-value="Written South Speech">
            <text:p>Written South Speech</text:p>
          </table:table-cell>
          <table:table-cell table:formula="of:=MID([.A627];7;SEARCH(&quot;=&quot;;[.A627])-7)" office:value-type="string" office:string-value="490">
            <text:p>490</text:p>
          </table:table-cell>
          <table:table-cell table:formula="of:=CONCATENATE(&quot;S&quot;;[.C627];&quot;=&quot;)" office:value-type="string" office:string-value="S490=">
            <text:p>S490=</text:p>
          </table:table-cell>
        </table:table-row>
        <table:table-row table:style-name="ro1">
          <table:table-cell office:value-type="string">
            <text:p><text:span text:style-name="T1">skill.491=</text:span><text:span text:style-name="T2">Spoken</text:span><text:span text:style-name="T1"> </text:span><text:span text:style-name="T2">Wood</text:span><text:span text:style-name="T1"> </text:span><text:span text:style-name="T2">Speech</text:span></text:p>
          </table:table-cell>
          <table:table-cell table:formula="of:=MID([.A628];SEARCH(&quot;=&quot;;[.A628])+1;LEN([.A628]))" office:value-type="string" office:string-value="Spoken Wood Speech">
            <text:p>Spoken Wood Speech</text:p>
          </table:table-cell>
          <table:table-cell table:formula="of:=MID([.A628];7;SEARCH(&quot;=&quot;;[.A628])-7)" office:value-type="string" office:string-value="491">
            <text:p>491</text:p>
          </table:table-cell>
          <table:table-cell table:formula="of:=CONCATENATE(&quot;S&quot;;[.C628];&quot;=&quot;)" office:value-type="string" office:string-value="S491=">
            <text:p>S491=</text:p>
          </table:table-cell>
        </table:table-row>
        <table:table-row table:style-name="ro1">
          <table:table-cell office:value-type="string">
            <text:p><text:span text:style-name="T1">skill.492=</text:span><text:span text:style-name="T2">Written</text:span><text:span text:style-name="T1"> </text:span><text:span text:style-name="T2">Wood</text:span><text:span text:style-name="T1"> </text:span><text:span text:style-name="T2">Speech</text:span></text:p>
          </table:table-cell>
          <table:table-cell table:formula="of:=MID([.A629];SEARCH(&quot;=&quot;;[.A629])+1;LEN([.A629]))" office:value-type="string" office:string-value="Written Wood Speech">
            <text:p>Written Wood Speech</text:p>
          </table:table-cell>
          <table:table-cell table:formula="of:=MID([.A629];7;SEARCH(&quot;=&quot;;[.A629])-7)" office:value-type="string" office:string-value="492">
            <text:p>492</text:p>
          </table:table-cell>
          <table:table-cell table:formula="of:=CONCATENATE(&quot;S&quot;;[.C629];&quot;=&quot;)" office:value-type="string" office:string-value="S492=">
            <text:p>S492=</text:p>
          </table:table-cell>
        </table:table-row>
        <table:table-row table:style-name="ro1">
          <table:table-cell office:value-type="string">
            <text:p><text:span text:style-name="T1">skill.493=</text:span><text:span text:style-name="T2">Spoken</text:span><text:span text:style-name="T1"> </text:span><text:span text:style-name="T2">Gnoll</text:span><text:span text:style-name="T1"> </text:span><text:span text:style-name="T2">Speech</text:span></text:p>
          </table:table-cell>
          <table:table-cell table:formula="of:=MID([.A630];SEARCH(&quot;=&quot;;[.A630])+1;LEN([.A630]))" office:value-type="string" office:string-value="Spoken Gnoll Speech">
            <text:p>Spoken Gnoll Speech</text:p>
          </table:table-cell>
          <table:table-cell table:formula="of:=MID([.A630];7;SEARCH(&quot;=&quot;;[.A630])-7)" office:value-type="string" office:string-value="493">
            <text:p>493</text:p>
          </table:table-cell>
          <table:table-cell table:formula="of:=CONCATENATE(&quot;S&quot;;[.C630];&quot;=&quot;)" office:value-type="string" office:string-value="S493=">
            <text:p>S493=</text:p>
          </table:table-cell>
        </table:table-row>
        <table:table-row table:style-name="ro1">
          <table:table-cell office:value-type="string">
            <text:p><text:span text:style-name="T1">skill.494=</text:span><text:span text:style-name="T2">Written</text:span><text:span text:style-name="T1"> </text:span><text:span text:style-name="T2">Gnoll</text:span><text:span text:style-name="T1"> </text:span><text:span text:style-name="T2">Speech</text:span></text:p>
          </table:table-cell>
          <table:table-cell table:formula="of:=MID([.A631];SEARCH(&quot;=&quot;;[.A631])+1;LEN([.A631]))" office:value-type="string" office:string-value="Written Gnoll Speech">
            <text:p>Written Gnoll Speech</text:p>
          </table:table-cell>
          <table:table-cell table:formula="of:=MID([.A631];7;SEARCH(&quot;=&quot;;[.A631])-7)" office:value-type="string" office:string-value="494">
            <text:p>494</text:p>
          </table:table-cell>
          <table:table-cell table:formula="of:=CONCATENATE(&quot;S&quot;;[.C631];&quot;=&quot;)" office:value-type="string" office:string-value="S494=">
            <text:p>S494=</text:p>
          </table:table-cell>
        </table:table-row>
        <table:table-row table:style-name="ro1">
          <table:table-cell office:value-type="string">
            <text:p><text:span text:style-name="T1">skill.495=</text:span><text:span text:style-name="T2">Spoken</text:span><text:span text:style-name="T1"> </text:span><text:span text:style-name="T2">Gnome</text:span><text:span text:style-name="T1"> </text:span><text:span text:style-name="T2">Speech</text:span></text:p>
          </table:table-cell>
          <table:table-cell table:formula="of:=MID([.A632];SEARCH(&quot;=&quot;;[.A632])+1;LEN([.A632]))" office:value-type="string" office:string-value="Spoken Gnome Speech">
            <text:p>Spoken Gnome Speech</text:p>
          </table:table-cell>
          <table:table-cell table:formula="of:=MID([.A632];7;SEARCH(&quot;=&quot;;[.A632])-7)" office:value-type="string" office:string-value="495">
            <text:p>495</text:p>
          </table:table-cell>
          <table:table-cell table:formula="of:=CONCATENATE(&quot;S&quot;;[.C632];&quot;=&quot;)" office:value-type="string" office:string-value="S495=">
            <text:p>S495=</text:p>
          </table:table-cell>
        </table:table-row>
        <table:table-row table:style-name="ro1">
          <table:table-cell office:value-type="string">
            <text:p><text:span text:style-name="T1">skill.496=</text:span><text:span text:style-name="T2">Written</text:span><text:span text:style-name="T1"> </text:span><text:span text:style-name="T2">Gnome</text:span><text:span text:style-name="T1"> </text:span><text:span text:style-name="T2">Speech</text:span></text:p>
          </table:table-cell>
          <table:table-cell table:formula="of:=MID([.A633];SEARCH(&quot;=&quot;;[.A633])+1;LEN([.A633]))" office:value-type="string" office:string-value="Written Gnome Speech">
            <text:p>Written Gnome Speech</text:p>
          </table:table-cell>
          <table:table-cell table:formula="of:=MID([.A633];7;SEARCH(&quot;=&quot;;[.A633])-7)" office:value-type="string" office:string-value="496">
            <text:p>496</text:p>
          </table:table-cell>
          <table:table-cell table:formula="of:=CONCATENATE(&quot;S&quot;;[.C633];&quot;=&quot;)" office:value-type="string" office:string-value="S496=">
            <text:p>S496=</text:p>
          </table:table-cell>
        </table:table-row>
        <table:table-row table:style-name="ro1">
          <table:table-cell office:value-type="string">
            <text:p><text:span text:style-name="T1">skill.497=</text:span><text:span text:style-name="T2">Spoken</text:span><text:span text:style-name="T1"> </text:span><text:span text:style-name="T2">Goblin</text:span><text:span text:style-name="T1"> </text:span><text:span text:style-name="T2">Speech</text:span></text:p>
          </table:table-cell>
          <table:table-cell table:formula="of:=MID([.A634];SEARCH(&quot;=&quot;;[.A634])+1;LEN([.A634]))" office:value-type="string" office:string-value="Spoken Goblin Speech">
            <text:p>Spoken Goblin Speech</text:p>
          </table:table-cell>
          <table:table-cell table:formula="of:=MID([.A634];7;SEARCH(&quot;=&quot;;[.A634])-7)" office:value-type="string" office:string-value="497">
            <text:p>497</text:p>
          </table:table-cell>
          <table:table-cell table:formula="of:=CONCATENATE(&quot;S&quot;;[.C634];&quot;=&quot;)" office:value-type="string" office:string-value="S497=">
            <text:p>S497=</text:p>
          </table:table-cell>
        </table:table-row>
        <table:table-row table:style-name="ro1">
          <table:table-cell office:value-type="string">
            <text:p><text:span text:style-name="T1">skill.498=</text:span><text:span text:style-name="T2">Written</text:span><text:span text:style-name="T1"> </text:span><text:span text:style-name="T2">Goblin</text:span><text:span text:style-name="T1"> </text:span><text:span text:style-name="T2">Speech</text:span></text:p>
          </table:table-cell>
          <table:table-cell table:formula="of:=MID([.A635];SEARCH(&quot;=&quot;;[.A635])+1;LEN([.A635]))" office:value-type="string" office:string-value="Written Goblin Speech">
            <text:p>Written Goblin Speech</text:p>
          </table:table-cell>
          <table:table-cell table:formula="of:=MID([.A635];7;SEARCH(&quot;=&quot;;[.A635])-7)" office:value-type="string" office:string-value="498">
            <text:p>498</text:p>
          </table:table-cell>
          <table:table-cell table:formula="of:=CONCATENATE(&quot;S&quot;;[.C635];&quot;=&quot;)" office:value-type="string" office:string-value="S498=">
            <text:p>S498=</text:p>
          </table:table-cell>
        </table:table-row>
        <table:table-row table:style-name="ro1">
          <table:table-cell office:value-type="string">
            <text:p><text:span text:style-name="T1">skill.499=</text:span><text:span text:style-name="T2">Spoken</text:span><text:span text:style-name="T1"> </text:span><text:span text:style-name="T2">Hobgoblin</text:span><text:span text:style-name="T1"> </text:span><text:span text:style-name="T2">Speech</text:span></text:p>
          </table:table-cell>
          <table:table-cell table:formula="of:=MID([.A636];SEARCH(&quot;=&quot;;[.A636])+1;LEN([.A636]))" office:value-type="string" office:string-value="Spoken Hobgoblin Speech">
            <text:p>Spoken Hobgoblin Speech</text:p>
          </table:table-cell>
          <table:table-cell table:formula="of:=MID([.A636];7;SEARCH(&quot;=&quot;;[.A636])-7)" office:value-type="string" office:string-value="499">
            <text:p>499</text:p>
          </table:table-cell>
          <table:table-cell table:formula="of:=CONCATENATE(&quot;S&quot;;[.C636];&quot;=&quot;)" office:value-type="string" office:string-value="S499=">
            <text:p>S499=</text:p>
          </table:table-cell>
        </table:table-row>
        <table:table-row table:style-name="ro1">
          <table:table-cell office:value-type="string">
            <text:p><text:span text:style-name="T1">skill.500=</text:span><text:span text:style-name="T2">Written</text:span><text:span text:style-name="T1"> </text:span><text:span text:style-name="T2">Hobgoblin</text:span><text:span text:style-name="T1"> </text:span><text:span text:style-name="T2">Speech</text:span></text:p>
          </table:table-cell>
          <table:table-cell table:formula="of:=MID([.A637];SEARCH(&quot;=&quot;;[.A637])+1;LEN([.A637]))" office:value-type="string" office:string-value="Written Hobgoblin Speech">
            <text:p>Written Hobgoblin Speech</text:p>
          </table:table-cell>
          <table:table-cell table:formula="of:=MID([.A637];7;SEARCH(&quot;=&quot;;[.A637])-7)" office:value-type="string" office:string-value="500">
            <text:p>500</text:p>
          </table:table-cell>
          <table:table-cell table:formula="of:=CONCATENATE(&quot;S&quot;;[.C637];&quot;=&quot;)" office:value-type="string" office:string-value="S500=">
            <text:p>S500=</text:p>
          </table:table-cell>
        </table:table-row>
        <table:table-row table:style-name="ro1">
          <table:table-cell office:value-type="string">
            <text:p><text:span text:style-name="T1">skill.501=</text:span><text:span text:style-name="T2">Spoken</text:span><text:span text:style-name="T1"> </text:span><text:span text:style-name="T2">Troglodyte</text:span><text:span text:style-name="T1"> </text:span><text:span text:style-name="T2">Speech</text:span></text:p>
          </table:table-cell>
          <table:table-cell table:formula="of:=MID([.A638];SEARCH(&quot;=&quot;;[.A638])+1;LEN([.A638]))" office:value-type="string" office:string-value="Spoken Troglodyte Speech">
            <text:p>Spoken Troglodyte Speech</text:p>
          </table:table-cell>
          <table:table-cell table:formula="of:=MID([.A638];7;SEARCH(&quot;=&quot;;[.A638])-7)" office:value-type="string" office:string-value="501">
            <text:p>501</text:p>
          </table:table-cell>
          <table:table-cell table:formula="of:=CONCATENATE(&quot;S&quot;;[.C638];&quot;=&quot;)" office:value-type="string" office:string-value="S501=">
            <text:p>S501=</text:p>
          </table:table-cell>
        </table:table-row>
        <table:table-row table:style-name="ro1">
          <table:table-cell office:value-type="string">
            <text:p><text:span text:style-name="T1">skill.502=</text:span><text:span text:style-name="T2">Written</text:span><text:span text:style-name="T1"> </text:span><text:span text:style-name="T2">Troglodyte</text:span><text:span text:style-name="T1"> </text:span><text:span text:style-name="T2">Speech</text:span></text:p>
          </table:table-cell>
          <table:table-cell table:formula="of:=MID([.A639];SEARCH(&quot;=&quot;;[.A639])+1;LEN([.A639]))" office:value-type="string" office:string-value="Written Troglodyte Speech">
            <text:p>Written Troglodyte Speech</text:p>
          </table:table-cell>
          <table:table-cell table:formula="of:=MID([.A639];7;SEARCH(&quot;=&quot;;[.A639])-7)" office:value-type="string" office:string-value="502">
            <text:p>502</text:p>
          </table:table-cell>
          <table:table-cell table:formula="of:=CONCATENATE(&quot;S&quot;;[.C639];&quot;=&quot;)" office:value-type="string" office:string-value="S502=">
            <text:p>S502=</text:p>
          </table:table-cell>
        </table:table-row>
        <table:table-row table:style-name="ro1">
          <table:table-cell office:value-type="string">
            <text:p><text:span text:style-name="T1">skill.503=</text:span><text:span text:style-name="T2">Weapon</text:span><text:span text:style-name="T1"> </text:span><text:span text:style-name="T2">Style</text:span><text:span text:style-name="T1"> </text:span><text:span text:style-name="T2">(Advanced)</text:span></text:p>
          </table:table-cell>
          <table:table-cell table:formula="of:=MID([.A640];SEARCH(&quot;=&quot;;[.A640])+1;LEN([.A640]))" office:value-type="string" office:string-value="Weapon Style (Advanced)">
            <text:p>Weapon Style (Advanced)</text:p>
          </table:table-cell>
          <table:table-cell table:formula="of:=MID([.A640];7;SEARCH(&quot;=&quot;;[.A640])-7)" office:value-type="string" office:string-value="503">
            <text:p>503</text:p>
          </table:table-cell>
          <table:table-cell table:formula="of:=CONCATENATE(&quot;S&quot;;[.C640];&quot;=&quot;)" office:value-type="string" office:string-value="S503=">
            <text:p>S503=</text:p>
          </table:table-cell>
        </table:table-row>
        <table:table-row table:style-name="ro1">
          <table:table-cell office:value-type="string">
            <text:p><text:span text:style-name="T1">skill.504=</text:span><text:span text:style-name="T2">Blind</text:span><text:span text:style-name="T1"> </text:span><text:span text:style-name="T2">Fighting</text:span><text:span text:style-name="T1"> </text:span><text:span text:style-name="T2">(with</text:span><text:span text:style-name="T1"> </text:span><text:span text:style-name="T2">Weapons)</text:span></text:p>
          </table:table-cell>
          <table:table-cell table:formula="of:=MID([.A641];SEARCH(&quot;=&quot;;[.A641])+1;LEN([.A641]))" office:value-type="string" office:string-value="Blind Fighting (with Weapons)">
            <text:p>Blind Fighting (with Weapons)</text:p>
          </table:table-cell>
          <table:table-cell table:formula="of:=MID([.A641];7;SEARCH(&quot;=&quot;;[.A641])-7)" office:value-type="string" office:string-value="504">
            <text:p>504</text:p>
          </table:table-cell>
          <table:table-cell table:formula="of:=CONCATENATE(&quot;S&quot;;[.C641];&quot;=&quot;)" office:value-type="string" office:string-value="S504=">
            <text:p>S504=</text:p>
          </table:table-cell>
        </table:table-row>
        <table:table-row table:style-name="ro1">
          <table:table-cell office:value-type="string">
            <text:p><text:span text:style-name="T1">skill.505=</text:span><text:span text:style-name="T2">Chi</text:span><text:span text:style-name="T1"> </text:span><text:span text:style-name="T2">Powers</text:span><text:span text:style-name="T1">: </text:span><text:span text:style-name="T2">Cloth</text:span><text:span text:style-name="T1"> </text:span><text:span text:style-name="T2">Lance</text:span></text:p>
          </table:table-cell>
          <table:table-cell table:formula="of:=MID([.A642];SEARCH(&quot;=&quot;;[.A642])+1;LEN([.A642]))" office:value-type="string" office:string-value="Chi Powers: Cloth Lance">
            <text:p>Chi Powers: Cloth Lance</text:p>
          </table:table-cell>
          <table:table-cell table:formula="of:=MID([.A642];7;SEARCH(&quot;=&quot;;[.A642])-7)" office:value-type="string" office:string-value="505">
            <text:p>505</text:p>
          </table:table-cell>
          <table:table-cell table:formula="of:=CONCATENATE(&quot;S&quot;;[.C642];&quot;=&quot;)" office:value-type="string" office:string-value="S505=">
            <text:p>S505=</text:p>
          </table:table-cell>
        </table:table-row>
        <table:table-row table:style-name="ro1">
          <table:table-cell office:value-type="string">
            <text:p><text:span text:style-name="T1">skill.506=</text:span><text:span text:style-name="T2">Chi</text:span><text:span text:style-name="T1"> </text:span><text:span text:style-name="T2">Powers</text:span><text:span text:style-name="T1">: </text:span><text:span text:style-name="T2">Leaping</text:span><text:span text:style-name="T1"> </text:span><text:span text:style-name="T2">Strike</text:span></text:p>
          </table:table-cell>
          <table:table-cell table:formula="of:=MID([.A643];SEARCH(&quot;=&quot;;[.A643])+1;LEN([.A643]))" office:value-type="string" office:string-value="Chi Powers: Leaping Strike">
            <text:p>Chi Powers: Leaping Strike</text:p>
          </table:table-cell>
          <table:table-cell table:formula="of:=MID([.A643];7;SEARCH(&quot;=&quot;;[.A643])-7)" office:value-type="string" office:string-value="506">
            <text:p>506</text:p>
          </table:table-cell>
          <table:table-cell table:formula="of:=CONCATENATE(&quot;S&quot;;[.C643];&quot;=&quot;)" office:value-type="string" office:string-value="S506=">
            <text:p>S506=</text:p>
          </table:table-cell>
        </table:table-row>
        <table:table-row table:style-name="ro1">
          <table:table-cell office:value-type="string">
            <text:p><text:span text:style-name="T1">skill.507=</text:span><text:span text:style-name="T2">Chi</text:span><text:span text:style-name="T1"> </text:span><text:span text:style-name="T2">Powers</text:span><text:span text:style-name="T1">: </text:span><text:span text:style-name="T2">Sticking</text:span><text:span text:style-name="T1"> </text:span><text:span text:style-name="T2">Touch</text:span></text:p>
          </table:table-cell>
          <table:table-cell table:formula="of:=MID([.A644];SEARCH(&quot;=&quot;;[.A644])+1;LEN([.A644]))" office:value-type="string" office:string-value="Chi Powers: Sticking Touch">
            <text:p>Chi Powers: Sticking Touch</text:p>
          </table:table-cell>
          <table:table-cell table:formula="of:=MID([.A644];7;SEARCH(&quot;=&quot;;[.A644])-7)" office:value-type="string" office:string-value="507">
            <text:p>507</text:p>
          </table:table-cell>
          <table:table-cell table:formula="of:=CONCATENATE(&quot;S&quot;;[.C644];&quot;=&quot;)" office:value-type="string" office:string-value="S507=">
            <text:p>S507=</text:p>
          </table:table-cell>
        </table:table-row>
        <table:table-row table:style-name="ro1">
          <table:table-cell office:value-type="string">
            <text:p><text:span text:style-name="T1">skill.508=</text:span><text:span text:style-name="T2">Familiar</text:span><text:span text:style-name="T1"> </text:span><text:span text:style-name="T2">Mastery</text:span></text:p>
          </table:table-cell>
          <table:table-cell table:formula="of:=MID([.A645];SEARCH(&quot;=&quot;;[.A645])+1;LEN([.A645]))" office:value-type="string" office:string-value="Familiar Mastery">
            <text:p>Familiar Mastery</text:p>
          </table:table-cell>
          <table:table-cell table:formula="of:=MID([.A645];7;SEARCH(&quot;=&quot;;[.A645])-7)" office:value-type="string" office:string-value="508">
            <text:p>508</text:p>
          </table:table-cell>
          <table:table-cell table:formula="of:=CONCATENATE(&quot;S&quot;;[.C645];&quot;=&quot;)" office:value-type="string" office:string-value="S508=">
            <text:p>S508=</text:p>
          </table:table-cell>
        </table:table-row>
        <table:table-row table:style-name="ro1">
          <table:table-cell office:value-type="string">
            <text:p><text:span text:style-name="T1">skill.509=</text:span><text:span text:style-name="T2">Chi</text:span><text:span text:style-name="T1"> </text:span><text:span text:style-name="T2">Powers</text:span><text:span text:style-name="T1">: </text:span><text:span text:style-name="T2">Hold</text:span><text:span text:style-name="T1"> </text:span><text:span text:style-name="T2">Breath</text:span></text:p>
          </table:table-cell>
          <table:table-cell table:formula="of:=MID([.A646];SEARCH(&quot;=&quot;;[.A646])+1;LEN([.A646]))" office:value-type="string" office:string-value="Chi Powers: Hold Breath">
            <text:p>Chi Powers: Hold Breath</text:p>
          </table:table-cell>
          <table:table-cell table:formula="of:=MID([.A646];7;SEARCH(&quot;=&quot;;[.A646])-7)" office:value-type="string" office:string-value="509">
            <text:p>509</text:p>
          </table:table-cell>
          <table:table-cell table:formula="of:=CONCATENATE(&quot;S&quot;;[.C646];&quot;=&quot;)" office:value-type="string" office:string-value="S509=">
            <text:p>S509=</text:p>
          </table:table-cell>
        </table:table-row>
        <table:table-row table:style-name="ro1">
          <table:table-cell office:value-type="string">
            <text:p><text:span text:style-name="T1">skill.510=</text:span><text:span text:style-name="T2">Chi</text:span><text:span text:style-name="T1"> </text:span><text:span text:style-name="T2">Powers</text:span><text:span text:style-name="T1">: </text:span><text:span text:style-name="T2">No</text:span><text:span text:style-name="T1"> </text:span><text:span text:style-name="T2">Shadow</text:span><text:span text:style-name="T1"> </text:span><text:span text:style-name="T2">Attack</text:span></text:p>
          </table:table-cell>
          <table:table-cell table:formula="of:=MID([.A647];SEARCH(&quot;=&quot;;[.A647])+1;LEN([.A647]))" office:value-type="string" office:string-value="Chi Powers: No Shadow Attack">
            <text:p>Chi Powers: No Shadow Attack</text:p>
          </table:table-cell>
          <table:table-cell table:formula="of:=MID([.A647];7;SEARCH(&quot;=&quot;;[.A647])-7)" office:value-type="string" office:string-value="510">
            <text:p>510</text:p>
          </table:table-cell>
          <table:table-cell table:formula="of:=CONCATENATE(&quot;S&quot;;[.C647];&quot;=&quot;)" office:value-type="string" office:string-value="S510=">
            <text:p>S510=</text:p>
          </table:table-cell>
        </table:table-row>
        <table:table-row table:style-name="ro1">
          <table:table-cell office:value-type="string">
            <text:p><text:span text:style-name="T1">skill.512=</text:span><text:span text:style-name="T2">Chi</text:span><text:span text:style-name="T1"> </text:span><text:span text:style-name="T2">Powers</text:span><text:span text:style-name="T1">: </text:span><text:span text:style-name="T2">Resist</text:span><text:span text:style-name="T1"> </text:span><text:span text:style-name="T2">Elements</text:span></text:p>
          </table:table-cell>
          <table:table-cell table:formula="of:=MID([.A648];SEARCH(&quot;=&quot;;[.A648])+1;LEN([.A648]))" office:value-type="string" office:string-value="Chi Powers: Resist Elements">
            <text:p>Chi Powers: Resist Elements</text:p>
          </table:table-cell>
          <table:table-cell table:formula="of:=MID([.A648];7;SEARCH(&quot;=&quot;;[.A648])-7)" office:value-type="string" office:string-value="512">
            <text:p>512</text:p>
          </table:table-cell>
          <table:table-cell table:formula="of:=CONCATENATE(&quot;S&quot;;[.C648];&quot;=&quot;)" office:value-type="string" office:string-value="S512=">
            <text:p>S512=</text:p>
          </table:table-cell>
        </table:table-row>
        <table:table-row table:style-name="ro1">
          <table:table-cell office:value-type="string">
            <text:p><text:span text:style-name="T1">skill.513=</text:span><text:span text:style-name="T2">Chi</text:span><text:span text:style-name="T1"> </text:span><text:span text:style-name="T2">Powers</text:span><text:span text:style-name="T1">: </text:span><text:span text:style-name="T2">Resist</text:span><text:span text:style-name="T1"> </text:span><text:span text:style-name="T2">Pain</text:span></text:p>
          </table:table-cell>
          <table:table-cell table:formula="of:=MID([.A649];SEARCH(&quot;=&quot;;[.A649])+1;LEN([.A649]))" office:value-type="string" office:string-value="Chi Powers: Resist Pain">
            <text:p>Chi Powers: Resist Pain</text:p>
          </table:table-cell>
          <table:table-cell table:formula="of:=MID([.A649];7;SEARCH(&quot;=&quot;;[.A649])-7)" office:value-type="string" office:string-value="513">
            <text:p>513</text:p>
          </table:table-cell>
          <table:table-cell table:formula="of:=CONCATENATE(&quot;S&quot;;[.C649];&quot;=&quot;)" office:value-type="string" office:string-value="S513=">
            <text:p>S513=</text:p>
          </table:table-cell>
        </table:table-row>
        <table:table-row table:style-name="ro1">
          <table:table-cell office:value-type="string">
            <text:p><text:span text:style-name="T1">skill.514=</text:span><text:span text:style-name="T2">Chi</text:span><text:span text:style-name="T1"> </text:span><text:span text:style-name="T2">Powers</text:span><text:span text:style-name="T1">: </text:span><text:span text:style-name="T2">Falling</text:span><text:span text:style-name="T1"> </text:span><text:span text:style-name="T2">Leaf</text:span></text:p>
          </table:table-cell>
          <table:table-cell table:formula="of:=MID([.A650];SEARCH(&quot;=&quot;;[.A650])+1;LEN([.A650]))" office:value-type="string" office:string-value="Chi Powers: Falling Leaf">
            <text:p>Chi Powers: Falling Leaf</text:p>
          </table:table-cell>
          <table:table-cell table:formula="of:=MID([.A650];7;SEARCH(&quot;=&quot;;[.A650])-7)" office:value-type="string" office:string-value="514">
            <text:p>514</text:p>
          </table:table-cell>
          <table:table-cell table:formula="of:=CONCATENATE(&quot;S&quot;;[.C650];&quot;=&quot;)" office:value-type="string" office:string-value="S514=">
            <text:p>S514=</text:p>
          </table:table-cell>
        </table:table-row>
        <table:table-row table:style-name="ro1">
          <table:table-cell office:value-type="string">
            <text:p><text:span text:style-name="T1">skill.515=</text:span><text:span text:style-name="T2">Chi</text:span><text:span text:style-name="T1"> </text:span><text:span text:style-name="T2">Powers</text:span><text:span text:style-name="T1">: </text:span><text:span text:style-name="T2">Fantastic</text:span><text:span text:style-name="T1"> </text:span><text:span text:style-name="T2">Leap</text:span></text:p>
          </table:table-cell>
          <table:table-cell table:formula="of:=MID([.A651];SEARCH(&quot;=&quot;;[.A651])+1;LEN([.A651]))" office:value-type="string" office:string-value="Chi Powers: Fantastic Leap">
            <text:p>Chi Powers: Fantastic Leap</text:p>
          </table:table-cell>
          <table:table-cell table:formula="of:=MID([.A651];7;SEARCH(&quot;=&quot;;[.A651])-7)" office:value-type="string" office:string-value="515">
            <text:p>515</text:p>
          </table:table-cell>
          <table:table-cell table:formula="of:=CONCATENATE(&quot;S&quot;;[.C651];&quot;=&quot;)" office:value-type="string" office:string-value="S515=">
            <text:p>S515=</text:p>
          </table:table-cell>
        </table:table-row>
        <table:table-row table:style-name="ro1">
          <table:table-cell office:value-type="string">
            <text:p><text:span text:style-name="T1">skill.516=</text:span><text:span text:style-name="T2">Chi</text:span><text:span text:style-name="T1"> </text:span><text:span text:style-name="T2">Powers</text:span><text:span text:style-name="T1">: </text:span><text:span text:style-name="T2">Light</text:span><text:span text:style-name="T1"> </text:span><text:span text:style-name="T2">Feet</text:span></text:p>
          </table:table-cell>
          <table:table-cell table:formula="of:=MID([.A652];SEARCH(&quot;=&quot;;[.A652])+1;LEN([.A652]))" office:value-type="string" office:string-value="Chi Powers: Light Feet">
            <text:p>Chi Powers: Light Feet</text:p>
          </table:table-cell>
          <table:table-cell table:formula="of:=MID([.A652];7;SEARCH(&quot;=&quot;;[.A652])-7)" office:value-type="string" office:string-value="516">
            <text:p>516</text:p>
          </table:table-cell>
          <table:table-cell table:formula="of:=CONCATENATE(&quot;S&quot;;[.C652];&quot;=&quot;)" office:value-type="string" office:string-value="S516=">
            <text:p>S516=</text:p>
          </table:table-cell>
        </table:table-row>
        <table:table-row table:style-name="ro1">
          <table:table-cell office:value-type="string">
            <text:p><text:span text:style-name="T1">skill.517=</text:span><text:span text:style-name="T2">Chi</text:span><text:span text:style-name="T1"> </text:span><text:span text:style-name="T2">Powers</text:span><text:span text:style-name="T1">: </text:span><text:span text:style-name="T2">Lizard's</text:span><text:span text:style-name="T1"> </text:span><text:span text:style-name="T2">Climb</text:span></text:p>
          </table:table-cell>
          <table:table-cell table:formula="of:=MID([.A653];SEARCH(&quot;=&quot;;[.A653])+1;LEN([.A653]))" office:value-type="string" office:string-value="Chi Powers: Lizard's Climb">
            <text:p>Chi Powers: Lizard's Climb</text:p>
          </table:table-cell>
          <table:table-cell table:formula="of:=MID([.A653];7;SEARCH(&quot;=&quot;;[.A653])-7)" office:value-type="string" office:string-value="517">
            <text:p>517</text:p>
          </table:table-cell>
          <table:table-cell table:formula="of:=CONCATENATE(&quot;S&quot;;[.C653];&quot;=&quot;)" office:value-type="string" office:string-value="S517=">
            <text:p>S517=</text:p>
          </table:table-cell>
        </table:table-row>
        <table:table-row table:style-name="ro1">
          <table:table-cell office:value-type="string">
            <text:p><text:span text:style-name="T1">skill.518=</text:span><text:span text:style-name="T2">Chi</text:span><text:span text:style-name="T1"> </text:span><text:span text:style-name="T2">Powers</text:span><text:span text:style-name="T1">: </text:span><text:span text:style-name="T2">Sense</text:span><text:span text:style-name="T1"> </text:span><text:span text:style-name="T2">Weakness</text:span></text:p>
          </table:table-cell>
          <table:table-cell table:formula="of:=MID([.A654];SEARCH(&quot;=&quot;;[.A654])+1;LEN([.A654]))" office:value-type="string" office:string-value="Chi Powers: Sense Weakness">
            <text:p>Chi Powers: Sense Weakness</text:p>
          </table:table-cell>
          <table:table-cell table:formula="of:=MID([.A654];7;SEARCH(&quot;=&quot;;[.A654])-7)" office:value-type="string" office:string-value="518">
            <text:p>518</text:p>
          </table:table-cell>
          <table:table-cell table:formula="of:=CONCATENATE(&quot;S&quot;;[.C654];&quot;=&quot;)" office:value-type="string" office:string-value="S518=">
            <text:p>S518=</text:p>
          </table:table-cell>
        </table:table-row>
        <table:table-row table:style-name="ro1">
          <table:table-cell office:value-type="string">
            <text:p><text:span text:style-name="T1">skill.519=</text:span><text:span text:style-name="T2">Chi</text:span><text:span text:style-name="T1"> </text:span><text:span text:style-name="T2">Powers</text:span><text:span text:style-name="T1">: </text:span><text:span text:style-name="T2">Continuous</text:span><text:span text:style-name="T1"> </text:span><text:span text:style-name="T2">Strikes</text:span></text:p>
          </table:table-cell>
          <table:table-cell table:formula="of:=MID([.A655];SEARCH(&quot;=&quot;;[.A655])+1;LEN([.A655]))" office:value-type="string" office:string-value="Chi Powers: Continuous Strikes">
            <text:p>Chi Powers: Continuous Strikes</text:p>
          </table:table-cell>
          <table:table-cell table:formula="of:=MID([.A655];7;SEARCH(&quot;=&quot;;[.A655])-7)" office:value-type="string" office:string-value="519">
            <text:p>519</text:p>
          </table:table-cell>
          <table:table-cell table:formula="of:=CONCATENATE(&quot;S&quot;;[.C655];&quot;=&quot;)" office:value-type="string" office:string-value="S519=">
            <text:p>S519=</text:p>
          </table:table-cell>
        </table:table-row>
        <table:table-row table:style-name="ro1">
          <table:table-cell office:value-type="string">
            <text:p><text:span text:style-name="T1">skill.520=</text:span><text:span text:style-name="T2">Chi</text:span><text:span text:style-name="T1"> </text:span><text:span text:style-name="T2">Powers</text:span><text:span text:style-name="T1">: </text:span><text:span text:style-name="T2">Buddha's</text:span><text:span text:style-name="T1"> </text:span><text:span text:style-name="T2">Palm</text:span></text:p>
          </table:table-cell>
          <table:table-cell table:formula="of:=MID([.A656];SEARCH(&quot;=&quot;;[.A656])+1;LEN([.A656]))" office:value-type="string" office:string-value="Chi Powers: Buddha's Palm">
            <text:p>Chi Powers: Buddha's Palm</text:p>
          </table:table-cell>
          <table:table-cell table:formula="of:=MID([.A656];7;SEARCH(&quot;=&quot;;[.A656])-7)" office:value-type="string" office:string-value="520">
            <text:p>520</text:p>
          </table:table-cell>
          <table:table-cell table:formula="of:=CONCATENATE(&quot;S&quot;;[.C656];&quot;=&quot;)" office:value-type="string" office:string-value="S520=">
            <text:p>S520=</text:p>
          </table:table-cell>
        </table:table-row>
        <table:table-row table:style-name="ro1">
          <table:table-cell office:value-type="string">
            <text:p><text:span text:style-name="T1">skill.521=</text:span><text:span text:style-name="T2">Chi</text:span><text:span text:style-name="T1"> </text:span><text:span text:style-name="T2">Powers</text:span><text:span text:style-name="T1">: </text:span><text:span text:style-name="T2">Distance</text:span><text:span text:style-name="T1"> </text:span><text:span text:style-name="T2">Strike</text:span></text:p>
          </table:table-cell>
          <table:table-cell table:formula="of:=MID([.A657];SEARCH(&quot;=&quot;;[.A657])+1;LEN([.A657]))" office:value-type="string" office:string-value="Chi Powers: Distance Strike">
            <text:p>Chi Powers: Distance Strike</text:p>
          </table:table-cell>
          <table:table-cell table:formula="of:=MID([.A657];7;SEARCH(&quot;=&quot;;[.A657])-7)" office:value-type="string" office:string-value="521">
            <text:p>521</text:p>
          </table:table-cell>
          <table:table-cell table:formula="of:=CONCATENATE(&quot;S&quot;;[.C657];&quot;=&quot;)" office:value-type="string" office:string-value="S521=">
            <text:p>S521=</text:p>
          </table:table-cell>
        </table:table-row>
        <table:table-row table:style-name="ro1">
          <table:table-cell office:value-type="string">
            <text:p><text:span text:style-name="T1">skill.522=</text:span><text:span text:style-name="T2">Chi</text:span><text:span text:style-name="T1"> </text:span><text:span text:style-name="T2">Powers</text:span><text:span text:style-name="T1">: </text:span><text:span text:style-name="T2">Fists</text:span><text:span text:style-name="T1"> </text:span><text:span text:style-name="T2">of</text:span><text:span text:style-name="T1"> </text:span><text:span text:style-name="T2">Iron</text:span></text:p>
          </table:table-cell>
          <table:table-cell table:formula="of:=MID([.A658];SEARCH(&quot;=&quot;;[.A658])+1;LEN([.A658]))" office:value-type="string" office:string-value="Chi Powers: Fists of Iron">
            <text:p>Chi Powers: Fists of Iron</text:p>
          </table:table-cell>
          <table:table-cell table:formula="of:=MID([.A658];7;SEARCH(&quot;=&quot;;[.A658])-7)" office:value-type="string" office:string-value="522">
            <text:p>522</text:p>
          </table:table-cell>
          <table:table-cell table:formula="of:=CONCATENATE(&quot;S&quot;;[.C658];&quot;=&quot;)" office:value-type="string" office:string-value="S522=">
            <text:p>S522=</text:p>
          </table:table-cell>
        </table:table-row>
        <table:table-row table:style-name="ro1">
          <table:table-cell office:value-type="string">
            <text:p><text:span text:style-name="T1">skill.523=</text:span><text:span text:style-name="T2">Chi</text:span><text:span text:style-name="T1"> </text:span><text:span text:style-name="T2">Powers</text:span><text:span text:style-name="T1">: </text:span><text:span text:style-name="T2">Elemental</text:span><text:span text:style-name="T1"> </text:span><text:span text:style-name="T2">Fist</text:span></text:p>
          </table:table-cell>
          <table:table-cell table:formula="of:=MID([.A659];SEARCH(&quot;=&quot;;[.A659])+1;LEN([.A659]))" office:value-type="string" office:string-value="Chi Powers: Elemental Fist">
            <text:p>Chi Powers: Elemental Fist</text:p>
          </table:table-cell>
          <table:table-cell table:formula="of:=MID([.A659];7;SEARCH(&quot;=&quot;;[.A659])-7)" office:value-type="string" office:string-value="523">
            <text:p>523</text:p>
          </table:table-cell>
          <table:table-cell table:formula="of:=CONCATENATE(&quot;S&quot;;[.C659];&quot;=&quot;)" office:value-type="string" office:string-value="S523=">
            <text:p>S523=</text:p>
          </table:table-cell>
        </table:table-row>
        <table:table-row table:style-name="ro1">
          <table:table-cell office:value-type="string">
            <text:p><text:span text:style-name="T1">skill.524=</text:span><text:span text:style-name="T2">Chi</text:span><text:span text:style-name="T1"> </text:span><text:span text:style-name="T2">Powers</text:span><text:span text:style-name="T1">: </text:span><text:span text:style-name="T2">Poison</text:span><text:span text:style-name="T1"> </text:span><text:span text:style-name="T2">Fist</text:span></text:p>
          </table:table-cell>
          <table:table-cell table:formula="of:=MID([.A660];SEARCH(&quot;=&quot;;[.A660])+1;LEN([.A660]))" office:value-type="string" office:string-value="Chi Powers: Poison Fist">
            <text:p>Chi Powers: Poison Fist</text:p>
          </table:table-cell>
          <table:table-cell table:formula="of:=MID([.A660];7;SEARCH(&quot;=&quot;;[.A660])-7)" office:value-type="string" office:string-value="524">
            <text:p>524</text:p>
          </table:table-cell>
          <table:table-cell table:formula="of:=CONCATENATE(&quot;S&quot;;[.C660];&quot;=&quot;)" office:value-type="string" office:string-value="S524=">
            <text:p>S524=</text:p>
          </table:table-cell>
        </table:table-row>
        <table:table-row table:style-name="ro1">
          <table:table-cell office:value-type="string">
            <text:p><text:span text:style-name="T1">skill.525=</text:span><text:span text:style-name="T2">Chi</text:span><text:span text:style-name="T1"> </text:span><text:span text:style-name="T2">Powers</text:span><text:span text:style-name="T1">: </text:span><text:span text:style-name="T2">Invincible</text:span><text:span text:style-name="T1"> </text:span><text:span text:style-name="T2">Stance</text:span></text:p>
          </table:table-cell>
          <table:table-cell table:formula="of:=MID([.A661];SEARCH(&quot;=&quot;;[.A661])+1;LEN([.A661]))" office:value-type="string" office:string-value="Chi Powers: Invincible Stance">
            <text:p>Chi Powers: Invincible Stance</text:p>
          </table:table-cell>
          <table:table-cell table:formula="of:=MID([.A661];7;SEARCH(&quot;=&quot;;[.A661])-7)" office:value-type="string" office:string-value="525">
            <text:p>525</text:p>
          </table:table-cell>
          <table:table-cell table:formula="of:=CONCATENATE(&quot;S&quot;;[.C661];&quot;=&quot;)" office:value-type="string" office:string-value="S525=">
            <text:p>S525=</text:p>
          </table:table-cell>
        </table:table-row>
        <table:table-row table:style-name="ro1">
          <table:table-cell office:value-type="string">
            <text:p><text:span text:style-name="T1">skill.526=</text:span><text:span text:style-name="T2">Chi</text:span><text:span text:style-name="T1"> </text:span><text:span text:style-name="T2">Powers</text:span><text:span text:style-name="T1">: </text:span><text:span text:style-name="T2">Invulnerability</text:span></text:p>
          </table:table-cell>
          <table:table-cell table:formula="of:=MID([.A662];SEARCH(&quot;=&quot;;[.A662])+1;LEN([.A662]))" office:value-type="string" office:string-value="Chi Powers: Invulnerability">
            <text:p>Chi Powers: Invulnerability</text:p>
          </table:table-cell>
          <table:table-cell table:formula="of:=MID([.A662];7;SEARCH(&quot;=&quot;;[.A662])-7)" office:value-type="string" office:string-value="526">
            <text:p>526</text:p>
          </table:table-cell>
          <table:table-cell table:formula="of:=CONCATENATE(&quot;S&quot;;[.C662];&quot;=&quot;)" office:value-type="string" office:string-value="S526=">
            <text:p>S526=</text:p>
          </table:table-cell>
        </table:table-row>
        <table:table-row table:style-name="ro1">
          <table:table-cell office:value-type="string">
            <text:p><text:span text:style-name="T1">skill.527=</text:span><text:span text:style-name="T2">Chi</text:span><text:span text:style-name="T1"> </text:span><text:span text:style-name="T2">Powers</text:span><text:span text:style-name="T1">: </text:span><text:span text:style-name="T2">Rise</text:span><text:span text:style-name="T1"> </text:span><text:span text:style-name="T2">of</text:span><text:span text:style-name="T1"> </text:span><text:span text:style-name="T2">the</text:span><text:span text:style-name="T1"> </text:span><text:span text:style-name="T2">Phoenix</text:span></text:p>
          </table:table-cell>
          <table:table-cell table:formula="of:=MID([.A663];SEARCH(&quot;=&quot;;[.A663])+1;LEN([.A663]))" office:value-type="string" office:string-value="Chi Powers: Rise of the Phoenix">
            <text:p>Chi Powers: Rise of the Phoenix</text:p>
          </table:table-cell>
          <table:table-cell table:formula="of:=MID([.A663];7;SEARCH(&quot;=&quot;;[.A663])-7)" office:value-type="string" office:string-value="527">
            <text:p>527</text:p>
          </table:table-cell>
          <table:table-cell table:formula="of:=CONCATENATE(&quot;S&quot;;[.C663];&quot;=&quot;)" office:value-type="string" office:string-value="S527=">
            <text:p>S527=</text:p>
          </table:table-cell>
        </table:table-row>
        <table:table-row table:style-name="ro1">
          <table:table-cell office:value-type="string">
            <text:p><text:span text:style-name="T1">skill.528=</text:span><text:span text:style-name="T2">Racial</text:span><text:span text:style-name="T1"> </text:span><text:span text:style-name="T2">Attack</text:span></text:p>
          </table:table-cell>
          <table:table-cell table:formula="of:=MID([.A664];SEARCH(&quot;=&quot;;[.A664])+1;LEN([.A664]))" office:value-type="string" office:string-value="Racial Attack">
            <text:p>Racial Attack</text:p>
          </table:table-cell>
          <table:table-cell table:formula="of:=MID([.A664];7;SEARCH(&quot;=&quot;;[.A664])-7)" office:value-type="string" office:string-value="528">
            <text:p>528</text:p>
          </table:table-cell>
          <table:table-cell table:formula="of:=CONCATENATE(&quot;S&quot;;[.C664];&quot;=&quot;)" office:value-type="string" office:string-value="S528=">
            <text:p>S528=</text:p>
          </table:table-cell>
        </table:table-row>
        <table:table-row table:style-name="ro1">
          <table:table-cell office:value-type="string">
            <text:p><text:span text:style-name="T1">skill.529=</text:span><text:span text:style-name="T2">Weapon</text:span><text:span text:style-name="T1"> </text:span><text:span text:style-name="T2">Style</text:span><text:span text:style-name="T1"> </text:span><text:span text:style-name="T2">(Basic)</text:span></text:p>
          </table:table-cell>
          <table:table-cell table:formula="of:=MID([.A665];SEARCH(&quot;=&quot;;[.A665])+1;LEN([.A665]))" office:value-type="string" office:string-value="Weapon Style (Basic)">
            <text:p>Weapon Style (Basic)</text:p>
          </table:table-cell>
          <table:table-cell table:formula="of:=MID([.A665];7;SEARCH(&quot;=&quot;;[.A665])-7)" office:value-type="string" office:string-value="529">
            <text:p>529</text:p>
          </table:table-cell>
          <table:table-cell table:formula="of:=CONCATENATE(&quot;S&quot;;[.C665];&quot;=&quot;)" office:value-type="string" office:string-value="S529=">
            <text:p>S529=</text:p>
          </table:table-cell>
        </table:table-row>
        <table:table-row table:style-name="ro1">
          <table:table-cell office:value-type="string">
            <text:p><text:span text:style-name="T1">skill.530=</text:span><text:span text:style-name="T2">Dream</text:span><text:span text:style-name="T1"> </text:span><text:span text:style-name="T2">Lore</text:span></text:p>
          </table:table-cell>
          <table:table-cell table:formula="of:=MID([.A666];SEARCH(&quot;=&quot;;[.A666])+1;LEN([.A666]))" office:value-type="string" office:string-value="Dream Lore">
            <text:p>Dream Lore</text:p>
          </table:table-cell>
          <table:table-cell table:formula="of:=MID([.A666];7;SEARCH(&quot;=&quot;;[.A666])-7)" office:value-type="string" office:string-value="530">
            <text:p>530</text:p>
          </table:table-cell>
          <table:table-cell table:formula="of:=CONCATENATE(&quot;S&quot;;[.C666];&quot;=&quot;)" office:value-type="string" office:string-value="S530=">
            <text:p>S530=</text:p>
          </table:table-cell>
        </table:table-row>
        <table:table-row table:style-name="ro1">
          <table:table-cell office:value-type="string">
            <text:p><text:span text:style-name="T1">skill.531=</text:span><text:span text:style-name="T2">Dreamworld</text:span><text:span text:style-name="T1"> </text:span><text:span text:style-name="T2">Lore</text:span></text:p>
          </table:table-cell>
          <table:table-cell table:formula="of:=MID([.A667];SEARCH(&quot;=&quot;;[.A667])+1;LEN([.A667]))" office:value-type="string" office:string-value="Dreamworld Lore">
            <text:p>Dreamworld Lore</text:p>
          </table:table-cell>
          <table:table-cell table:formula="of:=MID([.A667];7;SEARCH(&quot;=&quot;;[.A667])-7)" office:value-type="string" office:string-value="531">
            <text:p>531</text:p>
          </table:table-cell>
          <table:table-cell table:formula="of:=CONCATENATE(&quot;S&quot;;[.C667];&quot;=&quot;)" office:value-type="string" office:string-value="S531=">
            <text:p>S531=</text:p>
          </table:table-cell>
        </table:table-row>
        <table:table-row table:style-name="ro1">
          <table:table-cell office:value-type="string">
            <text:p><text:span text:style-name="T1">skill.532=</text:span><text:span text:style-name="T2">Chi</text:span><text:span text:style-name="T1"> </text:span><text:span text:style-name="T2">Power</text:span><text:span text:style-name="T1"> </text:span><text:span text:style-name="T2">Lore</text:span></text:p>
          </table:table-cell>
          <table:table-cell table:formula="of:=MID([.A668];SEARCH(&quot;=&quot;;[.A668])+1;LEN([.A668]))" office:value-type="string" office:string-value="Chi Power Lore">
            <text:p>Chi Power Lore</text:p>
          </table:table-cell>
          <table:table-cell table:formula="of:=MID([.A668];7;SEARCH(&quot;=&quot;;[.A668])-7)" office:value-type="string" office:string-value="532">
            <text:p>532</text:p>
          </table:table-cell>
          <table:table-cell table:formula="of:=CONCATENATE(&quot;S&quot;;[.C668];&quot;=&quot;)" office:value-type="string" office:string-value="S532=">
            <text:p>S532=</text:p>
          </table:table-cell>
        </table:table-row>
        <table:table-row table:style-name="ro1">
          <table:table-cell office:value-type="string">
            <text:p><text:span text:style-name="T1">skill.533=</text:span><text:span text:style-name="T2">Vital</text:span><text:span text:style-name="T1"> </text:span><text:span text:style-name="T2">Points</text:span><text:span text:style-name="T1"> </text:span><text:span text:style-name="T2">Lore</text:span></text:p>
          </table:table-cell>
          <table:table-cell table:formula="of:=MID([.A669];SEARCH(&quot;=&quot;;[.A669])+1;LEN([.A669]))" office:value-type="string" office:string-value="Vital Points Lore">
            <text:p>Vital Points Lore</text:p>
          </table:table-cell>
          <table:table-cell table:formula="of:=MID([.A669];7;SEARCH(&quot;=&quot;;[.A669])-7)" office:value-type="string" office:string-value="533">
            <text:p>533</text:p>
          </table:table-cell>
          <table:table-cell table:formula="of:=CONCATENATE(&quot;S&quot;;[.C669];&quot;=&quot;)" office:value-type="string" office:string-value="S533=">
            <text:p>S533=</text:p>
          </table:table-cell>
        </table:table-row>
        <table:table-row table:style-name="ro1">
          <table:table-cell office:value-type="string">
            <text:p><text:span text:style-name="T1">skill.534=</text:span><text:span text:style-name="T2">Summoning</text:span></text:p>
          </table:table-cell>
          <table:table-cell table:formula="of:=MID([.A670];SEARCH(&quot;=&quot;;[.A670])+1;LEN([.A670]))" office:value-type="string" office:string-value="Summoning">
            <text:p>Summoning</text:p>
          </table:table-cell>
          <table:table-cell table:formula="of:=MID([.A670];7;SEARCH(&quot;=&quot;;[.A670])-7)" office:value-type="string" office:string-value="534">
            <text:p>534</text:p>
          </table:table-cell>
          <table:table-cell table:formula="of:=CONCATENATE(&quot;S&quot;;[.C670];&quot;=&quot;)" office:value-type="string" office:string-value="S534=">
            <text:p>S534=</text:p>
          </table:table-cell>
        </table:table-row>
        <table:table-row table:style-name="ro1">
          <table:table-cell office:value-type="string">
            <text:p><text:span text:style-name="T1">skill.535=</text:span><text:span text:style-name="T2">Spell</text:span><text:span text:style-name="T1"> </text:span><text:span text:style-name="T2">Artistry</text:span></text:p>
          </table:table-cell>
          <table:table-cell table:formula="of:=MID([.A671];SEARCH(&quot;=&quot;;[.A671])+1;LEN([.A671]))" office:value-type="string" office:string-value="Spell Artistry">
            <text:p>Spell Artistry</text:p>
          </table:table-cell>
          <table:table-cell table:formula="of:=MID([.A671];7;SEARCH(&quot;=&quot;;[.A671])-7)" office:value-type="string" office:string-value="535">
            <text:p>535</text:p>
          </table:table-cell>
          <table:table-cell table:formula="of:=CONCATENATE(&quot;S&quot;;[.C671];&quot;=&quot;)" office:value-type="string" office:string-value="S535=">
            <text:p>S535=</text:p>
          </table:table-cell>
        </table:table-row>
        <table:table-row table:style-name="ro1">
          <table:table-cell office:value-type="string">
            <text:p><text:span text:style-name="T1">skill.536=</text:span><text:span text:style-name="T2">Spell</text:span><text:span text:style-name="T1"> </text:span><text:span text:style-name="T2">Trickery</text:span></text:p>
          </table:table-cell>
          <table:table-cell table:formula="of:=MID([.A672];SEARCH(&quot;=&quot;;[.A672])+1;LEN([.A672]))" office:value-type="string" office:string-value="Spell Trickery">
            <text:p>Spell Trickery</text:p>
          </table:table-cell>
          <table:table-cell table:formula="of:=MID([.A672];7;SEARCH(&quot;=&quot;;[.A672])-7)" office:value-type="string" office:string-value="536">
            <text:p>536</text:p>
          </table:table-cell>
          <table:table-cell table:formula="of:=CONCATENATE(&quot;S&quot;;[.C672];&quot;=&quot;)" office:value-type="string" office:string-value="S536=">
            <text:p>S536=</text:p>
          </table:table-cell>
        </table:table-row>
        <table:table-row table:style-name="ro1">
          <table:table-cell office:value-type="string">
            <text:p><text:span text:style-name="T1">skill.537=</text:span><text:span text:style-name="T2">Targeting</text:span></text:p>
          </table:table-cell>
          <table:table-cell table:formula="of:=MID([.A673];SEARCH(&quot;=&quot;;[.A673])+1;LEN([.A673]))" office:value-type="string" office:string-value="Targeting">
            <text:p>Targeting</text:p>
          </table:table-cell>
          <table:table-cell table:formula="of:=MID([.A673];7;SEARCH(&quot;=&quot;;[.A673])-7)" office:value-type="string" office:string-value="537">
            <text:p>537</text:p>
          </table:table-cell>
          <table:table-cell table:formula="of:=CONCATENATE(&quot;S&quot;;[.C673];&quot;=&quot;)" office:value-type="string" office:string-value="S537=">
            <text:p>S537=</text:p>
          </table:table-cell>
        </table:table-row>
        <table:table-row table:style-name="ro1">
          <table:table-cell office:value-type="string">
            <text:p><text:span text:style-name="T1">skill.538=</text:span><text:span text:style-name="T2">Dream</text:span><text:span text:style-name="T1"> </text:span><text:span text:style-name="T2">Control</text:span></text:p>
          </table:table-cell>
          <table:table-cell table:formula="of:=MID([.A674];SEARCH(&quot;=&quot;;[.A674])+1;LEN([.A674]))" office:value-type="string" office:string-value="Dream Control">
            <text:p>Dream Control</text:p>
          </table:table-cell>
          <table:table-cell table:formula="of:=MID([.A674];7;SEARCH(&quot;=&quot;;[.A674])-7)" office:value-type="string" office:string-value="538">
            <text:p>538</text:p>
          </table:table-cell>
          <table:table-cell table:formula="of:=CONCATENATE(&quot;S&quot;;[.C674];&quot;=&quot;)" office:value-type="string" office:string-value="S538=">
            <text:p>S538=</text:p>
          </table:table-cell>
        </table:table-row>
        <table:table-row table:style-name="ro1">
          <table:table-cell office:value-type="string">
            <text:p><text:span text:style-name="T1">skill.539=</text:span><text:span text:style-name="T2">Dreamworld</text:span><text:span text:style-name="T1"> </text:span><text:span text:style-name="T2">Control</text:span></text:p>
          </table:table-cell>
          <table:table-cell table:formula="of:=MID([.A675];SEARCH(&quot;=&quot;;[.A675])+1;LEN([.A675]))" office:value-type="string" office:string-value="Dreamworld Control">
            <text:p>Dreamworld Control</text:p>
          </table:table-cell>
          <table:table-cell table:formula="of:=MID([.A675];7;SEARCH(&quot;=&quot;;[.A675])-7)" office:value-type="string" office:string-value="539">
            <text:p>539</text:p>
          </table:table-cell>
          <table:table-cell table:formula="of:=CONCATENATE(&quot;S&quot;;[.C675];&quot;=&quot;)" office:value-type="string" office:string-value="S539=">
            <text:p>S539=</text:p>
          </table:table-cell>
        </table:table-row>
        <table:table-row table:style-name="ro1">
          <table:table-cell office:value-type="string">
            <text:p><text:span text:style-name="T1">//skill.540=</text:span><text:span text:style-name="T2">Architecture will be replaced by skill.132</text:span></text:p>
          </table:table-cell>
          <table:table-cell table:formula="of:=MID([.A676];SEARCH(&quot;=&quot;;[.A676])+1;LEN([.A676]))" office:value-type="string" office:string-value="Architecture will be replaced by skill.132">
            <text:p>Architecture will be replaced by skill.132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skill.541=</text:span><text:span text:style-name="T2">Sanity</text:span><text:span text:style-name="T1"> </text:span><text:span text:style-name="T2">Healing</text:span></text:p>
          </table:table-cell>
          <table:table-cell table:formula="of:=MID([.A677];SEARCH(&quot;=&quot;;[.A677])+1;LEN([.A677]))" office:value-type="string" office:string-value="Sanity Healing">
            <text:p>Sanity Healing</text:p>
          </table:table-cell>
          <table:table-cell table:formula="of:=MID([.A677];7;SEARCH(&quot;=&quot;;[.A677])-7)" office:value-type="string" office:string-value="541">
            <text:p>541</text:p>
          </table:table-cell>
          <table:table-cell table:formula="of:=CONCATENATE(&quot;S&quot;;[.C677];&quot;=&quot;)" office:value-type="string" office:string-value="S541=">
            <text:p>S541=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4P0" style:volatile="true">
      <number:text>+</number:text>
      <number:number number:decimal-places="0" number:min-integer-digits="0"/>
    </number:number-style>
    <number:number-style style:name="N114P1" style:volatile="true">
      <number:text>-</number:text>
      <number:number number:decimal-places="0" number:min-integer-digits="0"/>
    </number:number-style>
    <number:number-style style:name="N114">
      <number:number number:decimal-places="0" number:min-integer-digits="1"/>
      <style:map style:condition="value()&gt;0" style:apply-style-name="N114P0"/>
      <style:map style:condition="value()&lt;0" style:apply-style-name="N114P1"/>
    </number:number-style>
    <number:number-style style:name="N115P0" style:volatile="true">
      <number:number number:decimal-places="0" number:min-integer-digits="1"/>
    </number:number-style>
    <number:number-style style:name="N115">
      <number:number number:decimal-places="0" number:min-integer-digits="1"/>
      <style:map style:condition="value()&gt;=0" style:apply-style-name="N115P0"/>
    </number:number-style>
    <number:number-style style:name="N116">
      <number:text>+</number:text>
      <number:number number:decimal-places="0" number:min-integer-digits="1"/>
    </number:number-style>
    <number:number-style style:name="N118P0" style:volatile="true">
      <number:text>+</number:text>
      <number:number number:decimal-places="0" number:min-integer-digits="1"/>
    </number:number-style>
    <number:number-style style:name="N118P1" style:volatile="true">
      <number:text>-</number:text>
      <number:number number:decimal-places="0" number:min-integer-digits="1"/>
    </number:number-style>
    <number:number-style style:name="N118">
      <number:number number:decimal-places="0" number:min-integer-digits="1"/>
      <style:map style:condition="value()&gt;0" style:apply-style-name="N118P0"/>
      <style:map style:condition="value()&lt;0" style:apply-style-name="N118P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.01.2021</text:date>, <text:time>22:3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Golesny</meta:initial-creator>
    <meta:creation-date>2011-04-11T18:15:25</meta:creation-date>
    <dc:date>2021-01-03T22:39:00.24</dc:date>
    <meta:editing-duration>PT33M43S</meta:editing-duration>
    <meta:editing-cycles>5</meta:editing-cycles>
    <meta:generator>OpenOffice/4.1.6$Win32 OpenOffice.org_project/416m1$Build-9790</meta:generator>
    <meta:document-statistic meta:table-count="1" meta:cell-count="2706" meta:object-count="0"/>
  </office:meta>
</office:document-meta>
</file>